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6000000060509EF781.png" manifest:media-type="image/png"/>
  <manifest:file-entry manifest:full-path="Pictures/100000000000012D000000170629703A.png" manifest:media-type="image/png"/>
  <manifest:file-entry manifest:full-path="Pictures/100000000000015000000015510C5383.png" manifest:media-type="image/png"/>
  <manifest:file-entry manifest:full-path="Pictures/10000000000000CE000000276062D175.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paragraph-properties fo:orphans="2" fo:widows="2"/>
      <style:text-properties fo:font-variant="normal" fo:text-transform="none" fo:color="#000000" fo:letter-spacing="normal"/>
    </style:style>
    <style:style style:name="P58" style:family="paragraph" style:parent-style-name="Preformatted_20_Text">
      <style:paragraph-properties fo:orphans="2" fo:widows="2"/>
      <style:text-properties fo:font-variant="normal" fo:text-transform="none" fo:color="#000000" fo:letter-spacing="normal" officeooo:paragraph-rsid="003c9403"/>
    </style:style>
    <style:style style:name="P59" style:family="paragraph" style:parent-style-name="Preformatted_20_Text">
      <style:paragraph-properties fo:orphans="2" fo:widows="2"/>
      <style:text-properties fo:font-variant="normal" fo:text-transform="none" fo:color="#000000" fo:letter-spacing="normal" officeooo:paragraph-rsid="0069aba3"/>
    </style:style>
    <style:style style:name="P60"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61"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62"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63"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64"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65" style:family="paragraph" style:parent-style-name="Preformatted_20_Text">
      <style:paragraph-properties fo:orphans="2" fo:widows="2"/>
    </style:style>
    <style:style style:name="P66" style:family="paragraph" style:parent-style-name="Preformatted_20_Text">
      <style:paragraph-properties fo:orphans="2" fo:widows="2"/>
      <style:text-properties officeooo:paragraph-rsid="003c9403"/>
    </style:style>
    <style:style style:name="P67" style:family="paragraph" style:parent-style-name="Preformatted_20_Text">
      <style:text-properties officeooo:rsid="003e4675" officeooo:paragraph-rsid="003e4675"/>
    </style:style>
    <style:style style:name="P68" style:family="paragraph" style:parent-style-name="Preformatted_20_Text">
      <style:text-properties officeooo:rsid="003f352a" officeooo:paragraph-rsid="003f352a"/>
    </style:style>
    <style:style style:name="P69" style:family="paragraph" style:parent-style-name="Preformatted_20_Text">
      <style:text-properties officeooo:rsid="00428b76" officeooo:paragraph-rsid="00428b76"/>
    </style:style>
    <style:style style:name="P70" style:family="paragraph" style:parent-style-name="Preformatted_20_Text">
      <style:text-properties officeooo:rsid="00432f59" officeooo:paragraph-rsid="00432f59"/>
    </style:style>
    <style:style style:name="P71" style:family="paragraph" style:parent-style-name="Preformatted_20_Text">
      <style:text-properties officeooo:rsid="004442b0" officeooo:paragraph-rsid="004442b0"/>
    </style:style>
    <style:style style:name="P72" style:family="paragraph" style:parent-style-name="Preformatted_20_Text">
      <style:text-properties officeooo:rsid="00451b1e" officeooo:paragraph-rsid="00451b1e"/>
    </style:style>
    <style:style style:name="P73" style:family="paragraph" style:parent-style-name="Standard">
      <style:paragraph-properties fo:margin-left="0cm" fo:margin-right="0cm" fo:text-indent="0cm" style:auto-text-indent="false"/>
    </style:style>
    <style:style style:name="P74" style:family="paragraph" style:parent-style-name="Standard">
      <style:paragraph-properties fo:margin-left="0cm" fo:margin-right="0cm" fo:orphans="2" fo:widows="2" fo:text-indent="0cm" style:auto-text-indent="false"/>
      <style:text-properties officeooo:rsid="0055eff9" officeooo:paragraph-rsid="0055eff9"/>
    </style:style>
    <style:style style:name="P75" style:family="paragraph" style:parent-style-name="Text_20_body">
      <style:paragraph-properties fo:margin-left="0cm" fo:margin-right="0cm" fo:text-indent="0cm" style:auto-text-indent="false"/>
    </style:style>
    <style:style style:name="P76"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77"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78" style:family="paragraph" style:parent-style-name="Preformatted_20_Text">
      <loext:graphic-properties draw:fill="solid" draw:fill-color="#ffffff" draw:opacity="100%"/>
      <style:paragraph-properties fo:margin-left="0cm" fo:margin-right="0cm" style:line-height-at-least="0.609cm" fo:orphans="2" fo:widows="2" fo:text-indent="0cm" style:auto-text-indent="false" fo:background-color="#ffffff" fo:padding="0cm" fo:border="none"/>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79"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80" style:family="paragraph" style:parent-style-name="Text_20_body">
      <style:paragraph-properties fo:margin-left="0cm" fo:margin-right="0cm" fo:margin-top="0cm" fo:margin-bottom="0cm" loext:contextual-spacing="false" fo:text-indent="0cm" style:auto-text-indent="false" fo:padding="0cm" fo:border="none"/>
    </style:style>
    <style:style style:name="P8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82"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83" style:family="paragraph" style:parent-style-name="Text_20_body">
      <style:paragraph-properties fo:margin-left="0cm" fo:margin-right="0cm" fo:margin-top="0cm" fo:margin-bottom="0cm" loext:contextual-spacing="false" style:line-height-at-least="0.397cm" fo:text-indent="0cm" style:auto-text-indent="false"/>
    </style:style>
    <style:style style:name="P84" style:family="paragraph" style:parent-style-name="Text_20_body">
      <style:paragraph-properties fo:margin-left="0cm" fo:margin-right="0cm" fo:margin-top="0cm" fo:margin-bottom="0cm" loext:contextual-spacing="false" fo:text-indent="0cm" style:auto-text-indent="false"/>
      <style:text-properties fo:color="#333333" style:font-name="Lucida Grande" fo:padding="0cm" fo:border="none"/>
    </style:style>
    <style:style style:name="P85" style:family="paragraph" style:parent-style-name="Table_20_Contents">
      <style:paragraph-properties fo:margin-left="0cm" fo:margin-right="0cm" fo:text-indent="0cm" style:auto-text-indent="false"/>
      <style:text-properties fo:font-size="2pt" style:font-size-asian="2pt" style:font-size-complex="2pt"/>
    </style:style>
    <style:style style:name="P86"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fo:padding="0cm" fo:border="none"/>
    </style:style>
    <style:style style:name="P87"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88"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89"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90" style:family="paragraph" style:parent-style-name="Standard">
      <style:text-properties style:font-name="Liberation Mono" fo:font-size="10pt" officeooo:rsid="0036fcef" officeooo:paragraph-rsid="003c9403" style:font-size-asian="10pt" style:font-size-complex="10pt"/>
    </style:style>
    <style:style style:name="P91" style:family="paragraph" style:parent-style-name="Standard">
      <style:text-properties style:font-name="Liberation Mono" fo:font-size="10pt" officeooo:rsid="0046dc80" officeooo:paragraph-rsid="0049517b" style:font-size-asian="10pt" style:font-size-complex="10pt"/>
    </style:style>
    <style:style style:name="P92" style:family="paragraph" style:parent-style-name="Standard">
      <style:text-properties style:font-name="Liberation Mono" fo:font-size="10pt" officeooo:rsid="0046dc80" officeooo:paragraph-rsid="004b94aa" style:font-size-asian="10pt" style:font-size-complex="10pt"/>
    </style:style>
    <style:style style:name="P93" style:family="paragraph" style:parent-style-name="Standard">
      <style:text-properties style:font-name="Liberation Mono" fo:font-size="10pt" officeooo:rsid="004830e8" officeooo:paragraph-rsid="004830e8" style:font-size-asian="10pt" style:font-size-complex="10pt"/>
    </style:style>
    <style:style style:name="P94"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95" style:family="paragraph" style:parent-style-name="Standard">
      <style:text-properties officeooo:paragraph-rsid="007d19c4"/>
    </style:style>
    <style:style style:name="P96" style:family="paragraph" style:parent-style-name="Text_20_body">
      <style:text-properties officeooo:paragraph-rsid="003c9403"/>
    </style:style>
    <style:style style:name="P97" style:family="paragraph" style:parent-style-name="Text_20_body">
      <style:text-properties officeooo:paragraph-rsid="0059be88"/>
    </style:style>
    <style:style style:name="P98" style:family="paragraph" style:parent-style-name="Text_20_body">
      <style:text-properties officeooo:rsid="005a682d" officeooo:paragraph-rsid="005a682d"/>
    </style:style>
    <style:style style:name="P99"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00"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101" style:family="paragraph" style:parent-style-name="Text_20_body">
      <style:text-properties fo:font-variant="normal" fo:text-transform="none" fo:color="#333333" style:font-name="Lucida Grande" fo:font-size="9.75pt" fo:letter-spacing="normal" fo:font-style="normal" fo:font-weight="normal" officeooo:paragraph-rsid="007d19c4"/>
    </style:style>
    <style:style style:name="P102" style:family="paragraph" style:parent-style-name="Text_20_body">
      <style:text-properties fo:font-variant="normal" fo:text-transform="none" fo:color="#333333" style:font-name="Lucida Grande" fo:font-size="9.75pt" fo:letter-spacing="normal" fo:font-style="normal" fo:font-weight="normal" officeooo:rsid="008167f4" officeooo:paragraph-rsid="008167f4"/>
    </style:style>
    <style:style style:name="P103" style:family="paragraph" style:parent-style-name="Text_20_body">
      <style:text-properties fo:font-variant="normal" fo:text-transform="none" fo:color="#333333" style:font-name="Lucida Grande" fo:font-size="9.75pt" fo:letter-spacing="normal" fo:font-style="normal" fo:font-weight="normal" officeooo:rsid="0082e486" officeooo:paragraph-rsid="0082e486"/>
    </style:style>
    <style:style style:name="P104" style:family="paragraph" style:parent-style-name="Text_20_body">
      <style:text-properties officeooo:paragraph-rsid="007cc721"/>
    </style:style>
    <style:style style:name="P105" style:family="paragraph" style:parent-style-name="Text_20_body">
      <style:text-properties officeooo:paragraph-rsid="007d19c4"/>
    </style:style>
    <style:style style:name="P106" style:family="paragraph" style:parent-style-name="Text_20_body">
      <style:text-properties officeooo:rsid="007d19c4" officeooo:paragraph-rsid="007d19c4"/>
    </style:style>
    <style:style style:name="P107" style:family="paragraph" style:parent-style-name="Text_20_body">
      <style:text-properties officeooo:rsid="007e2206" officeooo:paragraph-rsid="007e2206"/>
    </style:style>
    <style:style style:name="P108" style:family="paragraph" style:parent-style-name="Text_20_body">
      <style:text-properties officeooo:rsid="007ef44e" officeooo:paragraph-rsid="007ef44e"/>
    </style:style>
    <style:style style:name="P109" style:family="paragraph" style:parent-style-name="Text_20_body">
      <style:text-properties officeooo:rsid="007fb080" officeooo:paragraph-rsid="007fb080"/>
    </style:style>
    <style:style style:name="P110" style:family="paragraph" style:parent-style-name="Preformatted_20_Text">
      <style:paragraph-properties fo:margin-top="0cm" fo:margin-bottom="0.499cm" loext:contextual-spacing="false"/>
    </style:style>
    <style:style style:name="P11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11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11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11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11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11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11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11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11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12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12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12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12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12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12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12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12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12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12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13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13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13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13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13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13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13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13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138"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139"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140"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141"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142"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143" style:family="paragraph" style:parent-style-name="Preformatted_20_Text">
      <loext:graphic-properties draw:fill="solid" draw:fill-color="#ffffff" draw:opacity="100%"/>
      <style:paragraph-properties fo:margin-top="0cm" fo:margin-bottom="0.499cm" loext:contextual-spacing="false" style:line-height-at-least="0.609cm" fo:orphans="2" fo:widows="2" fo:background-color="#ffffff" fo:padding="0cm" fo:border="none"/>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144"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145"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146"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147"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148" style:family="paragraph" style:parent-style-name="Preformatted_20_Text">
      <loext:graphic-properties draw:fill="solid" draw:fill-color="#ffffff" draw:opacity="100%"/>
      <style:paragraph-properties style:line-height-at-least="0.609cm" fo:orphans="2" fo:widows="2" fo:background-color="#ffffff" fo:padding="0cm" fo:border="none"/>
      <style:text-properties fo:font-variant="normal" fo:text-transform="none" fo:color="#cc0000" fo:letter-spacing="normal" officeooo:paragraph-rsid="003c9403" fo:background-color="#ffffff" fo:padding="0cm" fo:border="none"/>
    </style:style>
    <style:style style:name="P149" style:family="paragraph" style:parent-style-name="Preformatted_20_Text">
      <loext:graphic-properties draw:fill="solid" draw:fill-color="#ffffff" draw:opacity="100%"/>
      <style:paragraph-properties style:line-height-at-least="0.609cm" fo:orphans="2" fo:widows="2" fo:background-color="#ffffff" fo:padding="0cm" fo:border="none"/>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150" style:family="paragraph" style:parent-style-name="Preformatted_20_Text">
      <loext:graphic-properties draw:fill="solid" draw:fill-color="#ffffff" draw:opacity="100%"/>
      <style:paragraph-properties style:line-height-at-least="0.609cm" fo:orphans="2" fo:widows="2" fo:background-color="#ffffff" fo:padding="0cm" fo:border="none"/>
      <style:text-properties fo:font-variant="normal" fo:text-transform="none" fo:color="#000000" style:font-name="IsabelleText" fo:font-size="14pt" fo:letter-spacing="normal" fo:font-style="normal" fo:font-weight="normal" officeooo:paragraph-rsid="003c9403" fo:background-color="#ffffff" fo:padding="0cm" fo:border="none"/>
    </style:style>
    <style:style style:name="P151" style:family="paragraph" style:parent-style-name="Preformatted_20_Text">
      <loext:graphic-properties draw:fill="solid" draw:fill-color="#ffffff" draw:opacity="100%"/>
      <style:paragraph-properties style:line-height-at-least="0.609cm" fo:orphans="2" fo:widows="2" fo:background-color="#ffffff" fo:padding="0cm" fo:border="none"/>
      <style:text-properties fo:font-variant="normal" fo:text-transform="none" fo:color="#000000" fo:letter-spacing="normal" officeooo:paragraph-rsid="003c9403" fo:background-color="#ffffff" fo:padding="0cm" fo:border="none"/>
    </style:style>
    <style:style style:name="P152" style:family="paragraph" style:parent-style-name="Preformatted_20_Text">
      <loext:graphic-properties draw:fill="solid" draw:fill-color="#ffffff" draw:opacity="100%"/>
      <style:paragraph-properties style:line-height-at-least="0.609cm" fo:orphans="2" fo:widows="2" fo:background-color="#ffffff" fo:padding="0cm" fo:border="none"/>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153" style:family="paragraph" style:parent-style-name="Preformatted_20_Text">
      <loext:graphic-properties draw:fill="solid" draw:fill-color="#ffffff" draw:opacity="100%"/>
      <style:paragraph-properties style:line-height-at-least="0.609cm" fo:orphans="2" fo:widows="2" fo:background-color="#ffffff" fo:padding="0cm" fo:border="none"/>
      <style:text-properties fo:font-variant="normal" fo:text-transform="none" fo:color="#cc6600" fo:letter-spacing="normal" officeooo:paragraph-rsid="003c9403" fo:background-color="#ffffff" fo:padding="0cm" fo:border="none"/>
    </style:style>
    <style:style style:name="P154" style:family="paragraph" style:parent-style-name="Preformatted_20_Text">
      <loext:graphic-properties draw:fill="solid" draw:fill-color="#ffffff" draw:opacity="100%"/>
      <style:paragraph-properties style:line-height-at-least="0.609cm" fo:orphans="2" fo:widows="2" fo:background-color="#ffffff" fo:padding="0cm" fo:border="none"/>
      <style:text-properties officeooo:paragraph-rsid="003c9403"/>
    </style:style>
    <style:style style:name="P155"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156" style:family="paragraph" style:parent-style-name="Heading_20_4">
      <style:text-properties officeooo:rsid="001ea7ef" officeooo:paragraph-rsid="001ea7ef"/>
    </style:style>
    <style:style style:name="P157" style:family="paragraph" style:parent-style-name="Table_20_Contents">
      <style:paragraph-properties fo:margin-top="0cm" fo:margin-bottom="0cm" loext:contextual-spacing="false"/>
      <style:text-properties style:font-name="arial"/>
    </style:style>
    <style:style style:name="P158" style:family="paragraph" style:parent-style-name="Quotations">
      <loext:graphic-properties draw:fill="solid" draw:fill-color="#ebeadd" draw:opacity="100%"/>
      <style:paragraph-properties fo:margin-left="2.191cm" fo:margin-right="1.027cm" fo:margin-top="0cm" fo:margin-bottom="0cm" loext:contextual-spacing="false" style:line-height-at-least="0.397cm" fo:text-indent="0cm" style:auto-text-indent="false" fo:background-color="#ebeadd" fo:padding="0.132cm" fo:border="0.06pt solid #dbdbce"/>
    </style:style>
    <style:style style:name="P159"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160"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161" style:family="paragraph" style:parent-style-name="List_20_Heading">
      <style:paragraph-properties fo:margin-left="0.212cm" fo:margin-right="0cm" fo:margin-top="0cm" fo:margin-bottom="0cm" loext:contextual-spacing="false" fo:text-indent="0cm" style:auto-text-indent="false" fo:padding="0cm" fo:border="none"/>
    </style:style>
    <style:style style:name="P162"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P163" style:family="paragraph" style:parent-style-name="Standard">
      <style:text-properties officeooo:rsid="009dd571" officeooo:paragraph-rsid="009dd571"/>
    </style:style>
    <style:style style:name="P164" style:family="paragraph" style:parent-style-name="Standard">
      <style:text-properties officeooo:paragraph-rsid="00a4434f"/>
    </style:style>
    <style:style style:name="P165" style:family="paragraph" style:parent-style-name="Standard">
      <style:text-properties fo:font-variant="normal" fo:text-transform="none" fo:color="#333333" style:font-name="Lucida Grande" fo:font-size="9.75pt" fo:letter-spacing="normal" fo:font-style="normal" fo:font-weight="normal" officeooo:rsid="00a61417" officeooo:paragraph-rsid="00a61417"/>
    </style:style>
    <style:style style:name="P166" style:family="paragraph" style:parent-style-name="Standard">
      <style:paragraph-properties fo:margin-left="0cm" fo:margin-right="0cm" fo:margin-top="0cm" fo:margin-bottom="0cm" loext:contextual-spacing="false" style:line-height-at-least="0.397cm" fo:text-indent="0cm" style:auto-text-indent="false"/>
    </style:style>
    <style:style style:name="P167" style:family="paragraph" style:parent-style-name="Text_20_body">
      <style:text-properties fo:font-variant="normal" fo:text-transform="none" fo:color="#333333" style:font-name="Lucida Grande" fo:font-size="9.75pt" fo:letter-spacing="normal" fo:font-style="normal" fo:font-weight="normal" officeooo:rsid="0082e486" officeooo:paragraph-rsid="0082e486"/>
    </style:style>
    <style:style style:name="P168" style:family="paragraph" style:parent-style-name="Text_20_body">
      <style:text-properties fo:font-variant="normal" fo:text-transform="none" fo:color="#333333" style:font-name="Lucida Grande" fo:font-size="9.75pt" fo:letter-spacing="normal" fo:font-style="normal" fo:font-weight="normal" officeooo:rsid="008499f5" officeooo:paragraph-rsid="008499f5"/>
    </style:style>
    <style:style style:name="P169" style:family="paragraph" style:parent-style-name="Text_20_body">
      <style:text-properties fo:font-variant="normal" fo:text-transform="none" fo:color="#333333" style:font-name="Lucida Grande" fo:font-size="9.75pt" fo:letter-spacing="normal" fo:font-style="normal" fo:font-weight="normal" officeooo:rsid="0085613d" officeooo:paragraph-rsid="0085613d"/>
    </style:style>
    <style:style style:name="P170" style:family="paragraph" style:parent-style-name="Text_20_body">
      <style:text-properties fo:font-variant="normal" fo:text-transform="none" fo:color="#333333" style:font-name="Lucida Grande" fo:font-size="9.75pt" fo:letter-spacing="normal" fo:font-style="normal" fo:font-weight="normal" officeooo:rsid="008641cc" officeooo:paragraph-rsid="008641cc"/>
    </style:style>
    <style:style style:name="P171" style:family="paragraph" style:parent-style-name="Text_20_body">
      <style:text-properties fo:font-variant="normal" fo:text-transform="none" fo:color="#333333" style:font-name="Lucida Grande" fo:font-size="9.75pt" fo:letter-spacing="normal" fo:font-style="normal" fo:font-weight="normal" officeooo:rsid="008641cc" officeooo:paragraph-rsid="0088ff46"/>
    </style:style>
    <style:style style:name="P172" style:family="paragraph" style:parent-style-name="Text_20_body">
      <style:text-properties fo:font-variant="normal" fo:text-transform="none" fo:color="#333333" style:font-name="Lucida Grande" fo:font-size="9.75pt" fo:letter-spacing="normal" fo:font-style="normal" fo:font-weight="normal" officeooo:rsid="008641cc" officeooo:paragraph-rsid="008b64b3"/>
    </style:style>
    <style:style style:name="P173" style:family="paragraph" style:parent-style-name="Text_20_body">
      <style:text-properties fo:font-variant="normal" fo:text-transform="none" fo:color="#333333" style:font-name="Lucida Grande" fo:font-size="9.75pt" fo:letter-spacing="normal" fo:font-style="normal" fo:font-weight="normal" officeooo:paragraph-rsid="007d19c4"/>
    </style:style>
    <style:style style:name="P174" style:family="paragraph" style:parent-style-name="Text_20_body">
      <style:text-properties fo:font-variant="normal" fo:text-transform="none" fo:color="#333333" style:font-name="Lucida Grande" fo:font-size="9.75pt" fo:letter-spacing="normal" fo:font-style="normal" fo:font-weight="normal" officeooo:rsid="00a61417" officeooo:paragraph-rsid="00a61417"/>
    </style:style>
    <style:style style:name="P175" style:family="paragraph" style:parent-style-name="Text_20_body">
      <style:text-properties fo:font-variant="normal" fo:text-transform="none" fo:color="#333333" style:font-name="Lucida Grande" fo:font-size="9.75pt" fo:letter-spacing="normal" fo:font-style="normal" fo:font-weight="normal" officeooo:rsid="00a61417" officeooo:paragraph-rsid="00a7b08f"/>
    </style:style>
    <style:style style:name="P176" style:family="paragraph" style:parent-style-name="Text_20_body">
      <style:text-properties fo:font-variant="normal" fo:text-transform="none" fo:color="#333333" style:font-name="Lucida Grande" fo:font-size="9.75pt" fo:letter-spacing="normal" fo:font-style="normal" fo:font-weight="normal" officeooo:rsid="00a7b08f" officeooo:paragraph-rsid="00a7b08f"/>
    </style:style>
    <style:style style:name="P177" style:family="paragraph" style:parent-style-name="Text_20_body">
      <style:text-properties officeooo:rsid="009dd571" officeooo:paragraph-rsid="009dd571"/>
    </style:style>
    <style:style style:name="P178" style:family="paragraph" style:parent-style-name="Text_20_body">
      <style:text-properties officeooo:rsid="007e2206" officeooo:paragraph-rsid="007e2206"/>
    </style:style>
    <style:style style:name="P179" style:family="paragraph" style:parent-style-name="Text_20_body">
      <style:text-properties officeooo:paragraph-rsid="00a13881"/>
    </style:style>
    <style:style style:name="P180" style:family="paragraph" style:parent-style-name="Text_20_body">
      <style:text-properties officeooo:rsid="007e5766" officeooo:paragraph-rsid="007e5766"/>
    </style:style>
    <style:style style:name="P181" style:family="paragraph" style:parent-style-name="Text_20_body">
      <style:text-properties officeooo:paragraph-rsid="00a4434f"/>
    </style:style>
    <style:style style:name="P182"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83" style:family="paragraph" style:parent-style-name="Text_20_body">
      <style:paragraph-properties fo:margin-left="0cm" fo:margin-right="0cm" fo:margin-top="0cm" fo:margin-bottom="0cm" loext:contextual-spacing="false" style:line-height-at-least="0.397cm" fo:text-indent="0cm" style:auto-text-indent="false"/>
    </style:style>
    <style:style style:name="P184"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185"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font-variant="normal" fo:text-transform="none" fo:color="#333333" style:font-name="Lucida Grande" fo:font-size="9.75pt" fo:letter-spacing="normal" fo:font-style="normal" fo:font-weight="normal" officeooo:rsid="008641cc" officeooo:paragraph-rsid="008641cc"/>
    </style:style>
    <style:style style:name="P186"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8641cc" officeooo:paragraph-rsid="008641cc"/>
    </style:style>
    <style:style style:name="P187"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8641cc" officeooo:paragraph-rsid="0088ff46"/>
    </style:style>
    <style:style style:name="P188"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8ea56f" officeooo:paragraph-rsid="008ea56f"/>
    </style:style>
    <style:style style:name="P189"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8ea56f" officeooo:paragraph-rsid="008f7af1"/>
    </style:style>
    <style:style style:name="P190"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8f7af1" officeooo:paragraph-rsid="008f7af1"/>
    </style:style>
    <style:style style:name="P191"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8fd002" officeooo:paragraph-rsid="008fd002"/>
    </style:style>
    <style:style style:name="P192"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901bc2" officeooo:paragraph-rsid="00901bc2"/>
    </style:style>
    <style:style style:name="P193"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901bc2" officeooo:paragraph-rsid="00909644"/>
    </style:style>
    <style:style style:name="P194"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909644" officeooo:paragraph-rsid="00909644"/>
    </style:style>
    <style:style style:name="P195"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920372" officeooo:paragraph-rsid="00920372"/>
    </style:style>
    <style:style style:name="P196"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93b19f" officeooo:paragraph-rsid="0093b19f"/>
    </style:style>
    <style:style style:name="P197"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94ebe2" officeooo:paragraph-rsid="0094ebe2"/>
    </style:style>
    <style:style style:name="P198"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96a51b" officeooo:paragraph-rsid="0096a51b"/>
    </style:style>
    <style:style style:name="P199"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97d5ab" officeooo:paragraph-rsid="0097d5ab"/>
    </style:style>
    <style:style style:name="P200"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996a7e" officeooo:paragraph-rsid="00996a7e"/>
    </style:style>
    <style:style style:name="P201"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9b3dbe" officeooo:paragraph-rsid="009b3dbe"/>
    </style:style>
    <style:style style:name="P202"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9b7f60" officeooo:paragraph-rsid="009b7f60"/>
    </style:style>
    <style:style style:name="P203"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9ca516" officeooo:paragraph-rsid="009ca516"/>
    </style:style>
    <style:style style:name="P204"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P205" style:family="paragraph" style:parent-style-name="Preformatted_20_Text">
      <style:text-properties style:font-name="Liberation Mono" fo:font-size="10pt" officeooo:rsid="0027aff0" officeooo:paragraph-rsid="0027aff0" style:font-size-asian="10pt" style:font-size-complex="10pt"/>
    </style:style>
    <style:style style:name="P206" style:family="paragraph" style:parent-style-name="Preformatted_20_Text">
      <style:text-properties style:font-name="Liberation Mono" fo:font-size="10pt" officeooo:rsid="008e0a9a" officeooo:paragraph-rsid="008e0a9a" style:font-size-asian="10pt" style:font-size-complex="10pt"/>
    </style:style>
    <style:style style:name="T1" style:family="text">
      <style:text-properties fo:background-color="#ffff00" loext:char-shading-value="0"/>
    </style:style>
    <style:style style:name="T2" style:family="text">
      <style:text-properties style:text-position="super 58%"/>
    </style:style>
    <style:style style:name="T3" style:family="text">
      <style:text-properties officeooo:rsid="001cef1c"/>
    </style:style>
    <style:style style:name="T4" style:family="text">
      <style:text-properties style:font-name="MJXc-TeX-math-I" fo:font-size="10.5pt" fo:font-style="normal"/>
    </style:style>
    <style:style style:name="T5" style:family="text">
      <style:text-properties style:font-name="MJXc-TeX-math-I" fo:font-size="7.5pt" fo:font-style="normal"/>
    </style:style>
    <style:style style:name="T6" style:family="text">
      <style:text-properties style:font-name="MJXc-TeX-main-R" fo:font-size="10.5pt" fo:font-style="normal"/>
    </style:style>
    <style:style style:name="T7" style:family="text">
      <style:text-properties style:font-name="MJXc-TeX-main-R" fo:font-size="7.5pt" fo:font-style="normal"/>
    </style:style>
    <style:style style:name="T8" style:family="text">
      <style:text-properties fo:font-size="10.5pt" fo:font-style="normal"/>
    </style:style>
    <style:style style:name="T9" style:family="text">
      <style:text-properties fo:font-variant="normal" fo:text-transform="none" fo:color="#050505" style:font-name="PT Sans" fo:font-size="12pt" fo:letter-spacing="normal" fo:font-style="normal" fo:font-weight="normal"/>
    </style:style>
    <style:style style:name="T10" style:family="text">
      <style:text-properties fo:font-variant="normal" fo:text-transform="none" fo:color="#050505" style:font-name="PT Sans" fo:font-size="12pt" fo:letter-spacing="normal" fo:font-style="normal" fo:font-weight="bold"/>
    </style:style>
    <style:style style:name="T11" style:family="text">
      <style:text-properties fo:font-variant="normal" fo:text-transform="none" fo:color="#050505" style:font-name="PT Sans" fo:font-size="13.5pt" fo:letter-spacing="normal" fo:font-style="normal" fo:font-weight="normal" fo:padding="0cm" fo:border="none"/>
    </style:style>
    <style:style style:name="T12" style:family="text">
      <style:text-properties fo:font-variant="normal" fo:text-transform="none" fo:color="#050505" style:font-name="MJXc-TeX-math-I" fo:font-size="13.5pt" fo:letter-spacing="normal" fo:font-style="normal" fo:font-weight="normal" fo:padding="0cm" fo:border="none"/>
    </style:style>
    <style:style style:name="T13" style:family="text">
      <style:text-properties fo:font-variant="normal" fo:text-transform="none" fo:color="#050505" style:font-name="MJXc-TeX-math-I" fo:font-size="9pt" fo:letter-spacing="normal" fo:font-style="normal" fo:font-weight="normal" fo:padding="0cm" fo:border="none"/>
    </style:style>
    <style:style style:name="T14" style:family="text">
      <style:text-properties fo:font-variant="normal" fo:text-transform="none" fo:color="#050505" style:font-name="MJXc-TeX-math-I" fo:font-size="10.5pt" fo:letter-spacing="normal" fo:font-style="normal" fo:font-weight="normal" fo:padding="0cm" fo:border="none"/>
    </style:style>
    <style:style style:name="T15" style:family="text">
      <style:text-properties fo:font-variant="normal" fo:text-transform="none" fo:color="#050505" style:font-name="MJXc-TeX-math-I" fo:font-size="7.5pt" fo:letter-spacing="normal" fo:font-style="normal" fo:font-weight="normal" fo:padding="0cm" fo:border="none"/>
    </style:style>
    <style:style style:name="T16" style:family="text">
      <style:text-properties fo:font-variant="normal" fo:text-transform="none" fo:color="#050505" style:font-name="MJXc-TeX-main-R" fo:font-size="13.5pt" fo:letter-spacing="normal" fo:font-style="normal" fo:font-weight="normal" fo:padding="0cm" fo:border="none"/>
    </style:style>
    <style:style style:name="T17" style:family="text">
      <style:text-properties fo:font-variant="normal" fo:text-transform="none" fo:color="#050505" style:font-name="MJXc-TeX-main-R" fo:font-size="9pt" fo:letter-spacing="normal" fo:font-style="normal" fo:font-weight="normal" fo:padding="0cm" fo:border="none"/>
    </style:style>
    <style:style style:name="T18" style:family="text">
      <style:text-properties fo:font-variant="normal" fo:text-transform="none" fo:color="#050505" style:font-name="MJXc-TeX-main-R" fo:font-size="6.75pt" fo:letter-spacing="normal" fo:font-style="normal" fo:font-weight="normal" fo:padding="0cm" fo:border="none"/>
    </style:style>
    <style:style style:name="T19" style:family="text">
      <style:text-properties fo:font-variant="normal" fo:text-transform="none" fo:color="#050505" style:font-name="MJXc-TeX-main-R" fo:font-size="10.5pt" fo:letter-spacing="normal" fo:font-style="normal" fo:font-weight="normal" fo:padding="0cm" fo:border="none"/>
    </style:style>
    <style:style style:name="T20" style:family="text">
      <style:text-properties fo:font-variant="normal" fo:text-transform="none" fo:color="#050505" style:font-name="MJXc-TeX-main-R" fo:font-size="7.5pt" fo:letter-spacing="normal" fo:font-style="normal" fo:font-weight="normal" fo:padding="0cm" fo:border="none"/>
    </style:style>
    <style:style style:name="T21" style:family="text">
      <style:text-properties fo:font-variant="normal" fo:text-transform="none" fo:color="#050505" fo:letter-spacing="normal"/>
    </style:style>
    <style:style style:name="T22" style:family="text">
      <style:text-properties fo:font-variant="normal" fo:text-transform="none" fo:color="#050505" fo:letter-spacing="normal" fo:font-style="normal" fo:font-weight="normal"/>
    </style:style>
    <style:style style:name="T23" style:family="text">
      <style:text-properties fo:font-variant="normal" fo:text-transform="none" fo:color="#050505" fo:letter-spacing="normal" fo:font-style="normal" fo:font-weight="normal" officeooo:rsid="001ea7ef"/>
    </style:style>
    <style:style style:name="T24"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5"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fo:padding="0cm" fo:border="none"/>
    </style:style>
    <style:style style:name="T26"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fo:padding="0cm" fo:border="none"/>
    </style:style>
    <style:style style:name="T27"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fo:padding="0cm" fo:border="none"/>
    </style:style>
    <style:style style:name="T28"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fo:padding="0cm" fo:border="none"/>
    </style:style>
    <style:style style:name="T29"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fo:padding="0cm" fo:border="none"/>
    </style:style>
    <style:style style:name="T30" style:family="text">
      <style:text-properties fo:font-variant="normal" fo:text-transform="none" fo:color="#3a3a3a" style:font-name="Helvetica Neue" fo:font-size="10.5pt" fo:letter-spacing="normal" fo:font-style="normal" fo:font-weight="normal"/>
    </style:style>
    <style:style style:name="T31" style:family="text">
      <style:text-properties fo:font-variant="normal" fo:text-transform="none" fo:color="#3a3a3a" style:font-name="Helvetica Neue" fo:font-size="10.5pt" fo:letter-spacing="normal" fo:font-style="normal" fo:font-weight="bold" fo:padding="0cm" fo:border="none"/>
    </style:style>
    <style:style style:name="T32" style:family="text">
      <style:text-properties fo:font-variant="normal" fo:text-transform="none" fo:color="#000000" style:font-name="Times New Roman" fo:font-size="14pt" fo:letter-spacing="normal" fo:font-style="normal"/>
    </style:style>
    <style:style style:name="T33" style:family="text">
      <style:text-properties fo:font-variant="normal" fo:text-transform="none" fo:color="#000000" style:font-name="Times New Roman" fo:font-size="14pt" fo:letter-spacing="normal" fo:font-style="normal" fo:font-weight="normal" fo:background-color="#ffffff" loext:char-shading-value="0"/>
    </style:style>
    <style:style style:name="T34" style:family="text">
      <style:text-properties fo:font-variant="normal" fo:text-transform="none" fo:color="#000000" style:font-name="Times New Roman" fo:font-size="14pt" fo:letter-spacing="normal" fo:font-style="normal" fo:font-weight="bold" fo:background-color="#ffffff" loext:char-shading-value="0"/>
    </style:style>
    <style:style style:name="T35" style:family="text">
      <style:text-properties fo:font-variant="normal" fo:text-transform="none" fo:color="#000000" style:font-name="Times New Roman" fo:font-size="14pt" fo:letter-spacing="normal" fo:font-style="italic" fo:font-weight="normal" fo:background-color="#ffffff" loext:char-shading-value="0"/>
    </style:style>
    <style:style style:name="T36" style:family="text">
      <style:text-properties fo:font-variant="normal" fo:text-transform="none" fo:color="#1155cc" style:font-name="arial" fo:font-size="9pt" fo:letter-spacing="normal" fo:font-style="normal" fo:font-weight="normal"/>
    </style:style>
    <style:style style:name="T37" style:family="text">
      <style:text-properties fo:font-variant="normal" fo:text-transform="none" fo:color="#333333" style:font-name="Lucida Grande" fo:font-size="9.75pt" fo:letter-spacing="normal" fo:font-style="normal" fo:font-weight="normal"/>
    </style:style>
    <style:style style:name="T38" style:family="text">
      <style:text-properties fo:font-variant="normal" fo:text-transform="none" fo:color="#333333" style:font-name="Lucida Grande" fo:font-size="9.75pt" fo:letter-spacing="normal" fo:font-style="normal" fo:font-weight="normal" officeooo:rsid="008499f5"/>
    </style:style>
    <style:style style:name="T39" style:family="text">
      <style:text-properties fo:font-variant="normal" fo:text-transform="none" fo:color="#333333" style:font-name="Lucida Grande" fo:font-size="9.75pt" fo:letter-spacing="normal" fo:font-style="normal" fo:font-weight="normal" officeooo:rsid="00a4434f"/>
    </style:style>
    <style:style style:name="T40" style:family="text">
      <style:text-properties fo:font-variant="normal" fo:text-transform="none" fo:color="#333333" style:font-name="Lucida Grande" fo:font-size="9.75pt" fo:letter-spacing="normal" fo:font-style="normal" fo:font-weight="bold"/>
    </style:style>
    <style:style style:name="T41" style:family="text">
      <style:text-properties fo:font-variant="normal" fo:text-transform="none" fo:color="#333333" style:font-name="Lucida Grande" fo:font-size="9.75pt" fo:letter-spacing="normal" fo:font-style="normal" fo:font-weight="bold" fo:padding="0cm" fo:border="none"/>
    </style:style>
    <style:style style:name="T42" style:family="text">
      <style:text-properties fo:font-variant="normal" fo:text-transform="none" fo:color="#333333" style:font-name="Lucida Grande" fo:font-size="11.25pt" fo:letter-spacing="normal" fo:font-style="normal" fo:font-weight="normal" fo:padding="0cm" fo:border="none"/>
    </style:style>
    <style:style style:name="T43" style:family="text">
      <style:text-properties fo:font-variant="normal" fo:text-transform="none" fo:color="#333333" style:font-name="Lucida Grande" fo:letter-spacing="normal" fo:font-style="normal" fo:font-weight="normal" fo:padding="0cm" fo:border="none"/>
    </style:style>
    <style:style style:name="T44" style:family="text">
      <style:text-properties fo:font-variant="normal" fo:text-transform="none" fo:color="#333333" fo:letter-spacing="normal"/>
    </style:style>
    <style:style style:name="T45" style:family="text">
      <style:text-properties fo:font-variant="normal" fo:text-transform="none" style:font-name="inherit" fo:font-style="normal" fo:font-weight="bold" fo:padding="0cm" fo:border="none"/>
    </style:style>
    <style:style style:name="T46" style:family="text">
      <style:text-properties fo:font-variant="normal" fo:text-transform="none" fo:color="#5d8fbd" style:text-line-through-style="none" style:text-line-through-type="none" style:font-name="Lucida Grande" fo:font-size="9.75pt" fo:letter-spacing="normal" fo:font-style="normal" style:text-underline-style="none" fo:font-weight="normal" style:text-blinking="false" fo:padding="0cm" fo:border="none"/>
    </style:style>
    <style:style style:name="T47" style:family="text">
      <style:text-properties fo:color="#050505" style:font-name="PT Sans" fo:font-size="9.75pt" fo:letter-spacing="normal" fo:font-style="italic" fo:font-weight="normal"/>
    </style:style>
    <style:style style:name="T48" style:family="text">
      <style:text-properties fo:color="#050505" fo:letter-spacing="normal"/>
    </style:style>
    <style:style style:name="T49" style:family="text">
      <style:text-properties fo:font-weight="bold"/>
    </style:style>
    <style:style style:name="T50" style:family="text">
      <style:text-properties fo:font-weight="bold" fo:padding="0cm" fo:border="none"/>
    </style:style>
    <style:style style:name="T51" style:family="text">
      <style:text-properties style:text-line-through-style="none" style:text-line-through-type="none" style:font-name="STIXGeneral" fo:font-size="12.75pt" style:text-underline-style="none" style:text-blinking="false" fo:padding="0cm" fo:border="none"/>
    </style:style>
    <style:style style:name="T52" style:family="text">
      <style:text-properties style:text-line-through-style="none" style:text-line-through-type="none" style:font-name="STIXGeneral" fo:font-size="12.75pt" fo:font-style="italic" style:text-underline-style="none" style:text-blinking="false" fo:padding="0cm" fo:border="none"/>
    </style:style>
    <style:style style:name="T53" style:family="text">
      <style:text-properties style:text-line-through-style="none" style:text-line-through-type="none" style:font-name="STIXGeneral" fo:font-size="9pt" style:text-underline-style="none" style:text-blinking="false" fo:padding="0cm" fo:border="none"/>
    </style:style>
    <style:style style:name="T54" style:family="text">
      <style:text-properties style:text-line-through-style="none" style:text-line-through-type="none" style:font-name="STIXGeneral" fo:font-size="9pt" fo:font-style="italic" style:text-underline-style="none" style:text-blinking="false" fo:padding="0cm" fo:border="none"/>
    </style:style>
    <style:style style:name="T55" style:family="text">
      <style:text-properties style:text-line-through-style="none" style:text-line-through-type="none" style:font-name="STIXGeneral" fo:font-size="6pt" style:text-underline-style="none" style:text-blinking="false" fo:padding="0cm" fo:border="none"/>
    </style:style>
    <style:style style:name="T56" style:family="text">
      <style:text-properties style:text-line-through-style="none" style:text-line-through-type="none" style:font-name="STIXGeneral" fo:font-size="6pt" fo:font-style="italic" style:text-underline-style="none" style:text-blinking="false" fo:padding="0cm" fo:border="none"/>
    </style:style>
    <style:style style:name="T57" style:family="text">
      <style:text-properties style:text-line-through-style="none" style:text-line-through-type="none" fo:font-size="12.75pt" style:text-underline-style="none" style:text-blinking="false" fo:padding="0cm" fo:border="none"/>
    </style:style>
    <style:style style:name="T58" style:family="text">
      <style:text-properties style:text-line-through-style="none" style:text-line-through-type="none" style:font-name="STIXVariants" fo:font-size="12.75pt" style:text-underline-style="none" style:text-blinking="false" fo:padding="0cm" fo:border="none"/>
    </style:style>
    <style:style style:name="T59" style:family="text">
      <style:text-properties style:text-line-through-style="none" style:text-line-through-type="none" style:font-name="STIXSizeThreeSym" fo:font-size="12.75pt" style:text-underline-style="none" style:text-blinking="false" fo:padding="0cm" fo:border="none"/>
    </style:style>
    <style:style style:name="T60" style:family="text">
      <style:text-properties officeooo:rsid="00253073"/>
    </style:style>
    <style:style style:name="T61" style:family="text">
      <style:text-properties officeooo:rsid="002afd76"/>
    </style:style>
    <style:style style:name="T62" style:family="text">
      <style:text-properties officeooo:rsid="002c6291"/>
    </style:style>
    <style:style style:name="T63" style:family="text">
      <style:text-properties officeooo:rsid="00304f65"/>
    </style:style>
    <style:style style:name="T64" style:family="text">
      <style:text-properties officeooo:rsid="00331f4a"/>
    </style:style>
    <style:style style:name="T65" style:family="text">
      <style:text-properties officeooo:rsid="003500b1"/>
    </style:style>
    <style:style style:name="T66" style:family="text">
      <style:text-properties fo:font-style="normal" fo:font-weight="normal"/>
    </style:style>
    <style:style style:name="T67" style:family="text">
      <style:text-properties fo:font-style="normal" fo:font-weight="normal" officeooo:rsid="005fc656"/>
    </style:style>
    <style:style style:name="T68" style:family="text">
      <style:text-properties fo:font-style="normal" fo:font-weight="normal" officeooo:rsid="00614242"/>
    </style:style>
    <style:style style:name="T69" style:family="text">
      <style:text-properties fo:font-style="normal" fo:font-weight="normal" officeooo:rsid="0063396c"/>
    </style:style>
    <style:style style:name="T70" style:family="text">
      <style:text-properties fo:font-style="normal" fo:font-weight="normal" fo:background-color="#ffcc00" loext:char-shading-value="0"/>
    </style:style>
    <style:style style:name="T71" style:family="text">
      <style:text-properties fo:font-style="normal" fo:font-weight="normal" officeooo:rsid="0069aba3" fo:background-color="#ccff66" loext:char-shading-value="0"/>
    </style:style>
    <style:style style:name="T72" style:family="text">
      <style:text-properties style:font-name="IsabelleText" fo:font-size="14pt" fo:font-style="normal" fo:font-weight="normal"/>
    </style:style>
    <style:style style:name="T73" style:family="text">
      <style:text-properties fo:color="#006699" fo:font-weight="bold"/>
    </style:style>
    <style:style style:name="T74" style:family="text">
      <style:text-properties fo:color="#cc6600"/>
    </style:style>
    <style:style style:name="T75" style:family="text">
      <style:text-properties fo:color="#009966" fo:font-weight="bold"/>
    </style:style>
    <style:style style:name="T76" style:family="text">
      <style:text-properties fo:color="#009966" style:font-name="IsabelleText" fo:font-size="14pt" fo:font-style="normal" fo:font-weight="bold"/>
    </style:style>
    <style:style style:name="T77" style:family="text">
      <style:text-properties fo:color="#ff00cc"/>
    </style:style>
    <style:style style:name="T78" style:family="text">
      <style:text-properties fo:color="#ff00cc" style:font-name="IsabelleText" fo:font-size="14pt" fo:font-style="normal" fo:font-weight="normal"/>
    </style:style>
    <style:style style:name="T79" style:family="text">
      <style:text-properties fo:color="#ff00cc" style:text-position="-33% 80%"/>
    </style:style>
    <style:style style:name="T80" style:family="text">
      <style:text-properties officeooo:rsid="0041fb4f"/>
    </style:style>
    <style:style style:name="T81" style:family="text">
      <style:text-properties officeooo:rsid="004442b0"/>
    </style:style>
    <style:style style:name="T82" style:family="text">
      <style:text-properties fo:padding="0cm" fo:border="none"/>
    </style:style>
    <style:style style:name="T83" style:family="text">
      <style:text-properties officeooo:rsid="0049517b"/>
    </style:style>
    <style:style style:name="T84" style:family="text">
      <style:text-properties officeooo:rsid="004b94aa"/>
    </style:style>
    <style:style style:name="T85" style:family="text">
      <style:text-properties officeooo:rsid="004b94aa" fo:padding="0cm" fo:border="none"/>
    </style:style>
    <style:style style:name="T86" style:family="text">
      <style:text-properties officeooo:rsid="0059be88"/>
    </style:style>
    <style:style style:name="T87" style:family="text">
      <style:text-properties officeooo:rsid="005d3f6e"/>
    </style:style>
    <style:style style:name="T88" style:family="text">
      <style:text-properties fo:background-color="#ffcc00" loext:char-shading-value="0"/>
    </style:style>
    <style:style style:name="T89" style:family="text">
      <style:text-properties officeooo:rsid="006a8c95" fo:background-color="#ffcc00" loext:char-shading-value="0"/>
    </style:style>
    <style:style style:name="T90" style:family="text">
      <style:text-properties officeooo:rsid="0069aba3" fo:background-color="#ccff66" loext:char-shading-value="0"/>
    </style:style>
    <style:style style:name="T91" style:family="text">
      <style:text-properties officeooo:rsid="006a8c95" fo:background-color="#ccff66" loext:char-shading-value="0"/>
    </style:style>
    <style:style style:name="T92" style:family="text">
      <style:text-properties officeooo:rsid="006c4e2d" fo:background-color="#ccff66" loext:char-shading-value="0"/>
    </style:style>
    <style:style style:name="T93" style:family="text">
      <style:text-properties style:font-name="Source Sans Pro" fo:font-size="13.5pt"/>
    </style:style>
    <style:style style:name="T94" style:family="text">
      <style:text-properties style:font-name="inherit"/>
    </style:style>
    <style:style style:name="T95" style:family="text">
      <style:text-properties style:font-name="inherit" fo:padding="0cm" fo:border="none"/>
    </style:style>
    <style:style style:name="T96" style:family="text">
      <style:text-properties officeooo:rsid="00705695"/>
    </style:style>
    <style:style style:name="T97" style:family="text">
      <style:text-properties fo:color="#000000" style:font-name="Times New Roman" fo:font-size="14pt"/>
    </style:style>
    <style:style style:name="T98" style:family="text">
      <style:text-properties fo:color="#000000" style:font-name="inherit" fo:font-weight="normal" fo:padding="0cm" fo:border="none"/>
    </style:style>
    <style:style style:name="T99" style:family="text">
      <style:text-properties officeooo:rsid="0079672e"/>
    </style:style>
    <style:style style:name="T100" style:family="text">
      <style:text-properties officeooo:rsid="007b8720"/>
    </style:style>
    <style:style style:name="T101" style:family="text">
      <style:text-properties officeooo:rsid="007cc721"/>
    </style:style>
    <style:style style:name="T102" style:family="text">
      <style:text-properties fo:color="#333333" style:font-name="Lucida Grande" fo:font-size="9.75pt" fo:letter-spacing="normal" fo:font-style="italic" fo:font-weight="normal" fo:padding="0cm" fo:border="none"/>
    </style:style>
    <style:style style:name="T103" style:family="text">
      <style:text-properties fo:color="#333333" style:font-name="inherit" fo:padding="0cm" fo:border="none"/>
    </style:style>
    <style:style style:name="T104" style:family="text">
      <style:text-properties fo:color="#333333" style:font-name="inherit" style:font-name-asian="inherit" style:font-name-complex="inherit" fo:padding="0cm" fo:border="none"/>
    </style:style>
    <style:style style:name="T105" style:family="text">
      <style:text-properties fo:color="#333333" style:font-name="Verdana" fo:padding="0cm" fo:border="none"/>
    </style:style>
    <style:style style:name="T106" style:family="text">
      <style:text-properties fo:color="#5d8fbd" style:font-name="inherit" style:text-underline-style="solid" style:text-underline-width="auto" style:text-underline-color="font-color" fo:background-color="transparent" loext:char-shading-value="0" style:font-name-asian="inherit" style:font-name-complex="inherit" fo:padding="0cm" fo:border="none"/>
    </style:style>
    <style:style style:name="T107" style:family="text">
      <style:text-properties fo:color="#105289" style:text-line-through-style="none" style:text-line-through-type="none" style:font-name="inherit" fo:letter-spacing="26.458cm" style:text-underline-style="none" style:text-blinking="false"/>
    </style:style>
    <style:style style:name="T108" style:family="text">
      <style:text-properties fo:color="#105289" style:text-line-through-style="none" style:text-line-through-type="none" style:font-name="inherit" style:text-underline-style="none" fo:font-weight="bold" style:text-blinking="false" fo:padding="0cm" fo:border="none"/>
    </style:style>
    <style:style style:name="T109" style:family="text">
      <style:text-properties fo:color="#105289" style:text-line-through-style="none" style:text-line-through-type="none" style:font-name="inherit" style:text-underline-style="none" fo:font-weight="normal" style:text-blinking="false" fo:padding="0cm" fo:border="none"/>
    </style:style>
    <style:style style:name="T110" style:family="text">
      <style:text-properties fo:color="#105289" style:text-line-through-style="none" style:text-line-through-type="none" style:font-name="inherit" style:text-underline-style="none" style:text-blinking="false" fo:background-color="transparent" loext:char-shading-value="0" fo:padding="0cm" fo:border="none"/>
    </style:style>
    <style:style style:name="T111" style:family="text">
      <style:text-properties fo:color="#666666" style:font-name="inherit"/>
    </style:style>
    <style:style style:name="T112" style:family="text">
      <style:text-properties officeooo:rsid="008820f1"/>
    </style:style>
    <style:style style:name="T113" style:family="text">
      <style:text-properties officeooo:rsid="0088ff46"/>
    </style:style>
    <style:style style:name="T114" style:family="text">
      <style:text-properties officeooo:rsid="0089937b"/>
    </style:style>
    <style:style style:name="T115" style:family="text">
      <style:text-properties officeooo:rsid="008b64b3"/>
    </style:style>
    <style:style style:name="T116" style:family="text">
      <style:text-properties officeooo:rsid="008cb0f7"/>
    </style:style>
    <style:style style:name="T117" style:family="text">
      <style:text-properties officeooo:rsid="008dc82f"/>
    </style:style>
    <style:style style:name="T118" style:family="text">
      <style:text-properties officeooo:rsid="008f7af1"/>
    </style:style>
    <style:style style:name="T119" style:family="text">
      <style:text-properties officeooo:rsid="00901bc2"/>
    </style:style>
    <style:style style:name="T120" style:family="text">
      <style:text-properties officeooo:rsid="00909644"/>
    </style:style>
    <style:style style:name="T121" style:family="text">
      <style:text-properties officeooo:rsid="0093b19f"/>
    </style:style>
    <style:style style:name="T122" style:family="text">
      <style:text-properties officeooo:rsid="0093cf7a"/>
    </style:style>
    <style:style style:name="T123" style:family="text">
      <style:text-properties officeooo:rsid="00958723"/>
    </style:style>
    <style:style style:name="T124" style:family="text">
      <style:text-properties officeooo:rsid="0097d5ab"/>
    </style:style>
    <style:style style:name="T125" style:family="text">
      <style:text-properties officeooo:rsid="009b7f60"/>
    </style:style>
    <style:style style:name="T126" style:family="text">
      <style:text-properties officeooo:rsid="009ca516"/>
    </style:style>
    <style:style style:name="T127" style:family="text">
      <style:text-properties fo:font-style="italic"/>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draw:fill="none" draw:fill-color="#ffffff" fo:padding="0cm" fo:border="none"/>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text:soft-page-break/>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3">)</text:span></text:p>
      <text:p text:style-name="P9">phi (lim f) 1 = le second point fixe commun des phi (f n)</text:p>
      <text:p text:style-name="P9">premier point fixe commun des phi (f n) </text:p>
      <text:p text:style-name="P9"><text:s/>= lim 1<text:span text:style-name="T2">er</text:span> point fixe commun des phi (f 0) … phi (f 1) … </text:p>
      <text:p text:style-name="P10">1<text:span text:style-name="T2">er</text:span> point fixe de phi (f n) = phi (f n + 1) 0</text:p>
      <text:p text:style-name="P9">lim \n. phi (f n + 1) 0</text:p>
      <text:p text:style-name="P9">phi l 1 [n] = phi (l[n]+1) 0 ?</text:p>
      <text:p text:style-name="P10">2<text:span text:style-name="T2">e</text:span> → lim \n. phi (f n + 1) 1</text:p>
      <text:p text:style-name="P10"/>
      <text:p text:style-name="P10">phi a b [n] = phi (a[n]+1) b ?</text:p>
      <text:p text:style-name="P10">comparer avec</text:p>
      <text:p text:style-name="P10">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text:soft-page-break/>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text:soft-page-break/>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86">Just for the sake of some further clarity on this point (in case one doesn't want to use directly the discussion in the paragraph that follows) .... if we want to verify the following equation (for limit <text:bookmark text:name="MJXc-Node-1991"/><text:bookmark text:name="MJXc-Node-1990"/><text:bookmark text:name="MJXc-Node-1989"/><text:bookmark text:name="MathJax-Element-128-Frame"/><text:span text:style-name="T4">β</text:span>):<text:line-break/><text:bookmark text:name="MJXc-Node-1995"/><text:bookmark text:name="MJXc-Node-1994"/><text:bookmark text:name="MJXc-Node-1993"/><text:bookmark text:name="MJXc-Node-1992"/><text:bookmark text:name="MathJax-Element-129-Frame"/><text:span text:style-name="T4">φ</text:span><text:bookmark text:name="MJXc-Node-2000"/><text:bookmark text:name="MJXc-Node-1999"/><text:bookmark text:name="MJXc-Node-1998"/><text:bookmark text:name="MJXc-Node-1997"/><text:bookmark text:name="MJXc-Node-1996"/><text:span text:style-name="T5">β</text:span><text:bookmark text:name="MJXc-Node-2001"/><text:span text:style-name="T6">(</text:span><text:bookmark text:name="MJXc-Node-2002"/><text:span text:style-name="T4">γ</text:span><text:bookmark text:name="MJXc-Node-2003"/><text:span text:style-name="T6">+</text:span><text:bookmark text:name="MJXc-Node-2004"/><text:span text:style-name="T6">1</text:span><text:bookmark text:name="MJXc-Node-2005"/><text:span text:style-name="T6">)</text:span><text:bookmark text:name="MJXc-Node-2006"/><text:span text:style-name="T6">[</text:span><text:bookmark text:name="MJXc-Node-2007"/><text:span text:style-name="T4">n</text:span><text:bookmark text:name="MJXc-Node-2008"/><text:span text:style-name="T6">]</text:span><text:bookmark text:name="MJXc-Node-2009"/><text:span text:style-name="T6">=</text:span><text:bookmark text:name="MJXc-Node-2011"/><text:bookmark text:name="MJXc-Node-2010"/><text:span text:style-name="T4">φ</text:span><text:bookmark text:name="MJXc-Node-2016"/><text:bookmark text:name="MJXc-Node-2015"/><text:bookmark text:name="MJXc-Node-2014"/><text:bookmark text:name="MJXc-Node-2013"/><text:bookmark text:name="MJXc-Node-2012"/><text:span text:style-name="T5">β</text:span><text:bookmark text:name="MJXc-Node-2017"/><text:span text:style-name="T7">[</text:span><text:bookmark text:name="MJXc-Node-2018"/><text:span text:style-name="T5">n</text:span><text:bookmark text:name="MJXc-Node-2019"/><text:span text:style-name="T7">]</text:span><text:bookmark text:name="MJXc-Node-2020"/><text:span text:style-name="T6">(</text:span><text:bookmark text:name="MJXc-Node-2022"/><text:bookmark text:name="MJXc-Node-2021"/><text:span text:style-name="T4">φ</text:span><text:bookmark text:name="MJXc-Node-2027"/><text:bookmark text:name="MJXc-Node-2026"/><text:bookmark text:name="MJXc-Node-2025"/><text:bookmark text:name="MJXc-Node-2024"/><text:bookmark text:name="MJXc-Node-2023"/><text:span text:style-name="T5">β</text:span><text:bookmark text:name="MJXc-Node-2028"/><text:span text:style-name="T6">(</text:span><text:bookmark text:name="MJXc-Node-2029"/><text:span text:style-name="T4">γ</text:span><text:bookmark text:name="MJXc-Node-2030"/><text:span text:style-name="T6">)</text:span><text:bookmark text:name="MJXc-Node-2031"/><text:span text:style-name="T6">+</text:span><text:bookmark text:name="MJXc-Node-2032"/><text:span text:style-name="T6">1</text:span><text:bookmark text:name="MJXc-Node-2033"/><text:span text:style-name="T6">)</text:span><text:bookmark text:name="MJXc-Node-2034"/><text:line-break/><text:line-break/>then we just want to show the following two points:<text:line-break/>(i) <text:bookmark text:name="MJXc-Node-2038"/><text:bookmark text:name="MJXc-Node-2037"/><text:bookmark text:name="MJXc-Node-2036"/><text:bookmark text:name="MJXc-Node-2035"/><text:bookmark text:name="MathJax-Element-130-Frame"/><text:span text:style-name="T4">φ</text:span><text:bookmark text:name="MJXc-Node-2043"/><text:bookmark text:name="MJXc-Node-2042"/><text:bookmark text:name="MJXc-Node-2041"/><text:bookmark text:name="MJXc-Node-2040"/><text:bookmark text:name="MJXc-Node-2039"/><text:span text:style-name="T5">β</text:span><text:bookmark text:name="MJXc-Node-2044"/><text:span text:style-name="T7">[</text:span><text:bookmark text:name="MJXc-Node-2045"/><text:span text:style-name="T5">n</text:span><text:bookmark text:name="MJXc-Node-2046"/><text:span text:style-name="T7">]</text:span><text:bookmark text:name="MJXc-Node-2047"/><text:span text:style-name="T6">(</text:span><text:bookmark text:name="MJXc-Node-2049"/><text:bookmark text:name="MJXc-Node-2048"/><text:span text:style-name="T4">φ</text:span><text:bookmark text:name="MJXc-Node-2054"/><text:bookmark text:name="MJXc-Node-2053"/><text:bookmark text:name="MJXc-Node-2052"/><text:bookmark text:name="MJXc-Node-2051"/><text:bookmark text:name="MJXc-Node-2050"/><text:span text:style-name="T5">β</text:span><text:bookmark text:name="MJXc-Node-2055"/><text:span text:style-name="T6">(</text:span><text:bookmark text:name="MJXc-Node-2056"/><text:span text:style-name="T4">γ</text:span><text:bookmark text:name="MJXc-Node-2057"/><text:span text:style-name="T6">)</text:span><text:bookmark text:name="MJXc-Node-2058"/><text:span text:style-name="T6">+</text:span><text:bookmark text:name="MJXc-Node-2059"/><text:span text:style-name="T6">1</text:span><text:bookmark text:name="MJXc-Node-2060"/><text:span text:style-name="T6">)</text:span> is a strictly increasing sequence of values (for increasing n).<text:line-break/>(ii) <text:bookmark text:name="MJXc-Node-2063"/><text:bookmark text:name="MJXc-Node-2062"/><text:bookmark text:name="MJXc-Node-2061"/><text:bookmark text:name="MathJax-Element-131-Frame"/><text:span text:style-name="T4">s</text:span><text:bookmark text:name="MJXc-Node-2064"/><text:span text:style-name="T4">u</text:span><text:bookmark text:name="MJXc-Node-2065"/><text:span text:style-name="T4">p</text:span><text:bookmark text:name="MJXc-Node-2066"/><text:span text:style-name="T6">{</text:span><text:bookmark text:name="MJXc-Node-2068"/><text:bookmark text:name="MJXc-Node-2067"/><text:span text:style-name="T4">φ</text:span><text:bookmark text:name="MJXc-Node-2073"/><text:bookmark text:name="MJXc-Node-2072"/><text:bookmark text:name="MJXc-Node-2071"/><text:bookmark text:name="MJXc-Node-2070"/><text:bookmark text:name="MJXc-Node-2069"/><text:span text:style-name="T5">β</text:span><text:bookmark text:name="MJXc-Node-2074"/><text:span text:style-name="T7">[</text:span><text:bookmark text:name="MJXc-Node-2075"/><text:span text:style-name="T5">n</text:span><text:bookmark text:name="MJXc-Node-2076"/><text:span text:style-name="T7">]</text:span><text:bookmark text:name="MJXc-Node-2077"/><text:span text:style-name="T6">(</text:span><text:bookmark text:name="MJXc-Node-2079"/><text:bookmark text:name="MJXc-Node-2078"/><text:span text:style-name="T4">φ</text:span><text:bookmark text:name="MJXc-Node-2084"/><text:bookmark text:name="MJXc-Node-2083"/><text:bookmark text:name="MJXc-Node-2082"/><text:bookmark text:name="MJXc-Node-2081"/><text:bookmark text:name="MJXc-Node-2080"/><text:span text:style-name="T5">β</text:span><text:bookmark text:name="MJXc-Node-2085"/><text:span text:style-name="T6">(</text:span><text:bookmark text:name="MJXc-Node-2086"/><text:span text:style-name="T4">γ</text:span><text:bookmark text:name="MJXc-Node-2087"/><text:span text:style-name="T6">)</text:span><text:bookmark text:name="MJXc-Node-2088"/><text:span text:style-name="T6">+</text:span><text:bookmark text:name="MJXc-Node-2089"/><text:span text:style-name="T6">1</text:span><text:bookmark text:name="MJXc-Node-2090"/><text:span text:style-name="T6">)</text:span><text:bookmark text:name="MJXc-Node-2094"/><text:bookmark text:name="MJXc-Node-2093"/><text:bookmark text:name="MJXc-Node-2092"/><text:bookmark text:name="MJXc-Node-2091"/><text:span text:style-name="T6">|</text:span><text:bookmark text:name="MJXc-Node-2096"/><text:bookmark text:name="MJXc-Node-2095"/><text:span text:style-name="T4">n</text:span><text:bookmark text:name="MJXc-Node-2097"/><text:span text:style-name="T8">∈</text:span><text:bookmark text:name="MJXc-Node-2098"/><text:span text:style-name="T4">ω</text:span><text:bookmark text:name="MJXc-Node-2099"/><text:span text:style-name="T6">}</text:span><text:bookmark text:name="MJXc-Node-2100"/><text:span text:style-name="T6">=</text:span><text:bookmark text:name="MJXc-Node-2102"/><text:bookmark text:name="MJXc-Node-2101"/><text:span text:style-name="T4">φ</text:span><text:bookmark text:name="MJXc-Node-2107"/><text:bookmark text:name="MJXc-Node-2106"/><text:bookmark text:name="MJXc-Node-2105"/><text:bookmark text:name="MJXc-Node-2104"/><text:bookmark text:name="MJXc-Node-2103"/><text:span text:style-name="T5">β</text:span><text:bookmark text:name="MJXc-Node-2108"/><text:span text:style-name="T6">(</text:span><text:bookmark text:name="MJXc-Node-2109"/><text:span text:style-name="T4">γ</text:span><text:bookmark text:name="MJXc-Node-2110"/><text:span text:style-name="T6">+</text:span><text:bookmark text:name="MJXc-Node-2111"/><text:span text:style-name="T6">1</text:span><text:bookmark text:name="MJXc-Node-2112"/><text:span text:style-name="T6">)</text:span><text:line-break/><text:line-break/>To show (ii) ---- since <text:bookmark text:name="MJXc-Node-2116"/><text:bookmark text:name="MJXc-Node-2115"/><text:bookmark text:name="MJXc-Node-2114"/><text:bookmark text:name="MJXc-Node-2113"/><text:bookmark text:name="MathJax-Element-132-Frame"/><text:span text:style-name="T4">φ</text:span><text:bookmark text:name="MJXc-Node-2119"/><text:bookmark text:name="MJXc-Node-2118"/><text:bookmark text:name="MJXc-Node-2117"/><text:span text:style-name="T5">β</text:span> enumerates all of the common fixed points (in strictly increasing order) of all <text:bookmark text:name="MJXc-Node-2123"/><text:bookmark text:name="MJXc-Node-2122"/><text:bookmark text:name="MJXc-Node-2121"/><text:bookmark text:name="MJXc-Node-2120"/><text:bookmark text:name="MathJax-Element-133-Frame"/><text:span text:style-name="T4">φ</text:span><text:bookmark text:name="MJXc-Node-2126"/><text:bookmark text:name="MJXc-Node-2125"/><text:bookmark text:name="MJXc-Node-2124"/><text:span text:style-name="T5">α</text:span>'s (where <text:bookmark text:name="MJXc-Node-2129"/><text:bookmark text:name="MJXc-Node-2128"/><text:bookmark text:name="MJXc-Node-2127"/><text:bookmark text:name="MathJax-Element-134-Frame"/><text:span text:style-name="T4">α</text:span><text:bookmark text:name="MJXc-Node-2130"/><text:span text:style-name="T6">&lt;</text:span><text:bookmark text:name="MJXc-Node-2131"/><text:span text:style-name="T4">β</text:span>), we can do this by proving the following two facts:<text:line-break/>(1) <text:bookmark text:name="MJXc-Node-2134"/><text:bookmark text:name="MJXc-Node-2133"/><text:bookmark text:name="MJXc-Node-2132"/><text:bookmark text:name="MathJax-Element-135-Frame"/><text:span text:style-name="T4">s</text:span><text:bookmark text:name="MJXc-Node-2135"/><text:span text:style-name="T4">u</text:span><text:bookmark text:name="MJXc-Node-2136"/><text:span text:style-name="T4">p</text:span><text:bookmark text:name="MJXc-Node-2137"/><text:span text:style-name="T6">{</text:span><text:bookmark text:name="MJXc-Node-2139"/><text:bookmark text:name="MJXc-Node-2138"/><text:span text:style-name="T4">φ</text:span><text:bookmark text:name="MJXc-Node-2144"/><text:bookmark text:name="MJXc-Node-2143"/><text:bookmark text:name="MJXc-Node-2142"/><text:bookmark text:name="MJXc-Node-2141"/><text:bookmark text:name="MJXc-Node-2140"/><text:span text:style-name="T5">β</text:span><text:bookmark text:name="MJXc-Node-2145"/><text:span text:style-name="T7">[</text:span><text:bookmark text:name="MJXc-Node-2146"/><text:span text:style-name="T5">n</text:span><text:bookmark text:name="MJXc-Node-2147"/><text:span text:style-name="T7">]</text:span><text:bookmark text:name="MJXc-Node-2148"/><text:span text:style-name="T6">(</text:span><text:bookmark text:name="MJXc-Node-2150"/><text:bookmark text:name="MJXc-Node-2149"/><text:span text:style-name="T4">φ</text:span><text:bookmark text:name="MJXc-Node-2155"/><text:bookmark text:name="MJXc-Node-2154"/><text:bookmark text:name="MJXc-Node-2153"/><text:bookmark text:name="MJXc-Node-2152"/><text:bookmark text:name="MJXc-Node-2151"/><text:span text:style-name="T5">β</text:span><text:bookmark text:name="MJXc-Node-2156"/><text:span text:style-name="T6">(</text:span><text:bookmark text:name="MJXc-Node-2157"/><text:span text:style-name="T4">γ</text:span><text:bookmark text:name="MJXc-Node-2158"/><text:span text:style-name="T6">)</text:span><text:bookmark text:name="MJXc-Node-2159"/><text:span text:style-name="T6">+</text:span><text:bookmark text:name="MJXc-Node-2160"/><text:span text:style-name="T6">1</text:span><text:bookmark text:name="MJXc-Node-2161"/><text:span text:style-name="T6">)</text:span><text:bookmark text:name="MJXc-Node-2165"/><text:bookmark text:name="MJXc-Node-2164"/><text:bookmark text:name="MJXc-Node-2163"/><text:bookmark text:name="MJXc-Node-2162"/><text:span text:style-name="T6">|</text:span><text:bookmark text:name="MJXc-Node-2167"/><text:bookmark text:name="MJXc-Node-2166"/><text:span text:style-name="T4">n</text:span><text:bookmark text:name="MJXc-Node-2168"/><text:span text:style-name="T8">∈</text:span><text:bookmark text:name="MJXc-Node-2169"/><text:span text:style-name="T4">ω</text:span><text:bookmark text:name="MJXc-Node-2170"/><text:span text:style-name="T6">}</text:span> is a common fixed point for all <text:bookmark text:name="MJXc-Node-2174"/><text:bookmark text:name="MJXc-Node-2173"/><text:bookmark text:name="MJXc-Node-2172"/><text:bookmark text:name="MJXc-Node-2171"/><text:bookmark text:name="MathJax-Element-136-Frame"/><text:span text:style-name="T4">φ</text:span><text:bookmark text:name="MJXc-Node-2177"/><text:bookmark text:name="MJXc-Node-2176"/><text:bookmark text:name="MJXc-Node-2175"/><text:span text:style-name="T5">α</text:span>'s (where <text:bookmark text:name="MJXc-Node-2180"/><text:bookmark text:name="MJXc-Node-2179"/><text:bookmark text:name="MJXc-Node-2178"/><text:bookmark text:name="MathJax-Element-137-Frame"/><text:span text:style-name="T4">α</text:span><text:bookmark text:name="MJXc-Node-2181"/><text:span text:style-name="T6">&lt;</text:span><text:bookmark text:name="MJXc-Node-2182"/><text:span text:style-name="T4">β</text:span>).<text:line-break/>(2) There is no value between <text:bookmark text:name="MJXc-Node-2186"/><text:bookmark text:name="MJXc-Node-2185"/><text:bookmark text:name="MJXc-Node-2184"/><text:bookmark text:name="MJXc-Node-2183"/><text:bookmark text:name="MathJax-Element-138-Frame"/><text:span text:style-name="T4">φ</text:span><text:bookmark text:name="MJXc-Node-2191"/><text:bookmark text:name="MJXc-Node-2190"/><text:bookmark text:name="MJXc-Node-2189"/><text:bookmark text:name="MJXc-Node-2188"/><text:bookmark text:name="MJXc-Node-2187"/><text:span text:style-name="T5">β</text:span><text:bookmark text:name="MJXc-Node-2192"/><text:span text:style-name="T6">(</text:span><text:bookmark text:name="MJXc-Node-2193"/><text:span text:style-name="T4">γ</text:span><text:bookmark text:name="MJXc-Node-2194"/><text:span text:style-name="T6">)</text:span> and <text:bookmark text:name="MJXc-Node-2197"/><text:bookmark text:name="MJXc-Node-2196"/><text:bookmark text:name="MJXc-Node-2195"/><text:bookmark text:name="MathJax-Element-139-Frame"/><text:span text:style-name="T4">s</text:span><text:bookmark text:name="MJXc-Node-2198"/><text:span text:style-name="T4">u</text:span><text:bookmark text:name="MJXc-Node-2199"/><text:span text:style-name="T4">p</text:span><text:bookmark text:name="MJXc-Node-2200"/><text:span text:style-name="T6">{</text:span><text:bookmark text:name="MJXc-Node-2202"/><text:bookmark text:name="MJXc-Node-2201"/><text:span text:style-name="T4">φ</text:span><text:bookmark text:name="MJXc-Node-2207"/><text:bookmark text:name="MJXc-Node-2206"/><text:bookmark text:name="MJXc-Node-2205"/><text:bookmark text:name="MJXc-Node-2204"/><text:bookmark text:name="MJXc-Node-2203"/><text:span text:style-name="T5">β</text:span><text:bookmark text:name="MJXc-Node-2208"/><text:span text:style-name="T7">[</text:span><text:bookmark text:name="MJXc-Node-2209"/><text:span text:style-name="T5">n</text:span><text:bookmark text:name="MJXc-Node-2210"/><text:span text:style-name="T7">]</text:span><text:bookmark text:name="MJXc-Node-2211"/><text:span text:style-name="T6">(</text:span><text:bookmark text:name="MJXc-Node-2213"/><text:bookmark text:name="MJXc-Node-2212"/><text:span text:style-name="T4">φ</text:span><text:bookmark text:name="MJXc-Node-2218"/><text:bookmark text:name="MJXc-Node-2217"/><text:bookmark text:name="MJXc-Node-2216"/><text:bookmark text:name="MJXc-Node-2215"/><text:bookmark text:name="MJXc-Node-2214"/><text:span text:style-name="T5">β</text:span><text:bookmark text:name="MJXc-Node-2219"/><text:span text:style-name="T6">(</text:span><text:bookmark text:name="MJXc-Node-2220"/><text:span text:style-name="T4">γ</text:span><text:bookmark text:name="MJXc-Node-2221"/><text:span text:style-name="T6">)</text:span><text:bookmark text:name="MJXc-Node-2222"/><text:span text:style-name="T6">+</text:span><text:bookmark text:name="MJXc-Node-2223"/><text:span text:style-name="T6">1</text:span><text:bookmark text:name="MJXc-Node-2224"/><text:span text:style-name="T6">)</text:span><text:bookmark text:name="MJXc-Node-2228"/><text:bookmark text:name="MJXc-Node-2227"/><text:bookmark text:name="MJXc-Node-2226"/><text:bookmark text:name="MJXc-Node-2225"/><text:span text:style-name="T6">|</text:span><text:bookmark text:name="MJXc-Node-2230"/><text:bookmark text:name="MJXc-Node-2229"/><text:span text:style-name="T4">n</text:span><text:bookmark text:name="MJXc-Node-2231"/><text:span text:style-name="T8">∈</text:span><text:bookmark text:name="MJXc-Node-2232"/><text:span text:style-name="T4">ω</text:span><text:bookmark text:name="MJXc-Node-2233"/><text:span text:style-name="T6">}</text:span> that is a common fixed point for all <text:bookmark text:name="MJXc-Node-2237"/><text:bookmark text:name="MJXc-Node-2236"/><text:bookmark text:name="MJXc-Node-2235"/><text:bookmark text:name="MJXc-Node-2234"/><text:bookmark text:name="MathJax-Element-140-Frame"/><text:span text:style-name="T4">φ</text:span><text:bookmark text:name="MJXc-Node-2240"/><text:bookmark text:name="MJXc-Node-2239"/><text:bookmark text:name="MJXc-Node-2238"/><text:span text:style-name="T5">α</text:span>'s (where <text:bookmark text:name="MJXc-Node-2243"/><text:bookmark text:name="MJXc-Node-2242"/><text:bookmark text:name="MJXc-Node-2241"/><text:bookmark text:name="MathJax-Element-141-Frame"/><text:span text:style-name="T4">α</text:span><text:bookmark text:name="MJXc-Node-2244"/><text:span text:style-name="T6">&lt;</text:span><text:bookmark text:name="MJXc-Node-2245"/><text:span text:style-name="T4">β</text:span>).</text:p>
      <text:p text:style-name="P73"><text:span text:style-name="T9">(i) seems intuitively plausible to me, and also (2), the less evident is (1), but I have perhaps an idea of a possible proof.</text:span><text:line-break/><text:line-break/><text:span text:style-name="T9">We have to prove that </text:span><text:bookmark text:name="MJXc-Node-2248"/><text:bookmark text:name="MJXc-Node-2247"/><text:bookmark text:name="MJXc-Node-2246"/><text:bookmark text:name="MathJax-Element-142-Frame"/><text:span text:style-name="T12">s</text:span><text:bookmark text:name="MJXc-Node-2249"/><text:span text:style-name="T12">u</text:span><text:bookmark text:name="MJXc-Node-2250"/><text:span text:style-name="T12">p</text:span><text:bookmark text:name="MJXc-Node-2251"/><text:span text:style-name="T16">{</text:span><text:bookmark text:name="MJXc-Node-2253"/><text:bookmark text:name="MJXc-Node-2252"/><text:span text:style-name="T12">φ</text:span><text:bookmark text:name="MJXc-Node-2258"/><text:bookmark text:name="MJXc-Node-2257"/><text:bookmark text:name="MJXc-Node-2256"/><text:bookmark text:name="MJXc-Node-2255"/><text:bookmark text:name="MJXc-Node-2254"/><text:span text:style-name="T13">β</text:span><text:bookmark text:name="MJXc-Node-2259"/><text:span text:style-name="T17">[</text:span><text:bookmark text:name="MJXc-Node-2260"/><text:span text:style-name="T13">n</text:span><text:bookmark text:name="MJXc-Node-2261"/><text:span text:style-name="T17">]</text:span><text:bookmark text:name="MJXc-Node-2262"/><text:span text:style-name="T16">(</text:span><text:bookmark text:name="MJXc-Node-2264"/><text:bookmark text:name="MJXc-Node-2263"/><text:span text:style-name="T12">φ</text:span><text:bookmark text:name="MJXc-Node-2269"/><text:bookmark text:name="MJXc-Node-2268"/><text:bookmark text:name="MJXc-Node-2267"/><text:bookmark text:name="MJXc-Node-2266"/><text:bookmark text:name="MJXc-Node-2265"/><text:span text:style-name="T13">β</text:span><text:bookmark text:name="MJXc-Node-2270"/><text:span text:style-name="T16">(</text:span><text:bookmark text:name="MJXc-Node-2271"/><text:span text:style-name="T12">γ</text:span><text:bookmark text:name="MJXc-Node-2272"/><text:span text:style-name="T16">)</text:span><text:bookmark text:name="MJXc-Node-2273"/><text:span text:style-name="T16">+</text:span><text:bookmark text:name="MJXc-Node-2274"/><text:span text:style-name="T16">1</text:span><text:bookmark text:name="MJXc-Node-2275"/><text:span text:style-name="T16">)</text:span><text:bookmark text:name="MJXc-Node-2279"/><text:bookmark text:name="MJXc-Node-2278"/><text:bookmark text:name="MJXc-Node-2277"/><text:bookmark text:name="MJXc-Node-2276"/><text:span text:style-name="T16">|</text:span><text:bookmark text:name="MJXc-Node-2281"/><text:bookmark text:name="MJXc-Node-2280"/><text:span text:style-name="T12">n</text:span><text:bookmark text:name="MJXc-Node-2282"/><text:span text:style-name="T11">∈</text:span><text:bookmark text:name="MJXc-Node-2283"/><text:span text:style-name="T12">ω</text:span><text:bookmark text:name="MJXc-Node-2284"/><text:span text:style-name="T16">}</text:span><text:span text:style-name="T21"> </text:span><text:span text:style-name="T9">is a common fixed point for all </text:span><text:bookmark text:name="MJXc-Node-2288"/><text:bookmark text:name="MJXc-Node-2287"/><text:bookmark text:name="MJXc-Node-2286"/><text:bookmark text:name="MJXc-Node-2285"/><text:bookmark text:name="MathJax-Element-143-Frame"/><text:span text:style-name="T12">φ</text:span><text:bookmark text:name="MJXc-Node-2291"/><text:bookmark text:name="MJXc-Node-2290"/><text:bookmark text:name="MJXc-Node-2289"/><text:span text:style-name="T13">α</text:span><text:span text:style-name="T9">'s (where </text:span><text:bookmark text:name="MJXc-Node-2294"/><text:bookmark text:name="MJXc-Node-2293"/><text:bookmark text:name="MJXc-Node-2292"/><text:bookmark text:name="MathJax-Element-144-Frame"/><text:span text:style-name="T12">α</text:span><text:bookmark text:name="MJXc-Node-2295"/><text:span text:style-name="T16">&lt;</text:span><text:bookmark text:name="MJXc-Node-2296"/><text:span text:style-name="T12">β</text:span><text:span text:style-name="T9">).</text:span><text:line-break/><text:line-break/><text:span text:style-name="T9">I guess this is the same as proving that it is a common fixed point for all </text:span><text:bookmark text:name="MJXc-Node-2300"/><text:bookmark text:name="MJXc-Node-2299"/><text:bookmark text:name="MJXc-Node-2298"/><text:bookmark text:name="MJXc-Node-2297"/><text:bookmark text:name="MathJax-Element-145-Frame"/><text:span text:style-name="T12">φ</text:span><text:bookmark text:name="MJXc-Node-2303"/><text:bookmark text:name="MJXc-Node-2302"/><text:bookmark text:name="MJXc-Node-2301"/><text:span text:style-name="T13">β</text:span><text:bookmark text:name="MJXc-Node-2304"/><text:span text:style-name="T17">[</text:span><text:bookmark text:name="MJXc-Node-2305"/><text:span text:style-name="T13">p</text:span><text:bookmark text:name="MJXc-Node-2306"/><text:span text:style-name="T17">]</text:span><text:span text:style-name="T21"> </text:span><text:span text:style-name="T9">with </text:span><text:bookmark text:name="MJXc-Node-2309"/><text:bookmark text:name="MJXc-Node-2308"/><text:bookmark text:name="MJXc-Node-2307"/><text:bookmark text:name="MathJax-Element-146-Frame"/><text:span text:style-name="T12">p</text:span><text:bookmark text:name="MJXc-Node-2310"/><text:span text:style-name="T11">∈</text:span><text:bookmark text:name="MJXc-Node-2311"/><text:span text:style-name="T12">ω</text:span><text:span text:style-name="T21"> </text:span><text:span text:style-name="T9">(is it true ?) </text:span><text:line-break/><text:line-break/><text:span text:style-name="T9">Then we have to prove that for any </text:span><text:bookmark text:name="MJXc-Node-2314"/><text:bookmark text:name="MJXc-Node-2313"/><text:bookmark text:name="MJXc-Node-2312"/><text:bookmark text:name="MathJax-Element-147-Frame"/><text:span text:style-name="T12">p</text:span><text:bookmark text:name="MJXc-Node-2315"/><text:span text:style-name="T11">∈</text:span><text:bookmark text:name="MJXc-Node-2316"/><text:span text:style-name="T12">ω</text:span><text:span text:style-name="T9">, we have :</text:span><text:line-break/><text:line-break/><text:bookmark text:name="MJXc-Node-2320"/><text:bookmark text:name="MJXc-Node-2319"/><text:bookmark text:name="MJXc-Node-2318"/><text:bookmark text:name="MJXc-Node-2317"/><text:bookmark text:name="MathJax-Element-148-Frame"/><text:span text:style-name="T12">φ</text:span><text:bookmark text:name="MJXc-Node-2323"/><text:bookmark text:name="MJXc-Node-2322"/><text:bookmark text:name="MJXc-Node-2321"/><text:span text:style-name="T13">β</text:span><text:bookmark text:name="MJXc-Node-2324"/><text:span text:style-name="T17">[</text:span><text:bookmark text:name="MJXc-Node-2325"/><text:span text:style-name="T13">p</text:span><text:bookmark text:name="MJXc-Node-2326"/><text:span text:style-name="T17">]</text:span><text:bookmark text:name="MJXc-Node-2327"/><text:span text:style-name="T16">(</text:span><text:bookmark text:name="MJXc-Node-2328"/><text:span text:style-name="T12">s</text:span><text:bookmark text:name="MJXc-Node-2329"/><text:span text:style-name="T12">u</text:span><text:bookmark text:name="MJXc-Node-2330"/><text:span text:style-name="T12">p</text:span><text:bookmark text:name="MJXc-Node-2331"/><text:span text:style-name="T16">{</text:span><text:bookmark text:name="MJXc-Node-2333"/><text:bookmark text:name="MJXc-Node-2332"/><text:span text:style-name="T12">φ</text:span><text:bookmark text:name="MJXc-Node-2338"/><text:bookmark text:name="MJXc-Node-2337"/><text:bookmark text:name="MJXc-Node-2336"/><text:bookmark text:name="MJXc-Node-2335"/><text:bookmark text:name="MJXc-Node-2334"/><text:span text:style-name="T13">β</text:span><text:bookmark text:name="MJXc-Node-2339"/><text:span text:style-name="T17">[</text:span><text:bookmark text:name="MJXc-Node-2340"/><text:span text:style-name="T13">n</text:span><text:bookmark text:name="MJXc-Node-2341"/><text:span text:style-name="T17">]</text:span><text:bookmark text:name="MJXc-Node-2342"/><text:span text:style-name="T16">(</text:span><text:bookmark text:name="MJXc-Node-2344"/><text:bookmark text:name="MJXc-Node-2343"/><text:span text:style-name="T12">φ</text:span><text:bookmark text:name="MJXc-Node-2349"/><text:bookmark text:name="MJXc-Node-2348"/><text:bookmark text:name="MJXc-Node-2347"/><text:bookmark text:name="MJXc-Node-2346"/><text:bookmark text:name="MJXc-Node-2345"/><text:span text:style-name="T13">β</text:span><text:bookmark text:name="MJXc-Node-2350"/><text:span text:style-name="T16">(</text:span><text:bookmark text:name="MJXc-Node-2351"/><text:span text:style-name="T12">γ</text:span><text:bookmark text:name="MJXc-Node-2352"/><text:span text:style-name="T16">)</text:span><text:bookmark text:name="MJXc-Node-2353"/><text:span text:style-name="T16">+</text:span><text:bookmark text:name="MJXc-Node-2354"/><text:span text:style-name="T16">1</text:span><text:bookmark text:name="MJXc-Node-2355"/><text:span text:style-name="T16">)</text:span><text:bookmark text:name="MJXc-Node-2359"/><text:bookmark text:name="MJXc-Node-2358"/><text:bookmark text:name="MJXc-Node-2357"/><text:bookmark text:name="MJXc-Node-2356"/><text:span text:style-name="T16">|</text:span><text:bookmark text:name="MJXc-Node-2361"/><text:bookmark text:name="MJXc-Node-2360"/><text:span text:style-name="T12">n</text:span><text:bookmark text:name="MJXc-Node-2362"/><text:span text:style-name="T11">∈</text:span><text:bookmark text:name="MJXc-Node-2363"/><text:span text:style-name="T12">ω</text:span><text:bookmark text:name="MJXc-Node-2364"/><text:span text:style-name="T16">}</text:span><text:bookmark text:name="MJXc-Node-2365"/><text:span text:style-name="T16">)</text:span><text:bookmark text:name="MJXc-Node-2366"/><text:span text:style-name="T16">=</text:span><text:bookmark text:name="MJXc-Node-2367"/><text:span text:style-name="T12">s</text:span><text:bookmark text:name="MJXc-Node-2368"/><text:span text:style-name="T12">u</text:span><text:bookmark text:name="MJXc-Node-2369"/><text:span text:style-name="T12">p</text:span><text:bookmark text:name="MJXc-Node-2370"/><text:span text:style-name="T16">{</text:span><text:bookmark text:name="MJXc-Node-2372"/><text:bookmark text:name="MJXc-Node-2371"/><text:span text:style-name="T12">φ</text:span><text:bookmark text:name="MJXc-Node-2377"/><text:bookmark text:name="MJXc-Node-2376"/><text:bookmark text:name="MJXc-Node-2375"/><text:bookmark text:name="MJXc-Node-2374"/><text:bookmark text:name="MJXc-Node-2373"/><text:span text:style-name="T13">β</text:span><text:bookmark text:name="MJXc-Node-2378"/><text:span text:style-name="T17">[</text:span><text:bookmark text:name="MJXc-Node-2379"/><text:span text:style-name="T13">n</text:span><text:bookmark text:name="MJXc-Node-2380"/><text:span text:style-name="T17">]</text:span><text:bookmark text:name="MJXc-Node-2381"/><text:span text:style-name="T16">(</text:span><text:bookmark text:name="MJXc-Node-2383"/><text:bookmark text:name="MJXc-Node-2382"/><text:span text:style-name="T12">φ</text:span><text:bookmark text:name="MJXc-Node-2388"/><text:bookmark text:name="MJXc-Node-2387"/><text:bookmark text:name="MJXc-Node-2386"/><text:bookmark text:name="MJXc-Node-2385"/><text:bookmark text:name="MJXc-Node-2384"/><text:span text:style-name="T13">β</text:span><text:bookmark text:name="MJXc-Node-2389"/><text:span text:style-name="T16">(</text:span><text:bookmark text:name="MJXc-Node-2390"/><text:span text:style-name="T12">γ</text:span><text:bookmark text:name="MJXc-Node-2391"/><text:span text:style-name="T16">)</text:span><text:bookmark text:name="MJXc-Node-2392"/><text:span text:style-name="T16">+</text:span><text:bookmark text:name="MJXc-Node-2393"/><text:span text:style-name="T16">1</text:span><text:bookmark text:name="MJXc-Node-2394"/><text:span text:style-name="T16">)</text:span><text:bookmark text:name="MJXc-Node-2398"/><text:bookmark text:name="MJXc-Node-2397"/><text:bookmark text:name="MJXc-Node-2396"/><text:bookmark text:name="MJXc-Node-2395"/><text:span text:style-name="T16">|</text:span><text:bookmark text:name="MJXc-Node-2400"/><text:bookmark text:name="MJXc-Node-2399"/><text:span text:style-name="T12">n</text:span><text:bookmark text:name="MJXc-Node-2401"/><text:span text:style-name="T11">∈</text:span><text:bookmark text:name="MJXc-Node-2402"/><text:span text:style-name="T12">ω</text:span><text:bookmark text:name="MJXc-Node-2403"/><text:span text:style-name="T16">}</text:span><text:line-break/><text:line-break/><text:span text:style-name="T9">We have for a given p :</text:span><text:line-break/><text:line-break/><text:bookmark text:name="MJXc-Node-2407"/><text:bookmark text:name="MJXc-Node-2406"/><text:bookmark text:name="MJXc-Node-2405"/><text:bookmark text:name="MJXc-Node-2404"/><text:bookmark text:name="MathJax-Element-149-Frame"/><text:span text:style-name="T12">φ</text:span><text:bookmark text:name="MJXc-Node-2410"/><text:bookmark text:name="MJXc-Node-2409"/><text:bookmark text:name="MJXc-Node-2408"/><text:span text:style-name="T13">β</text:span><text:bookmark text:name="MJXc-Node-2411"/><text:span text:style-name="T17">[</text:span><text:bookmark text:name="MJXc-Node-2412"/><text:span text:style-name="T13">p</text:span><text:bookmark text:name="MJXc-Node-2413"/><text:span text:style-name="T17">]</text:span><text:bookmark text:name="MJXc-Node-2414"/><text:span text:style-name="T16">(</text:span><text:bookmark text:name="MJXc-Node-2415"/><text:span text:style-name="T12">s</text:span><text:bookmark text:name="MJXc-Node-2416"/><text:span text:style-name="T12">u</text:span><text:bookmark text:name="MJXc-Node-2417"/><text:span text:style-name="T12">p</text:span><text:bookmark text:name="MJXc-Node-2418"/><text:span text:style-name="T16">{</text:span><text:bookmark text:name="MJXc-Node-2420"/><text:bookmark text:name="MJXc-Node-2419"/><text:span text:style-name="T12">φ</text:span><text:bookmark text:name="MJXc-Node-2425"/><text:bookmark text:name="MJXc-Node-2424"/><text:bookmark text:name="MJXc-Node-2423"/><text:bookmark text:name="MJXc-Node-2422"/><text:bookmark text:name="MJXc-Node-2421"/><text:span text:style-name="T13">β</text:span><text:bookmark text:name="MJXc-Node-2426"/><text:span text:style-name="T17">[</text:span><text:bookmark text:name="MJXc-Node-2427"/><text:span text:style-name="T13">n</text:span><text:bookmark text:name="MJXc-Node-2428"/><text:span text:style-name="T17">]</text:span><text:bookmark text:name="MJXc-Node-2429"/><text:span text:style-name="T16">(</text:span><text:bookmark text:name="MJXc-Node-2431"/><text:bookmark text:name="MJXc-Node-2430"/><text:span text:style-name="T12">φ</text:span><text:bookmark text:name="MJXc-Node-2436"/><text:bookmark text:name="MJXc-Node-2435"/><text:bookmark text:name="MJXc-Node-2434"/><text:bookmark text:name="MJXc-Node-2433"/><text:bookmark text:name="MJXc-Node-2432"/><text:span text:style-name="T13">β</text:span><text:bookmark text:name="MJXc-Node-2437"/><text:span text:style-name="T16">(</text:span><text:bookmark text:name="MJXc-Node-2438"/><text:span text:style-name="T12">γ</text:span><text:bookmark text:name="MJXc-Node-2439"/><text:span text:style-name="T16">)</text:span><text:bookmark text:name="MJXc-Node-2440"/><text:span text:style-name="T16">+</text:span><text:bookmark text:name="MJXc-Node-2441"/><text:span text:style-name="T16">1</text:span><text:bookmark text:name="MJXc-Node-2442"/><text:span text:style-name="T16">)</text:span><text:bookmark text:name="MJXc-Node-2446"/><text:bookmark text:name="MJXc-Node-2445"/><text:bookmark text:name="MJXc-Node-2444"/><text:bookmark text:name="MJXc-Node-2443"/><text:span text:style-name="T16">|</text:span><text:bookmark text:name="MJXc-Node-2448"/><text:bookmark text:name="MJXc-Node-2447"/><text:span text:style-name="T12">n</text:span><text:bookmark text:name="MJXc-Node-2449"/><text:span text:style-name="T11">∈</text:span><text:bookmark text:name="MJXc-Node-2450"/><text:span text:style-name="T12">ω</text:span><text:bookmark text:name="MJXc-Node-2451"/><text:span text:style-name="T16">}</text:span><text:bookmark text:name="MJXc-Node-2452"/><text:span text:style-name="T16">)</text:span><text:line-break/><text:line-break/><text:bookmark text:name="MJXc-Node-2455"/><text:bookmark text:name="MJXc-Node-2454"/><text:bookmark text:name="MJXc-Node-2453"/><text:bookmark text:name="MathJax-Element-150-Frame"/><text:span text:style-name="T16">=</text:span><text:bookmark text:name="MJXc-Node-2457"/><text:bookmark text:name="MJXc-Node-2456"/><text:span text:style-name="T12">φ</text:span><text:bookmark text:name="MJXc-Node-2460"/><text:bookmark text:name="MJXc-Node-2459"/><text:bookmark text:name="MJXc-Node-2458"/><text:span text:style-name="T13">β</text:span><text:bookmark text:name="MJXc-Node-2461"/><text:span text:style-name="T17">[</text:span><text:bookmark text:name="MJXc-Node-2462"/><text:span text:style-name="T13">p</text:span><text:bookmark text:name="MJXc-Node-2463"/><text:span text:style-name="T17">]</text:span><text:bookmark text:name="MJXc-Node-2464"/><text:span text:style-name="T16">(</text:span><text:bookmark text:name="MJXc-Node-2466"/><text:bookmark text:name="MJXc-Node-2465"/><text:span text:style-name="T12">φ</text:span><text:bookmark text:name="MJXc-Node-2469"/><text:bookmark text:name="MJXc-Node-2468"/><text:bookmark text:name="MJXc-Node-2467"/><text:span text:style-name="T13">β</text:span><text:bookmark text:name="MJXc-Node-2470"/><text:span text:style-name="T17">[</text:span><text:bookmark text:name="MJXc-Node-2471"/><text:span text:style-name="T17">0</text:span><text:bookmark text:name="MJXc-Node-2472"/><text:span text:style-name="T17">]</text:span><text:bookmark text:name="MJXc-Node-2473"/><text:span text:style-name="T16">(</text:span><text:bookmark text:name="MJXc-Node-2475"/><text:bookmark text:name="MJXc-Node-2474"/><text:span text:style-name="T12">φ</text:span><text:bookmark text:name="MJXc-Node-2480"/><text:bookmark text:name="MJXc-Node-2479"/><text:bookmark text:name="MJXc-Node-2478"/><text:bookmark text:name="MJXc-Node-2477"/><text:bookmark text:name="MJXc-Node-2476"/><text:span text:style-name="T13">β</text:span><text:bookmark text:name="MJXc-Node-2481"/><text:span text:style-name="T16">(</text:span><text:bookmark text:name="MJXc-Node-2482"/><text:span text:style-name="T12">γ</text:span><text:bookmark text:name="MJXc-Node-2483"/><text:span text:style-name="T16">)</text:span><text:bookmark text:name="MJXc-Node-2484"/><text:span text:style-name="T16">+</text:span><text:bookmark text:name="MJXc-Node-2485"/><text:span text:style-name="T16">1</text:span><text:bookmark text:name="MJXc-Node-2486"/><text:span text:style-name="T16">)</text:span><text:bookmark text:name="MJXc-Node-2487"/><text:span text:style-name="T11"> </text:span><text:bookmark text:name="MJXc-Node-2488"/><text:span text:style-name="T11">∪</text:span><text:bookmark text:name="MJXc-Node-2489"/><text:span text:style-name="T11"> </text:span><text:bookmark text:name="MJXc-Node-2491"/><text:bookmark text:name="MJXc-Node-2490"/><text:span text:style-name="T12">φ</text:span><text:bookmark text:name="MJXc-Node-2494"/><text:bookmark text:name="MJXc-Node-2493"/><text:bookmark text:name="MJXc-Node-2492"/><text:span text:style-name="T13">β</text:span><text:bookmark text:name="MJXc-Node-2495"/><text:span text:style-name="T17">[</text:span><text:bookmark text:name="MJXc-Node-2496"/><text:span text:style-name="T17">1</text:span><text:bookmark text:name="MJXc-Node-2497"/><text:span text:style-name="T17">]</text:span><text:bookmark text:name="MJXc-Node-2498"/><text:span text:style-name="T16">(</text:span><text:bookmark text:name="MJXc-Node-2500"/><text:bookmark text:name="MJXc-Node-2499"/><text:span text:style-name="T12">φ</text:span><text:bookmark text:name="MJXc-Node-2505"/><text:bookmark text:name="MJXc-Node-2504"/><text:bookmark text:name="MJXc-Node-2503"/><text:bookmark text:name="MJXc-Node-2502"/><text:bookmark text:name="MJXc-Node-2501"/><text:span text:style-name="T13">β</text:span><text:bookmark text:name="MJXc-Node-2506"/><text:span text:style-name="T16">(</text:span><text:bookmark text:name="MJXc-Node-2507"/><text:span text:style-name="T12">γ</text:span><text:bookmark text:name="MJXc-Node-2508"/><text:span text:style-name="T16">)</text:span><text:bookmark text:name="MJXc-Node-2509"/><text:span text:style-name="T16">+</text:span><text:bookmark text:name="MJXc-Node-2510"/><text:span text:style-name="T16">1</text:span><text:bookmark text:name="MJXc-Node-2511"/><text:span text:style-name="T16">)</text:span><text:bookmark text:name="MJXc-Node-2512"/><text:span text:style-name="T11"> </text:span><text:bookmark text:name="MJXc-Node-2513"/><text:span text:style-name="T11">∪</text:span><text:bookmark text:name="MJXc-Node-2514"/><text:span text:style-name="T11"> </text:span><text:bookmark text:name="MJXc-Node-2515"/><text:span text:style-name="T16">.</text:span><text:bookmark text:name="MJXc-Node-2516"/><text:span text:style-name="T16">.</text:span><text:bookmark text:name="MJXc-Node-2517"/><text:span text:style-name="T16">.</text:span><text:bookmark text:name="MJXc-Node-2518"/><text:span text:style-name="T11"> </text:span><text:bookmark text:name="MJXc-Node-2519"/><text:span text:style-name="T11">∪</text:span><text:bookmark text:name="MJXc-Node-2520"/><text:span text:style-name="T11"> </text:span><text:bookmark text:name="MJXc-Node-2522"/><text:bookmark text:name="MJXc-Node-2521"/><text:span text:style-name="T12">φ</text:span><text:bookmark text:name="MJXc-Node-2525"/><text:bookmark text:name="MJXc-Node-2524"/><text:bookmark text:name="MJXc-Node-2523"/><text:span text:style-name="T13">β</text:span><text:bookmark text:name="MJXc-Node-2526"/><text:span text:style-name="T17">[</text:span><text:bookmark text:name="MJXc-Node-2527"/><text:span text:style-name="T13">p</text:span><text:bookmark text:name="MJXc-Node-2528"/><text:span text:style-name="T17">]</text:span><text:bookmark text:name="MJXc-Node-2529"/><text:span text:style-name="T16">(</text:span><text:bookmark text:name="MJXc-Node-2531"/><text:bookmark text:name="MJXc-Node-2530"/><text:span text:style-name="T12">φ</text:span><text:bookmark text:name="MJXc-Node-2536"/><text:bookmark text:name="MJXc-Node-2535"/><text:bookmark text:name="MJXc-Node-2534"/><text:bookmark text:name="MJXc-Node-2533"/><text:bookmark text:name="MJXc-Node-2532"/><text:span text:style-name="T13">β</text:span><text:bookmark text:name="MJXc-Node-2537"/><text:span text:style-name="T16">(</text:span><text:bookmark text:name="MJXc-Node-2538"/><text:span text:style-name="T12">γ</text:span><text:bookmark text:name="MJXc-Node-2539"/><text:span text:style-name="T16">)</text:span><text:bookmark text:name="MJXc-Node-2540"/><text:span text:style-name="T16">+</text:span><text:bookmark text:name="MJXc-Node-2541"/><text:span text:style-name="T16">1</text:span><text:bookmark text:name="MJXc-Node-2542"/><text:span text:style-name="T16">)</text:span><text:bookmark text:name="MJXc-Node-2543"/><text:span text:style-name="T11"> </text:span><text:bookmark text:name="MJXc-Node-2544"/><text:span text:style-name="T11">∪</text:span><text:bookmark text:name="MJXc-Node-2545"/><text:span text:style-name="T11"> </text:span><text:bookmark text:name="MJXc-Node-2547"/><text:bookmark text:name="MJXc-Node-2546"/><text:span text:style-name="T12">φ</text:span><text:bookmark text:name="MJXc-Node-2550"/><text:bookmark text:name="MJXc-Node-2549"/><text:bookmark text:name="MJXc-Node-2548"/><text:span text:style-name="T13">β</text:span><text:bookmark text:name="MJXc-Node-2551"/><text:span text:style-name="T17">[</text:span><text:bookmark text:name="MJXc-Node-2552"/><text:span text:style-name="T13">p</text:span><text:bookmark text:name="MJXc-Node-2553"/><text:span text:style-name="T17">+</text:span><text:bookmark text:name="MJXc-Node-2554"/><text:span text:style-name="T17">1</text:span><text:bookmark text:name="MJXc-Node-2555"/><text:span text:style-name="T17">]</text:span><text:bookmark text:name="MJXc-Node-2556"/><text:span text:style-name="T16">(</text:span><text:bookmark text:name="MJXc-Node-2558"/><text:bookmark text:name="MJXc-Node-2557"/><text:span text:style-name="T12">φ</text:span><text:bookmark text:name="MJXc-Node-2563"/><text:bookmark text:name="MJXc-Node-2562"/><text:bookmark text:name="MJXc-Node-2561"/><text:bookmark text:name="MJXc-Node-2560"/><text:bookmark text:name="MJXc-Node-2559"/><text:span text:style-name="T13">β</text:span><text:bookmark text:name="MJXc-Node-2564"/><text:span text:style-name="T16">(</text:span><text:bookmark text:name="MJXc-Node-2565"/><text:span text:style-name="T12">γ</text:span><text:bookmark text:name="MJXc-Node-2566"/><text:span text:style-name="T16">)</text:span><text:bookmark text:name="MJXc-Node-2567"/><text:span text:style-name="T16">+</text:span><text:bookmark text:name="MJXc-Node-2568"/><text:span text:style-name="T16">1</text:span><text:bookmark text:name="MJXc-Node-2569"/><text:span text:style-name="T16">)</text:span><text:bookmark text:name="MJXc-Node-2570"/><text:span text:style-name="T11"> </text:span><text:bookmark text:name="MJXc-Node-2571"/><text:span text:style-name="T11">∪</text:span><text:bookmark text:name="MJXc-Node-2572"/><text:span text:style-name="T11"> </text:span><text:bookmark text:name="MJXc-Node-2573"/><text:span text:style-name="T16">.</text:span><text:bookmark text:name="MJXc-Node-2574"/><text:span text:style-name="T16">.</text:span><text:bookmark text:name="MJXc-Node-2575"/><text:span text:style-name="T16">.</text:span><text:bookmark text:name="MJXc-Node-2576"/><text:span text:style-name="T16">)</text:span><text:line-break/><text:line-break/><text:bookmark text:name="MJXc-Node-2579"/><text:bookmark text:name="MJXc-Node-2578"/><text:bookmark text:name="MJXc-Node-2577"/><text:bookmark text:name="MathJax-Element-151-Frame"/><text:span text:style-name="T16">=</text:span><text:bookmark text:name="MJXc-Node-2581"/><text:bookmark text:name="MJXc-Node-2580"/><text:span text:style-name="T12">φ</text:span><text:bookmark text:name="MJXc-Node-2584"/><text:bookmark text:name="MJXc-Node-2583"/><text:bookmark text:name="MJXc-Node-2582"/><text:span text:style-name="T13">β</text:span><text:bookmark text:name="MJXc-Node-2585"/><text:span text:style-name="T17">[</text:span><text:bookmark text:name="MJXc-Node-2586"/><text:span text:style-name="T13">p</text:span><text:bookmark text:name="MJXc-Node-2587"/><text:span text:style-name="T17">]</text:span><text:bookmark text:name="MJXc-Node-2588"/><text:span text:style-name="T16">(</text:span><text:bookmark text:name="MJXc-Node-2590"/><text:bookmark text:name="MJXc-Node-2589"/><text:span text:style-name="T12">φ</text:span><text:bookmark text:name="MJXc-Node-2593"/><text:bookmark text:name="MJXc-Node-2592"/><text:bookmark text:name="MJXc-Node-2591"/><text:span text:style-name="T13">β</text:span><text:bookmark text:name="MJXc-Node-2594"/><text:span text:style-name="T17">[</text:span><text:bookmark text:name="MJXc-Node-2595"/><text:span text:style-name="T17">0</text:span><text:bookmark text:name="MJXc-Node-2596"/><text:span text:style-name="T17">]</text:span><text:bookmark text:name="MJXc-Node-2597"/><text:span text:style-name="T16">(</text:span><text:bookmark text:name="MJXc-Node-2599"/><text:bookmark text:name="MJXc-Node-2598"/><text:span text:style-name="T12">φ</text:span><text:bookmark text:name="MJXc-Node-2604"/><text:bookmark text:name="MJXc-Node-2603"/><text:bookmark text:name="MJXc-Node-2602"/><text:bookmark text:name="MJXc-Node-2601"/><text:bookmark text:name="MJXc-Node-2600"/><text:span text:style-name="T13">β</text:span><text:bookmark text:name="MJXc-Node-2605"/><text:span text:style-name="T16">(</text:span><text:bookmark text:name="MJXc-Node-2606"/><text:span text:style-name="T12">γ</text:span><text:bookmark text:name="MJXc-Node-2607"/><text:span text:style-name="T16">)</text:span><text:bookmark text:name="MJXc-Node-2608"/><text:span text:style-name="T16">+</text:span><text:bookmark text:name="MJXc-Node-2609"/><text:span text:style-name="T16">1</text:span><text:bookmark text:name="MJXc-Node-2610"/><text:span text:style-name="T16">)</text:span><text:bookmark text:name="MJXc-Node-2611"/><text:span text:style-name="T16">)</text:span><text:bookmark text:name="MJXc-Node-2612"/><text:span text:style-name="T11"> </text:span><text:bookmark text:name="MJXc-Node-2613"/><text:span text:style-name="T11">∪</text:span><text:bookmark text:name="MJXc-Node-2614"/><text:span text:style-name="T11"> </text:span><text:bookmark text:name="MJXc-Node-2616"/><text:bookmark text:name="MJXc-Node-2615"/><text:span text:style-name="T12">φ</text:span><text:bookmark text:name="MJXc-Node-2619"/><text:bookmark text:name="MJXc-Node-2618"/><text:bookmark text:name="MJXc-Node-2617"/><text:span text:style-name="T13">β</text:span><text:bookmark text:name="MJXc-Node-2620"/><text:span text:style-name="T17">[</text:span><text:bookmark text:name="MJXc-Node-2621"/><text:span text:style-name="T13">p</text:span><text:bookmark text:name="MJXc-Node-2622"/><text:span text:style-name="T17">]</text:span><text:bookmark text:name="MJXc-Node-2623"/><text:span text:style-name="T16">(</text:span><text:bookmark text:name="MJXc-Node-2625"/><text:bookmark text:name="MJXc-Node-2624"/><text:span text:style-name="T12">φ</text:span><text:bookmark text:name="MJXc-Node-2628"/><text:bookmark text:name="MJXc-Node-2627"/><text:bookmark text:name="MJXc-Node-2626"/><text:span text:style-name="T13">β</text:span><text:bookmark text:name="MJXc-Node-2629"/><text:span text:style-name="T17">[</text:span><text:bookmark text:name="MJXc-Node-2630"/><text:span text:style-name="T17">1</text:span><text:bookmark text:name="MJXc-Node-2631"/><text:span text:style-name="T17">]</text:span><text:bookmark text:name="MJXc-Node-2632"/><text:span text:style-name="T16">(</text:span><text:bookmark text:name="MJXc-Node-2634"/><text:bookmark text:name="MJXc-Node-2633"/><text:span text:style-name="T12">φ</text:span><text:bookmark text:name="MJXc-Node-2639"/><text:bookmark text:name="MJXc-Node-2638"/><text:bookmark text:name="MJXc-Node-2637"/><text:bookmark text:name="MJXc-Node-2636"/><text:bookmark text:name="MJXc-Node-2635"/><text:span text:style-name="T13">β</text:span><text:bookmark text:name="MJXc-Node-2640"/><text:span text:style-name="T16">(</text:span><text:bookmark text:name="MJXc-Node-2641"/><text:span text:style-name="T12">γ</text:span><text:bookmark text:name="MJXc-Node-2642"/><text:span text:style-name="T16">)</text:span><text:bookmark text:name="MJXc-Node-2643"/><text:span text:style-name="T16">+</text:span><text:bookmark text:name="MJXc-Node-2644"/><text:span text:style-name="T16">1</text:span><text:bookmark text:name="MJXc-Node-2645"/><text:span text:style-name="T16">)</text:span><text:bookmark text:name="MJXc-Node-2646"/><text:span text:style-name="T16">)</text:span><text:bookmark text:name="MJXc-Node-2647"/><text:span text:style-name="T11"> </text:span><text:bookmark text:name="MJXc-Node-2648"/><text:span text:style-name="T11">∪</text:span><text:bookmark text:name="MJXc-Node-2649"/><text:span text:style-name="T11"> </text:span><text:bookmark text:name="MJXc-Node-2650"/><text:span text:style-name="T16">.</text:span><text:bookmark text:name="MJXc-Node-2651"/><text:span text:style-name="T16">.</text:span><text:bookmark text:name="MJXc-Node-2652"/><text:span text:style-name="T16">.</text:span><text:bookmark text:name="MJXc-Node-2653"/><text:span text:style-name="T11"> </text:span><text:bookmark text:name="MJXc-Node-2654"/><text:span text:style-name="T11">∪</text:span><text:bookmark text:name="MJXc-Node-2655"/><text:span text:style-name="T11"> </text:span><text:bookmark text:name="MJXc-Node-2657"/><text:bookmark text:name="MJXc-Node-2656"/><text:span text:style-name="T12">φ</text:span><text:bookmark text:name="MJXc-Node-2660"/><text:bookmark text:name="MJXc-Node-2659"/><text:bookmark text:name="MJXc-Node-2658"/><text:span text:style-name="T13">β</text:span><text:bookmark text:name="MJXc-Node-2661"/><text:span text:style-name="T17">[</text:span><text:bookmark text:name="MJXc-Node-2662"/><text:span text:style-name="T13">p</text:span><text:bookmark text:name="MJXc-Node-2663"/><text:span text:style-name="T17">]</text:span><text:bookmark text:name="MJXc-Node-2664"/><text:span text:style-name="T16">(</text:span><text:bookmark text:name="MJXc-Node-2666"/><text:bookmark text:name="MJXc-Node-2665"/><text:span text:style-name="T12">φ</text:span><text:bookmark text:name="MJXc-Node-2669"/><text:bookmark text:name="MJXc-Node-2668"/><text:bookmark text:name="MJXc-Node-2667"/><text:span text:style-name="T13">β</text:span><text:bookmark text:name="MJXc-Node-2670"/><text:span text:style-name="T17">[</text:span><text:bookmark text:name="MJXc-Node-2671"/><text:span text:style-name="T13">p</text:span><text:bookmark text:name="MJXc-Node-2672"/><text:span text:style-name="T17">]</text:span><text:bookmark text:name="MJXc-Node-2673"/><text:span text:style-name="T16">(</text:span><text:bookmark text:name="MJXc-Node-2675"/><text:bookmark text:name="MJXc-Node-2674"/><text:span text:style-name="T12">φ</text:span><text:bookmark text:name="MJXc-Node-2680"/><text:bookmark text:name="MJXc-Node-2679"/><text:bookmark text:name="MJXc-Node-2678"/><text:bookmark text:name="MJXc-Node-2677"/><text:bookmark text:name="MJXc-Node-2676"/><text:span text:style-name="T13">β</text:span><text:bookmark text:name="MJXc-Node-2681"/><text:span text:style-name="T16">(</text:span><text:bookmark text:name="MJXc-Node-2682"/><text:span text:style-name="T12">γ</text:span><text:bookmark text:name="MJXc-Node-2683"/><text:span text:style-name="T16">)</text:span><text:bookmark text:name="MJXc-Node-2684"/><text:span text:style-name="T16">+</text:span><text:bookmark text:name="MJXc-Node-2685"/><text:span text:style-name="T16">1</text:span><text:bookmark text:name="MJXc-Node-2686"/><text:span text:style-name="T16">)</text:span><text:bookmark text:name="MJXc-Node-2687"/><text:span text:style-name="T16">)</text:span><text:bookmark text:name="MJXc-Node-2688"/><text:span text:style-name="T11"> </text:span><text:bookmark text:name="MJXc-Node-2689"/><text:span text:style-name="T11">∪</text:span><text:bookmark text:name="MJXc-Node-2690"/><text:span text:style-name="T11"> </text:span><text:bookmark text:name="MJXc-Node-2692"/><text:bookmark text:name="MJXc-Node-2691"/><text:span text:style-name="T12">φ</text:span><text:bookmark text:name="MJXc-Node-2695"/><text:bookmark text:name="MJXc-Node-2694"/><text:bookmark text:name="MJXc-Node-2693"/><text:span text:style-name="T13">β</text:span><text:bookmark text:name="MJXc-Node-2696"/><text:span text:style-name="T17">[</text:span><text:bookmark text:name="MJXc-Node-2697"/><text:span text:style-name="T13">p</text:span><text:bookmark text:name="MJXc-Node-2698"/><text:span text:style-name="T17">]</text:span><text:bookmark text:name="MJXc-Node-2699"/><text:span text:style-name="T16">(</text:span><text:bookmark text:name="MJXc-Node-2701"/><text:bookmark text:name="MJXc-Node-2700"/><text:span text:style-name="T12">φ</text:span><text:bookmark text:name="MJXc-Node-2704"/><text:bookmark text:name="MJXc-Node-2703"/><text:bookmark text:name="MJXc-Node-2702"/><text:span text:style-name="T13">β</text:span><text:bookmark text:name="MJXc-Node-2705"/><text:span text:style-name="T17">[</text:span><text:bookmark text:name="MJXc-Node-2706"/><text:span text:style-name="T13">p</text:span><text:bookmark text:name="MJXc-Node-2707"/><text:span text:style-name="T17">+</text:span><text:bookmark text:name="MJXc-Node-2708"/><text:span text:style-name="T17">1</text:span><text:bookmark text:name="MJXc-Node-2709"/><text:span text:style-name="T17">]</text:span><text:bookmark text:name="MJXc-Node-2710"/><text:span text:style-name="T16">(</text:span><text:bookmark text:name="MJXc-Node-2712"/><text:bookmark text:name="MJXc-Node-2711"/><text:span text:style-name="T12">φ</text:span><text:bookmark text:name="MJXc-Node-2717"/><text:bookmark text:name="MJXc-Node-2716"/><text:bookmark text:name="MJXc-Node-2715"/><text:bookmark text:name="MJXc-Node-2714"/><text:bookmark text:name="MJXc-Node-2713"/><text:span text:style-name="T13">β</text:span><text:bookmark text:name="MJXc-Node-2718"/><text:span text:style-name="T16">(</text:span><text:bookmark text:name="MJXc-Node-2719"/><text:span text:style-name="T12">γ</text:span><text:bookmark text:name="MJXc-Node-2720"/><text:span text:style-name="T16">)</text:span><text:bookmark text:name="MJXc-Node-2721"/><text:span text:style-name="T16">+</text:span><text:bookmark text:name="MJXc-Node-2722"/><text:span text:style-name="T16">1</text:span><text:bookmark text:name="MJXc-Node-2723"/><text:span text:style-name="T16">)</text:span><text:bookmark text:name="MJXc-Node-2724"/><text:span text:style-name="T16">)</text:span><text:bookmark text:name="MJXc-Node-2725"/><text:span text:style-name="T11"> </text:span><text:bookmark text:name="MJXc-Node-2726"/><text:span text:style-name="T11">∪</text:span><text:bookmark text:name="MJXc-Node-2727"/><text:span text:style-name="T11"> </text:span><text:bookmark text:name="MJXc-Node-2728"/><text:span text:style-name="T16">.</text:span><text:bookmark text:name="MJXc-Node-2729"/><text:span text:style-name="T16">.</text:span><text:bookmark text:name="MJXc-Node-2730"/><text:span text:style-name="T16">.</text:span><text:line-break/><text:line-break/><text:span text:style-name="T9">But since we have </text:span><text:bookmark text:name="MJXc-Node-2734"/><text:bookmark text:name="MJXc-Node-2733"/><text:bookmark text:name="MJXc-Node-2732"/><text:bookmark text:name="MJXc-Node-2731"/><text:bookmark text:name="MathJax-Element-152-Frame"/><text:span text:style-name="T12">φ</text:span><text:bookmark text:name="MJXc-Node-2735"/><text:span text:style-name="T13">α</text:span><text:bookmark text:name="MJXc-Node-2736"/><text:span text:style-name="T16">(</text:span><text:bookmark text:name="MJXc-Node-2738"/><text:bookmark text:name="MJXc-Node-2737"/><text:span text:style-name="T12">φ</text:span><text:bookmark text:name="MJXc-Node-2739"/><text:span text:style-name="T13">β</text:span><text:bookmark text:name="MJXc-Node-2740"/><text:span text:style-name="T16">(</text:span><text:bookmark text:name="MJXc-Node-2741"/><text:span text:style-name="T12">γ</text:span><text:bookmark text:name="MJXc-Node-2742"/><text:span text:style-name="T16">)</text:span><text:bookmark text:name="MJXc-Node-2743"/><text:span text:style-name="T16">)</text:span><text:bookmark text:name="MJXc-Node-2744"/><text:span text:style-name="T16">=</text:span><text:bookmark text:name="MJXc-Node-2746"/><text:bookmark text:name="MJXc-Node-2745"/><text:span text:style-name="T12">φ</text:span><text:bookmark text:name="MJXc-Node-2747"/><text:span text:style-name="T13">β</text:span><text:bookmark text:name="MJXc-Node-2748"/><text:span text:style-name="T16">(</text:span><text:bookmark text:name="MJXc-Node-2749"/><text:span text:style-name="T12">γ</text:span><text:bookmark text:name="MJXc-Node-2750"/><text:span text:style-name="T16">)</text:span><text:span text:style-name="T21"> </text:span><text:span text:style-name="T9">if </text:span><text:bookmark text:name="MJXc-Node-2753"/><text:bookmark text:name="MJXc-Node-2752"/><text:bookmark text:name="MJXc-Node-2751"/><text:bookmark text:name="MathJax-Element-153-Frame"/><text:span text:style-name="T12">α</text:span><text:bookmark text:name="MJXc-Node-2754"/><text:span text:style-name="T16">&lt;</text:span><text:bookmark text:name="MJXc-Node-2755"/><text:span text:style-name="T12">β</text:span><text:span text:style-name="T9">, and </text:span><text:bookmark text:name="MJXc-Node-2758"/><text:bookmark text:name="MJXc-Node-2757"/><text:bookmark text:name="MJXc-Node-2756"/><text:bookmark text:name="MathJax-Element-154-Frame"/><text:span text:style-name="T12">β</text:span><text:bookmark text:name="MJXc-Node-2759"/><text:span text:style-name="T16">[</text:span><text:bookmark text:name="MJXc-Node-2760"/><text:span text:style-name="T12">p</text:span><text:bookmark text:name="MJXc-Node-2761"/><text:span text:style-name="T16">]</text:span><text:bookmark text:name="MJXc-Node-2762"/><text:span text:style-name="T16">&lt;</text:span><text:bookmark text:name="MJXc-Node-2763"/><text:span text:style-name="T12">β</text:span><text:bookmark text:name="MJXc-Node-2764"/><text:span text:style-name="T16">[</text:span><text:bookmark text:name="MJXc-Node-2765"/><text:span text:style-name="T12">p</text:span><text:bookmark text:name="MJXc-Node-2766"/><text:span text:style-name="T16">+</text:span><text:bookmark text:name="MJXc-Node-2767"/><text:span text:style-name="T16">1</text:span><text:bookmark text:name="MJXc-Node-2768"/><text:span text:style-name="T16">]</text:span><text:span text:style-name="T9">, then </text:span><text:bookmark text:name="MJXc-Node-2772"/><text:bookmark text:name="MJXc-Node-2771"/><text:bookmark text:name="MJXc-Node-2770"/><text:bookmark text:name="MJXc-Node-2769"/><text:bookmark text:name="MathJax-Element-155-Frame"/><text:span text:style-name="T12">φ</text:span><text:bookmark text:name="MJXc-Node-2775"/><text:bookmark text:name="MJXc-Node-2774"/><text:bookmark text:name="MJXc-Node-2773"/><text:span text:style-name="T13">β</text:span><text:bookmark text:name="MJXc-Node-2776"/><text:span text:style-name="T17">[</text:span><text:bookmark text:name="MJXc-Node-2777"/><text:span text:style-name="T13">p</text:span><text:bookmark text:name="MJXc-Node-2778"/><text:span text:style-name="T17">]</text:span><text:bookmark text:name="MJXc-Node-2779"/><text:span text:style-name="T16">(</text:span><text:bookmark text:name="MJXc-Node-2781"/><text:bookmark text:name="MJXc-Node-2780"/><text:span text:style-name="T12">φ</text:span><text:bookmark text:name="MJXc-Node-2784"/><text:bookmark text:name="MJXc-Node-2783"/><text:bookmark text:name="MJXc-Node-2782"/><text:span text:style-name="T13">β</text:span><text:bookmark text:name="MJXc-Node-2785"/><text:span text:style-name="T17">[</text:span><text:bookmark text:name="MJXc-Node-2786"/><text:span text:style-name="T13">p</text:span><text:bookmark text:name="MJXc-Node-2787"/><text:span text:style-name="T17">+</text:span><text:bookmark text:name="MJXc-Node-2788"/><text:span text:style-name="T17">1</text:span><text:bookmark text:name="MJXc-Node-2789"/><text:span text:style-name="T17">]</text:span><text:bookmark text:name="MJXc-Node-2790"/><text:span text:style-name="T16">(</text:span><text:bookmark text:name="MJXc-Node-2792"/><text:bookmark text:name="MJXc-Node-2791"/><text:span text:style-name="T12">φ</text:span><text:bookmark text:name="MJXc-Node-2797"/><text:bookmark text:name="MJXc-Node-2796"/><text:bookmark text:name="MJXc-Node-2795"/><text:bookmark text:name="MJXc-Node-2794"/><text:bookmark text:name="MJXc-Node-2793"/><text:span text:style-name="T13">β</text:span><text:bookmark text:name="MJXc-Node-2798"/><text:span text:style-name="T16">(</text:span><text:bookmark text:name="MJXc-Node-2799"/><text:span text:style-name="T12">γ</text:span><text:bookmark text:name="MJXc-Node-2800"/><text:span text:style-name="T16">)</text:span><text:bookmark text:name="MJXc-Node-2801"/><text:span text:style-name="T16">+</text:span><text:bookmark text:name="MJXc-Node-2802"/><text:span text:style-name="T16">1</text:span><text:bookmark text:name="MJXc-Node-2803"/><text:span text:style-name="T16">)</text:span><text:bookmark text:name="MJXc-Node-2804"/><text:span text:style-name="T16">)</text:span><text:bookmark text:name="MJXc-Node-2805"/><text:span text:style-name="T16">=</text:span><text:bookmark text:name="MJXc-Node-2806"/><text:span text:style-name="T16">(</text:span><text:bookmark text:name="MJXc-Node-2808"/><text:bookmark text:name="MJXc-Node-2807"/><text:span text:style-name="T12">φ</text:span><text:bookmark text:name="MJXc-Node-2811"/><text:bookmark text:name="MJXc-Node-2810"/><text:bookmark text:name="MJXc-Node-2809"/><text:span text:style-name="T13">β</text:span><text:bookmark text:name="MJXc-Node-2812"/><text:span text:style-name="T17">[</text:span><text:bookmark text:name="MJXc-Node-2813"/><text:span text:style-name="T13">p</text:span><text:bookmark text:name="MJXc-Node-2814"/><text:span text:style-name="T17">+</text:span><text:bookmark text:name="MJXc-Node-2815"/><text:span text:style-name="T17">1</text:span><text:bookmark text:name="MJXc-Node-2816"/><text:span text:style-name="T17">]</text:span><text:bookmark text:name="MJXc-Node-2817"/><text:span text:style-name="T16">(</text:span><text:bookmark text:name="MJXc-Node-2819"/><text:bookmark text:name="MJXc-Node-2818"/><text:span text:style-name="T12">φ</text:span><text:bookmark text:name="MJXc-Node-2824"/><text:bookmark text:name="MJXc-Node-2823"/><text:bookmark text:name="MJXc-Node-2822"/><text:bookmark text:name="MJXc-Node-2821"/><text:bookmark text:name="MJXc-Node-2820"/><text:span text:style-name="T13">β</text:span><text:bookmark text:name="MJXc-Node-2825"/><text:span text:style-name="T16">(</text:span><text:bookmark text:name="MJXc-Node-2826"/><text:span text:style-name="T12">γ</text:span><text:bookmark text:name="MJXc-Node-2827"/><text:span text:style-name="T16">)</text:span><text:bookmark text:name="MJXc-Node-2828"/><text:span text:style-name="T16">+</text:span><text:bookmark text:name="MJXc-Node-2829"/><text:span text:style-name="T16">1</text:span><text:bookmark text:name="MJXc-Node-2830"/><text:span text:style-name="T16">)</text:span><text:span text:style-name="T9">, idem for the following terms.</text:span><text:line-break/><text:line-break/><text:span text:style-name="T9">So the previous expression is equivalent to : </text:span><text:line-break/><text:line-break/><text:bookmark text:name="MJXc-Node-2834"/><text:bookmark text:name="MJXc-Node-2833"/><text:bookmark text:name="MJXc-Node-2832"/><text:bookmark text:name="MJXc-Node-2831"/><text:bookmark text:name="MathJax-Element-156-Frame"/><text:span text:style-name="T12">φ</text:span><text:bookmark text:name="MJXc-Node-2837"/><text:bookmark text:name="MJXc-Node-2836"/><text:bookmark text:name="MJXc-Node-2835"/><text:span text:style-name="T13">β</text:span><text:bookmark text:name="MJXc-Node-2838"/><text:span text:style-name="T17">[</text:span><text:bookmark text:name="MJXc-Node-2839"/><text:span text:style-name="T13">p</text:span><text:bookmark text:name="MJXc-Node-2840"/><text:span text:style-name="T17">]</text:span><text:bookmark text:name="MJXc-Node-2841"/><text:span text:style-name="T16">(</text:span><text:bookmark text:name="MJXc-Node-2843"/><text:bookmark text:name="MJXc-Node-2842"/><text:span text:style-name="T12">φ</text:span><text:bookmark text:name="MJXc-Node-2846"/><text:bookmark text:name="MJXc-Node-2845"/><text:bookmark text:name="MJXc-Node-2844"/><text:span text:style-name="T13">β</text:span><text:bookmark text:name="MJXc-Node-2847"/><text:span text:style-name="T17">[</text:span><text:bookmark text:name="MJXc-Node-2848"/><text:span text:style-name="T17">0</text:span><text:bookmark text:name="MJXc-Node-2849"/><text:span text:style-name="T17">]</text:span><text:bookmark text:name="MJXc-Node-2850"/><text:span text:style-name="T16">(</text:span><text:bookmark text:name="MJXc-Node-2852"/><text:bookmark text:name="MJXc-Node-2851"/><text:span text:style-name="T12">φ</text:span><text:bookmark text:name="MJXc-Node-2857"/><text:bookmark text:name="MJXc-Node-2856"/><text:bookmark text:name="MJXc-Node-2855"/><text:bookmark text:name="MJXc-Node-2854"/><text:bookmark text:name="MJXc-Node-2853"/><text:span text:style-name="T13">β</text:span><text:bookmark text:name="MJXc-Node-2858"/><text:span text:style-name="T16">(</text:span><text:bookmark text:name="MJXc-Node-2859"/><text:span text:style-name="T12">γ</text:span><text:bookmark text:name="MJXc-Node-2860"/><text:span text:style-name="T16">)</text:span><text:bookmark text:name="MJXc-Node-2861"/><text:span text:style-name="T16">+</text:span><text:bookmark text:name="MJXc-Node-2862"/><text:span text:style-name="T16">1</text:span><text:bookmark text:name="MJXc-Node-2863"/><text:span text:style-name="T16">)</text:span><text:bookmark text:name="MJXc-Node-2864"/><text:span text:style-name="T16">)</text:span><text:bookmark text:name="MJXc-Node-2865"/><text:span text:style-name="T11"> </text:span><text:bookmark text:name="MJXc-Node-2866"/><text:span text:style-name="T11">∪</text:span><text:bookmark text:name="MJXc-Node-2867"/><text:span text:style-name="T11"> </text:span><text:bookmark text:name="MJXc-Node-2869"/><text:bookmark text:name="MJXc-Node-2868"/><text:span text:style-name="T12">φ</text:span><text:bookmark text:name="MJXc-Node-2872"/><text:bookmark text:name="MJXc-Node-2871"/><text:bookmark text:name="MJXc-Node-2870"/><text:span text:style-name="T13">β</text:span><text:bookmark text:name="MJXc-Node-2873"/><text:span text:style-name="T17">[</text:span><text:bookmark text:name="MJXc-Node-2874"/><text:span text:style-name="T13">p</text:span><text:bookmark text:name="MJXc-Node-2875"/><text:span text:style-name="T17">]</text:span><text:bookmark text:name="MJXc-Node-2876"/><text:span text:style-name="T16">(</text:span><text:bookmark text:name="MJXc-Node-2878"/><text:bookmark text:name="MJXc-Node-2877"/><text:span text:style-name="T12">φ</text:span><text:bookmark text:name="MJXc-Node-2881"/><text:bookmark text:name="MJXc-Node-2880"/><text:bookmark text:name="MJXc-Node-2879"/><text:span text:style-name="T13">β</text:span><text:bookmark text:name="MJXc-Node-2882"/><text:span text:style-name="T17">[</text:span><text:bookmark text:name="MJXc-Node-2883"/><text:span text:style-name="T17">1</text:span><text:bookmark text:name="MJXc-Node-2884"/><text:span text:style-name="T17">]</text:span><text:bookmark text:name="MJXc-Node-2885"/><text:span text:style-name="T16">(</text:span><text:bookmark text:name="MJXc-Node-2887"/><text:bookmark text:name="MJXc-Node-2886"/><text:span text:style-name="T12">φ</text:span><text:bookmark text:name="MJXc-Node-2892"/><text:bookmark text:name="MJXc-Node-2891"/><text:bookmark text:name="MJXc-Node-2890"/><text:bookmark text:name="MJXc-Node-2889"/><text:bookmark text:name="MJXc-Node-2888"/><text:span text:style-name="T13">β</text:span><text:bookmark text:name="MJXc-Node-2893"/><text:span text:style-name="T16">(</text:span><text:bookmark text:name="MJXc-Node-2894"/><text:span text:style-name="T12">γ</text:span><text:bookmark text:name="MJXc-Node-2895"/><text:span text:style-name="T16">)</text:span><text:bookmark text:name="MJXc-Node-2896"/><text:span text:style-name="T16">+</text:span><text:bookmark text:name="MJXc-Node-2897"/><text:span text:style-name="T16">1</text:span><text:bookmark text:name="MJXc-Node-2898"/><text:span text:style-name="T16">)</text:span><text:bookmark text:name="MJXc-Node-2899"/><text:span text:style-name="T16">)</text:span><text:bookmark text:name="MJXc-Node-2900"/><text:span text:style-name="T11"> </text:span><text:bookmark text:name="MJXc-Node-2901"/><text:span text:style-name="T11">∪</text:span><text:bookmark text:name="MJXc-Node-2902"/><text:span text:style-name="T11"> </text:span><text:bookmark text:name="MJXc-Node-2903"/><text:span text:style-name="T16">.</text:span><text:bookmark text:name="MJXc-Node-2904"/><text:span text:style-name="T16">.</text:span><text:bookmark text:name="MJXc-Node-2905"/><text:span text:style-name="T16">.</text:span><text:bookmark text:name="MJXc-Node-2906"/><text:span text:style-name="T11"> </text:span><text:bookmark text:name="MJXc-Node-2907"/><text:span text:style-name="T11">∪</text:span><text:bookmark text:name="MJXc-Node-2908"/><text:span text:style-name="T11"> </text:span><text:bookmark text:name="MJXc-Node-2910"/><text:bookmark text:name="MJXc-Node-2909"/><text:span text:style-name="T12">φ</text:span><text:bookmark text:name="MJXc-Node-2913"/><text:bookmark text:name="MJXc-Node-2912"/><text:bookmark text:name="MJXc-Node-2911"/><text:span text:style-name="T13">β</text:span><text:bookmark text:name="MJXc-Node-2914"/><text:span text:style-name="T17">[</text:span><text:bookmark text:name="MJXc-Node-2915"/><text:span text:style-name="T13">p</text:span><text:bookmark text:name="MJXc-Node-2916"/><text:span text:style-name="T17">]</text:span><text:bookmark text:name="MJXc-Node-2917"/><text:span text:style-name="T16">(</text:span><text:bookmark text:name="MJXc-Node-2919"/><text:bookmark text:name="MJXc-Node-2918"/><text:span text:style-name="T12">φ</text:span><text:bookmark text:name="MJXc-Node-2922"/><text:bookmark text:name="MJXc-Node-2921"/><text:bookmark text:name="MJXc-Node-2920"/><text:span text:style-name="T13">β</text:span><text:bookmark text:name="MJXc-Node-2923"/><text:span text:style-name="T17">[</text:span><text:bookmark text:name="MJXc-Node-2924"/><text:span text:style-name="T13">p</text:span><text:bookmark text:name="MJXc-Node-2925"/><text:span text:style-name="T17">]</text:span><text:bookmark text:name="MJXc-Node-2926"/><text:span text:style-name="T16">(</text:span><text:bookmark text:name="MJXc-Node-2928"/><text:bookmark text:name="MJXc-Node-2927"/><text:span text:style-name="T12">φ</text:span><text:bookmark text:name="MJXc-Node-2933"/><text:bookmark text:name="MJXc-Node-2932"/><text:bookmark text:name="MJXc-Node-2931"/><text:bookmark text:name="MJXc-Node-2930"/><text:bookmark text:name="MJXc-Node-2929"/><text:span text:style-name="T13">β</text:span><text:bookmark text:name="MJXc-Node-2934"/><text:span text:style-name="T16">(</text:span><text:bookmark text:name="MJXc-Node-2935"/><text:span text:style-name="T12">γ</text:span><text:bookmark text:name="MJXc-Node-2936"/><text:span text:style-name="T16">)</text:span><text:bookmark text:name="MJXc-Node-2937"/><text:span text:style-name="T16">+</text:span><text:bookmark text:name="MJXc-Node-2938"/><text:span text:style-name="T16">1</text:span><text:bookmark text:name="MJXc-Node-2939"/><text:span text:style-name="T16">)</text:span><text:bookmark text:name="MJXc-Node-2940"/><text:span text:style-name="T16">)</text:span><text:bookmark text:name="MJXc-Node-2941"/><text:span text:style-name="T11"> </text:span><text:bookmark text:name="MJXc-Node-2942"/><text:span text:style-name="T11">∪</text:span><text:bookmark text:name="MJXc-Node-2943"/><text:span text:style-name="T11"> </text:span><text:bookmark text:name="MJXc-Node-2945"/><text:bookmark text:name="MJXc-Node-2944"/><text:span text:style-name="T12">φ</text:span><text:bookmark text:name="MJXc-Node-2948"/><text:bookmark text:name="MJXc-Node-2947"/><text:bookmark text:name="MJXc-Node-2946"/><text:span text:style-name="T13">β</text:span><text:bookmark text:name="MJXc-Node-2949"/><text:span text:style-name="T17">[</text:span><text:bookmark text:name="MJXc-Node-2950"/><text:span text:style-name="T13">p</text:span><text:bookmark text:name="MJXc-Node-2951"/><text:span text:style-name="T17">+</text:span><text:bookmark text:name="MJXc-Node-2952"/><text:span text:style-name="T17">1</text:span><text:bookmark text:name="MJXc-Node-2953"/><text:span text:style-name="T17">]</text:span><text:bookmark text:name="MJXc-Node-2954"/><text:span text:style-name="T16">(</text:span><text:bookmark text:name="MJXc-Node-2956"/><text:bookmark text:name="MJXc-Node-2955"/><text:span text:style-name="T12">φ</text:span><text:bookmark text:name="MJXc-Node-2961"/><text:bookmark text:name="MJXc-Node-2960"/><text:bookmark text:name="MJXc-Node-2959"/><text:bookmark text:name="MJXc-Node-2958"/><text:bookmark text:name="MJXc-Node-2957"/><text:span text:style-name="T13">β</text:span><text:bookmark text:name="MJXc-Node-2962"/><text:span text:style-name="T16">(</text:span><text:bookmark text:name="MJXc-Node-2963"/><text:span text:style-name="T12">γ</text:span><text:bookmark text:name="MJXc-Node-2964"/><text:span text:style-name="T16">)</text:span><text:bookmark text:name="MJXc-Node-2965"/><text:span text:style-name="T16">+</text:span><text:bookmark text:name="MJXc-Node-2966"/><text:span text:style-name="T16">1</text:span><text:bookmark text:name="MJXc-Node-2967"/><text:span text:style-name="T16">)</text:span><text:bookmark text:name="MJXc-Node-2968"/><text:span text:style-name="T11"> </text:span><text:bookmark text:name="MJXc-Node-2969"/><text:span text:style-name="T11">∪</text:span><text:bookmark text:name="MJXc-Node-2970"/><text:span text:style-name="T11"> </text:span><text:bookmark text:name="MJXc-Node-2971"/><text:span text:style-name="T16">.</text:span><text:bookmark text:name="MJXc-Node-2972"/><text:span text:style-name="T16">.</text:span><text:bookmark text:name="MJXc-Node-2973"/><text:span text:style-name="T16">.</text:span><text:line-break/><text:line-break/><text:span text:style-name="T9">We have to prove it is equal to :</text:span><text:line-break/><text:line-break/><text:bookmark text:name="MJXc-Node-2976"/><text:bookmark text:name="MJXc-Node-2975"/><text:bookmark text:name="MJXc-Node-2974"/><text:bookmark text:name="MathJax-Element-157-Frame"/><text:span text:style-name="T12">s</text:span><text:bookmark text:name="MJXc-Node-2977"/><text:span text:style-name="T12">u</text:span><text:bookmark text:name="MJXc-Node-2978"/><text:span text:style-name="T12">p</text:span><text:bookmark text:name="MJXc-Node-2979"/><text:span text:style-name="T16">{</text:span><text:bookmark text:name="MJXc-Node-2981"/><text:bookmark text:name="MJXc-Node-2980"/><text:span text:style-name="T12">φ</text:span><text:bookmark text:name="MJXc-Node-2986"/><text:bookmark text:name="MJXc-Node-2985"/><text:bookmark text:name="MJXc-Node-2984"/><text:bookmark text:name="MJXc-Node-2983"/><text:bookmark text:name="MJXc-Node-2982"/><text:span text:style-name="T13">β</text:span><text:bookmark text:name="MJXc-Node-2987"/><text:span text:style-name="T17">[</text:span><text:bookmark text:name="MJXc-Node-2988"/><text:span text:style-name="T13">n</text:span><text:bookmark text:name="MJXc-Node-2989"/><text:span text:style-name="T17">]</text:span><text:bookmark text:name="MJXc-Node-2990"/><text:span text:style-name="T16">(</text:span><text:bookmark text:name="MJXc-Node-2992"/><text:bookmark text:name="MJXc-Node-2991"/><text:span text:style-name="T12">φ</text:span><text:bookmark text:name="MJXc-Node-2997"/><text:bookmark text:name="MJXc-Node-2996"/><text:bookmark text:name="MJXc-Node-2995"/><text:bookmark text:name="MJXc-Node-2994"/><text:bookmark text:name="MJXc-Node-2993"/><text:span text:style-name="T13">β</text:span><text:bookmark text:name="MJXc-Node-2998"/><text:span text:style-name="T16">(</text:span><text:bookmark text:name="MJXc-Node-2999"/><text:span text:style-name="T12">γ</text:span><text:bookmark text:name="MJXc-Node-3000"/><text:span text:style-name="T16">)</text:span><text:bookmark text:name="MJXc-Node-3001"/><text:span text:style-name="T16">+</text:span><text:bookmark text:name="MJXc-Node-3002"/><text:span text:style-name="T16">1</text:span><text:bookmark text:name="MJXc-Node-3003"/><text:span text:style-name="T16">)</text:span><text:bookmark text:name="MJXc-Node-3007"/><text:bookmark text:name="MJXc-Node-3006"/><text:bookmark text:name="MJXc-Node-3005"/><text:bookmark text:name="MJXc-Node-3004"/><text:span text:style-name="T16">|</text:span><text:bookmark text:name="MJXc-Node-3009"/><text:bookmark text:name="MJXc-Node-3008"/><text:span text:style-name="T12">n</text:span><text:bookmark text:name="MJXc-Node-3010"/><text:span text:style-name="T11">∈</text:span><text:bookmark text:name="MJXc-Node-3011"/><text:span text:style-name="T12">ω</text:span><text:bookmark text:name="MJXc-Node-3012"/><text:span text:style-name="T16">}</text:span><text:bookmark text:name="MJXc-Node-3013"/><text:span text:style-name="T16">=</text:span><text:bookmark text:name="MJXc-Node-3015"/><text:bookmark text:name="MJXc-Node-3014"/><text:span text:style-name="T12">φ</text:span><text:bookmark text:name="MJXc-Node-3020"/><text:bookmark text:name="MJXc-Node-3019"/><text:bookmark text:name="MJXc-Node-3018"/><text:bookmark text:name="MJXc-Node-3017"/><text:bookmark text:name="MJXc-Node-3016"/><text:span text:style-name="T13">β</text:span><text:bookmark text:name="MJXc-Node-3021"/><text:span text:style-name="T17">[</text:span><text:bookmark text:name="MJXc-Node-3022"/><text:span text:style-name="T17">0</text:span><text:bookmark text:name="MJXc-Node-3023"/><text:span text:style-name="T17">]</text:span><text:bookmark text:name="MJXc-Node-3024"/><text:span text:style-name="T16">(</text:span><text:bookmark text:name="MJXc-Node-3026"/><text:bookmark text:name="MJXc-Node-3025"/><text:span text:style-name="T12">φ</text:span><text:bookmark text:name="MJXc-Node-3031"/><text:bookmark text:name="MJXc-Node-3030"/><text:bookmark text:name="MJXc-Node-3029"/><text:bookmark text:name="MJXc-Node-3028"/><text:bookmark text:name="MJXc-Node-3027"/><text:span text:style-name="T13">β</text:span><text:bookmark text:name="MJXc-Node-3032"/><text:span text:style-name="T16">(</text:span><text:bookmark text:name="MJXc-Node-3033"/><text:span text:style-name="T12">γ</text:span><text:bookmark text:name="MJXc-Node-3034"/><text:span text:style-name="T16">)</text:span><text:bookmark text:name="MJXc-Node-3035"/><text:span text:style-name="T16">+</text:span><text:bookmark text:name="MJXc-Node-3036"/><text:span text:style-name="T16">1</text:span><text:bookmark text:name="MJXc-Node-3037"/><text:span text:style-name="T16">)</text:span><text:bookmark text:name="MJXc-Node-3038"/><text:span text:style-name="T11"> </text:span><text:bookmark text:name="MJXc-Node-3039"/><text:span text:style-name="T11">∪</text:span><text:bookmark text:name="MJXc-Node-3040"/><text:span text:style-name="T11"> </text:span><text:bookmark text:name="MJXc-Node-3042"/><text:bookmark text:name="MJXc-Node-3041"/><text:span text:style-name="T12">φ</text:span><text:bookmark text:name="MJXc-Node-3047"/><text:bookmark text:name="MJXc-Node-3046"/><text:bookmark text:name="MJXc-Node-3045"/><text:bookmark text:name="MJXc-Node-3044"/><text:bookmark text:name="MJXc-Node-3043"/><text:span text:style-name="T13">β</text:span><text:bookmark text:name="MJXc-Node-3048"/><text:span text:style-name="T17">[</text:span><text:bookmark text:name="MJXc-Node-3049"/><text:span text:style-name="T17">1</text:span><text:bookmark text:name="MJXc-Node-3050"/><text:span text:style-name="T17">]</text:span><text:bookmark text:name="MJXc-Node-3051"/><text:span text:style-name="T16">(</text:span><text:bookmark text:name="MJXc-Node-3053"/><text:bookmark text:name="MJXc-Node-3052"/><text:span text:style-name="T12">φ</text:span><text:bookmark text:name="MJXc-Node-3058"/><text:bookmark text:name="MJXc-Node-3057"/><text:bookmark text:name="MJXc-Node-3056"/><text:bookmark text:name="MJXc-Node-3055"/><text:bookmark text:name="MJXc-Node-3054"/><text:span text:style-name="T13">β</text:span><text:bookmark text:name="MJXc-Node-3059"/><text:span text:style-name="T16">(</text:span><text:bookmark text:name="MJXc-Node-3060"/><text:span text:style-name="T12">γ</text:span><text:bookmark text:name="MJXc-Node-3061"/><text:span text:style-name="T16">)</text:span><text:bookmark text:name="MJXc-Node-3062"/><text:span text:style-name="T16">+</text:span><text:bookmark text:name="MJXc-Node-3063"/><text:span text:style-name="T16">1</text:span><text:bookmark text:name="MJXc-Node-3064"/><text:span text:style-name="T16">)</text:span><text:bookmark text:name="MJXc-Node-3065"/><text:span text:style-name="T11"> </text:span><text:bookmark text:name="MJXc-Node-3066"/><text:span text:style-name="T11">∪</text:span><text:bookmark text:name="MJXc-Node-3067"/><text:span text:style-name="T11"> </text:span><text:bookmark text:name="MJXc-Node-3068"/><text:span text:style-name="T16">.</text:span><text:bookmark text:name="MJXc-Node-3069"/><text:span text:style-name="T16">.</text:span><text:bookmark text:name="MJXc-Node-3070"/><text:span text:style-name="T16">.</text:span><text:bookmark text:name="MJXc-Node-3071"/><text:span text:style-name="T11"> </text:span><text:bookmark text:name="MJXc-Node-3072"/><text:span text:style-name="T11">∪</text:span><text:bookmark text:name="MJXc-Node-3073"/><text:span text:style-name="T11"> </text:span><text:bookmark text:name="MJXc-Node-3075"/><text:bookmark text:name="MJXc-Node-3074"/><text:span text:style-name="T12">φ</text:span><text:bookmark text:name="MJXc-Node-3080"/><text:bookmark text:name="MJXc-Node-3079"/><text:bookmark text:name="MJXc-Node-3078"/><text:bookmark text:name="MJXc-Node-3077"/><text:bookmark text:name="MJXc-Node-3076"/><text:span text:style-name="T13">β</text:span><text:bookmark text:name="MJXc-Node-3081"/><text:span text:style-name="T17">[</text:span><text:bookmark text:name="MJXc-Node-3082"/><text:span text:style-name="T13">p</text:span><text:bookmark text:name="MJXc-Node-3083"/><text:span text:style-name="T17">]</text:span><text:bookmark text:name="MJXc-Node-3084"/><text:span text:style-name="T16">(</text:span><text:bookmark text:name="MJXc-Node-3086"/><text:bookmark text:name="MJXc-Node-3085"/><text:span text:style-name="T12">φ</text:span><text:bookmark text:name="MJXc-Node-3091"/><text:bookmark text:name="MJXc-Node-3090"/><text:bookmark text:name="MJXc-Node-3089"/><text:bookmark text:name="MJXc-Node-3088"/><text:bookmark text:name="MJXc-Node-3087"/><text:span text:style-name="T13">β</text:span><text:bookmark text:name="MJXc-Node-3092"/><text:span text:style-name="T16">(</text:span><text:bookmark text:name="MJXc-Node-3093"/><text:span text:style-name="T12">γ</text:span><text:bookmark text:name="MJXc-Node-3094"/><text:span text:style-name="T16">)</text:span><text:bookmark text:name="MJXc-Node-3095"/><text:span text:style-name="T16">+</text:span><text:bookmark text:name="MJXc-Node-3096"/><text:span text:style-name="T16">1</text:span><text:bookmark text:name="MJXc-Node-3097"/><text:span text:style-name="T16">)</text:span><text:bookmark text:name="MJXc-Node-3098"/><text:span text:style-name="T11"> </text:span><text:bookmark text:name="MJXc-Node-3099"/><text:span text:style-name="T11">∪</text:span><text:bookmark text:name="MJXc-Node-3100"/><text:span text:style-name="T11"> </text:span><text:bookmark text:name="MJXc-Node-3102"/><text:bookmark text:name="MJXc-Node-3101"/><text:span text:style-name="T12">φ</text:span><text:bookmark text:name="MJXc-Node-3107"/><text:bookmark text:name="MJXc-Node-3106"/><text:bookmark text:name="MJXc-Node-3105"/><text:bookmark text:name="MJXc-Node-3104"/><text:bookmark text:name="MJXc-Node-3103"/><text:span text:style-name="T13">β</text:span><text:bookmark text:name="MJXc-Node-3108"/><text:span text:style-name="T17">[</text:span><text:bookmark text:name="MJXc-Node-3109"/><text:span text:style-name="T13">p</text:span><text:bookmark text:name="MJXc-Node-3110"/><text:span text:style-name="T17">+</text:span><text:bookmark text:name="MJXc-Node-3111"/><text:span text:style-name="T17">1</text:span><text:bookmark text:name="MJXc-Node-3112"/><text:span text:style-name="T17">]</text:span><text:bookmark text:name="MJXc-Node-3113"/><text:span text:style-name="T16">(</text:span><text:bookmark text:name="MJXc-Node-3115"/><text:bookmark text:name="MJXc-Node-3114"/><text:span text:style-name="T12">φ</text:span><text:bookmark text:name="MJXc-Node-3120"/><text:bookmark text:name="MJXc-Node-3119"/><text:bookmark text:name="MJXc-Node-3118"/><text:bookmark text:name="MJXc-Node-3117"/><text:bookmark text:name="MJXc-Node-3116"/><text:span text:style-name="T13">β</text:span><text:bookmark text:name="MJXc-Node-3121"/><text:span text:style-name="T16">(</text:span><text:bookmark text:name="MJXc-Node-3122"/><text:span text:style-name="T12">γ</text:span><text:bookmark text:name="MJXc-Node-3123"/><text:span text:style-name="T16">)</text:span><text:bookmark text:name="MJXc-Node-3124"/><text:span text:style-name="T16">+</text:span><text:bookmark text:name="MJXc-Node-3125"/><text:span text:style-name="T16">1</text:span><text:bookmark text:name="MJXc-Node-3126"/><text:span text:style-name="T16">)</text:span><text:bookmark text:name="MJXc-Node-3127"/><text:span text:style-name="T11"> </text:span><text:bookmark text:name="MJXc-Node-3129"/><text:bookmark text:name="MJXc-Node-3128"/><text:span text:style-name="T11">∪</text:span><text:bookmark text:name="MJXc-Node-3130"/><text:span text:style-name="T17">.</text:span><text:bookmark text:name="MJXc-Node-3131"/><text:span text:style-name="T16">.</text:span><text:bookmark text:name="MJXc-Node-3132"/><text:span text:style-name="T16">.</text:span><text:line-break/><text:line-break/><text:span text:style-name="T9">These two expressions differs only by the n+1 first terms which are the smallest, the following terms ( </text:span><text:bookmark text:name="MJXc-Node-3136"/><text:bookmark text:name="MJXc-Node-3135"/><text:bookmark text:name="MJXc-Node-3134"/><text:bookmark text:name="MJXc-Node-3133"/><text:bookmark text:name="MathJax-Element-158-Frame"/><text:span text:style-name="T12">φ</text:span><text:bookmark text:name="MJXc-Node-3141"/><text:bookmark text:name="MJXc-Node-3140"/><text:bookmark text:name="MJXc-Node-3139"/><text:bookmark text:name="MJXc-Node-3138"/><text:bookmark text:name="MJXc-Node-3137"/><text:span text:style-name="T13">β</text:span><text:bookmark text:name="MJXc-Node-3142"/><text:span text:style-name="T17">[</text:span><text:bookmark text:name="MJXc-Node-3143"/><text:span text:style-name="T13">p</text:span><text:bookmark text:name="MJXc-Node-3144"/><text:span text:style-name="T17">+</text:span><text:bookmark text:name="MJXc-Node-3145"/><text:span text:style-name="T17">1</text:span><text:bookmark text:name="MJXc-Node-3146"/><text:span text:style-name="T17">]</text:span><text:bookmark text:name="MJXc-Node-3147"/><text:span text:style-name="T16">(</text:span><text:bookmark text:name="MJXc-Node-3149"/><text:bookmark text:name="MJXc-Node-3148"/><text:span text:style-name="T12">φ</text:span><text:bookmark text:name="MJXc-Node-3154"/><text:bookmark text:name="MJXc-Node-3153"/><text:bookmark text:name="MJXc-Node-3152"/><text:bookmark text:name="MJXc-Node-3151"/><text:bookmark text:name="MJXc-Node-3150"/><text:span text:style-name="T13">β</text:span><text:bookmark text:name="MJXc-Node-3155"/><text:span text:style-name="T16">(</text:span><text:bookmark text:name="MJXc-Node-3156"/><text:span text:style-name="T12">γ</text:span><text:bookmark text:name="MJXc-Node-3157"/><text:span text:style-name="T16">)</text:span><text:bookmark text:name="MJXc-Node-3158"/><text:span text:style-name="T16">+</text:span><text:bookmark text:name="MJXc-Node-3159"/><text:span text:style-name="T16">1</text:span><text:bookmark text:name="MJXc-Node-3160"/><text:span text:style-name="T16">)</text:span><text:span text:style-name="T21"> </text:span><text:span text:style-name="T9">and after) are equal. It seems plausible to me that the difference of the first terms does not matter, and that the equality of the following terms which are greater is sufficient for the equality of the complete expressions.</text:span></text:p>
      <text:p text:style-name="P75"/>
      <text:p text:style-name="P73"><text:span text:style-name="T9">We can observe that:</text:span><text:line-break/><text:bookmark text:name="MJXc-Node-4247"/><text:bookmark text:name="MJXc-Node-4246"/><text:bookmark text:name="MJXc-Node-4245"/><text:bookmark text:name="MathJax-Element-212-Frame"/><text:span text:style-name="T12">s</text:span><text:bookmark text:name="MJXc-Node-4248"/><text:span text:style-name="T12">u</text:span><text:bookmark text:name="MJXc-Node-4249"/><text:span text:style-name="T12">p</text:span><text:bookmark text:name="MJXc-Node-4250"/><text:span text:style-name="T16">{</text:span><text:bookmark text:name="MJXc-Node-4252"/><text:bookmark text:name="MJXc-Node-4251"/><text:span text:style-name="T12">φ</text:span><text:bookmark text:name="MJXc-Node-4257"/><text:bookmark text:name="MJXc-Node-4256"/><text:bookmark text:name="MJXc-Node-4255"/><text:bookmark text:name="MJXc-Node-4254"/><text:bookmark text:name="MJXc-Node-4253"/><text:span text:style-name="T13">β</text:span><text:bookmark text:name="MJXc-Node-4258"/><text:span text:style-name="T17">[</text:span><text:bookmark text:name="MJXc-Node-4259"/><text:span text:style-name="T13">n</text:span><text:bookmark text:name="MJXc-Node-4260"/><text:span text:style-name="T17">]</text:span><text:bookmark text:name="MJXc-Node-4261"/><text:span text:style-name="T16">(</text:span><text:bookmark text:name="MJXc-Node-4263"/><text:bookmark text:name="MJXc-Node-4262"/><text:span text:style-name="T12">φ</text:span><text:bookmark text:name="MJXc-Node-4268"/><text:bookmark text:name="MJXc-Node-4267"/><text:bookmark text:name="MJXc-Node-4266"/><text:bookmark text:name="MJXc-Node-4265"/><text:bookmark text:name="MJXc-Node-4264"/><text:span text:style-name="T13">β</text:span><text:bookmark text:name="MJXc-Node-4269"/><text:span text:style-name="T16">(</text:span><text:bookmark text:name="MJXc-Node-4270"/><text:span text:style-name="T12">γ</text:span><text:bookmark text:name="MJXc-Node-4271"/><text:span text:style-name="T16">)</text:span><text:bookmark text:name="MJXc-Node-4272"/><text:span text:style-name="T16">+</text:span><text:bookmark text:name="MJXc-Node-4273"/><text:span text:style-name="T16">1</text:span><text:bookmark text:name="MJXc-Node-4274"/><text:span text:style-name="T16">)</text:span><text:bookmark text:name="MJXc-Node-4278"/><text:bookmark text:name="MJXc-Node-4277"/><text:bookmark text:name="MJXc-Node-4276"/><text:bookmark text:name="MJXc-Node-4275"/><text:span text:style-name="T16">|</text:span><text:bookmark text:name="MJXc-Node-4280"/><text:bookmark text:name="MJXc-Node-4279"/><text:span text:style-name="T12">n</text:span><text:bookmark text:name="MJXc-Node-4281"/><text:span text:style-name="T11">∈</text:span><text:bookmark text:name="MJXc-Node-4282"/><text:span text:style-name="T12">ω</text:span><text:bookmark text:name="MJXc-Node-4283"/><text:span text:style-name="T16">}</text:span><text:bookmark text:name="MJXc-Node-4284"/><text:span text:style-name="T16">=</text:span><text:bookmark text:name="MJXc-Node-4285"/><text:span text:style-name="T12">s</text:span><text:bookmark text:name="MJXc-Node-4286"/><text:span text:style-name="T12">u</text:span><text:bookmark text:name="MJXc-Node-4287"/><text:span text:style-name="T12">p</text:span><text:bookmark text:name="MJXc-Node-4288"/><text:span text:style-name="T16">{</text:span><text:bookmark text:name="MJXc-Node-4290"/><text:bookmark text:name="MJXc-Node-4289"/><text:span text:style-name="T12">φ</text:span><text:bookmark text:name="MJXc-Node-4295"/><text:bookmark text:name="MJXc-Node-4294"/><text:bookmark text:name="MJXc-Node-4293"/><text:bookmark text:name="MJXc-Node-4292"/><text:bookmark text:name="MJXc-Node-4291"/><text:span text:style-name="T13">α</text:span><text:bookmark text:name="MJXc-Node-4296"/><text:span text:style-name="T16">(</text:span><text:bookmark text:name="MJXc-Node-4298"/><text:bookmark text:name="MJXc-Node-4297"/><text:span text:style-name="T12">φ</text:span><text:bookmark text:name="MJXc-Node-4303"/><text:bookmark text:name="MJXc-Node-4302"/><text:bookmark text:name="MJXc-Node-4301"/><text:bookmark text:name="MJXc-Node-4300"/><text:bookmark text:name="MJXc-Node-4299"/><text:span text:style-name="T13">β</text:span><text:bookmark text:name="MJXc-Node-4304"/><text:span text:style-name="T16">(</text:span><text:bookmark text:name="MJXc-Node-4305"/><text:span text:style-name="T12">γ</text:span><text:bookmark text:name="MJXc-Node-4306"/><text:span text:style-name="T16">)</text:span><text:bookmark text:name="MJXc-Node-4307"/><text:span text:style-name="T16">+</text:span><text:bookmark text:name="MJXc-Node-4308"/><text:span text:style-name="T16">1</text:span><text:bookmark text:name="MJXc-Node-4309"/><text:span text:style-name="T16">)</text:span><text:bookmark text:name="MJXc-Node-4313"/><text:bookmark text:name="MJXc-Node-4312"/><text:bookmark text:name="MJXc-Node-4311"/><text:bookmark text:name="MJXc-Node-4310"/><text:span text:style-name="T16">|</text:span><text:bookmark text:name="MJXc-Node-4315"/><text:bookmark text:name="MJXc-Node-4314"/><text:span text:style-name="T12">α</text:span><text:bookmark text:name="MJXc-Node-4316"/><text:span text:style-name="T16">&lt;</text:span><text:bookmark text:name="MJXc-Node-4317"/><text:span text:style-name="T12">β</text:span><text:bookmark text:name="MJXc-Node-4318"/><text:span text:style-name="T16">}</text:span><text:line-break/><text:span text:style-name="T9">Note that this equality uses statement(A) above.</text:span><text:line-break/><text:line-break/><text:span text:style-name="T9">Now fix any arbitrary value(limit or not doesn't matter) </text:span><text:bookmark text:name="MJXc-Node-4321"/><text:bookmark text:name="MJXc-Node-4320"/><text:bookmark text:name="MJXc-Node-4319"/><text:bookmark text:name="MathJax-Element-213-Frame"/><text:span text:style-name="T12">λ</text:span><text:bookmark text:name="MJXc-Node-4322"/><text:span text:style-name="T16">&lt;</text:span><text:bookmark text:name="MJXc-Node-4323"/><text:span text:style-name="T12">β</text:span><text:span text:style-name="T9">. We want to prove that </text:span><text:bookmark text:name="MJXc-Node-4326"/><text:bookmark text:name="MJXc-Node-4325"/><text:bookmark text:name="MJXc-Node-4324"/><text:bookmark text:name="MathJax-Element-214-Frame"/><text:span text:style-name="T12">s</text:span><text:bookmark text:name="MJXc-Node-4327"/><text:span text:style-name="T12">u</text:span><text:bookmark text:name="MJXc-Node-4328"/><text:span text:style-name="T12">p</text:span><text:bookmark text:name="MJXc-Node-4329"/><text:span text:style-name="T16">{</text:span><text:bookmark text:name="MJXc-Node-4331"/><text:bookmark text:name="MJXc-Node-4330"/><text:span text:style-name="T12">φ</text:span><text:bookmark text:name="MJXc-Node-4336"/><text:bookmark text:name="MJXc-Node-4335"/><text:bookmark text:name="MJXc-Node-4334"/><text:bookmark text:name="MJXc-Node-4333"/><text:bookmark text:name="MJXc-Node-4332"/><text:span text:style-name="T13">α</text:span><text:bookmark text:name="MJXc-Node-4337"/><text:span text:style-name="T16">(</text:span><text:bookmark text:name="MJXc-Node-4339"/><text:bookmark text:name="MJXc-Node-4338"/><text:span text:style-name="T12">φ</text:span><text:bookmark text:name="MJXc-Node-4344"/><text:bookmark text:name="MJXc-Node-4343"/><text:bookmark text:name="MJXc-Node-4342"/><text:bookmark text:name="MJXc-Node-4341"/><text:bookmark text:name="MJXc-Node-4340"/><text:span text:style-name="T13">β</text:span><text:bookmark text:name="MJXc-Node-4345"/><text:span text:style-name="T16">(</text:span><text:bookmark text:name="MJXc-Node-4346"/><text:span text:style-name="T12">γ</text:span><text:bookmark text:name="MJXc-Node-4347"/><text:span text:style-name="T16">)</text:span><text:bookmark text:name="MJXc-Node-4348"/><text:span text:style-name="T16">+</text:span><text:bookmark text:name="MJXc-Node-4349"/><text:span text:style-name="T16">1</text:span><text:bookmark text:name="MJXc-Node-4350"/><text:span text:style-name="T16">)</text:span><text:bookmark text:name="MJXc-Node-4354"/><text:bookmark text:name="MJXc-Node-4353"/><text:bookmark text:name="MJXc-Node-4352"/><text:bookmark text:name="MJXc-Node-4351"/><text:span text:style-name="T16">|</text:span><text:bookmark text:name="MJXc-Node-4356"/><text:bookmark text:name="MJXc-Node-4355"/><text:span text:style-name="T12">α</text:span><text:bookmark text:name="MJXc-Node-4357"/><text:span text:style-name="T16">&lt;</text:span><text:bookmark text:name="MJXc-Node-4358"/><text:span text:style-name="T12">β</text:span><text:bookmark text:name="MJXc-Node-4359"/><text:span text:style-name="T16">}</text:span><text:span text:style-name="T21"> </text:span><text:span text:style-name="T9">is a fixed point of </text:span><text:bookmark text:name="MJXc-Node-4363"/><text:bookmark text:name="MJXc-Node-4362"/><text:bookmark text:name="MJXc-Node-4361"/><text:bookmark text:name="MJXc-Node-4360"/><text:bookmark text:name="MathJax-Element-215-Frame"/><text:span text:style-name="T12">φ</text:span><text:bookmark text:name="MJXc-Node-4368"/><text:bookmark text:name="MJXc-Node-4367"/><text:bookmark text:name="MJXc-Node-4366"/><text:bookmark text:name="MJXc-Node-4365"/><text:bookmark text:name="MJXc-Node-4364"/><text:span text:style-name="T13">λ</text:span><text:span text:style-name="T9">. Alternatively:</text:span><text:line-break/><text:bookmark text:name="MJXc-Node-4371"/><text:bookmark text:name="MJXc-Node-4370"/><text:bookmark text:name="MJXc-Node-4369"/><text:bookmark text:name="MathJax-Element-216-Frame"/><text:span text:style-name="T12">s</text:span><text:bookmark text:name="MJXc-Node-4372"/><text:span text:style-name="T12">u</text:span><text:bookmark text:name="MJXc-Node-4373"/><text:span text:style-name="T12">p</text:span><text:bookmark text:name="MJXc-Node-4374"/><text:span text:style-name="T16">{</text:span><text:bookmark text:name="MJXc-Node-4376"/><text:bookmark text:name="MJXc-Node-4375"/><text:span text:style-name="T12">φ</text:span><text:bookmark text:name="MJXc-Node-4381"/><text:bookmark text:name="MJXc-Node-4380"/><text:bookmark text:name="MJXc-Node-4379"/><text:bookmark text:name="MJXc-Node-4378"/><text:bookmark text:name="MJXc-Node-4377"/><text:span text:style-name="T13">α</text:span><text:bookmark text:name="MJXc-Node-4382"/><text:span text:style-name="T16">(</text:span><text:bookmark text:name="MJXc-Node-4384"/><text:bookmark text:name="MJXc-Node-4383"/><text:span text:style-name="T12">φ</text:span><text:bookmark text:name="MJXc-Node-4389"/><text:bookmark text:name="MJXc-Node-4388"/><text:bookmark text:name="MJXc-Node-4387"/><text:bookmark text:name="MJXc-Node-4386"/><text:bookmark text:name="MJXc-Node-4385"/><text:span text:style-name="T13">β</text:span><text:bookmark text:name="MJXc-Node-4390"/><text:span text:style-name="T16">(</text:span><text:bookmark text:name="MJXc-Node-4391"/><text:span text:style-name="T12">γ</text:span><text:bookmark text:name="MJXc-Node-4392"/><text:span text:style-name="T16">)</text:span><text:bookmark text:name="MJXc-Node-4393"/><text:span text:style-name="T16">+</text:span><text:bookmark text:name="MJXc-Node-4394"/><text:span text:style-name="T16">1</text:span><text:bookmark text:name="MJXc-Node-4395"/><text:span text:style-name="T16">)</text:span><text:bookmark text:name="MJXc-Node-4399"/><text:bookmark text:name="MJXc-Node-4398"/><text:bookmark text:name="MJXc-Node-4397"/><text:bookmark text:name="MJXc-Node-4396"/><text:span text:style-name="T16">|</text:span><text:bookmark text:name="MJXc-Node-4401"/><text:bookmark text:name="MJXc-Node-4400"/><text:span text:style-name="T12">α</text:span><text:bookmark text:name="MJXc-Node-4402"/><text:span text:style-name="T16">&lt;</text:span><text:bookmark text:name="MJXc-Node-4403"/><text:span text:style-name="T12">β</text:span><text:bookmark text:name="MJXc-Node-4404"/><text:span text:style-name="T16">}</text:span><text:bookmark text:name="MJXc-Node-4405"/><text:span text:style-name="T11">∈</text:span><text:bookmark text:name="MJXc-Node-4406"/><text:span text:style-name="T12">r</text:span><text:bookmark text:name="MJXc-Node-4407"/><text:span text:style-name="T12">a</text:span><text:bookmark text:name="MJXc-Node-4408"/><text:span text:style-name="T12">n</text:span><text:bookmark text:name="MJXc-Node-4409"/><text:span text:style-name="T12">g</text:span><text:bookmark text:name="MJXc-Node-4410"/><text:span text:style-name="T12">e</text:span><text:bookmark text:name="MJXc-Node-4411"/><text:span text:style-name="T16">(</text:span><text:bookmark text:name="MJXc-Node-4413"/><text:bookmark text:name="MJXc-Node-4412"/><text:span text:style-name="T12">φ</text:span><text:bookmark text:name="MJXc-Node-4418"/><text:bookmark text:name="MJXc-Node-4417"/><text:bookmark text:name="MJXc-Node-4416"/><text:bookmark text:name="MJXc-Node-4415"/><text:bookmark text:name="MJXc-Node-4414"/><text:span text:style-name="T13">λ</text:span><text:bookmark text:name="MJXc-Node-4419"/><text:span text:style-name="T17">+</text:span><text:bookmark text:name="MJXc-Node-4420"/><text:span text:style-name="T17">1</text:span><text:bookmark text:name="MJXc-Node-4421"/><text:span text:style-name="T16">)</text:span><text:line-break/><text:line-break/><text:span text:style-name="T9">Further we can observe that:</text:span><text:line-break/><text:span text:style-name="T10">(D)--</text:span><text:span text:style-name="T21"> </text:span><text:bookmark text:name="MJXc-Node-4424"/><text:bookmark text:name="MJXc-Node-4423"/><text:bookmark text:name="MJXc-Node-4422"/><text:bookmark text:name="MathJax-Element-217-Frame"/><text:span text:style-name="T12">r</text:span><text:bookmark text:name="MJXc-Node-4425"/><text:span text:style-name="T12">a</text:span><text:bookmark text:name="MJXc-Node-4426"/><text:span text:style-name="T12">n</text:span><text:bookmark text:name="MJXc-Node-4427"/><text:span text:style-name="T12">g</text:span><text:bookmark text:name="MJXc-Node-4428"/><text:span text:style-name="T12">e</text:span><text:bookmark text:name="MJXc-Node-4429"/><text:span text:style-name="T16">(</text:span><text:bookmark text:name="MJXc-Node-4431"/><text:bookmark text:name="MJXc-Node-4430"/><text:span text:style-name="T12">φ</text:span><text:bookmark text:name="MJXc-Node-4435"/><text:bookmark text:name="MJXc-Node-4434"/><text:bookmark text:name="MJXc-Node-4433"/><text:bookmark text:name="MJXc-Node-4432"/><text:span text:style-name="T13">α</text:span><text:bookmark text:name="MJXc-Node-4436"/><text:span text:style-name="T18">1</text:span><text:bookmark text:name="MJXc-Node-4437"/><text:span text:style-name="T16">)</text:span><text:bookmark text:name="MJXc-Node-4438"/><text:span text:style-name="T11">⊇</text:span><text:bookmark text:name="MJXc-Node-4439"/><text:span text:style-name="T12">r</text:span><text:bookmark text:name="MJXc-Node-4440"/><text:span text:style-name="T12">a</text:span><text:bookmark text:name="MJXc-Node-4441"/><text:span text:style-name="T12">n</text:span><text:bookmark text:name="MJXc-Node-4442"/><text:span text:style-name="T12">g</text:span><text:bookmark text:name="MJXc-Node-4443"/><text:span text:style-name="T12">e</text:span><text:bookmark text:name="MJXc-Node-4444"/><text:span text:style-name="T16">(</text:span><text:bookmark text:name="MJXc-Node-4446"/><text:bookmark text:name="MJXc-Node-4445"/><text:span text:style-name="T12">φ</text:span><text:bookmark text:name="MJXc-Node-4450"/><text:bookmark text:name="MJXc-Node-4449"/><text:bookmark text:name="MJXc-Node-4448"/><text:bookmark text:name="MJXc-Node-4447"/><text:span text:style-name="T13">α</text:span><text:bookmark text:name="MJXc-Node-4451"/><text:span text:style-name="T18">2</text:span><text:bookmark text:name="MJXc-Node-4452"/><text:span text:style-name="T16">)</text:span><text:span text:style-name="T21"> </text:span><text:span text:style-name="T9">whenever </text:span><text:bookmark text:name="MJXc-Node-4456"/><text:bookmark text:name="MJXc-Node-4455"/><text:bookmark text:name="MJXc-Node-4454"/><text:bookmark text:name="MJXc-Node-4453"/><text:bookmark text:name="MathJax-Element-218-Frame"/><text:span text:style-name="T12">α</text:span><text:bookmark text:name="MJXc-Node-4457"/><text:span text:style-name="T17">1</text:span><text:bookmark text:name="MJXc-Node-4458"/><text:span text:style-name="T16">&lt;</text:span><text:bookmark text:name="MJXc-Node-4460"/><text:bookmark text:name="MJXc-Node-4459"/><text:span text:style-name="T12">α</text:span><text:bookmark text:name="MJXc-Node-4461"/><text:span text:style-name="T17">2</text:span><text:line-break/><text:line-break/><text:span text:style-name="T9">Now indeed there is some </text:span><text:bookmark text:name="MJXc-Node-4464"/><text:bookmark text:name="MJXc-Node-4463"/><text:bookmark text:name="MJXc-Node-4462"/><text:bookmark text:name="MathJax-Element-219-Frame"/><text:span text:style-name="T12">N</text:span><text:bookmark text:name="MJXc-Node-4465"/><text:span text:style-name="T11">∈</text:span><text:bookmark text:name="MJXc-Node-4466"/><text:span text:style-name="T12">ω</text:span><text:span text:style-name="T21"> </text:span><text:span text:style-name="T9">such that:</text:span><text:line-break/><text:bookmark text:name="MJXc-Node-4469"/><text:bookmark text:name="MJXc-Node-4468"/><text:bookmark text:name="MJXc-Node-4467"/><text:bookmark text:name="MathJax-Element-220-Frame"/><text:span text:style-name="T12">β</text:span><text:bookmark text:name="MJXc-Node-4470"/><text:span text:style-name="T16">[</text:span><text:bookmark text:name="MJXc-Node-4471"/><text:span text:style-name="T12">n</text:span><text:bookmark text:name="MJXc-Node-4472"/><text:span text:style-name="T16">]</text:span><text:bookmark text:name="MJXc-Node-4473"/><text:span text:style-name="T11">≥</text:span><text:bookmark text:name="MJXc-Node-4474"/><text:span text:style-name="T12">λ</text:span><text:bookmark text:name="MJXc-Node-4475"/><text:span text:style-name="T16">+</text:span><text:bookmark text:name="MJXc-Node-4476"/><text:span text:style-name="T16">1</text:span><text:span text:style-name="T21"> </text:span><text:span text:style-name="T9">for all </text:span><text:bookmark text:name="MJXc-Node-4479"/><text:bookmark text:name="MJXc-Node-4478"/><text:bookmark text:name="MJXc-Node-4477"/><text:bookmark text:name="MathJax-Element-221-Frame"/><text:span text:style-name="T12">n</text:span><text:bookmark text:name="MJXc-Node-4480"/><text:span text:style-name="T11">≥</text:span><text:bookmark text:name="MJXc-Node-4481"/><text:span text:style-name="T12">N</text:span><text:span text:style-name="T21"> </text:span><text:span text:style-name="T9">(where </text:span><text:bookmark text:name="MJXc-Node-4484"/><text:bookmark text:name="MJXc-Node-4483"/><text:bookmark text:name="MJXc-Node-4482"/><text:bookmark text:name="MathJax-Element-222-Frame"/><text:span text:style-name="T12">n</text:span><text:bookmark text:name="MJXc-Node-4485"/><text:span text:style-name="T11">∈</text:span><text:bookmark text:name="MJXc-Node-4486"/><text:span text:style-name="T12">ω</text:span><text:span text:style-name="T9">)</text:span><text:line-break/><text:span text:style-name="T9">Note that because </text:span><text:bookmark text:name="MJXc-Node-4489"/><text:bookmark text:name="MJXc-Node-4488"/><text:bookmark text:name="MJXc-Node-4487"/><text:bookmark text:name="MathJax-Element-223-Frame"/><text:span text:style-name="T12">λ</text:span><text:bookmark text:name="MJXc-Node-4490"/><text:span text:style-name="T16">&lt;</text:span><text:bookmark text:name="MJXc-Node-4491"/><text:span text:style-name="T12">β</text:span><text:span text:style-name="T21"> </text:span><text:span text:style-name="T9">and </text:span><text:bookmark text:name="MJXc-Node-4494"/><text:bookmark text:name="MJXc-Node-4493"/><text:bookmark text:name="MJXc-Node-4492"/><text:bookmark text:name="MathJax-Element-224-Frame"/><text:span text:style-name="T12">β</text:span><text:span text:style-name="T21"> </text:span><text:span text:style-name="T9">is a limit, we must have </text:span><text:bookmark text:name="MJXc-Node-4497"/><text:bookmark text:name="MJXc-Node-4496"/><text:bookmark text:name="MJXc-Node-4495"/><text:bookmark text:name="MathJax-Element-225-Frame"/><text:span text:style-name="T12">λ</text:span><text:bookmark text:name="MJXc-Node-4498"/><text:span text:style-name="T16">+</text:span><text:bookmark text:name="MJXc-Node-4499"/><text:span text:style-name="T16">1</text:span><text:bookmark text:name="MJXc-Node-4500"/><text:span text:style-name="T16">&lt;</text:span><text:bookmark text:name="MJXc-Node-4501"/><text:span text:style-name="T12">β</text:span><text:span text:style-name="T9">.</text:span><text:line-break/><text:line-break/><text:span text:style-name="T9">Now we can write:</text:span><text:line-break/><text:bookmark text:name="MJXc-Node-4504"/><text:bookmark text:name="MJXc-Node-4503"/><text:bookmark text:name="MJXc-Node-4502"/><text:bookmark text:name="MathJax-Element-226-Frame"/><text:span text:style-name="T12">s</text:span><text:bookmark text:name="MJXc-Node-4505"/><text:span text:style-name="T12">u</text:span><text:bookmark text:name="MJXc-Node-4506"/><text:span text:style-name="T12">p</text:span><text:bookmark text:name="MJXc-Node-4507"/><text:span text:style-name="T16">{</text:span><text:bookmark text:name="MJXc-Node-4509"/><text:bookmark text:name="MJXc-Node-4508"/><text:span text:style-name="T12">φ</text:span><text:bookmark text:name="MJXc-Node-4514"/><text:bookmark text:name="MJXc-Node-4513"/><text:bookmark text:name="MJXc-Node-4512"/><text:bookmark text:name="MJXc-Node-4511"/><text:bookmark text:name="MJXc-Node-4510"/><text:span text:style-name="T13">α</text:span><text:bookmark text:name="MJXc-Node-4515"/><text:span text:style-name="T16">(</text:span><text:bookmark text:name="MJXc-Node-4517"/><text:bookmark text:name="MJXc-Node-4516"/><text:span text:style-name="T12">φ</text:span><text:bookmark text:name="MJXc-Node-4522"/><text:bookmark text:name="MJXc-Node-4521"/><text:bookmark text:name="MJXc-Node-4520"/><text:bookmark text:name="MJXc-Node-4519"/><text:bookmark text:name="MJXc-Node-4518"/><text:span text:style-name="T13">β</text:span><text:bookmark text:name="MJXc-Node-4523"/><text:span text:style-name="T16">(</text:span><text:bookmark text:name="MJXc-Node-4524"/><text:span text:style-name="T12">γ</text:span><text:bookmark text:name="MJXc-Node-4525"/><text:span text:style-name="T16">)</text:span><text:bookmark text:name="MJXc-Node-4526"/><text:span text:style-name="T16">+</text:span><text:bookmark text:name="MJXc-Node-4527"/><text:span text:style-name="T16">1</text:span><text:bookmark text:name="MJXc-Node-4528"/><text:span text:style-name="T16">)</text:span><text:bookmark text:name="MJXc-Node-4532"/><text:bookmark text:name="MJXc-Node-4531"/><text:bookmark text:name="MJXc-Node-4530"/><text:bookmark text:name="MJXc-Node-4529"/><text:span text:style-name="T16">|</text:span><text:bookmark text:name="MJXc-Node-4534"/><text:bookmark text:name="MJXc-Node-4533"/><text:span text:style-name="T12">α</text:span><text:bookmark text:name="MJXc-Node-4535"/><text:span text:style-name="T16">&lt;</text:span><text:bookmark text:name="MJXc-Node-4536"/><text:span text:style-name="T12">β</text:span><text:bookmark text:name="MJXc-Node-4537"/><text:span text:style-name="T16">}</text:span><text:bookmark text:name="MJXc-Node-4538"/><text:span text:style-name="T16">=</text:span><text:bookmark text:name="MJXc-Node-4539"/><text:span text:style-name="T12">s</text:span><text:bookmark text:name="MJXc-Node-4540"/><text:span text:style-name="T12">u</text:span><text:bookmark text:name="MJXc-Node-4541"/><text:span text:style-name="T12">p</text:span><text:bookmark text:name="MJXc-Node-4542"/><text:span text:style-name="T16">{</text:span><text:bookmark text:name="MJXc-Node-4544"/><text:bookmark text:name="MJXc-Node-4543"/><text:span text:style-name="T12">φ</text:span><text:bookmark text:name="MJXc-Node-4549"/><text:bookmark text:name="MJXc-Node-4548"/><text:bookmark text:name="MJXc-Node-4547"/><text:bookmark text:name="MJXc-Node-4546"/><text:bookmark text:name="MJXc-Node-4545"/><text:span text:style-name="T13">α</text:span><text:bookmark text:name="MJXc-Node-4550"/><text:span text:style-name="T16">(</text:span><text:bookmark text:name="MJXc-Node-4552"/><text:bookmark text:name="MJXc-Node-4551"/><text:span text:style-name="T12">φ</text:span><text:bookmark text:name="MJXc-Node-4557"/><text:bookmark text:name="MJXc-Node-4556"/><text:bookmark text:name="MJXc-Node-4555"/><text:bookmark text:name="MJXc-Node-4554"/><text:bookmark text:name="MJXc-Node-4553"/><text:span text:style-name="T13">β</text:span><text:bookmark text:name="MJXc-Node-4558"/><text:span text:style-name="T16">(</text:span><text:bookmark text:name="MJXc-Node-4559"/><text:span text:style-name="T12">γ</text:span><text:bookmark text:name="MJXc-Node-4560"/><text:span text:style-name="T16">)</text:span><text:bookmark text:name="MJXc-Node-4561"/><text:span text:style-name="T16">+</text:span><text:bookmark text:name="MJXc-Node-4562"/><text:span text:style-name="T16">1</text:span><text:bookmark text:name="MJXc-Node-4563"/><text:span text:style-name="T16">)</text:span><text:bookmark text:name="MJXc-Node-4567"/><text:bookmark text:name="MJXc-Node-4566"/><text:bookmark text:name="MJXc-Node-4565"/><text:bookmark text:name="MJXc-Node-4564"/><text:span text:style-name="T16">|</text:span><text:bookmark text:name="MJXc-Node-4569"/><text:bookmark text:name="MJXc-Node-4568"/><text:span text:style-name="T12">β</text:span><text:bookmark text:name="MJXc-Node-4570"/><text:span text:style-name="T16">[</text:span><text:bookmark text:name="MJXc-Node-4571"/><text:span text:style-name="T12">N</text:span><text:bookmark text:name="MJXc-Node-4572"/><text:span text:style-name="T16">]</text:span><text:bookmark text:name="MJXc-Node-4573"/><text:span text:style-name="T11">≤</text:span><text:bookmark text:name="MJXc-Node-4574"/><text:span text:style-name="T12">α</text:span><text:bookmark text:name="MJXc-Node-4575"/><text:span text:style-name="T16">&lt;</text:span><text:bookmark text:name="MJXc-Node-4576"/><text:span text:style-name="T12">β</text:span><text:bookmark text:name="MJXc-Node-4577"/><text:span text:style-name="T16">}</text:span><text:bookmark text:name="MJXc-Node-4578"/><text:span text:style-name="T16">=</text:span><text:bookmark text:name="MJXc-Node-4579"/><text:span text:style-name="T12">s</text:span><text:bookmark text:name="MJXc-Node-4580"/><text:span text:style-name="T12">u</text:span><text:bookmark text:name="MJXc-Node-4581"/><text:span text:style-name="T12">p</text:span><text:bookmark text:name="MJXc-Node-4582"/><text:span text:style-name="T16">{</text:span><text:bookmark text:name="MJXc-Node-4584"/><text:bookmark text:name="MJXc-Node-4583"/><text:span text:style-name="T12">φ</text:span><text:bookmark text:name="MJXc-Node-4589"/><text:bookmark text:name="MJXc-Node-4588"/><text:bookmark text:name="MJXc-Node-4587"/><text:bookmark text:name="MJXc-Node-4586"/><text:bookmark text:name="MJXc-Node-4585"/><text:span text:style-name="T13">β</text:span><text:bookmark text:name="MJXc-Node-4590"/><text:span text:style-name="T17">[</text:span><text:bookmark text:name="MJXc-Node-4591"/><text:span text:style-name="T13">n</text:span><text:bookmark text:name="MJXc-Node-4592"/><text:span text:style-name="T17">]</text:span><text:bookmark text:name="MJXc-Node-4593"/><text:span text:style-name="T16">(</text:span><text:bookmark text:name="MJXc-Node-4595"/><text:bookmark text:name="MJXc-Node-4594"/><text:span text:style-name="T12">φ</text:span><text:bookmark text:name="MJXc-Node-4600"/><text:bookmark text:name="MJXc-Node-4599"/><text:bookmark text:name="MJXc-Node-4598"/><text:bookmark text:name="MJXc-Node-4597"/><text:bookmark text:name="MJXc-Node-4596"/><text:span text:style-name="T13">β</text:span><text:bookmark text:name="MJXc-Node-4601"/><text:span text:style-name="T16">(</text:span><text:bookmark text:name="MJXc-Node-4602"/><text:span text:style-name="T12">γ</text:span><text:bookmark text:name="MJXc-Node-4603"/><text:span text:style-name="T16">)</text:span><text:bookmark text:name="MJXc-Node-4604"/><text:span text:style-name="T16">+</text:span><text:bookmark text:name="MJXc-Node-4605"/><text:span text:style-name="T16">1</text:span><text:bookmark text:name="MJXc-Node-4606"/><text:span text:style-name="T16">)</text:span><text:bookmark text:name="MJXc-Node-4610"/><text:bookmark text:name="MJXc-Node-4609"/><text:bookmark text:name="MJXc-Node-4608"/><text:bookmark text:name="MJXc-Node-4607"/><text:span text:style-name="T16">|</text:span><text:bookmark text:name="MJXc-Node-4612"/><text:bookmark text:name="MJXc-Node-4611"/><text:span text:style-name="T12">N</text:span><text:bookmark text:name="MJXc-Node-4613"/><text:span text:style-name="T11">≤</text:span><text:bookmark text:name="MJXc-Node-4614"/><text:span text:style-name="T12">n</text:span><text:bookmark text:name="MJXc-Node-4615"/><text:span text:style-name="T16">&lt;</text:span><text:bookmark text:name="MJXc-Node-4616"/><text:span text:style-name="T12">ω</text:span><text:bookmark text:name="MJXc-Node-4617"/><text:span text:style-name="T16">}</text:span><text:line-break/><text:span text:style-name="T9">Observe that the equalities use statement (A).</text:span><text:line-break/><text:soft-page-break/><text:line-break/><text:span text:style-name="T9">Now if you observe the sequence of terms:</text:span><text:line-break/><text:bookmark text:name="MJXc-Node-4621"/><text:bookmark text:name="MJXc-Node-4620"/><text:bookmark text:name="MJXc-Node-4619"/><text:bookmark text:name="MJXc-Node-4618"/><text:bookmark text:name="MathJax-Element-227-Frame"/><text:span text:style-name="T12">φ</text:span><text:bookmark text:name="MJXc-Node-4624"/><text:bookmark text:name="MJXc-Node-4623"/><text:bookmark text:name="MJXc-Node-4622"/><text:span text:style-name="T13">β</text:span><text:bookmark text:name="MJXc-Node-4625"/><text:span text:style-name="T17">[</text:span><text:bookmark text:name="MJXc-Node-4626"/><text:span text:style-name="T13">N</text:span><text:bookmark text:name="MJXc-Node-4627"/><text:span text:style-name="T17">]</text:span><text:bookmark text:name="MJXc-Node-4628"/><text:span text:style-name="T16">(</text:span><text:bookmark text:name="MJXc-Node-4630"/><text:bookmark text:name="MJXc-Node-4629"/><text:span text:style-name="T12">φ</text:span><text:bookmark text:name="MJXc-Node-4633"/><text:bookmark text:name="MJXc-Node-4632"/><text:bookmark text:name="MJXc-Node-4631"/><text:span text:style-name="T13">β</text:span><text:bookmark text:name="MJXc-Node-4634"/><text:span text:style-name="T16">(</text:span><text:bookmark text:name="MJXc-Node-4635"/><text:span text:style-name="T12">γ</text:span><text:bookmark text:name="MJXc-Node-4636"/><text:span text:style-name="T16">)</text:span><text:bookmark text:name="MJXc-Node-4637"/><text:span text:style-name="T16">+</text:span><text:bookmark text:name="MJXc-Node-4638"/><text:span text:style-name="T16">1</text:span><text:bookmark text:name="MJXc-Node-4639"/><text:span text:style-name="T16">)</text:span><text:bookmark text:name="MJXc-Node-4640"/><text:span text:style-name="T16">,</text:span><text:bookmark text:name="MJXc-Node-4642"/><text:bookmark text:name="MJXc-Node-4641"/><text:span text:style-name="T12">φ</text:span><text:bookmark text:name="MJXc-Node-4645"/><text:bookmark text:name="MJXc-Node-4644"/><text:bookmark text:name="MJXc-Node-4643"/><text:span text:style-name="T13">β</text:span><text:bookmark text:name="MJXc-Node-4646"/><text:span text:style-name="T17">[</text:span><text:bookmark text:name="MJXc-Node-4647"/><text:span text:style-name="T13">N</text:span><text:bookmark text:name="MJXc-Node-4648"/><text:span text:style-name="T17">+</text:span><text:bookmark text:name="MJXc-Node-4649"/><text:span text:style-name="T17">1</text:span><text:bookmark text:name="MJXc-Node-4650"/><text:span text:style-name="T17">]</text:span><text:bookmark text:name="MJXc-Node-4651"/><text:span text:style-name="T16">(</text:span><text:bookmark text:name="MJXc-Node-4653"/><text:bookmark text:name="MJXc-Node-4652"/><text:span text:style-name="T12">φ</text:span><text:bookmark text:name="MJXc-Node-4656"/><text:bookmark text:name="MJXc-Node-4655"/><text:bookmark text:name="MJXc-Node-4654"/><text:span text:style-name="T13">β</text:span><text:bookmark text:name="MJXc-Node-4657"/><text:span text:style-name="T16">(</text:span><text:bookmark text:name="MJXc-Node-4658"/><text:span text:style-name="T12">γ</text:span><text:bookmark text:name="MJXc-Node-4659"/><text:span text:style-name="T16">)</text:span><text:bookmark text:name="MJXc-Node-4660"/><text:span text:style-name="T16">+</text:span><text:bookmark text:name="MJXc-Node-4661"/><text:span text:style-name="T16">1</text:span><text:bookmark text:name="MJXc-Node-4662"/><text:span text:style-name="T16">)</text:span><text:bookmark text:name="MJXc-Node-4663"/><text:span text:style-name="T16">,</text:span><text:bookmark text:name="MJXc-Node-4665"/><text:bookmark text:name="MJXc-Node-4664"/><text:span text:style-name="T12">φ</text:span><text:bookmark text:name="MJXc-Node-4668"/><text:bookmark text:name="MJXc-Node-4667"/><text:bookmark text:name="MJXc-Node-4666"/><text:span text:style-name="T13">β</text:span><text:bookmark text:name="MJXc-Node-4669"/><text:span text:style-name="T17">[</text:span><text:bookmark text:name="MJXc-Node-4670"/><text:span text:style-name="T13">N</text:span><text:bookmark text:name="MJXc-Node-4671"/><text:span text:style-name="T17">+</text:span><text:bookmark text:name="MJXc-Node-4672"/><text:span text:style-name="T17">2</text:span><text:bookmark text:name="MJXc-Node-4673"/><text:span text:style-name="T17">]</text:span><text:bookmark text:name="MJXc-Node-4674"/><text:span text:style-name="T16">(</text:span><text:bookmark text:name="MJXc-Node-4676"/><text:bookmark text:name="MJXc-Node-4675"/><text:span text:style-name="T12">φ</text:span><text:bookmark text:name="MJXc-Node-4679"/><text:bookmark text:name="MJXc-Node-4678"/><text:bookmark text:name="MJXc-Node-4677"/><text:span text:style-name="T13">β</text:span><text:bookmark text:name="MJXc-Node-4680"/><text:span text:style-name="T16">(</text:span><text:bookmark text:name="MJXc-Node-4681"/><text:span text:style-name="T12">γ</text:span><text:bookmark text:name="MJXc-Node-4682"/><text:span text:style-name="T16">)</text:span><text:bookmark text:name="MJXc-Node-4683"/><text:span text:style-name="T16">+</text:span><text:bookmark text:name="MJXc-Node-4684"/><text:span text:style-name="T16">1</text:span><text:bookmark text:name="MJXc-Node-4685"/><text:span text:style-name="T16">)</text:span><text:bookmark text:name="MJXc-Node-4686"/><text:span text:style-name="T16">,</text:span><text:bookmark text:name="MJXc-Node-4688"/><text:bookmark text:name="MJXc-Node-4687"/><text:span text:style-name="T12">φ</text:span><text:bookmark text:name="MJXc-Node-4691"/><text:bookmark text:name="MJXc-Node-4690"/><text:bookmark text:name="MJXc-Node-4689"/><text:span text:style-name="T13">β</text:span><text:bookmark text:name="MJXc-Node-4692"/><text:span text:style-name="T17">[</text:span><text:bookmark text:name="MJXc-Node-4693"/><text:span text:style-name="T13">N</text:span><text:bookmark text:name="MJXc-Node-4694"/><text:span text:style-name="T17">+</text:span><text:bookmark text:name="MJXc-Node-4695"/><text:span text:style-name="T17">3</text:span><text:bookmark text:name="MJXc-Node-4696"/><text:span text:style-name="T17">]</text:span><text:bookmark text:name="MJXc-Node-4697"/><text:span text:style-name="T16">(</text:span><text:bookmark text:name="MJXc-Node-4699"/><text:bookmark text:name="MJXc-Node-4698"/><text:span text:style-name="T12">φ</text:span><text:bookmark text:name="MJXc-Node-4702"/><text:bookmark text:name="MJXc-Node-4701"/><text:bookmark text:name="MJXc-Node-4700"/><text:span text:style-name="T13">β</text:span><text:bookmark text:name="MJXc-Node-4703"/><text:span text:style-name="T16">(</text:span><text:bookmark text:name="MJXc-Node-4704"/><text:span text:style-name="T12">γ</text:span><text:bookmark text:name="MJXc-Node-4705"/><text:span text:style-name="T16">)</text:span><text:bookmark text:name="MJXc-Node-4706"/><text:span text:style-name="T16">+</text:span><text:bookmark text:name="MJXc-Node-4707"/><text:span text:style-name="T16">1</text:span><text:bookmark text:name="MJXc-Node-4708"/><text:span text:style-name="T16">)</text:span><text:bookmark text:name="MJXc-Node-4709"/><text:span text:style-name="T16">,</text:span><text:bookmark text:name="MJXc-Node-4710"/><text:span text:style-name="T16">.</text:span><text:bookmark text:name="MJXc-Node-4711"/><text:span text:style-name="T16">.</text:span><text:bookmark text:name="MJXc-Node-4712"/><text:span text:style-name="T16">.</text:span><text:bookmark text:name="MJXc-Node-4713"/><text:span text:style-name="T16">.</text:span><text:bookmark text:name="MJXc-Node-4714"/><text:span text:style-name="T16">.</text:span><text:bookmark text:name="MJXc-Node-4715"/><text:span text:style-name="T16">.</text:span><text:line-break/><text:span text:style-name="T9">This is a strictly increasing sequence of values and furthermore every term in this sequence belongs to </text:span><text:bookmark text:name="MJXc-Node-4718"/><text:bookmark text:name="MJXc-Node-4717"/><text:bookmark text:name="MJXc-Node-4716"/><text:bookmark text:name="MathJax-Element-228-Frame"/><text:span text:style-name="T12">r</text:span><text:bookmark text:name="MJXc-Node-4719"/><text:span text:style-name="T12">a</text:span><text:bookmark text:name="MJXc-Node-4720"/><text:span text:style-name="T12">n</text:span><text:bookmark text:name="MJXc-Node-4721"/><text:span text:style-name="T12">g</text:span><text:bookmark text:name="MJXc-Node-4722"/><text:span text:style-name="T12">e</text:span><text:bookmark text:name="MJXc-Node-4723"/><text:span text:style-name="T16">(</text:span><text:bookmark text:name="MJXc-Node-4725"/><text:bookmark text:name="MJXc-Node-4724"/><text:span text:style-name="T12">φ</text:span><text:bookmark text:name="MJXc-Node-4730"/><text:bookmark text:name="MJXc-Node-4729"/><text:bookmark text:name="MJXc-Node-4728"/><text:bookmark text:name="MJXc-Node-4727"/><text:bookmark text:name="MJXc-Node-4726"/><text:span text:style-name="T13">λ</text:span><text:bookmark text:name="MJXc-Node-4731"/><text:span text:style-name="T17">+</text:span><text:bookmark text:name="MJXc-Node-4732"/><text:span text:style-name="T17">1</text:span><text:bookmark text:name="MJXc-Node-4733"/><text:span text:style-name="T16">)</text:span><text:span text:style-name="T9">(due to statement-D above). Now let us suppose that:</text:span><text:line-break/><text:bookmark text:name="MJXc-Node-4737"/><text:bookmark text:name="MJXc-Node-4736"/><text:bookmark text:name="MJXc-Node-4735"/><text:bookmark text:name="MJXc-Node-4734"/><text:bookmark text:name="MathJax-Element-229-Frame"/><text:span text:style-name="T12">φ</text:span><text:bookmark text:name="MJXc-Node-4742"/><text:bookmark text:name="MJXc-Node-4741"/><text:bookmark text:name="MJXc-Node-4740"/><text:bookmark text:name="MJXc-Node-4739"/><text:bookmark text:name="MJXc-Node-4738"/><text:span text:style-name="T13">λ</text:span><text:bookmark text:name="MJXc-Node-4743"/><text:span text:style-name="T17">+</text:span><text:bookmark text:name="MJXc-Node-4744"/><text:span text:style-name="T17">1</text:span><text:bookmark text:name="MJXc-Node-4745"/><text:span text:style-name="T16">(</text:span><text:bookmark text:name="MJXc-Node-4747"/><text:bookmark text:name="MJXc-Node-4746"/><text:span text:style-name="T12">a</text:span><text:bookmark text:name="MJXc-Node-4748"/><text:span text:style-name="T17">0</text:span><text:bookmark text:name="MJXc-Node-4749"/><text:span text:style-name="T16">)</text:span><text:bookmark text:name="MJXc-Node-4750"/><text:span text:style-name="T16">=</text:span><text:bookmark text:name="MJXc-Node-4752"/><text:bookmark text:name="MJXc-Node-4751"/><text:span text:style-name="T12">φ</text:span><text:bookmark text:name="MJXc-Node-4755"/><text:bookmark text:name="MJXc-Node-4754"/><text:bookmark text:name="MJXc-Node-4753"/><text:span text:style-name="T13">β</text:span><text:bookmark text:name="MJXc-Node-4756"/><text:span text:style-name="T17">[</text:span><text:bookmark text:name="MJXc-Node-4757"/><text:span text:style-name="T13">N</text:span><text:bookmark text:name="MJXc-Node-4758"/><text:span text:style-name="T17">]</text:span><text:bookmark text:name="MJXc-Node-4759"/><text:span text:style-name="T16">(</text:span><text:bookmark text:name="MJXc-Node-4761"/><text:bookmark text:name="MJXc-Node-4760"/><text:span text:style-name="T12">φ</text:span><text:bookmark text:name="MJXc-Node-4764"/><text:bookmark text:name="MJXc-Node-4763"/><text:bookmark text:name="MJXc-Node-4762"/><text:span text:style-name="T13">β</text:span><text:bookmark text:name="MJXc-Node-4765"/><text:span text:style-name="T16">(</text:span><text:bookmark text:name="MJXc-Node-4766"/><text:span text:style-name="T12">γ</text:span><text:bookmark text:name="MJXc-Node-4767"/><text:span text:style-name="T16">)</text:span><text:bookmark text:name="MJXc-Node-4768"/><text:span text:style-name="T16">+</text:span><text:bookmark text:name="MJXc-Node-4769"/><text:span text:style-name="T16">1</text:span><text:bookmark text:name="MJXc-Node-4770"/><text:span text:style-name="T16">)</text:span><text:line-break/><text:bookmark text:name="MJXc-Node-4774"/><text:bookmark text:name="MJXc-Node-4773"/><text:bookmark text:name="MJXc-Node-4772"/><text:bookmark text:name="MJXc-Node-4771"/><text:bookmark text:name="MathJax-Element-230-Frame"/><text:span text:style-name="T12">φ</text:span><text:bookmark text:name="MJXc-Node-4779"/><text:bookmark text:name="MJXc-Node-4778"/><text:bookmark text:name="MJXc-Node-4777"/><text:bookmark text:name="MJXc-Node-4776"/><text:bookmark text:name="MJXc-Node-4775"/><text:span text:style-name="T13">λ</text:span><text:bookmark text:name="MJXc-Node-4780"/><text:span text:style-name="T17">+</text:span><text:bookmark text:name="MJXc-Node-4781"/><text:span text:style-name="T17">1</text:span><text:bookmark text:name="MJXc-Node-4782"/><text:span text:style-name="T16">(</text:span><text:bookmark text:name="MJXc-Node-4784"/><text:bookmark text:name="MJXc-Node-4783"/><text:span text:style-name="T12">a</text:span><text:bookmark text:name="MJXc-Node-4785"/><text:span text:style-name="T17">1</text:span><text:bookmark text:name="MJXc-Node-4786"/><text:span text:style-name="T16">)</text:span><text:bookmark text:name="MJXc-Node-4787"/><text:span text:style-name="T16">=</text:span><text:bookmark text:name="MJXc-Node-4789"/><text:bookmark text:name="MJXc-Node-4788"/><text:span text:style-name="T12">φ</text:span><text:bookmark text:name="MJXc-Node-4792"/><text:bookmark text:name="MJXc-Node-4791"/><text:bookmark text:name="MJXc-Node-4790"/><text:span text:style-name="T13">β</text:span><text:bookmark text:name="MJXc-Node-4793"/><text:span text:style-name="T17">[</text:span><text:bookmark text:name="MJXc-Node-4794"/><text:span text:style-name="T13">N</text:span><text:bookmark text:name="MJXc-Node-4795"/><text:span text:style-name="T17">+</text:span><text:bookmark text:name="MJXc-Node-4796"/><text:span text:style-name="T17">1</text:span><text:bookmark text:name="MJXc-Node-4797"/><text:span text:style-name="T17">]</text:span><text:bookmark text:name="MJXc-Node-4798"/><text:span text:style-name="T16">(</text:span><text:bookmark text:name="MJXc-Node-4800"/><text:bookmark text:name="MJXc-Node-4799"/><text:span text:style-name="T12">φ</text:span><text:bookmark text:name="MJXc-Node-4803"/><text:bookmark text:name="MJXc-Node-4802"/><text:bookmark text:name="MJXc-Node-4801"/><text:span text:style-name="T13">β</text:span><text:bookmark text:name="MJXc-Node-4804"/><text:span text:style-name="T16">(</text:span><text:bookmark text:name="MJXc-Node-4805"/><text:span text:style-name="T12">γ</text:span><text:bookmark text:name="MJXc-Node-4806"/><text:span text:style-name="T16">)</text:span><text:bookmark text:name="MJXc-Node-4807"/><text:span text:style-name="T16">+</text:span><text:bookmark text:name="MJXc-Node-4808"/><text:span text:style-name="T16">1</text:span><text:bookmark text:name="MJXc-Node-4809"/><text:span text:style-name="T16">)</text:span><text:line-break/><text:bookmark text:name="MJXc-Node-4813"/><text:bookmark text:name="MJXc-Node-4812"/><text:bookmark text:name="MJXc-Node-4811"/><text:bookmark text:name="MJXc-Node-4810"/><text:bookmark text:name="MathJax-Element-231-Frame"/><text:span text:style-name="T12">φ</text:span><text:bookmark text:name="MJXc-Node-4818"/><text:bookmark text:name="MJXc-Node-4817"/><text:bookmark text:name="MJXc-Node-4816"/><text:bookmark text:name="MJXc-Node-4815"/><text:bookmark text:name="MJXc-Node-4814"/><text:span text:style-name="T13">λ</text:span><text:bookmark text:name="MJXc-Node-4819"/><text:span text:style-name="T17">+</text:span><text:bookmark text:name="MJXc-Node-4820"/><text:span text:style-name="T17">1</text:span><text:bookmark text:name="MJXc-Node-4821"/><text:span text:style-name="T16">(</text:span><text:bookmark text:name="MJXc-Node-4823"/><text:bookmark text:name="MJXc-Node-4822"/><text:span text:style-name="T12">a</text:span><text:bookmark text:name="MJXc-Node-4824"/><text:span text:style-name="T17">2</text:span><text:bookmark text:name="MJXc-Node-4825"/><text:span text:style-name="T16">)</text:span><text:bookmark text:name="MJXc-Node-4826"/><text:span text:style-name="T16">=</text:span><text:bookmark text:name="MJXc-Node-4828"/><text:bookmark text:name="MJXc-Node-4827"/><text:span text:style-name="T12">φ</text:span><text:bookmark text:name="MJXc-Node-4831"/><text:bookmark text:name="MJXc-Node-4830"/><text:bookmark text:name="MJXc-Node-4829"/><text:span text:style-name="T13">β</text:span><text:bookmark text:name="MJXc-Node-4832"/><text:span text:style-name="T17">[</text:span><text:bookmark text:name="MJXc-Node-4833"/><text:span text:style-name="T13">N</text:span><text:bookmark text:name="MJXc-Node-4834"/><text:span text:style-name="T17">+</text:span><text:bookmark text:name="MJXc-Node-4835"/><text:span text:style-name="T17">2</text:span><text:bookmark text:name="MJXc-Node-4836"/><text:span text:style-name="T17">]</text:span><text:bookmark text:name="MJXc-Node-4837"/><text:span text:style-name="T16">(</text:span><text:bookmark text:name="MJXc-Node-4839"/><text:bookmark text:name="MJXc-Node-4838"/><text:span text:style-name="T12">φ</text:span><text:bookmark text:name="MJXc-Node-4842"/><text:bookmark text:name="MJXc-Node-4841"/><text:bookmark text:name="MJXc-Node-4840"/><text:span text:style-name="T13">β</text:span><text:bookmark text:name="MJXc-Node-4843"/><text:span text:style-name="T16">(</text:span><text:bookmark text:name="MJXc-Node-4844"/><text:span text:style-name="T12">γ</text:span><text:bookmark text:name="MJXc-Node-4845"/><text:span text:style-name="T16">)</text:span><text:bookmark text:name="MJXc-Node-4846"/><text:span text:style-name="T16">+</text:span><text:bookmark text:name="MJXc-Node-4847"/><text:span text:style-name="T16">1</text:span><text:bookmark text:name="MJXc-Node-4848"/><text:span text:style-name="T16">)</text:span><text:line-break/><text:span text:style-name="T9">and so on....</text:span><text:line-break/><text:line-break/><text:span text:style-name="T9">Now the sequence of values </text:span><text:bookmark text:name="MJXc-Node-4852"/><text:bookmark text:name="MJXc-Node-4851"/><text:bookmark text:name="MJXc-Node-4850"/><text:bookmark text:name="MJXc-Node-4849"/><text:bookmark text:name="MathJax-Element-232-Frame"/><text:span text:style-name="T12">a</text:span><text:bookmark text:name="MJXc-Node-4853"/><text:span text:style-name="T17">0</text:span><text:bookmark text:name="MJXc-Node-4854"/><text:span text:style-name="T16">,</text:span><text:bookmark text:name="MJXc-Node-4856"/><text:bookmark text:name="MJXc-Node-4855"/><text:span text:style-name="T12">a</text:span><text:bookmark text:name="MJXc-Node-4857"/><text:span text:style-name="T17">1</text:span><text:bookmark text:name="MJXc-Node-4858"/><text:span text:style-name="T16">,</text:span><text:bookmark text:name="MJXc-Node-4860"/><text:bookmark text:name="MJXc-Node-4859"/><text:span text:style-name="T12">a</text:span><text:bookmark text:name="MJXc-Node-4861"/><text:span text:style-name="T17">2</text:span><text:bookmark text:name="MJXc-Node-4862"/><text:span text:style-name="T16">,</text:span><text:bookmark text:name="MJXc-Node-4864"/><text:bookmark text:name="MJXc-Node-4863"/><text:span text:style-name="T12">a</text:span><text:bookmark text:name="MJXc-Node-4865"/><text:span text:style-name="T17">3</text:span><text:bookmark text:name="MJXc-Node-4866"/><text:span text:style-name="T16">.</text:span><text:bookmark text:name="MJXc-Node-4867"/><text:span text:style-name="T16">.</text:span><text:bookmark text:name="MJXc-Node-4868"/><text:span text:style-name="T16">.</text:span><text:bookmark text:name="MJXc-Node-4869"/><text:span text:style-name="T16">.</text:span><text:span text:style-name="T21"> </text:span><text:span text:style-name="T9">must form a fundamental sequence (due to </text:span><text:bookmark text:name="MJXc-Node-4873"/><text:bookmark text:name="MJXc-Node-4872"/><text:bookmark text:name="MJXc-Node-4871"/><text:bookmark text:name="MJXc-Node-4870"/><text:bookmark text:name="MathJax-Element-233-Frame"/><text:span text:style-name="T12">φ</text:span><text:bookmark text:name="MJXc-Node-4878"/><text:bookmark text:name="MJXc-Node-4877"/><text:bookmark text:name="MJXc-Node-4876"/><text:bookmark text:name="MJXc-Node-4875"/><text:bookmark text:name="MJXc-Node-4874"/><text:span text:style-name="T13">λ</text:span><text:bookmark text:name="MJXc-Node-4879"/><text:span text:style-name="T17">+</text:span><text:bookmark text:name="MJXc-Node-4880"/><text:span text:style-name="T17">1</text:span><text:span text:style-name="T21"> </text:span><text:span text:style-name="T9">being a strictly increasing function). Hence the limit/sup of:</text:span><text:line-break/><text:bookmark text:name="MJXc-Node-4884"/><text:bookmark text:name="MJXc-Node-4883"/><text:bookmark text:name="MJXc-Node-4882"/><text:bookmark text:name="MJXc-Node-4881"/><text:bookmark text:name="MathJax-Element-234-Frame"/><text:span text:style-name="T12">φ</text:span><text:bookmark text:name="MJXc-Node-4887"/><text:bookmark text:name="MJXc-Node-4886"/><text:bookmark text:name="MJXc-Node-4885"/><text:span text:style-name="T13">β</text:span><text:bookmark text:name="MJXc-Node-4888"/><text:span text:style-name="T17">[</text:span><text:bookmark text:name="MJXc-Node-4889"/><text:span text:style-name="T13">N</text:span><text:bookmark text:name="MJXc-Node-4890"/><text:span text:style-name="T17">]</text:span><text:bookmark text:name="MJXc-Node-4891"/><text:span text:style-name="T16">(</text:span><text:bookmark text:name="MJXc-Node-4893"/><text:bookmark text:name="MJXc-Node-4892"/><text:span text:style-name="T12">φ</text:span><text:bookmark text:name="MJXc-Node-4896"/><text:bookmark text:name="MJXc-Node-4895"/><text:bookmark text:name="MJXc-Node-4894"/><text:span text:style-name="T13">β</text:span><text:bookmark text:name="MJXc-Node-4897"/><text:span text:style-name="T16">(</text:span><text:bookmark text:name="MJXc-Node-4898"/><text:span text:style-name="T12">γ</text:span><text:bookmark text:name="MJXc-Node-4899"/><text:span text:style-name="T16">)</text:span><text:bookmark text:name="MJXc-Node-4900"/><text:span text:style-name="T16">+</text:span><text:bookmark text:name="MJXc-Node-4901"/><text:span text:style-name="T16">1</text:span><text:bookmark text:name="MJXc-Node-4902"/><text:span text:style-name="T16">)</text:span><text:bookmark text:name="MJXc-Node-4903"/><text:span text:style-name="T16">,</text:span><text:bookmark text:name="MJXc-Node-4905"/><text:bookmark text:name="MJXc-Node-4904"/><text:span text:style-name="T12">φ</text:span><text:bookmark text:name="MJXc-Node-4908"/><text:bookmark text:name="MJXc-Node-4907"/><text:bookmark text:name="MJXc-Node-4906"/><text:span text:style-name="T13">β</text:span><text:bookmark text:name="MJXc-Node-4909"/><text:span text:style-name="T17">[</text:span><text:bookmark text:name="MJXc-Node-4910"/><text:span text:style-name="T13">N</text:span><text:bookmark text:name="MJXc-Node-4911"/><text:span text:style-name="T17">+</text:span><text:bookmark text:name="MJXc-Node-4912"/><text:span text:style-name="T17">1</text:span><text:bookmark text:name="MJXc-Node-4913"/><text:span text:style-name="T17">]</text:span><text:bookmark text:name="MJXc-Node-4914"/><text:span text:style-name="T16">(</text:span><text:bookmark text:name="MJXc-Node-4916"/><text:bookmark text:name="MJXc-Node-4915"/><text:span text:style-name="T12">φ</text:span><text:bookmark text:name="MJXc-Node-4919"/><text:bookmark text:name="MJXc-Node-4918"/><text:bookmark text:name="MJXc-Node-4917"/><text:span text:style-name="T13">β</text:span><text:bookmark text:name="MJXc-Node-4920"/><text:span text:style-name="T16">(</text:span><text:bookmark text:name="MJXc-Node-4921"/><text:span text:style-name="T12">γ</text:span><text:bookmark text:name="MJXc-Node-4922"/><text:span text:style-name="T16">)</text:span><text:bookmark text:name="MJXc-Node-4923"/><text:span text:style-name="T16">+</text:span><text:bookmark text:name="MJXc-Node-4924"/><text:span text:style-name="T16">1</text:span><text:bookmark text:name="MJXc-Node-4925"/><text:span text:style-name="T16">)</text:span><text:bookmark text:name="MJXc-Node-4926"/><text:span text:style-name="T16">,</text:span><text:bookmark text:name="MJXc-Node-4928"/><text:bookmark text:name="MJXc-Node-4927"/><text:span text:style-name="T12">φ</text:span><text:bookmark text:name="MJXc-Node-4931"/><text:bookmark text:name="MJXc-Node-4930"/><text:bookmark text:name="MJXc-Node-4929"/><text:span text:style-name="T13">β</text:span><text:bookmark text:name="MJXc-Node-4932"/><text:span text:style-name="T17">[</text:span><text:bookmark text:name="MJXc-Node-4933"/><text:span text:style-name="T13">N</text:span><text:bookmark text:name="MJXc-Node-4934"/><text:span text:style-name="T17">+</text:span><text:bookmark text:name="MJXc-Node-4935"/><text:span text:style-name="T17">2</text:span><text:bookmark text:name="MJXc-Node-4936"/><text:span text:style-name="T17">]</text:span><text:bookmark text:name="MJXc-Node-4937"/><text:span text:style-name="T16">(</text:span><text:bookmark text:name="MJXc-Node-4939"/><text:bookmark text:name="MJXc-Node-4938"/><text:span text:style-name="T12">φ</text:span><text:bookmark text:name="MJXc-Node-4942"/><text:bookmark text:name="MJXc-Node-4941"/><text:bookmark text:name="MJXc-Node-4940"/><text:span text:style-name="T13">β</text:span><text:bookmark text:name="MJXc-Node-4943"/><text:span text:style-name="T16">(</text:span><text:bookmark text:name="MJXc-Node-4944"/><text:span text:style-name="T12">γ</text:span><text:bookmark text:name="MJXc-Node-4945"/><text:span text:style-name="T16">)</text:span><text:bookmark text:name="MJXc-Node-4946"/><text:span text:style-name="T16">+</text:span><text:bookmark text:name="MJXc-Node-4947"/><text:span text:style-name="T16">1</text:span><text:bookmark text:name="MJXc-Node-4948"/><text:span text:style-name="T16">)</text:span><text:bookmark text:name="MJXc-Node-4949"/><text:span text:style-name="T16">,</text:span><text:bookmark text:name="MJXc-Node-4951"/><text:bookmark text:name="MJXc-Node-4950"/><text:span text:style-name="T12">φ</text:span><text:bookmark text:name="MJXc-Node-4954"/><text:bookmark text:name="MJXc-Node-4953"/><text:bookmark text:name="MJXc-Node-4952"/><text:span text:style-name="T13">β</text:span><text:bookmark text:name="MJXc-Node-4955"/><text:span text:style-name="T17">[</text:span><text:bookmark text:name="MJXc-Node-4956"/><text:span text:style-name="T13">N</text:span><text:bookmark text:name="MJXc-Node-4957"/><text:span text:style-name="T17">+</text:span><text:bookmark text:name="MJXc-Node-4958"/><text:span text:style-name="T17">3</text:span><text:bookmark text:name="MJXc-Node-4959"/><text:span text:style-name="T17">]</text:span><text:bookmark text:name="MJXc-Node-4960"/><text:span text:style-name="T16">(</text:span><text:bookmark text:name="MJXc-Node-4962"/><text:bookmark text:name="MJXc-Node-4961"/><text:span text:style-name="T12">φ</text:span><text:bookmark text:name="MJXc-Node-4965"/><text:bookmark text:name="MJXc-Node-4964"/><text:bookmark text:name="MJXc-Node-4963"/><text:span text:style-name="T13">β</text:span><text:bookmark text:name="MJXc-Node-4966"/><text:span text:style-name="T16">(</text:span><text:bookmark text:name="MJXc-Node-4967"/><text:span text:style-name="T12">γ</text:span><text:bookmark text:name="MJXc-Node-4968"/><text:span text:style-name="T16">)</text:span><text:bookmark text:name="MJXc-Node-4969"/><text:span text:style-name="T16">+</text:span><text:bookmark text:name="MJXc-Node-4970"/><text:span text:style-name="T16">1</text:span><text:bookmark text:name="MJXc-Node-4971"/><text:span text:style-name="T16">)</text:span><text:bookmark text:name="MJXc-Node-4972"/><text:span text:style-name="T16">,</text:span><text:bookmark text:name="MJXc-Node-4973"/><text:span text:style-name="T16">.</text:span><text:bookmark text:name="MJXc-Node-4974"/><text:span text:style-name="T16">.</text:span><text:bookmark text:name="MJXc-Node-4975"/><text:span text:style-name="T16">.</text:span><text:bookmark text:name="MJXc-Node-4976"/><text:span text:style-name="T16">.</text:span><text:bookmark text:name="MJXc-Node-4977"/><text:span text:style-name="T16">.</text:span><text:bookmark text:name="MJXc-Node-4978"/><text:span text:style-name="T16">.</text:span><text:line-break/><text:span text:style-name="T9">belongs to </text:span><text:bookmark text:name="MJXc-Node-4981"/><text:bookmark text:name="MJXc-Node-4980"/><text:bookmark text:name="MJXc-Node-4979"/><text:bookmark text:name="MathJax-Element-235-Frame"/><text:span text:style-name="T12">r</text:span><text:bookmark text:name="MJXc-Node-4982"/><text:span text:style-name="T12">a</text:span><text:bookmark text:name="MJXc-Node-4983"/><text:span text:style-name="T12">n</text:span><text:bookmark text:name="MJXc-Node-4984"/><text:span text:style-name="T12">g</text:span><text:bookmark text:name="MJXc-Node-4985"/><text:span text:style-name="T12">e</text:span><text:bookmark text:name="MJXc-Node-4986"/><text:span text:style-name="T16">(</text:span><text:bookmark text:name="MJXc-Node-4988"/><text:bookmark text:name="MJXc-Node-4987"/><text:span text:style-name="T12">φ</text:span><text:bookmark text:name="MJXc-Node-4993"/><text:bookmark text:name="MJXc-Node-4992"/><text:bookmark text:name="MJXc-Node-4991"/><text:bookmark text:name="MJXc-Node-4990"/><text:bookmark text:name="MJXc-Node-4989"/><text:span text:style-name="T13">λ</text:span><text:bookmark text:name="MJXc-Node-4994"/><text:span text:style-name="T17">+</text:span><text:bookmark text:name="MJXc-Node-4995"/><text:span text:style-name="T17">1</text:span><text:bookmark text:name="MJXc-Node-4996"/><text:span text:style-name="T16">)</text:span><text:span text:style-name="T21"> </text:span><text:span text:style-name="T9">(because </text:span><text:bookmark text:name="MJXc-Node-5000"/><text:bookmark text:name="MJXc-Node-4999"/><text:bookmark text:name="MJXc-Node-4998"/><text:bookmark text:name="MJXc-Node-4997"/><text:bookmark text:name="MathJax-Element-236-Frame"/><text:span text:style-name="T12">φ</text:span><text:bookmark text:name="MJXc-Node-5005"/><text:bookmark text:name="MJXc-Node-5004"/><text:bookmark text:name="MJXc-Node-5003"/><text:bookmark text:name="MJXc-Node-5002"/><text:bookmark text:name="MJXc-Node-5001"/><text:span text:style-name="T13">λ</text:span><text:bookmark text:name="MJXc-Node-5006"/><text:span text:style-name="T17">+</text:span><text:bookmark text:name="MJXc-Node-5007"/><text:span text:style-name="T17">1</text:span><text:span text:style-name="T21"> </text:span><text:span text:style-name="T9">is a normal, and hence continuous, function).</text:span></text:p>
      <text:p text:style-name="P75"/>
      <text:p text:style-name="P73"><text:span text:style-name="T47">(i) </text:span><text:bookmark text:name="MJXc-Node-3164"/><text:bookmark text:name="MJXc-Node-3163"/><text:bookmark text:name="MJXc-Node-3162"/><text:bookmark text:name="MJXc-Node-3161"/><text:bookmark text:name="MathJax-Element-159-Frame"/><text:span text:style-name="T14">φ</text:span><text:bookmark text:name="MJXc-Node-3169"/><text:bookmark text:name="MJXc-Node-3168"/><text:bookmark text:name="MJXc-Node-3167"/><text:bookmark text:name="MJXc-Node-3166"/><text:bookmark text:name="MJXc-Node-3165"/><text:span text:style-name="T15">β</text:span><text:bookmark text:name="MJXc-Node-3170"/><text:span text:style-name="T20">[</text:span><text:bookmark text:name="MJXc-Node-3171"/><text:span text:style-name="T15">n</text:span><text:bookmark text:name="MJXc-Node-3172"/><text:span text:style-name="T20">]</text:span><text:bookmark text:name="MJXc-Node-3173"/><text:span text:style-name="T19">(</text:span><text:bookmark text:name="MJXc-Node-3175"/><text:bookmark text:name="MJXc-Node-3174"/><text:span text:style-name="T14">φ</text:span><text:bookmark text:name="MJXc-Node-3180"/><text:bookmark text:name="MJXc-Node-3179"/><text:bookmark text:name="MJXc-Node-3178"/><text:bookmark text:name="MJXc-Node-3177"/><text:bookmark text:name="MJXc-Node-3176"/><text:span text:style-name="T15">β</text:span><text:bookmark text:name="MJXc-Node-3181"/><text:span text:style-name="T19">(</text:span><text:bookmark text:name="MJXc-Node-3182"/><text:span text:style-name="T14">γ</text:span><text:bookmark text:name="MJXc-Node-3183"/><text:span text:style-name="T19">)</text:span><text:bookmark text:name="MJXc-Node-3184"/><text:span text:style-name="T19">+</text:span><text:bookmark text:name="MJXc-Node-3185"/><text:span text:style-name="T19">1</text:span><text:bookmark text:name="MJXc-Node-3186"/><text:span text:style-name="T19">)</text:span><text:span text:style-name="T48"> </text:span><text:span text:style-name="T47">is a strictly increasing sequence of values (for increasing n).</text:span></text:p>
      <text:p text:style-name="P75"/>
      <text:p text:style-name="P73"><text:span text:style-name="T9">This follows from the statement described next. When </text:span><text:bookmark text:name="MJXc-Node-3189"/><text:bookmark text:name="MJXc-Node-3188"/><text:bookmark text:name="MJXc-Node-3187"/><text:bookmark text:name="MathJax-Element-160-Frame"/><text:span text:style-name="T12">β</text:span><text:span text:style-name="T21"> </text:span><text:span text:style-name="T9">is a limit:</text:span><text:line-break/><text:span text:style-name="T10">(A)--</text:span><text:span text:style-name="T21"> </text:span><text:bookmark text:name="MJXc-Node-3193"/><text:bookmark text:name="MJXc-Node-3192"/><text:bookmark text:name="MJXc-Node-3191"/><text:bookmark text:name="MJXc-Node-3190"/><text:bookmark text:name="MathJax-Element-161-Frame"/><text:span text:style-name="T12">φ</text:span><text:bookmark text:name="MJXc-Node-3199"/><text:bookmark text:name="MJXc-Node-3198"/><text:bookmark text:name="MJXc-Node-3197"/><text:bookmark text:name="MJXc-Node-3196"/><text:bookmark text:name="MJXc-Node-3195"/><text:bookmark text:name="MJXc-Node-3194"/><text:span text:style-name="T13">α</text:span><text:bookmark text:name="MJXc-Node-3200"/><text:span text:style-name="T18">1</text:span><text:bookmark text:name="MJXc-Node-3201"/><text:span text:style-name="T16">(</text:span><text:bookmark text:name="MJXc-Node-3203"/><text:bookmark text:name="MJXc-Node-3202"/><text:span text:style-name="T12">φ</text:span><text:bookmark text:name="MJXc-Node-3208"/><text:bookmark text:name="MJXc-Node-3207"/><text:bookmark text:name="MJXc-Node-3206"/><text:bookmark text:name="MJXc-Node-3205"/><text:bookmark text:name="MJXc-Node-3204"/><text:span text:style-name="T13">β</text:span><text:bookmark text:name="MJXc-Node-3209"/><text:span text:style-name="T16">(</text:span><text:bookmark text:name="MJXc-Node-3210"/><text:span text:style-name="T12">γ</text:span><text:bookmark text:name="MJXc-Node-3211"/><text:span text:style-name="T16">)</text:span><text:bookmark text:name="MJXc-Node-3212"/><text:span text:style-name="T16">+</text:span><text:bookmark text:name="MJXc-Node-3213"/><text:span text:style-name="T16">1</text:span><text:bookmark text:name="MJXc-Node-3214"/><text:span text:style-name="T16">)</text:span><text:bookmark text:name="MJXc-Node-3215"/><text:span text:style-name="T16">&gt;</text:span><text:bookmark text:name="MJXc-Node-3217"/><text:bookmark text:name="MJXc-Node-3216"/><text:span text:style-name="T12">φ</text:span><text:bookmark text:name="MJXc-Node-3223"/><text:bookmark text:name="MJXc-Node-3222"/><text:bookmark text:name="MJXc-Node-3221"/><text:bookmark text:name="MJXc-Node-3220"/><text:bookmark text:name="MJXc-Node-3219"/><text:bookmark text:name="MJXc-Node-3218"/><text:span text:style-name="T13">α</text:span><text:bookmark text:name="MJXc-Node-3224"/><text:span text:style-name="T18">2</text:span><text:bookmark text:name="MJXc-Node-3225"/><text:span text:style-name="T16">(</text:span><text:bookmark text:name="MJXc-Node-3227"/><text:bookmark text:name="MJXc-Node-3226"/><text:span text:style-name="T12">φ</text:span><text:bookmark text:name="MJXc-Node-3232"/><text:bookmark text:name="MJXc-Node-3231"/><text:bookmark text:name="MJXc-Node-3230"/><text:bookmark text:name="MJXc-Node-3229"/><text:bookmark text:name="MJXc-Node-3228"/><text:span text:style-name="T13">β</text:span><text:bookmark text:name="MJXc-Node-3233"/><text:span text:style-name="T16">(</text:span><text:bookmark text:name="MJXc-Node-3234"/><text:span text:style-name="T12">γ</text:span><text:bookmark text:name="MJXc-Node-3235"/><text:span text:style-name="T16">)</text:span><text:bookmark text:name="MJXc-Node-3236"/><text:span text:style-name="T16">+</text:span><text:bookmark text:name="MJXc-Node-3237"/><text:span text:style-name="T16">1</text:span><text:bookmark text:name="MJXc-Node-3238"/><text:span text:style-name="T16">)</text:span><text:span text:style-name="T21"> </text:span><text:span text:style-name="T9">for any arbitrary </text:span><text:bookmark text:name="MJXc-Node-3242"/><text:bookmark text:name="MJXc-Node-3241"/><text:bookmark text:name="MJXc-Node-3240"/><text:bookmark text:name="MJXc-Node-3239"/><text:bookmark text:name="MathJax-Element-162-Frame"/><text:span text:style-name="T12">α</text:span><text:bookmark text:name="MJXc-Node-3243"/><text:span text:style-name="T17">1</text:span><text:bookmark text:name="MJXc-Node-3245"/><text:bookmark text:name="MJXc-Node-3244"/><text:span text:style-name="T16">,</text:span><text:bookmark text:name="MJXc-Node-3248"/><text:bookmark text:name="MJXc-Node-3247"/><text:bookmark text:name="MJXc-Node-3246"/><text:span text:style-name="T12">α</text:span><text:bookmark text:name="MJXc-Node-3249"/><text:span text:style-name="T17">2</text:span><text:span text:style-name="T21"> </text:span><text:span text:style-name="T9">where </text:span><text:bookmark text:name="MJXc-Node-3252"/><text:bookmark text:name="MJXc-Node-3251"/><text:bookmark text:name="MJXc-Node-3250"/><text:bookmark text:name="MathJax-Element-163-Frame"/><text:span text:style-name="T12">β</text:span><text:bookmark text:name="MJXc-Node-3253"/><text:span text:style-name="T16">&gt;</text:span><text:bookmark text:name="MJXc-Node-3255"/><text:bookmark text:name="MJXc-Node-3254"/><text:span text:style-name="T12">α</text:span><text:bookmark text:name="MJXc-Node-3256"/><text:span text:style-name="T17">1</text:span><text:bookmark text:name="MJXc-Node-3257"/><text:span text:style-name="T16">&gt;</text:span><text:bookmark text:name="MJXc-Node-3259"/><text:bookmark text:name="MJXc-Node-3258"/><text:span text:style-name="T12">α</text:span><text:bookmark text:name="MJXc-Node-3260"/><text:span text:style-name="T17">2</text:span><text:line-break/><text:line-break/><text:span text:style-name="T9">More specifically if we can prove for all </text:span><text:bookmark text:name="MJXc-Node-3263"/><text:bookmark text:name="MJXc-Node-3262"/><text:bookmark text:name="MJXc-Node-3261"/><text:bookmark text:name="MathJax-Element-164-Frame"/><text:span text:style-name="T12">X</text:span><text:bookmark text:name="MJXc-Node-3264"/><text:span text:style-name="T16">&lt;</text:span><text:bookmark text:name="MJXc-Node-3265"/><text:span text:style-name="T12">β</text:span><text:span text:style-name="T21"> </text:span><text:span text:style-name="T9">that:</text:span><text:line-break/><text:bookmark text:name="MJXc-Node-3269"/><text:bookmark text:name="MJXc-Node-3268"/><text:bookmark text:name="MJXc-Node-3267"/><text:bookmark text:name="MJXc-Node-3266"/><text:bookmark text:name="MathJax-Element-165-Frame"/><text:span text:style-name="T12">φ</text:span><text:bookmark text:name="MJXc-Node-3275"/><text:bookmark text:name="MJXc-Node-3274"/><text:bookmark text:name="MJXc-Node-3273"/><text:bookmark text:name="MJXc-Node-3272"/><text:bookmark text:name="MJXc-Node-3271"/><text:bookmark text:name="MJXc-Node-3270"/><text:span text:style-name="T13">α</text:span><text:bookmark text:name="MJXc-Node-3276"/><text:span text:style-name="T18">1</text:span><text:bookmark text:name="MJXc-Node-3277"/><text:span text:style-name="T16">(</text:span><text:bookmark text:name="MJXc-Node-3279"/><text:bookmark text:name="MJXc-Node-3278"/><text:span text:style-name="T12">φ</text:span><text:bookmark text:name="MJXc-Node-3284"/><text:bookmark text:name="MJXc-Node-3283"/><text:bookmark text:name="MJXc-Node-3282"/><text:bookmark text:name="MJXc-Node-3281"/><text:bookmark text:name="MJXc-Node-3280"/><text:span text:style-name="T13">β</text:span><text:bookmark text:name="MJXc-Node-3285"/><text:span text:style-name="T16">(</text:span><text:bookmark text:name="MJXc-Node-3286"/><text:span text:style-name="T12">γ</text:span><text:bookmark text:name="MJXc-Node-3287"/><text:span text:style-name="T16">)</text:span><text:bookmark text:name="MJXc-Node-3288"/><text:span text:style-name="T16">+</text:span><text:bookmark text:name="MJXc-Node-3289"/><text:span text:style-name="T16">1</text:span><text:bookmark text:name="MJXc-Node-3290"/><text:span text:style-name="T16">)</text:span><text:bookmark text:name="MJXc-Node-3291"/><text:span text:style-name="T16">&gt;</text:span><text:bookmark text:name="MJXc-Node-3293"/><text:bookmark text:name="MJXc-Node-3292"/><text:span text:style-name="T12">φ</text:span><text:bookmark text:name="MJXc-Node-3299"/><text:bookmark text:name="MJXc-Node-3298"/><text:bookmark text:name="MJXc-Node-3297"/><text:bookmark text:name="MJXc-Node-3296"/><text:bookmark text:name="MJXc-Node-3295"/><text:bookmark text:name="MJXc-Node-3294"/><text:span text:style-name="T13">α</text:span><text:bookmark text:name="MJXc-Node-3300"/><text:span text:style-name="T18">2</text:span><text:bookmark text:name="MJXc-Node-3301"/><text:span text:style-name="T16">(</text:span><text:bookmark text:name="MJXc-Node-3303"/><text:bookmark text:name="MJXc-Node-3302"/><text:span text:style-name="T12">φ</text:span><text:bookmark text:name="MJXc-Node-3308"/><text:bookmark text:name="MJXc-Node-3307"/><text:bookmark text:name="MJXc-Node-3306"/><text:bookmark text:name="MJXc-Node-3305"/><text:bookmark text:name="MJXc-Node-3304"/><text:span text:style-name="T13">β</text:span><text:bookmark text:name="MJXc-Node-3309"/><text:span text:style-name="T16">(</text:span><text:bookmark text:name="MJXc-Node-3310"/><text:span text:style-name="T12">γ</text:span><text:bookmark text:name="MJXc-Node-3311"/><text:span text:style-name="T16">)</text:span><text:bookmark text:name="MJXc-Node-3312"/><text:span text:style-name="T16">+</text:span><text:bookmark text:name="MJXc-Node-3313"/><text:span text:style-name="T16">1</text:span><text:bookmark text:name="MJXc-Node-3314"/><text:span text:style-name="T16">)</text:span><text:span text:style-name="T21"> </text:span><text:span text:style-name="T9">for any arbitrary </text:span><text:bookmark text:name="MJXc-Node-3318"/><text:bookmark text:name="MJXc-Node-3317"/><text:bookmark text:name="MJXc-Node-3316"/><text:bookmark text:name="MJXc-Node-3315"/><text:bookmark text:name="MathJax-Element-166-Frame"/><text:span text:style-name="T12">α</text:span><text:bookmark text:name="MJXc-Node-3319"/><text:span text:style-name="T17">1</text:span><text:bookmark text:name="MJXc-Node-3321"/><text:bookmark text:name="MJXc-Node-3320"/><text:span text:style-name="T16">,</text:span><text:bookmark text:name="MJXc-Node-3324"/><text:bookmark text:name="MJXc-Node-3323"/><text:bookmark text:name="MJXc-Node-3322"/><text:span text:style-name="T12">α</text:span><text:bookmark text:name="MJXc-Node-3325"/><text:span text:style-name="T17">2</text:span><text:span text:style-name="T21"> </text:span><text:span text:style-name="T9">where </text:span><text:bookmark text:name="MJXc-Node-3328"/><text:bookmark text:name="MJXc-Node-3327"/><text:bookmark text:name="MJXc-Node-3326"/><text:bookmark text:name="MathJax-Element-167-Frame"/><text:span text:style-name="T12">X</text:span><text:bookmark text:name="MJXc-Node-3329"/><text:span text:style-name="T11">≥</text:span><text:bookmark text:name="MJXc-Node-3331"/><text:bookmark text:name="MJXc-Node-3330"/><text:span text:style-name="T12">α</text:span><text:bookmark text:name="MJXc-Node-3332"/><text:span text:style-name="T17">1</text:span><text:bookmark text:name="MJXc-Node-3333"/><text:span text:style-name="T16">&gt;</text:span><text:bookmark text:name="MJXc-Node-3335"/><text:bookmark text:name="MJXc-Node-3334"/><text:span text:style-name="T12">α</text:span><text:bookmark text:name="MJXc-Node-3336"/><text:span text:style-name="T17">2</text:span><text:line-break/><text:span text:style-name="T9">then we are done.</text:span><text:line-break/><text:line-break/><text:span text:style-name="T9">We want to prove this by (transfinite) induction. As the base case, what we want to show is:</text:span><text:line-break/><text:bookmark text:name="MJXc-Node-3340"/><text:bookmark text:name="MJXc-Node-3339"/><text:bookmark text:name="MJXc-Node-3338"/><text:bookmark text:name="MJXc-Node-3337"/><text:bookmark text:name="MathJax-Element-168-Frame"/><text:span text:style-name="T12">φ</text:span><text:bookmark text:name="MJXc-Node-3343"/><text:bookmark text:name="MJXc-Node-3342"/><text:bookmark text:name="MJXc-Node-3341"/><text:span text:style-name="T17">1</text:span><text:bookmark text:name="MJXc-Node-3344"/><text:span text:style-name="T16">(</text:span><text:bookmark text:name="MJXc-Node-3346"/><text:bookmark text:name="MJXc-Node-3345"/><text:span text:style-name="T12">φ</text:span><text:bookmark text:name="MJXc-Node-3351"/><text:bookmark text:name="MJXc-Node-3350"/><text:bookmark text:name="MJXc-Node-3349"/><text:bookmark text:name="MJXc-Node-3348"/><text:bookmark text:name="MJXc-Node-3347"/><text:span text:style-name="T13">β</text:span><text:bookmark text:name="MJXc-Node-3352"/><text:span text:style-name="T16">(</text:span><text:bookmark text:name="MJXc-Node-3353"/><text:span text:style-name="T12">γ</text:span><text:bookmark text:name="MJXc-Node-3354"/><text:span text:style-name="T16">)</text:span><text:bookmark text:name="MJXc-Node-3355"/><text:span text:style-name="T16">+</text:span><text:bookmark text:name="MJXc-Node-3356"/><text:span text:style-name="T16">1</text:span><text:bookmark text:name="MJXc-Node-3357"/><text:span text:style-name="T16">)</text:span><text:bookmark text:name="MJXc-Node-3358"/><text:span text:style-name="T16">&gt;</text:span><text:bookmark text:name="MJXc-Node-3360"/><text:bookmark text:name="MJXc-Node-3359"/><text:span text:style-name="T12">φ</text:span><text:bookmark text:name="MJXc-Node-3363"/><text:bookmark text:name="MJXc-Node-3362"/><text:bookmark text:name="MJXc-Node-3361"/><text:span text:style-name="T17">0</text:span><text:bookmark text:name="MJXc-Node-3364"/><text:span text:style-name="T16">(</text:span><text:bookmark text:name="MJXc-Node-3366"/><text:bookmark text:name="MJXc-Node-3365"/><text:span text:style-name="T12">φ</text:span><text:bookmark text:name="MJXc-Node-3371"/><text:bookmark text:name="MJXc-Node-3370"/><text:bookmark text:name="MJXc-Node-3369"/><text:bookmark text:name="MJXc-Node-3368"/><text:bookmark text:name="MJXc-Node-3367"/><text:span text:style-name="T13">β</text:span><text:bookmark text:name="MJXc-Node-3372"/><text:span text:style-name="T16">(</text:span><text:bookmark text:name="MJXc-Node-3373"/><text:span text:style-name="T12">γ</text:span><text:bookmark text:name="MJXc-Node-3374"/><text:span text:style-name="T16">)</text:span><text:bookmark text:name="MJXc-Node-3375"/><text:span text:style-name="T16">+</text:span><text:bookmark text:name="MJXc-Node-3376"/><text:span text:style-name="T16">1</text:span><text:bookmark text:name="MJXc-Node-3377"/><text:span text:style-name="T16">)</text:span><text:bookmark text:name="MJXc-Node-3378"/><text:span text:style-name="T16">=</text:span><text:bookmark text:name="MJXc-Node-3379"/><text:span text:style-name="T12">ω</text:span><text:bookmark text:name="MJXc-Node-3380"/><text:span text:style-name="T16">.</text:span><text:bookmark text:name="MJXc-Node-3382"/><text:bookmark text:name="MJXc-Node-3381"/><text:span text:style-name="T12">φ</text:span><text:bookmark text:name="MJXc-Node-3387"/><text:bookmark text:name="MJXc-Node-3386"/><text:bookmark text:name="MJXc-Node-3385"/><text:bookmark text:name="MJXc-Node-3384"/><text:bookmark text:name="MJXc-Node-3383"/><text:span text:style-name="T13">β</text:span><text:bookmark text:name="MJXc-Node-3388"/><text:span text:style-name="T16">(</text:span><text:bookmark text:name="MJXc-Node-3389"/><text:span text:style-name="T12">γ</text:span><text:bookmark text:name="MJXc-Node-3390"/><text:span text:style-name="T16">)</text:span><text:bookmark text:name="MJXc-Node-3391"/><text:span text:style-name="T16">+</text:span><text:bookmark text:name="MJXc-Node-3392"/><text:span text:style-name="T12">ω</text:span><text:line-break/><text:span text:style-name="T9">We also know that (by reasoning mentioned in post#2):</text:span><text:line-break/><text:bookmark text:name="MJXc-Node-3396"/><text:bookmark text:name="MJXc-Node-3395"/><text:bookmark text:name="MJXc-Node-3394"/><text:bookmark text:name="MJXc-Node-3393"/><text:bookmark text:name="MathJax-Element-169-Frame"/><text:span text:style-name="T12">φ</text:span><text:bookmark text:name="MJXc-Node-3399"/><text:bookmark text:name="MJXc-Node-3398"/><text:bookmark text:name="MJXc-Node-3397"/><text:span text:style-name="T17">0</text:span><text:bookmark text:name="MJXc-Node-3400"/><text:span text:style-name="T16">(</text:span><text:bookmark text:name="MJXc-Node-3402"/><text:bookmark text:name="MJXc-Node-3401"/><text:span text:style-name="T12">φ</text:span><text:bookmark text:name="MJXc-Node-3407"/><text:bookmark text:name="MJXc-Node-3406"/><text:bookmark text:name="MJXc-Node-3405"/><text:bookmark text:name="MJXc-Node-3404"/><text:bookmark text:name="MJXc-Node-3403"/><text:span text:style-name="T13">β</text:span><text:bookmark text:name="MJXc-Node-3408"/><text:span text:style-name="T16">(</text:span><text:bookmark text:name="MJXc-Node-3409"/><text:span text:style-name="T12">γ</text:span><text:bookmark text:name="MJXc-Node-3410"/><text:span text:style-name="T16">)</text:span><text:bookmark text:name="MJXc-Node-3411"/><text:span text:style-name="T16">)</text:span><text:bookmark text:name="MJXc-Node-3412"/><text:span text:style-name="T16">=</text:span><text:bookmark text:name="MJXc-Node-3414"/><text:bookmark text:name="MJXc-Node-3413"/><text:span text:style-name="T12">φ</text:span><text:bookmark text:name="MJXc-Node-3417"/><text:bookmark text:name="MJXc-Node-3416"/><text:bookmark text:name="MJXc-Node-3415"/><text:span text:style-name="T17">1</text:span><text:bookmark text:name="MJXc-Node-3418"/><text:span text:style-name="T16">(</text:span><text:bookmark text:name="MJXc-Node-3420"/><text:bookmark text:name="MJXc-Node-3419"/><text:span text:style-name="T12">φ</text:span><text:bookmark text:name="MJXc-Node-3425"/><text:bookmark text:name="MJXc-Node-3424"/><text:bookmark text:name="MJXc-Node-3423"/><text:bookmark text:name="MJXc-Node-3422"/><text:bookmark text:name="MJXc-Node-3421"/><text:span text:style-name="T13">β</text:span><text:bookmark text:name="MJXc-Node-3426"/><text:span text:style-name="T16">(</text:span><text:bookmark text:name="MJXc-Node-3427"/><text:span text:style-name="T12">γ</text:span><text:bookmark text:name="MJXc-Node-3428"/><text:span text:style-name="T16">)</text:span><text:bookmark text:name="MJXc-Node-3429"/><text:span text:style-name="T16">)</text:span><text:bookmark text:name="MJXc-Node-3430"/><text:span text:style-name="T16">=</text:span><text:bookmark text:name="MJXc-Node-3432"/><text:bookmark text:name="MJXc-Node-3431"/><text:span text:style-name="T12">φ</text:span><text:bookmark text:name="MJXc-Node-3437"/><text:bookmark text:name="MJXc-Node-3436"/><text:bookmark text:name="MJXc-Node-3435"/><text:bookmark text:name="MJXc-Node-3434"/><text:bookmark text:name="MJXc-Node-3433"/><text:span text:style-name="T13">β</text:span><text:bookmark text:name="MJXc-Node-3438"/><text:span text:style-name="T16">(</text:span><text:bookmark text:name="MJXc-Node-3439"/><text:span text:style-name="T12">γ</text:span><text:bookmark text:name="MJXc-Node-3440"/><text:span text:style-name="T16">)</text:span><text:line-break/><text:line-break/><text:span text:style-name="T9">So we just want to show that there is no value lying between </text:span><text:bookmark text:name="MJXc-Node-3444"/><text:bookmark text:name="MJXc-Node-3443"/><text:bookmark text:name="MJXc-Node-3442"/><text:bookmark text:name="MJXc-Node-3441"/><text:bookmark text:name="MathJax-Element-170-Frame"/><text:span text:style-name="T12">φ</text:span><text:bookmark text:name="MJXc-Node-3449"/><text:bookmark text:name="MJXc-Node-3448"/><text:bookmark text:name="MJXc-Node-3447"/><text:bookmark text:name="MJXc-Node-3446"/><text:bookmark text:name="MJXc-Node-3445"/><text:span text:style-name="T13">β</text:span><text:bookmark text:name="MJXc-Node-3450"/><text:span text:style-name="T16">(</text:span><text:bookmark text:name="MJXc-Node-3451"/><text:span text:style-name="T12">γ</text:span><text:bookmark text:name="MJXc-Node-3452"/><text:span text:style-name="T16">)</text:span><text:bookmark text:name="MJXc-Node-3453"/><text:span text:style-name="T16">+</text:span><text:bookmark text:name="MJXc-Node-3454"/><text:span text:style-name="T16">1</text:span><text:span text:style-name="T21"> </text:span><text:span text:style-name="T9">(inclusive) and </text:span><text:bookmark text:name="MJXc-Node-3458"/><text:bookmark text:name="MJXc-Node-3457"/><text:bookmark text:name="MJXc-Node-3456"/><text:bookmark text:name="MJXc-Node-3455"/><text:bookmark text:name="MathJax-Element-171-Frame"/><text:span text:style-name="T12">φ</text:span><text:bookmark text:name="MJXc-Node-3461"/><text:bookmark text:name="MJXc-Node-3460"/><text:bookmark text:name="MJXc-Node-3459"/><text:span text:style-name="T17">0</text:span><text:bookmark text:name="MJXc-Node-3462"/><text:span text:style-name="T16">(</text:span><text:bookmark text:name="MJXc-Node-3464"/><text:bookmark text:name="MJXc-Node-3463"/><text:span text:style-name="T12">φ</text:span><text:bookmark text:name="MJXc-Node-3469"/><text:bookmark text:name="MJXc-Node-3468"/><text:bookmark text:name="MJXc-Node-3467"/><text:bookmark text:name="MJXc-Node-3466"/><text:bookmark text:name="MJXc-Node-3465"/><text:span text:style-name="T13">β</text:span><text:bookmark text:name="MJXc-Node-3470"/><text:span text:style-name="T16">(</text:span><text:bookmark text:name="MJXc-Node-3471"/><text:span text:style-name="T12">γ</text:span><text:bookmark text:name="MJXc-Node-3472"/><text:span text:style-name="T16">)</text:span><text:bookmark text:name="MJXc-Node-3473"/><text:span text:style-name="T16">+</text:span><text:bookmark text:name="MJXc-Node-3474"/><text:span text:style-name="T16">1</text:span><text:bookmark text:name="MJXc-Node-3475"/><text:span text:style-name="T16">)</text:span><text:span text:style-name="T21"> </text:span><text:span text:style-name="T9">(inclusive) that is a fixed point of </text:span><text:bookmark text:name="MJXc-Node-3479"/><text:bookmark text:name="MJXc-Node-3478"/><text:bookmark text:name="MJXc-Node-3477"/><text:bookmark text:name="MJXc-Node-3476"/><text:bookmark text:name="MathJax-Element-172-Frame"/><text:span text:style-name="T12">φ</text:span><text:bookmark text:name="MJXc-Node-3482"/><text:bookmark text:name="MJXc-Node-3481"/><text:bookmark text:name="MJXc-Node-3480"/><text:span text:style-name="T17">0</text:span><text:span text:style-name="T9">. I think it shouldn't be difficult at all (but probably a bit tedious to write here in detail).</text:span><text:line-break/><text:line-break/><text:span text:style-name="T9">For successor case</text:span><text:span text:style-name="T21"> </text:span><text:span text:style-name="T9">what we want to prove is:</text:span><text:line-break/><text:bookmark text:name="MJXc-Node-3486"/><text:bookmark text:name="MJXc-Node-3485"/><text:bookmark text:name="MJXc-Node-3484"/><text:bookmark text:name="MJXc-Node-3483"/><text:bookmark text:name="MathJax-Element-173-Frame"/><text:span text:style-name="T12">φ</text:span><text:bookmark text:name="MJXc-Node-3492"/><text:bookmark text:name="MJXc-Node-3491"/><text:bookmark text:name="MJXc-Node-3490"/><text:bookmark text:name="MJXc-Node-3489"/><text:bookmark text:name="MJXc-Node-3488"/><text:bookmark text:name="MJXc-Node-3487"/><text:span text:style-name="T13">α</text:span><text:bookmark text:name="MJXc-Node-3493"/><text:span text:style-name="T18">1</text:span><text:bookmark text:name="MJXc-Node-3494"/><text:span text:style-name="T16">(</text:span><text:bookmark text:name="MJXc-Node-3496"/><text:bookmark text:name="MJXc-Node-3495"/><text:span text:style-name="T12">φ</text:span><text:bookmark text:name="MJXc-Node-3501"/><text:bookmark text:name="MJXc-Node-3500"/><text:bookmark text:name="MJXc-Node-3499"/><text:bookmark text:name="MJXc-Node-3498"/><text:bookmark text:name="MJXc-Node-3497"/><text:span text:style-name="T13">β</text:span><text:bookmark text:name="MJXc-Node-3502"/><text:span text:style-name="T16">(</text:span><text:bookmark text:name="MJXc-Node-3503"/><text:span text:style-name="T12">γ</text:span><text:bookmark text:name="MJXc-Node-3504"/><text:span text:style-name="T16">)</text:span><text:bookmark text:name="MJXc-Node-3505"/><text:span text:style-name="T16">+</text:span><text:bookmark text:name="MJXc-Node-3506"/><text:span text:style-name="T16">1</text:span><text:bookmark text:name="MJXc-Node-3507"/><text:span text:style-name="T16">)</text:span><text:bookmark text:name="MJXc-Node-3508"/><text:span text:style-name="T16">&gt;</text:span><text:bookmark text:name="MJXc-Node-3510"/><text:bookmark text:name="MJXc-Node-3509"/><text:span text:style-name="T12">φ</text:span><text:bookmark text:name="MJXc-Node-3516"/><text:bookmark text:name="MJXc-Node-3515"/><text:bookmark text:name="MJXc-Node-3514"/><text:bookmark text:name="MJXc-Node-3513"/><text:bookmark text:name="MJXc-Node-3512"/><text:bookmark text:name="MJXc-Node-3511"/><text:span text:style-name="T13">α</text:span><text:bookmark text:name="MJXc-Node-3517"/><text:span text:style-name="T18">2</text:span><text:bookmark text:name="MJXc-Node-3518"/><text:span text:style-name="T16">(</text:span><text:bookmark text:name="MJXc-Node-3520"/><text:bookmark text:name="MJXc-Node-3519"/><text:span text:style-name="T12">φ</text:span><text:bookmark text:name="MJXc-Node-3525"/><text:bookmark text:name="MJXc-Node-3524"/><text:bookmark text:name="MJXc-Node-3523"/><text:bookmark text:name="MJXc-Node-3522"/><text:bookmark text:name="MJXc-Node-3521"/><text:span text:style-name="T13">β</text:span><text:bookmark text:name="MJXc-Node-3526"/><text:span text:style-name="T16">(</text:span><text:bookmark text:name="MJXc-Node-3527"/><text:span text:style-name="T12">γ</text:span><text:bookmark text:name="MJXc-Node-3528"/><text:span text:style-name="T16">)</text:span><text:bookmark text:name="MJXc-Node-3529"/><text:span text:style-name="T16">+</text:span><text:bookmark text:name="MJXc-Node-3530"/><text:span text:style-name="T16">1</text:span><text:bookmark text:name="MJXc-Node-3531"/><text:span text:style-name="T16">)</text:span><text:span text:style-name="T21"> </text:span><text:span text:style-name="T9">for any arbitrary </text:span><text:bookmark text:name="MJXc-Node-3535"/><text:bookmark text:name="MJXc-Node-3534"/><text:bookmark text:name="MJXc-Node-3533"/><text:bookmark text:name="MJXc-Node-3532"/><text:bookmark text:name="MathJax-Element-174-Frame"/><text:span text:style-name="T12">α</text:span><text:bookmark text:name="MJXc-Node-3536"/><text:span text:style-name="T17">1</text:span><text:bookmark text:name="MJXc-Node-3538"/><text:bookmark text:name="MJXc-Node-3537"/><text:span text:style-name="T16">,</text:span><text:bookmark text:name="MJXc-Node-3541"/><text:bookmark text:name="MJXc-Node-3540"/><text:bookmark text:name="MJXc-Node-3539"/><text:span text:style-name="T12">α</text:span><text:bookmark text:name="MJXc-Node-3542"/><text:span text:style-name="T17">2</text:span><text:span text:style-name="T21"> </text:span><text:span text:style-name="T9">where </text:span><text:bookmark text:name="MJXc-Node-3545"/><text:bookmark text:name="MJXc-Node-3544"/><text:bookmark text:name="MJXc-Node-3543"/><text:bookmark text:name="MathJax-Element-175-Frame"/><text:span text:style-name="T12">α</text:span><text:bookmark text:name="MJXc-Node-3546"/><text:span text:style-name="T16">+</text:span><text:bookmark text:name="MJXc-Node-3547"/><text:span text:style-name="T16">1</text:span><text:bookmark text:name="MJXc-Node-3548"/><text:span text:style-name="T11">≥</text:span><text:bookmark text:name="MJXc-Node-3550"/><text:bookmark text:name="MJXc-Node-3549"/><text:span text:style-name="T12">α</text:span><text:bookmark text:name="MJXc-Node-3551"/><text:span text:style-name="T17">1</text:span><text:bookmark text:name="MJXc-Node-3552"/><text:span text:style-name="T16">&gt;</text:span><text:bookmark text:name="MJXc-Node-3554"/><text:bookmark text:name="MJXc-Node-3553"/><text:span text:style-name="T12">α</text:span><text:bookmark text:name="MJXc-Node-3555"/><text:span text:style-name="T17">2</text:span><text:line-break/><text:line-break/><text:span text:style-name="T9">Our inductive assumption is:</text:span><text:line-break/><text:bookmark text:name="MJXc-Node-3559"/><text:bookmark text:name="MJXc-Node-3558"/><text:bookmark text:name="MJXc-Node-3557"/><text:bookmark text:name="MJXc-Node-3556"/><text:bookmark text:name="MathJax-Element-176-Frame"/><text:span text:style-name="T12">φ</text:span><text:bookmark text:name="MJXc-Node-3565"/><text:bookmark text:name="MJXc-Node-3564"/><text:bookmark text:name="MJXc-Node-3563"/><text:bookmark text:name="MJXc-Node-3562"/><text:bookmark text:name="MJXc-Node-3561"/><text:bookmark text:name="MJXc-Node-3560"/><text:span text:style-name="T13">α</text:span><text:bookmark text:name="MJXc-Node-3566"/><text:span text:style-name="T18">1</text:span><text:bookmark text:name="MJXc-Node-3567"/><text:span text:style-name="T16">(</text:span><text:bookmark text:name="MJXc-Node-3569"/><text:bookmark text:name="MJXc-Node-3568"/><text:span text:style-name="T12">φ</text:span><text:bookmark text:name="MJXc-Node-3574"/><text:bookmark text:name="MJXc-Node-3573"/><text:bookmark text:name="MJXc-Node-3572"/><text:bookmark text:name="MJXc-Node-3571"/><text:bookmark text:name="MJXc-Node-3570"/><text:span text:style-name="T13">β</text:span><text:bookmark text:name="MJXc-Node-3575"/><text:span text:style-name="T16">(</text:span><text:bookmark text:name="MJXc-Node-3576"/><text:span text:style-name="T12">γ</text:span><text:bookmark text:name="MJXc-Node-3577"/><text:span text:style-name="T16">)</text:span><text:bookmark text:name="MJXc-Node-3578"/><text:span text:style-name="T16">+</text:span><text:bookmark text:name="MJXc-Node-3579"/><text:span text:style-name="T16">1</text:span><text:bookmark text:name="MJXc-Node-3580"/><text:span text:style-name="T16">)</text:span><text:bookmark text:name="MJXc-Node-3581"/><text:span text:style-name="T16">&gt;</text:span><text:bookmark text:name="MJXc-Node-3583"/><text:bookmark text:name="MJXc-Node-3582"/><text:span text:style-name="T12">φ</text:span><text:bookmark text:name="MJXc-Node-3589"/><text:bookmark text:name="MJXc-Node-3588"/><text:bookmark text:name="MJXc-Node-3587"/><text:bookmark text:name="MJXc-Node-3586"/><text:bookmark text:name="MJXc-Node-3585"/><text:bookmark text:name="MJXc-Node-3584"/><text:span text:style-name="T13">α</text:span><text:bookmark text:name="MJXc-Node-3590"/><text:span text:style-name="T18">2</text:span><text:bookmark text:name="MJXc-Node-3591"/><text:span text:style-name="T16">(</text:span><text:bookmark text:name="MJXc-Node-3593"/><text:bookmark text:name="MJXc-Node-3592"/><text:span text:style-name="T12">φ</text:span><text:bookmark text:name="MJXc-Node-3598"/><text:bookmark text:name="MJXc-Node-3597"/><text:bookmark text:name="MJXc-Node-3596"/><text:bookmark text:name="MJXc-Node-3595"/><text:bookmark text:name="MJXc-Node-3594"/><text:span text:style-name="T13">β</text:span><text:bookmark text:name="MJXc-Node-3599"/><text:span text:style-name="T16">(</text:span><text:bookmark text:name="MJXc-Node-3600"/><text:span text:style-name="T12">γ</text:span><text:bookmark text:name="MJXc-Node-3601"/><text:span text:style-name="T16">)</text:span><text:bookmark text:name="MJXc-Node-3602"/><text:span text:style-name="T16">+</text:span><text:bookmark text:name="MJXc-Node-3603"/><text:span text:style-name="T16">1</text:span><text:bookmark text:name="MJXc-Node-3604"/><text:span text:style-name="T16">)</text:span><text:span text:style-name="T21"> </text:span><text:span text:style-name="T9">for any arbitrary </text:span><text:bookmark text:name="MJXc-Node-3608"/><text:bookmark text:name="MJXc-Node-3607"/><text:bookmark text:name="MJXc-Node-3606"/><text:bookmark text:name="MJXc-Node-3605"/><text:bookmark text:name="MathJax-Element-177-Frame"/><text:span text:style-name="T12">α</text:span><text:bookmark text:name="MJXc-Node-3609"/><text:span text:style-name="T17">1</text:span><text:bookmark text:name="MJXc-Node-3611"/><text:bookmark text:name="MJXc-Node-3610"/><text:span text:style-name="T16">,</text:span><text:bookmark text:name="MJXc-Node-3614"/><text:bookmark text:name="MJXc-Node-3613"/><text:bookmark text:name="MJXc-Node-3612"/><text:span text:style-name="T12">α</text:span><text:bookmark text:name="MJXc-Node-3615"/><text:span text:style-name="T17">2</text:span><text:span text:style-name="T21"> </text:span><text:span text:style-name="T9">where </text:span><text:bookmark text:name="MJXc-Node-3618"/><text:bookmark text:name="MJXc-Node-3617"/><text:bookmark text:name="MJXc-Node-3616"/><text:bookmark text:name="MathJax-Element-178-Frame"/><text:span text:style-name="T12">α</text:span><text:bookmark text:name="MJXc-Node-3619"/><text:span text:style-name="T11">≥</text:span><text:bookmark text:name="MJXc-Node-3621"/><text:bookmark text:name="MJXc-Node-3620"/><text:span text:style-name="T12">α</text:span><text:bookmark text:name="MJXc-Node-3622"/><text:span text:style-name="T17">1</text:span><text:bookmark text:name="MJXc-Node-3623"/><text:span text:style-name="T16">&gt;</text:span><text:bookmark text:name="MJXc-Node-3625"/><text:bookmark text:name="MJXc-Node-3624"/><text:span text:style-name="T12">α</text:span><text:bookmark text:name="MJXc-Node-3626"/><text:span text:style-name="T17">2</text:span><text:line-break/><text:line-break/><text:span text:style-name="T9">It should suffice to prove that for any </text:span><text:bookmark text:name="MJXc-Node-3629"/><text:bookmark text:name="MJXc-Node-3628"/><text:bookmark text:name="MJXc-Node-3627"/><text:bookmark text:name="MathJax-Element-179-Frame"/><text:span text:style-name="T12">α</text:span><text:bookmark text:name="MJXc-Node-3630"/><text:span text:style-name="T16">&lt;</text:span><text:bookmark text:name="MJXc-Node-3631"/><text:span text:style-name="T12">β</text:span><text:span text:style-name="T21"> </text:span><text:span text:style-name="T9">(because proving for all combinations follows rather directly from that):</text:span><text:line-break/><text:bookmark text:name="MJXc-Node-3635"/><text:bookmark text:name="MJXc-Node-3634"/><text:bookmark text:name="MJXc-Node-3633"/><text:bookmark text:name="MJXc-Node-3632"/><text:bookmark text:name="MathJax-Element-180-Frame"/><text:span text:style-name="T12">φ</text:span><text:bookmark text:name="MJXc-Node-3640"/><text:bookmark text:name="MJXc-Node-3639"/><text:bookmark text:name="MJXc-Node-3638"/><text:bookmark text:name="MJXc-Node-3637"/><text:bookmark text:name="MJXc-Node-3636"/><text:span text:style-name="T13">α</text:span><text:bookmark text:name="MJXc-Node-3641"/><text:span text:style-name="T17">+</text:span><text:bookmark text:name="MJXc-Node-3642"/><text:span text:style-name="T17">1</text:span><text:bookmark text:name="MJXc-Node-3643"/><text:span text:style-name="T16">(</text:span><text:bookmark text:name="MJXc-Node-3645"/><text:bookmark text:name="MJXc-Node-3644"/><text:span text:style-name="T12">φ</text:span><text:bookmark text:name="MJXc-Node-3650"/><text:bookmark text:name="MJXc-Node-3649"/><text:bookmark text:name="MJXc-Node-3648"/><text:bookmark text:name="MJXc-Node-3647"/><text:bookmark text:name="MJXc-Node-3646"/><text:span text:style-name="T13">β</text:span><text:bookmark text:name="MJXc-Node-3651"/><text:span text:style-name="T16">(</text:span><text:bookmark text:name="MJXc-Node-3652"/><text:span text:style-name="T12">γ</text:span><text:bookmark text:name="MJXc-Node-3653"/><text:span text:style-name="T16">)</text:span><text:bookmark text:name="MJXc-Node-3654"/><text:span text:style-name="T16">+</text:span><text:bookmark text:name="MJXc-Node-3655"/><text:span text:style-name="T16">1</text:span><text:bookmark text:name="MJXc-Node-3656"/><text:span text:style-name="T16">)</text:span><text:bookmark text:name="MJXc-Node-3657"/><text:span text:style-name="T16">&gt;</text:span><text:bookmark text:name="MJXc-Node-3659"/><text:bookmark text:name="MJXc-Node-3658"/><text:span text:style-name="T12">φ</text:span><text:bookmark text:name="MJXc-Node-3664"/><text:bookmark text:name="MJXc-Node-3663"/><text:bookmark text:name="MJXc-Node-3662"/><text:bookmark text:name="MJXc-Node-3661"/><text:bookmark text:name="MJXc-Node-3660"/><text:span text:style-name="T13">α</text:span><text:bookmark text:name="MJXc-Node-3665"/><text:span text:style-name="T16">(</text:span><text:bookmark text:name="MJXc-Node-3667"/><text:bookmark text:name="MJXc-Node-3666"/><text:span text:style-name="T12">φ</text:span><text:bookmark text:name="MJXc-Node-3672"/><text:bookmark text:name="MJXc-Node-3671"/><text:bookmark text:name="MJXc-Node-3670"/><text:bookmark text:name="MJXc-Node-3669"/><text:bookmark text:name="MJXc-Node-3668"/><text:span text:style-name="T13">β</text:span><text:bookmark text:name="MJXc-Node-3673"/><text:span text:style-name="T16">(</text:span><text:bookmark text:name="MJXc-Node-3674"/><text:span text:style-name="T12">γ</text:span><text:bookmark text:name="MJXc-Node-3675"/><text:span text:style-name="T16">)</text:span><text:bookmark text:name="MJXc-Node-3676"/><text:span text:style-name="T16">+</text:span><text:bookmark text:name="MJXc-Node-3677"/><text:span text:style-name="T16">1</text:span><text:bookmark text:name="MJXc-Node-3678"/><text:span text:style-name="T16">)</text:span><text:line-break/><text:span text:style-name="T9">This should be nearly identical (to base case) because we can observe (somewhat trivially) that for all </text:span><text:bookmark text:name="MJXc-Node-3681"/><text:bookmark text:name="MJXc-Node-3680"/><text:bookmark text:name="MJXc-Node-3679"/><text:bookmark text:name="MathJax-Element-181-Frame"/><text:span text:style-name="T12">x</text:span><text:bookmark text:name="MJXc-Node-3683"/><text:bookmark text:name="MJXc-Node-3682"/><text:span text:style-name="T16">,</text:span><text:bookmark text:name="MJXc-Node-3686"/><text:bookmark text:name="MJXc-Node-3685"/><text:bookmark text:name="MJXc-Node-3684"/><text:span text:style-name="T12">α</text:span><text:bookmark text:name="MJXc-Node-3687"/><text:span text:style-name="T17">1</text:span><text:bookmark text:name="MJXc-Node-3689"/><text:bookmark text:name="MJXc-Node-3688"/><text:span text:style-name="T16">,</text:span><text:bookmark text:name="MJXc-Node-3692"/><text:bookmark text:name="MJXc-Node-3691"/><text:bookmark text:name="MJXc-Node-3690"/><text:span text:style-name="T12">α</text:span><text:bookmark text:name="MJXc-Node-3693"/><text:span text:style-name="T17">2</text:span><text:span text:style-name="T9">:</text:span><text:line-break/><text:bookmark text:name="MJXc-Node-3697"/><text:bookmark text:name="MJXc-Node-3696"/><text:bookmark text:name="MJXc-Node-3695"/><text:bookmark text:name="MJXc-Node-3694"/><text:bookmark text:name="MathJax-Element-182-Frame"/><text:span text:style-name="T12">φ</text:span><text:bookmark text:name="MJXc-Node-3701"/><text:bookmark text:name="MJXc-Node-3700"/><text:bookmark text:name="MJXc-Node-3699"/><text:bookmark text:name="MJXc-Node-3698"/><text:span text:style-name="T13">α</text:span><text:bookmark text:name="MJXc-Node-3702"/><text:span text:style-name="T18">2</text:span><text:bookmark text:name="MJXc-Node-3703"/><text:span text:style-name="T16">(</text:span><text:bookmark text:name="MJXc-Node-3704"/><text:span text:style-name="T12">x</text:span><text:bookmark text:name="MJXc-Node-3705"/><text:span text:style-name="T16">)</text:span><text:bookmark text:name="MJXc-Node-3706"/><text:span text:style-name="T11">≥</text:span><text:bookmark text:name="MJXc-Node-3708"/><text:bookmark text:name="MJXc-Node-3707"/><text:span text:style-name="T12">φ</text:span><text:bookmark text:name="MJXc-Node-3712"/><text:bookmark text:name="MJXc-Node-3711"/><text:bookmark text:name="MJXc-Node-3710"/><text:bookmark text:name="MJXc-Node-3709"/><text:span text:style-name="T13">α</text:span><text:bookmark text:name="MJXc-Node-3713"/><text:span text:style-name="T18">1</text:span><text:bookmark text:name="MJXc-Node-3714"/><text:span text:style-name="T16">(</text:span><text:bookmark text:name="MJXc-Node-3715"/><text:span text:style-name="T12">x</text:span><text:bookmark text:name="MJXc-Node-3716"/><text:span text:style-name="T16">)</text:span><text:span text:style-name="T21"> </text:span><text:span text:style-name="T9">whenever </text:span><text:bookmark text:name="MJXc-Node-3720"/><text:bookmark text:name="MJXc-Node-3719"/><text:bookmark text:name="MJXc-Node-3718"/><text:bookmark text:name="MJXc-Node-3717"/><text:bookmark text:name="MathJax-Element-183-Frame"/><text:span text:style-name="T12">α</text:span><text:bookmark text:name="MJXc-Node-3721"/><text:span text:style-name="T17">2</text:span><text:bookmark text:name="MJXc-Node-3722"/><text:span text:style-name="T11">≥</text:span><text:bookmark text:name="MJXc-Node-3724"/><text:bookmark text:name="MJXc-Node-3723"/><text:span text:style-name="T12">α</text:span><text:bookmark text:name="MJXc-Node-3725"/><text:span text:style-name="T17">1</text:span><text:line-break/><text:span text:style-name="T9">More specifically, for our purposes I think we can use:</text:span><text:line-break/><text:bookmark text:name="MJXc-Node-3729"/><text:bookmark text:name="MJXc-Node-3728"/><text:bookmark text:name="MJXc-Node-3727"/><text:bookmark text:name="MJXc-Node-3726"/><text:bookmark text:name="MathJax-Element-184-Frame"/><text:span text:style-name="T12">φ</text:span><text:bookmark text:name="MJXc-Node-3732"/><text:bookmark text:name="MJXc-Node-3731"/><text:bookmark text:name="MJXc-Node-3730"/><text:span text:style-name="T13">α</text:span><text:bookmark text:name="MJXc-Node-3733"/><text:span text:style-name="T16">(</text:span><text:bookmark text:name="MJXc-Node-3734"/><text:span text:style-name="T12">x</text:span><text:bookmark text:name="MJXc-Node-3735"/><text:span text:style-name="T16">)</text:span><text:bookmark text:name="MJXc-Node-3736"/><text:span text:style-name="T11">≥</text:span><text:bookmark text:name="MJXc-Node-3738"/><text:bookmark text:name="MJXc-Node-3737"/><text:span text:style-name="T12">φ</text:span><text:bookmark text:name="MJXc-Node-3741"/><text:bookmark text:name="MJXc-Node-3740"/><text:bookmark text:name="MJXc-Node-3739"/><text:span text:style-name="T17">0</text:span><text:bookmark text:name="MJXc-Node-3742"/><text:span text:style-name="T16">(</text:span><text:bookmark text:name="MJXc-Node-3743"/><text:span text:style-name="T12">x</text:span><text:bookmark text:name="MJXc-Node-3744"/><text:span text:style-name="T16">)</text:span><text:line-break/><text:line-break/><text:span text:style-name="T9">So a similar reasoning that we applied in base case can be carried over (with minor change).</text:span><text:line-break/><text:line-break/><text:span text:style-name="T9">For limit case</text:span><text:span text:style-name="T21"> </text:span><text:span text:style-name="T9">let </text:span><text:bookmark text:name="MJXc-Node-3747"/><text:bookmark text:name="MJXc-Node-3746"/><text:bookmark text:name="MJXc-Node-3745"/><text:bookmark text:name="MathJax-Element-185-Frame"/><text:span text:style-name="T12">λ</text:span><text:span text:style-name="T21"> </text:span><text:span text:style-name="T9">denote some limit value less than </text:span><text:bookmark text:name="MJXc-Node-3750"/><text:bookmark text:name="MJXc-Node-3749"/><text:bookmark text:name="MJXc-Node-3748"/><text:bookmark text:name="MathJax-Element-186-Frame"/><text:span text:style-name="T12">β</text:span><text:span text:style-name="T9">. What we want to prove is:</text:span><text:line-break/><text:bookmark text:name="MJXc-Node-3754"/><text:bookmark text:name="MJXc-Node-3753"/><text:bookmark text:name="MJXc-Node-3752"/><text:bookmark text:name="MJXc-Node-3751"/><text:bookmark text:name="MathJax-Element-187-Frame"/><text:span text:style-name="T12">φ</text:span><text:bookmark text:name="MJXc-Node-3760"/><text:bookmark text:name="MJXc-Node-3759"/><text:bookmark text:name="MJXc-Node-3758"/><text:bookmark text:name="MJXc-Node-3757"/><text:bookmark text:name="MJXc-Node-3756"/><text:bookmark text:name="MJXc-Node-3755"/><text:span text:style-name="T13">α</text:span><text:bookmark text:name="MJXc-Node-3761"/><text:span text:style-name="T18">1</text:span><text:bookmark text:name="MJXc-Node-3762"/><text:span text:style-name="T16">(</text:span><text:bookmark text:name="MJXc-Node-3764"/><text:bookmark text:name="MJXc-Node-3763"/><text:span text:style-name="T12">φ</text:span><text:bookmark text:name="MJXc-Node-3769"/><text:bookmark text:name="MJXc-Node-3768"/><text:bookmark text:name="MJXc-Node-3767"/><text:bookmark text:name="MJXc-Node-3766"/><text:bookmark text:name="MJXc-Node-3765"/><text:span text:style-name="T13">β</text:span><text:bookmark text:name="MJXc-Node-3770"/><text:span text:style-name="T16">(</text:span><text:bookmark text:name="MJXc-Node-3771"/><text:span text:style-name="T12">γ</text:span><text:bookmark text:name="MJXc-Node-3772"/><text:span text:style-name="T16">)</text:span><text:bookmark text:name="MJXc-Node-3773"/><text:span text:style-name="T16">+</text:span><text:bookmark text:name="MJXc-Node-3774"/><text:span text:style-name="T16">1</text:span><text:bookmark text:name="MJXc-Node-3775"/><text:span text:style-name="T16">)</text:span><text:bookmark text:name="MJXc-Node-3776"/><text:span text:style-name="T16">&gt;</text:span><text:bookmark text:name="MJXc-Node-3778"/><text:bookmark text:name="MJXc-Node-3777"/><text:span text:style-name="T12">φ</text:span><text:bookmark text:name="MJXc-Node-3784"/><text:bookmark text:name="MJXc-Node-3783"/><text:bookmark text:name="MJXc-Node-3782"/><text:bookmark text:name="MJXc-Node-3781"/><text:bookmark text:name="MJXc-Node-3780"/><text:bookmark text:name="MJXc-Node-3779"/><text:span text:style-name="T13">α</text:span><text:bookmark text:name="MJXc-Node-3785"/><text:span text:style-name="T18">2</text:span><text:bookmark text:name="MJXc-Node-3786"/><text:span text:style-name="T16">(</text:span><text:bookmark text:name="MJXc-Node-3788"/><text:bookmark text:name="MJXc-Node-3787"/><text:span text:style-name="T12">φ</text:span><text:bookmark text:name="MJXc-Node-3793"/><text:bookmark text:name="MJXc-Node-3792"/><text:bookmark text:name="MJXc-Node-3791"/><text:bookmark text:name="MJXc-Node-3790"/><text:bookmark text:name="MJXc-Node-3789"/><text:span text:style-name="T13">β</text:span><text:bookmark text:name="MJXc-Node-3794"/><text:span text:style-name="T16">(</text:span><text:bookmark text:name="MJXc-Node-3795"/><text:span text:style-name="T12">γ</text:span><text:bookmark text:name="MJXc-Node-3796"/><text:span text:style-name="T16">)</text:span><text:bookmark text:name="MJXc-Node-3797"/><text:span text:style-name="T16">+</text:span><text:bookmark text:name="MJXc-Node-3798"/><text:span text:style-name="T16">1</text:span><text:bookmark text:name="MJXc-Node-3799"/><text:span text:style-name="T16">)</text:span><text:span text:style-name="T21"> </text:span><text:span text:style-name="T9">for any arbitrary </text:span><text:bookmark text:name="MJXc-Node-3803"/><text:bookmark text:name="MJXc-Node-3802"/><text:bookmark text:name="MJXc-Node-3801"/><text:bookmark text:name="MJXc-Node-3800"/><text:bookmark text:name="MathJax-Element-188-Frame"/><text:span text:style-name="T12">α</text:span><text:bookmark text:name="MJXc-Node-3804"/><text:span text:style-name="T17">1</text:span><text:bookmark text:name="MJXc-Node-3806"/><text:bookmark text:name="MJXc-Node-3805"/><text:span text:style-name="T16">,</text:span><text:bookmark text:name="MJXc-Node-3809"/><text:bookmark text:name="MJXc-Node-3808"/><text:bookmark text:name="MJXc-Node-3807"/><text:span text:style-name="T12">α</text:span><text:bookmark text:name="MJXc-Node-3810"/><text:span text:style-name="T17">2</text:span><text:span text:style-name="T21"> </text:span><text:span text:style-name="T9">where </text:span><text:bookmark text:name="MJXc-Node-3813"/><text:bookmark text:name="MJXc-Node-3812"/><text:bookmark text:name="MJXc-Node-3811"/><text:bookmark text:name="MathJax-Element-189-Frame"/><text:span text:style-name="T12">λ</text:span><text:bookmark text:name="MJXc-Node-3814"/><text:span text:style-name="T11">≥</text:span><text:bookmark text:name="MJXc-Node-3816"/><text:bookmark text:name="MJXc-Node-3815"/><text:span text:style-name="T12">α</text:span><text:bookmark text:name="MJXc-Node-3817"/><text:span text:style-name="T17">1</text:span><text:bookmark text:name="MJXc-Node-3818"/><text:span text:style-name="T16">&gt;</text:span><text:bookmark text:name="MJXc-Node-3820"/><text:bookmark text:name="MJXc-Node-3819"/><text:span text:style-name="T12">α</text:span><text:bookmark text:name="MJXc-Node-3821"/><text:span text:style-name="T17">2</text:span><text:line-break/><text:line-break/><text:span text:style-name="T9">It should suffice to prove that (proving for all combinations should follow directly after this):</text:span><text:line-break/><text:bookmark text:name="MJXc-Node-3825"/><text:bookmark text:name="MJXc-Node-3824"/><text:bookmark text:name="MJXc-Node-3823"/><text:bookmark text:name="MJXc-Node-3822"/><text:bookmark text:name="MathJax-Element-190-Frame"/><text:span text:style-name="T12">φ</text:span><text:bookmark text:name="MJXc-Node-3830"/><text:bookmark text:name="MJXc-Node-3829"/><text:bookmark text:name="MJXc-Node-3828"/><text:bookmark text:name="MJXc-Node-3827"/><text:bookmark text:name="MJXc-Node-3826"/><text:span text:style-name="T13">λ</text:span><text:bookmark text:name="MJXc-Node-3831"/><text:span text:style-name="T16">(</text:span><text:bookmark text:name="MJXc-Node-3833"/><text:bookmark text:name="MJXc-Node-3832"/><text:span text:style-name="T12">φ</text:span><text:bookmark text:name="MJXc-Node-3838"/><text:bookmark text:name="MJXc-Node-3837"/><text:bookmark text:name="MJXc-Node-3836"/><text:bookmark text:name="MJXc-Node-3835"/><text:bookmark text:name="MJXc-Node-3834"/><text:span text:style-name="T13">β</text:span><text:bookmark text:name="MJXc-Node-3839"/><text:span text:style-name="T16">(</text:span><text:bookmark text:name="MJXc-Node-3840"/><text:span text:style-name="T12">γ</text:span><text:bookmark text:name="MJXc-Node-3841"/><text:span text:style-name="T16">)</text:span><text:bookmark text:name="MJXc-Node-3842"/><text:span text:style-name="T16">+</text:span><text:bookmark text:name="MJXc-Node-3843"/><text:span text:style-name="T16">1</text:span><text:bookmark text:name="MJXc-Node-3844"/><text:span text:style-name="T16">)</text:span><text:bookmark text:name="MJXc-Node-3845"/><text:span text:style-name="T16">&gt;</text:span><text:bookmark text:name="MJXc-Node-3847"/><text:bookmark text:name="MJXc-Node-3846"/><text:span text:style-name="T12">φ</text:span><text:bookmark text:name="MJXc-Node-3852"/><text:bookmark text:name="MJXc-Node-3851"/><text:bookmark text:name="MJXc-Node-3850"/><text:bookmark text:name="MJXc-Node-3849"/><text:bookmark text:name="MJXc-Node-3848"/><text:span text:style-name="T13">α</text:span><text:bookmark text:name="MJXc-Node-3853"/><text:span text:style-name="T16">(</text:span><text:bookmark text:name="MJXc-Node-3855"/><text:bookmark text:name="MJXc-Node-3854"/><text:span text:style-name="T12">φ</text:span><text:bookmark text:name="MJXc-Node-3860"/><text:bookmark text:name="MJXc-Node-3859"/><text:bookmark text:name="MJXc-Node-3858"/><text:bookmark text:name="MJXc-Node-3857"/><text:bookmark text:name="MJXc-Node-3856"/><text:span text:style-name="T13">β</text:span><text:bookmark text:name="MJXc-Node-3861"/><text:span text:style-name="T16">(</text:span><text:bookmark text:name="MJXc-Node-3862"/><text:span text:style-name="T12">γ</text:span><text:bookmark text:name="MJXc-Node-3863"/><text:span text:style-name="T16">)</text:span><text:bookmark text:name="MJXc-Node-3864"/><text:span text:style-name="T16">+</text:span><text:bookmark text:name="MJXc-Node-3865"/><text:span text:style-name="T16">1</text:span><text:bookmark text:name="MJXc-Node-3866"/><text:span text:style-name="T16">)</text:span><text:span text:style-name="T21"> </text:span><text:span text:style-name="T9">for any arbitrary </text:span><text:bookmark text:name="MJXc-Node-3869"/><text:bookmark text:name="MJXc-Node-3868"/><text:bookmark text:name="MJXc-Node-3867"/><text:bookmark text:name="MathJax-Element-191-Frame"/><text:span text:style-name="T12">α</text:span><text:bookmark text:name="MJXc-Node-3870"/><text:span text:style-name="T16">&lt;</text:span><text:bookmark text:name="MJXc-Node-3871"/><text:span text:style-name="T12">λ</text:span><text:line-break/><text:line-break/><text:span text:style-name="T9">We can show this by contradiction by assuming:</text:span><text:line-break/><text:span text:style-name="T10">(B) --</text:span><text:span text:style-name="T21"> </text:span><text:bookmark text:name="MJXc-Node-3875"/><text:bookmark text:name="MJXc-Node-3874"/><text:bookmark text:name="MJXc-Node-3873"/><text:bookmark text:name="MJXc-Node-3872"/><text:bookmark text:name="MathJax-Element-192-Frame"/><text:span text:style-name="T12">φ</text:span><text:bookmark text:name="MJXc-Node-3880"/><text:bookmark text:name="MJXc-Node-3879"/><text:bookmark text:name="MJXc-Node-3878"/><text:bookmark text:name="MJXc-Node-3877"/><text:bookmark text:name="MJXc-Node-3876"/><text:span text:style-name="T13">λ</text:span><text:bookmark text:name="MJXc-Node-3881"/><text:span text:style-name="T16">(</text:span><text:bookmark text:name="MJXc-Node-3883"/><text:bookmark text:name="MJXc-Node-3882"/><text:span text:style-name="T12">φ</text:span><text:bookmark text:name="MJXc-Node-3888"/><text:bookmark text:name="MJXc-Node-3887"/><text:bookmark text:name="MJXc-Node-3886"/><text:bookmark text:name="MJXc-Node-3885"/><text:bookmark text:name="MJXc-Node-3884"/><text:span text:style-name="T13">β</text:span><text:bookmark text:name="MJXc-Node-3889"/><text:span text:style-name="T16">(</text:span><text:bookmark text:name="MJXc-Node-3890"/><text:span text:style-name="T12">γ</text:span><text:bookmark text:name="MJXc-Node-3891"/><text:span text:style-name="T16">)</text:span><text:bookmark text:name="MJXc-Node-3892"/><text:span text:style-name="T16">+</text:span><text:bookmark text:name="MJXc-Node-3893"/><text:span text:style-name="T16">1</text:span><text:bookmark text:name="MJXc-Node-3894"/><text:span text:style-name="T16">)</text:span><text:bookmark text:name="MJXc-Node-3895"/><text:span text:style-name="T11">≤</text:span><text:bookmark text:name="MJXc-Node-3897"/><text:bookmark text:name="MJXc-Node-3896"/><text:span text:style-name="T12">φ</text:span><text:bookmark text:name="MJXc-Node-3902"/><text:bookmark text:name="MJXc-Node-3901"/><text:bookmark text:name="MJXc-Node-3900"/><text:bookmark text:name="MJXc-Node-3899"/><text:bookmark text:name="MJXc-Node-3898"/><text:span text:style-name="T13">α</text:span><text:bookmark text:name="MJXc-Node-3903"/><text:span text:style-name="T16">(</text:span><text:bookmark text:name="MJXc-Node-3905"/><text:bookmark text:name="MJXc-Node-3904"/><text:span text:style-name="T12">φ</text:span><text:bookmark text:name="MJXc-Node-3910"/><text:bookmark text:name="MJXc-Node-3909"/><text:bookmark text:name="MJXc-Node-3908"/><text:bookmark text:name="MJXc-Node-3907"/><text:bookmark text:name="MJXc-Node-3906"/><text:span text:style-name="T13">β</text:span><text:bookmark text:name="MJXc-Node-3911"/><text:span text:style-name="T16">(</text:span><text:bookmark text:name="MJXc-Node-3912"/><text:span text:style-name="T12">γ</text:span><text:bookmark text:name="MJXc-Node-3913"/><text:span text:style-name="T16">)</text:span><text:bookmark text:name="MJXc-Node-3914"/><text:span text:style-name="T16">+</text:span><text:bookmark text:name="MJXc-Node-3915"/><text:span text:style-name="T16">1</text:span><text:bookmark text:name="MJXc-Node-3916"/><text:span text:style-name="T16">)</text:span><text:span text:style-name="T21"> </text:span><text:span text:style-name="T9">for "some" </text:span><text:bookmark text:name="MJXc-Node-3919"/><text:bookmark text:name="MJXc-Node-3918"/><text:bookmark text:name="MJXc-Node-3917"/><text:bookmark text:name="MathJax-Element-193-Frame"/><text:span text:style-name="T12">α</text:span><text:bookmark text:name="MJXc-Node-3920"/><text:span text:style-name="T16">&lt;</text:span><text:bookmark text:name="MJXc-Node-3921"/><text:span text:style-name="T12">λ</text:span><text:line-break/><text:line-break/><text:span text:style-name="T9">But we have (proved before):</text:span><text:line-break/><text:span text:style-name="T10">(C) --</text:span><text:span text:style-name="T21"> </text:span><text:bookmark text:name="MJXc-Node-3925"/><text:bookmark text:name="MJXc-Node-3924"/><text:bookmark text:name="MJXc-Node-3923"/><text:bookmark text:name="MJXc-Node-3922"/><text:bookmark text:name="MathJax-Element-194-Frame"/><text:span text:style-name="T12">φ</text:span><text:bookmark text:name="MJXc-Node-3930"/><text:bookmark text:name="MJXc-Node-3929"/><text:bookmark text:name="MJXc-Node-3928"/><text:bookmark text:name="MJXc-Node-3927"/><text:bookmark text:name="MJXc-Node-3926"/><text:span text:style-name="T13">α</text:span><text:bookmark text:name="MJXc-Node-3931"/><text:span text:style-name="T17">+</text:span><text:bookmark text:name="MJXc-Node-3932"/><text:span text:style-name="T17">1</text:span><text:bookmark text:name="MJXc-Node-3933"/><text:span text:style-name="T16">(</text:span><text:bookmark text:name="MJXc-Node-3935"/><text:bookmark text:name="MJXc-Node-3934"/><text:span text:style-name="T12">φ</text:span><text:bookmark text:name="MJXc-Node-3940"/><text:bookmark text:name="MJXc-Node-3939"/><text:bookmark text:name="MJXc-Node-3938"/><text:bookmark text:name="MJXc-Node-3937"/><text:bookmark text:name="MJXc-Node-3936"/><text:span text:style-name="T13">β</text:span><text:bookmark text:name="MJXc-Node-3941"/><text:span text:style-name="T16">(</text:span><text:bookmark text:name="MJXc-Node-3942"/><text:span text:style-name="T12">γ</text:span><text:bookmark text:name="MJXc-Node-3943"/><text:span text:style-name="T16">)</text:span><text:bookmark text:name="MJXc-Node-3944"/><text:span text:style-name="T16">+</text:span><text:bookmark text:name="MJXc-Node-3945"/><text:span text:style-name="T16">1</text:span><text:bookmark text:name="MJXc-Node-3946"/><text:span text:style-name="T16">)</text:span><text:bookmark text:name="MJXc-Node-3947"/><text:span text:style-name="T16">&gt;</text:span><text:bookmark text:name="MJXc-Node-3949"/><text:bookmark text:name="MJXc-Node-3948"/><text:span text:style-name="T12">φ</text:span><text:bookmark text:name="MJXc-Node-3954"/><text:bookmark text:name="MJXc-Node-3953"/><text:bookmark text:name="MJXc-Node-3952"/><text:bookmark text:name="MJXc-Node-3951"/><text:bookmark text:name="MJXc-Node-3950"/><text:span text:style-name="T13">α</text:span><text:bookmark text:name="MJXc-Node-3955"/><text:span text:style-name="T16">(</text:span><text:bookmark text:name="MJXc-Node-3957"/><text:bookmark text:name="MJXc-Node-3956"/><text:span text:style-name="T12">φ</text:span><text:bookmark text:name="MJXc-Node-3962"/><text:bookmark text:name="MJXc-Node-3961"/><text:bookmark text:name="MJXc-Node-3960"/><text:bookmark text:name="MJXc-Node-3959"/><text:bookmark text:name="MJXc-Node-3958"/><text:span text:style-name="T13">β</text:span><text:bookmark text:name="MJXc-Node-3963"/><text:span text:style-name="T16">(</text:span><text:bookmark text:name="MJXc-Node-3964"/><text:span text:style-name="T12">γ</text:span><text:bookmark text:name="MJXc-Node-3965"/><text:span text:style-name="T16">)</text:span><text:bookmark text:name="MJXc-Node-3966"/><text:span text:style-name="T16">+</text:span><text:bookmark text:name="MJXc-Node-3967"/><text:span text:style-name="T16">1</text:span><text:bookmark text:name="MJXc-Node-3968"/><text:span text:style-name="T16">)</text:span><text:line-break/><text:span text:style-name="T9">AND (once again by reasoning mentioned in beginning of post#2):</text:span><text:line-break/><text:bookmark text:name="MJXc-Node-3972"/><text:bookmark text:name="MJXc-Node-3971"/><text:bookmark text:name="MJXc-Node-3970"/><text:bookmark text:name="MJXc-Node-3969"/><text:bookmark text:name="MathJax-Element-195-Frame"/><text:span text:style-name="T12">φ</text:span><text:bookmark text:name="MJXc-Node-3975"/><text:bookmark text:name="MJXc-Node-3974"/><text:bookmark text:name="MJXc-Node-3973"/><text:span text:style-name="T13">λ</text:span><text:bookmark text:name="MJXc-Node-3976"/><text:span text:style-name="T16">(</text:span><text:bookmark text:name="MJXc-Node-3978"/><text:bookmark text:name="MJXc-Node-3977"/><text:span text:style-name="T12">φ</text:span><text:bookmark text:name="MJXc-Node-3983"/><text:bookmark text:name="MJXc-Node-3982"/><text:bookmark text:name="MJXc-Node-3981"/><text:bookmark text:name="MJXc-Node-3980"/><text:bookmark text:name="MJXc-Node-3979"/><text:span text:style-name="T13">β</text:span><text:bookmark text:name="MJXc-Node-3984"/><text:span text:style-name="T16">(</text:span><text:bookmark text:name="MJXc-Node-3985"/><text:span text:style-name="T12">γ</text:span><text:bookmark text:name="MJXc-Node-3986"/><text:span text:style-name="T16">)</text:span><text:bookmark text:name="MJXc-Node-3987"/><text:span text:style-name="T16">)</text:span><text:bookmark text:name="MJXc-Node-3988"/><text:span text:style-name="T16">=</text:span><text:bookmark text:name="MJXc-Node-3990"/><text:bookmark text:name="MJXc-Node-3989"/><text:span text:style-name="T12">φ</text:span><text:bookmark text:name="MJXc-Node-3993"/><text:bookmark text:name="MJXc-Node-3992"/><text:bookmark text:name="MJXc-Node-3991"/><text:span text:style-name="T13">α</text:span><text:bookmark text:name="MJXc-Node-3994"/><text:span text:style-name="T16">(</text:span><text:bookmark text:name="MJXc-Node-3996"/><text:bookmark text:name="MJXc-Node-3995"/><text:span text:style-name="T12">φ</text:span><text:bookmark text:name="MJXc-Node-4001"/><text:bookmark text:name="MJXc-Node-4000"/><text:bookmark text:name="MJXc-Node-3999"/><text:bookmark text:name="MJXc-Node-3998"/><text:bookmark text:name="MJXc-Node-3997"/><text:span text:style-name="T13">β</text:span><text:bookmark text:name="MJXc-Node-4002"/><text:span text:style-name="T16">(</text:span><text:bookmark text:name="MJXc-Node-4003"/><text:span text:style-name="T12">γ</text:span><text:bookmark text:name="MJXc-Node-4004"/><text:span text:style-name="T16">)</text:span><text:bookmark text:name="MJXc-Node-4005"/><text:span text:style-name="T16">)</text:span><text:bookmark text:name="MJXc-Node-4006"/><text:span text:style-name="T16">=</text:span><text:bookmark text:name="MJXc-Node-4008"/><text:bookmark text:name="MJXc-Node-4007"/><text:span text:style-name="T12">φ</text:span><text:bookmark text:name="MJXc-Node-4011"/><text:bookmark text:name="MJXc-Node-4010"/><text:bookmark text:name="MJXc-Node-4009"/><text:span text:style-name="T13">α</text:span><text:bookmark text:name="MJXc-Node-4012"/><text:span text:style-name="T17">+</text:span><text:bookmark text:name="MJXc-Node-4013"/><text:span text:style-name="T17">1</text:span><text:bookmark text:name="MJXc-Node-4014"/><text:span text:style-name="T16">(</text:span><text:bookmark text:name="MJXc-Node-4016"/><text:bookmark text:name="MJXc-Node-4015"/><text:span text:style-name="T12">φ</text:span><text:bookmark text:name="MJXc-Node-4021"/><text:bookmark text:name="MJXc-Node-4020"/><text:bookmark text:name="MJXc-Node-4019"/><text:bookmark text:name="MJXc-Node-4018"/><text:bookmark text:name="MJXc-Node-4017"/><text:span text:style-name="T13">β</text:span><text:bookmark text:name="MJXc-Node-4022"/><text:span text:style-name="T16">(</text:span><text:bookmark text:name="MJXc-Node-4023"/><text:span text:style-name="T12">γ</text:span><text:bookmark text:name="MJXc-Node-4024"/><text:span text:style-name="T16">)</text:span><text:bookmark text:name="MJXc-Node-4025"/><text:span text:style-name="T16">)</text:span><text:bookmark text:name="MJXc-Node-4026"/><text:span text:style-name="T16">=</text:span><text:bookmark text:name="MJXc-Node-4028"/><text:bookmark text:name="MJXc-Node-4027"/><text:span text:style-name="T12">φ</text:span><text:bookmark text:name="MJXc-Node-4033"/><text:bookmark text:name="MJXc-Node-4032"/><text:bookmark text:name="MJXc-Node-4031"/><text:bookmark text:name="MJXc-Node-4030"/><text:bookmark text:name="MJXc-Node-4029"/><text:span text:style-name="T13">β</text:span><text:bookmark text:name="MJXc-Node-4034"/><text:span text:style-name="T16">(</text:span><text:bookmark text:name="MJXc-Node-4035"/><text:span text:style-name="T12">γ</text:span><text:bookmark text:name="MJXc-Node-4036"/><text:span text:style-name="T16">)</text:span><text:line-break/><text:line-break/><text:span text:style-name="T9">This leads to a contradiction because, after the value </text:span><text:bookmark text:name="MJXc-Node-4040"/><text:bookmark text:name="MJXc-Node-4039"/><text:bookmark text:name="MJXc-Node-4038"/><text:bookmark text:name="MJXc-Node-4037"/><text:bookmark text:name="MathJax-Element-196-Frame"/><text:span text:style-name="T12">φ</text:span><text:bookmark text:name="MJXc-Node-4045"/><text:bookmark text:name="MJXc-Node-4044"/><text:bookmark text:name="MJXc-Node-4043"/><text:bookmark text:name="MJXc-Node-4042"/><text:bookmark text:name="MJXc-Node-4041"/><text:span text:style-name="T13">β</text:span><text:bookmark text:name="MJXc-Node-4046"/><text:span text:style-name="T16">(</text:span><text:bookmark text:name="MJXc-Node-4047"/><text:span text:style-name="T12">γ</text:span><text:bookmark text:name="MJXc-Node-4048"/><text:span text:style-name="T16">)</text:span><text:span text:style-name="T9">, the very next fixed point of the function </text:span><text:bookmark text:name="MJXc-Node-4052"/><text:bookmark text:name="MJXc-Node-4051"/><text:bookmark text:name="MJXc-Node-4050"/><text:bookmark text:name="MJXc-Node-4049"/><text:bookmark text:name="MathJax-Element-197-Frame"/><text:span text:style-name="T12">φ</text:span><text:bookmark text:name="MJXc-Node-4055"/><text:bookmark text:name="MJXc-Node-4054"/><text:bookmark text:name="MJXc-Node-4053"/><text:span text:style-name="T13">α</text:span><text:span text:style-name="T21"> </text:span><text:span text:style-name="T9">must occur after </text:span><text:bookmark text:name="MJXc-Node-4059"/><text:bookmark text:name="MJXc-Node-4058"/><text:bookmark text:name="MJXc-Node-4057"/><text:bookmark text:name="MJXc-Node-4056"/><text:bookmark text:name="MathJax-Element-198-Frame"/><text:span text:style-name="T12">φ</text:span><text:bookmark text:name="MJXc-Node-4064"/><text:bookmark text:name="MJXc-Node-4063"/><text:bookmark text:name="MJXc-Node-4062"/><text:bookmark text:name="MJXc-Node-4061"/><text:bookmark text:name="MJXc-Node-4060"/><text:span text:style-name="T13">α</text:span><text:bookmark text:name="MJXc-Node-4065"/><text:span text:style-name="T16">(</text:span><text:bookmark text:name="MJXc-Node-4067"/><text:bookmark text:name="MJXc-Node-4066"/><text:span text:style-name="T12">φ</text:span><text:bookmark text:name="MJXc-Node-4072"/><text:bookmark text:name="MJXc-Node-4071"/><text:bookmark text:name="MJXc-Node-4070"/><text:bookmark text:name="MJXc-Node-4069"/><text:bookmark text:name="MJXc-Node-4068"/><text:span text:style-name="T13">β</text:span><text:bookmark text:name="MJXc-Node-4073"/><text:span text:style-name="T16">(</text:span><text:bookmark text:name="MJXc-Node-4074"/><text:span text:style-name="T12">γ</text:span><text:bookmark text:name="MJXc-Node-4075"/><text:span text:style-name="T16">)</text:span><text:bookmark text:name="MJXc-Node-4076"/><text:span text:style-name="T16">+</text:span><text:bookmark text:name="MJXc-Node-4077"/><text:span text:style-name="T16">1</text:span><text:bookmark text:name="MJXc-Node-4078"/><text:span text:style-name="T16">)</text:span><text:span text:style-name="T21"> </text:span><text:span text:style-name="T9">(otherwise equation(C) wouldn't make any sense).</text:span><text:line-break/><text:span text:style-name="T9">However, this contradicts with equation(B) (shouldn't be too difficult to see why). That's because every value in range of </text:span><text:bookmark text:name="MJXc-Node-4082"/><text:bookmark text:name="MJXc-Node-4081"/><text:bookmark text:name="MJXc-Node-4080"/><text:bookmark text:name="MJXc-Node-4079"/><text:bookmark text:name="MathJax-Element-199-Frame"/><text:span text:style-name="T12">φ</text:span><text:bookmark text:name="MJXc-Node-4085"/><text:bookmark text:name="MJXc-Node-4084"/><text:bookmark text:name="MJXc-Node-4083"/><text:span text:style-name="T13">λ</text:span><text:span text:style-name="T21"> </text:span><text:span text:style-name="T9">must be a fixed point of ALL </text:span><text:bookmark text:name="MJXc-Node-4089"/><text:bookmark text:name="MJXc-Node-4088"/><text:bookmark text:name="MJXc-Node-4087"/><text:bookmark text:name="MJXc-Node-4086"/><text:bookmark text:name="MathJax-Element-200-Frame"/><text:span text:style-name="T12">φ</text:span><text:bookmark text:name="MJXc-Node-4092"/><text:bookmark text:name="MJXc-Node-4091"/><text:bookmark text:name="MJXc-Node-4090"/><text:span text:style-name="T13">X</text:span><text:span text:style-name="T9">'s (with </text:span><text:bookmark text:name="MJXc-Node-4095"/><text:bookmark text:name="MJXc-Node-4094"/><text:bookmark text:name="MJXc-Node-4093"/><text:bookmark text:name="MathJax-Element-201-Frame"/><text:span text:style-name="T12">X</text:span><text:bookmark text:name="MJXc-Node-4096"/><text:span text:style-name="T16">&lt;</text:span><text:bookmark text:name="MJXc-Node-4097"/><text:span text:style-name="T12">λ</text:span><text:span text:style-name="T9">). And yet the value </text:span><text:bookmark text:name="MJXc-Node-4101"/><text:bookmark text:name="MJXc-Node-4100"/><text:bookmark text:name="MJXc-Node-4099"/><text:bookmark text:name="MJXc-Node-4098"/><text:bookmark text:name="MathJax-Element-202-Frame"/><text:span text:style-name="T12">φ</text:span><text:bookmark text:name="MJXc-Node-4106"/><text:bookmark text:name="MJXc-Node-4105"/><text:bookmark text:name="MJXc-Node-4104"/><text:bookmark text:name="MJXc-Node-4103"/><text:bookmark text:name="MJXc-Node-4102"/><text:span text:style-name="T13">λ</text:span><text:bookmark text:name="MJXc-Node-4107"/><text:span text:style-name="T16">(</text:span><text:bookmark text:name="MJXc-Node-4109"/><text:bookmark text:name="MJXc-Node-4108"/><text:span text:style-name="T12">φ</text:span><text:bookmark text:name="MJXc-Node-4114"/><text:bookmark text:name="MJXc-Node-4113"/><text:bookmark text:name="MJXc-Node-4112"/><text:bookmark text:name="MJXc-Node-4111"/><text:bookmark text:name="MJXc-Node-4110"/><text:span text:style-name="T13">β</text:span><text:bookmark text:name="MJXc-Node-4115"/><text:span text:style-name="T16">(</text:span><text:bookmark text:name="MJXc-Node-4116"/><text:span text:style-name="T12">γ</text:span><text:bookmark text:name="MJXc-Node-4117"/><text:span text:style-name="T16">)</text:span><text:bookmark text:name="MJXc-Node-4118"/><text:span text:style-name="T16">+</text:span><text:bookmark text:name="MJXc-Node-4119"/><text:span text:style-name="T16">1</text:span><text:bookmark text:name="MJXc-Node-4120"/><text:span text:style-name="T16">)</text:span><text:span text:style-name="T21"> </text:span><text:span text:style-name="T9">isn't a fixed point of </text:span><text:bookmark text:name="MJXc-Node-4124"/><text:bookmark text:name="MJXc-Node-4123"/><text:bookmark text:name="MJXc-Node-4122"/><text:bookmark text:name="MJXc-Node-4121"/><text:bookmark text:name="MathJax-Element-203-Frame"/><text:span text:style-name="T12">φ</text:span><text:bookmark text:name="MJXc-Node-4127"/><text:bookmark text:name="MJXc-Node-4126"/><text:bookmark text:name="MJXc-Node-4125"/><text:span text:style-name="T13">α</text:span><text:span text:style-name="T9">. Hence our conclusion follows.</text:span></text:p>
      <text:p text:style-name="P75"><text:lin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text:soft-page-break/></text:p>
      <text:p text:style-name="P13"><text:span text:style-name="T9">Here are few points:</text:span><text:line-break/><text:span text:style-name="T9">a) Normal Functions</text:span><text:line-break/><text:span text:style-name="T9">A normal function, say f, has three properties:</text:span><text:line-break/><text:span text:style-name="T9">1. f(0)&gt;0</text:span><text:line-break/><text:span text:style-name="T9">2. f must be strictly increasing</text:span><text:line-break/><text:span text:style-name="T9">3. f must be continuous (value at limits must be equal to least upper bound of all previous values)</text:span><text:line-break/><text:line-break/><text:span text:style-name="T9">A function such as:</text:span><text:line-break/><text:span text:style-name="T9">f(x)=x.ω</text:span><text:line-break/><text:span text:style-name="T9">is not normal because it doesn't satisfy any of the three properties above. You only to test values for a small initial interval to see that.</text:span><text:line-break/><text:span text:style-name="T9">f(x)=ω.x</text:span><text:line-break/><text:span text:style-name="T9">is not normal because it doesn't satisfy property-1.</text:span><text:line-break/><text:span text:style-name="T9">However, a slight modification of this function is normal (if you work around a bit, you can identify the function enumerating its fixed points):</text:span><text:line-break/><text:span text:style-name="T9">f(x)=ω+ω.x</text:span><text:line-break/><text:span text:style-name="T9">If we switch the terms though it doesn't remain normal. For example:</text:span><text:line-break/><text:span text:style-name="T9">f(x)=ω.x+ω</text:span><text:line-break/><text:span text:style-name="T9">isn't normal because it fails to satisfy property-3 (continuity).</text:span><text:line-break/><text:line-break/><text:span text:style-name="T9">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9">f(0), f(f(0)), f(f(f(0))), ....</text:span><text:line-break/><text:span text:style-name="T9">If you denote the x-th fixed point as F(x), for example ..... then the limit of above sequence is F(0). Similarly, I think, F(1) can be given as limit of( re-call that f(F(0))=F(0) ):</text:span><text:line-break/><text:span text:style-name="T9">f(F(0)+1), f(f(F(0)+1)), f(f(f(F(0)+1))), .....</text:span><text:line-break/><text:line-break/><text:span text:style-name="T9">Because Veblen showed that F is normal, F(ω) would be limit of F(0),F(1),F(2),F(3),.....</text:span><text:line-break/><text:line-break/><text:span text:style-name="T9">Note that first fixed point of epsilon numbers can be written as(I am using square brackers to denote sub-scripting):</text:span><text:line-break/><text:span text:style-name="T9">ε(0), ε[ε(0)], ε[ε[ε(0)]], ε[ε[ε[ε(0)]]], .....</text:span><text:line-break/><text:span text:style-name="T9">If you note, this is a special case of the point made above.</text:span><text:line-break/><text:line-break/><text:span text:style-name="T9">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9">Probably this point is a little easier to see if you use the function ω+ω.x (or for that matter 1+x) instead of ω^x.</text:span><text:line-break/><text:line-break/><text:span text:style-name="T9">edit:</text:span><text:line-break/><text:span text:style-name="T9">I guess it might be worth pointing out one more simpler example for (b). For example, we say that ε0 is first fixed point of f(x)=ω^x. One way is to look at the sequence mentioned in (b). For example:</text:span><text:line-break/><text:span text:style-name="T9">f(0)=1</text:span><text:line-break/><text:span text:style-name="T9">f(f(0))=f(1)=ω</text:span><text:line-break/><text:span text:style-name="T9">f(f(f(0)))=f(ω)=ω^ω</text:span><text:line-break/><text:span text:style-name="T9">f(f(f(f(0))))=f(ω^ω)=(ω^ω)^ω </text:span><text:line-break/><text:span text:style-name="T9">and so on…</text:span></text:p>
      <text:p text:style-name="P13"/>
      <text:p text:style-name="P13"/>
      <text:p text:style-name="P13"/>
      <text:p text:style-name="P36">Implémentations :</text:p>
      <text:p text:style-name="P36"/>
      <text:p text:style-name="P36"/>
      <text:h text:style-name="P155" text:outline-level="4">Ordinal Gamma0 in Coq</text:h>
      <text:p text:style-name="P77">Inductive ordinal : Type :=</text:p>
      <text:p text:style-name="P58"><text:s/><text:span text:style-name="T66">| Zero : ordinal</text:span></text:p>
      <text:p text:style-name="P58"><text:s/><text:span text:style-name="T66">| Succ : ordinal -&gt; ordinal</text:span></text:p>
      <text:p text:style-name="P58"><text:s/><text:span text:style-name="T66">| Limit : (nat -&gt; ordinal) -&gt; ordinal.</text:span></text:p>
      <text:p text:style-name="P66"/>
      <text:p text:style-name="P60">Fixpoint iter (a:Type) (f:a-&gt;a) (n:nat) (x:a) : a :=</text:p>
      <text:p text:style-name="P58"><text:s/><text:span text:style-name="T66">match n with</text:span></text:p>
      <text:p text:style-name="P58"><text:s text:c="2"/><text:span text:style-name="T66">| O =&gt; x</text:span></text:p>
      <text:p text:style-name="P58"><text:s text:c="2"/><text:span text:style-name="T66">| S p =&gt; iter a f p (f x)</text:span></text:p>
      <text:p text:style-name="P58"><text:s/><text:span text:style-name="T66">end.</text:span></text:p>
      <text:p text:style-name="P66"/>
      <text:p text:style-name="P60">Definition OpLim (F:nat-&gt;ordinal-&gt;ordinal) (a:ordinal) : ordinal :=</text:p>
      <text:p text:style-name="P58"><text:s/><text:span text:style-name="T66">Limit (fun n =&gt; F n a).</text:span></text:p>
      <text:p text:style-name="P58"><text:s/></text:p>
      <text:p text:style-name="P60">Definition OpItw (f:ordinal-&gt;ordinal) : ordinal-&gt;ordinal :=</text:p>
      <text:p text:style-name="P58"><text:s/><text:span text:style-name="T66">OpLim (iter _ f).</text:span></text:p>
      <text:p text:style-name="P66"/>
      <text:p text:style-name="P60">Fixpoint cantor (a:ordinal) (c:ordinal) : ordinal :=</text:p>
      <text:p text:style-name="P58"><text:s/><text:span text:style-name="T66">match c with</text:span></text:p>
      <text:p text:style-name="P58"><text:s text:c="2"/><text:span text:style-name="T66">| Zero =&gt; Succ a</text:span></text:p>
      <text:p text:style-name="P58"><text:s text:c="2"/><text:span text:style-name="T66">| Succ b =&gt; OpItw (fun x =&gt; cantor x b) a</text:span></text:p>
      <text:p text:style-name="P58"><text:s text:c="2"/><text:span text:style-name="T66">| Limit f =&gt; Limit (fun n =&gt; cantor a (f n))</text:span></text:p>
      <text:p text:style-name="P58"><text:s/><text:span text:style-name="T66">end.</text:span></text:p>
      <text:p text:style-name="P66"/>
      <text:p text:style-name="P60">Fixpoint Nabla (f:ordinal-&gt;ordinal) (b:ordinal) : ordinal :=</text:p>
      <text:p text:style-name="P58"><text:s/><text:span text:style-name="T66">match b with</text:span></text:p>
      <text:p text:style-name="P58"><text:soft-page-break/><text:s text:c="2"/><text:span text:style-name="T66">| Zero =&gt; f Zero</text:span></text:p>
      <text:p text:style-name="P58"><text:s text:c="2"/><text:span text:style-name="T66">| Succ a =&gt; f (Succ (Nabla f a))</text:span></text:p>
      <text:p text:style-name="P58"><text:s text:c="2"/><text:span text:style-name="T66">| Limit h =&gt; Limit (fun n =&gt; Nabla f (h n))</text:span></text:p>
      <text:p text:style-name="P58"><text:s/><text:span text:style-name="T66">end.</text:span></text:p>
      <text:p text:style-name="P66"/>
      <text:p text:style-name="P60">Definition deriv (f:ordinal-&gt;ordinal) : ordinal-&gt;ordinal :=</text:p>
      <text:p text:style-name="P58"><text:s/><text:span text:style-name="T66">Nabla (OpItw f).</text:span></text:p>
      <text:p text:style-name="P66"/>
      <text:p text:style-name="P60">Fixpoint veblen (b:ordinal) : ordinal-&gt;ordinal :=</text:p>
      <text:p text:style-name="P58"><text:s/><text:span text:style-name="T66">match b with</text:span></text:p>
      <text:p text:style-name="P58"><text:s text:c="2"/><text:span text:style-name="T66">| Zero =&gt; Nabla (OpLim (iter _ (cantor Zero)))</text:span></text:p>
      <text:p text:style-name="P58"><text:s text:c="2"/><text:span text:style-name="T66">| Succ a =&gt; Nabla (OpLim (iter _ (veblen a)))</text:span></text:p>
      <text:p text:style-name="P58"><text:s text:c="2"/><text:span text:style-name="T66">| Limit f =&gt; Nabla (OpLim (fun n =&gt; veblen (f n)))</text:span></text:p>
      <text:p text:style-name="P58"><text:s/><text:span text:style-name="T66">end.</text:span></text:p>
      <text:p text:style-name="P66"/>
      <text:p text:style-name="P60">Definition veb (a:ordinal) : ordinal := veblen a Zero.</text:p>
      <text:p text:style-name="P66"/>
      <text:p text:style-name="P60">Definition epsilon0 : ordinal := veb Zero. </text:p>
      <text:p text:style-name="P66"/>
      <text:p text:style-name="P60">Definition Gamma0 : ordinal := Limit (fun n =&gt; iter _ veb n Zero).</text:p>
      <text:p text:style-name="P66"/>
      <text:p text:style-name="P60">Check epsilon0.</text:p>
      <text:p text:style-name="P111">Check Gamma0.</text:p>
      <text:p text:style-name="P96"><text:line-break/></text:p>
      <text:p text:style-name="P96"/>
      <text:p text:style-name="P96"/>
      <text:p text:style-name="P96"/>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90"><text:span text:style-name="T34">theory</text:span><text:span text:style-name="T33"> </text:span><text:span text:style-name="T35">Ordinals</text:span><text:span text:style-name="T33"><text:line-break/></text:span><text:span text:style-name="T34">imports</text:span><text:span text:style-name="T33"> </text:span><text:a xlink:type="simple" xlink:href="http://isabelle.in.tum.de/website-Isabelle2017-RC2/dist/library/HOL/HOL/Main.html" text:style-name="Internet_20_link" text:visited-style-name="Visited_20_Internet_20_Link"><text:span text:style-name="T35">Main</text:span></text:a></text:p>
      <text:p text:style-name="P78">(* <text:s/>Title: <text:s text:c="5"/>HOL/Induct/Ordinals.thy</text:p>
      <text:p text:style-name="P148"><text:s text:c="4"/><text:span text:style-name="T72">Author: <text:s text:c="4"/>Stefan Berghofer and Markus Wenzel, TU Muenchen</text:span></text:p>
      <text:p text:style-name="P149">*)</text:p>
      <text:p text:style-name="P154"/>
      <text:p text:style-name="P150"><text:span text:style-name="T73">section</text:span> <text:span text:style-name="T74">‹Ordinals›</text:span></text:p>
      <text:p text:style-name="P154"/>
      <text:p text:style-name="P150"><text:span text:style-name="T73">theory</text:span> Ordinals</text:p>
      <text:p text:style-name="P150"><text:span text:style-name="T75">imports</text:span> Main</text:p>
      <text:p text:style-name="P152">begin</text:p>
      <text:p text:style-name="P154"/>
      <text:p text:style-name="P150"><text:span text:style-name="T73">text</text:span> <text:span text:style-name="T74">‹</text:span></text:p>
      <text:p text:style-name="P153"><text:s text:c="2"/><text:span text:style-name="T72">Some basic definitions of ordinal numbers. <text:s/>Draws an Agda</text:span></text:p>
      <text:p text:style-name="P153"><text:s text:c="2"/><text:span text:style-name="T72">development (in Martin-L\"of type theory) by Peter Hancock (see</text:span></text:p>
      <text:p text:style-name="P153"><text:s text:c="2"/><text:span text:style-name="T72">?â¹http://www.dcs.ed.ac.uk/home/pgh/chat.html›).</text:span></text:p>
      <text:p text:style-name="P153">›</text:p>
      <text:p text:style-name="P154"/>
      <text:p text:style-name="P150"><text:span text:style-name="T73">datatype</text:span> ordinal =</text:p>
      <text:p text:style-name="P151"><text:s text:c="4"/><text:span text:style-name="T72">Zero</text:span></text:p>
      <text:p text:style-name="P151"><text:s text:c="2"/><text:span text:style-name="T72">| Succ ordinal</text:span></text:p>
      <text:p text:style-name="P151"><text:s text:c="2"/><text:span text:style-name="T72">| Limit </text:span><text:span text:style-name="T78">"nat ⇒ ordinal"</text:span></text:p>
      <text:p text:style-name="P154"/>
      <text:p text:style-name="P150"><text:span text:style-name="T73">primrec</text:span> pred :: <text:span text:style-name="T77">"ordinal ⇒ nat ⇒ ordinal option"</text:span></text:p>
      <text:p text:style-name="P152">where</text:p>
      <text:p text:style-name="P151"><text:s text:c="2"/><text:span text:style-name="T78">"pred Zero n = None"</text:span></text:p>
      <text:p text:style-name="P150">| <text:span text:style-name="T77">"pred (Succ a) n = Some a"</text:span></text:p>
      <text:p text:style-name="P150">| <text:span text:style-name="T77">"pred (Limit f) n = Some (f n)"</text:span></text:p>
      <text:p text:style-name="P154"/>
      <text:p text:style-name="P150"><text:span text:style-name="T73">abbreviation</text:span> (input) iter :: <text:span text:style-name="T77">"('a ⇒ 'a) ⇒ nat ⇒ ('a ⇒ 'a)"</text:span></text:p>
      <text:p text:style-name="P151"><text:s text:c="2"/><text:span text:style-name="T76">where</text:span><text:span text:style-name="T72"> </text:span><text:span text:style-name="T78">"iter f n ≡ f ^^ n"</text:span></text:p>
      <text:p text:style-name="P154"/>
      <text:p text:style-name="P150"><text:span text:style-name="T73">definition</text:span> OpLim :: <text:span text:style-name="T77">"(nat ⇒ (ordinal ⇒ ordinal)) ⇒ (ordinal ⇒ ordinal)"</text:span></text:p>
      <text:p text:style-name="P151"><text:s text:c="2"/><text:span text:style-name="T76">where</text:span><text:span text:style-name="T72"> </text:span><text:span text:style-name="T78">"OpLim F a = Limit (λn. F n a)"</text:span></text:p>
      <text:p text:style-name="P154"/>
      <text:p text:style-name="P150"><text:span text:style-name="T73">definition</text:span> OpItw :: <text:span text:style-name="T77">"(ordinal ⇒ ordinal) ⇒ (ordinal ⇒ ordinal)"</text:span> <text:s/>(<text:span text:style-name="T77">"⨆"</text:span>)</text:p>
      <text:p text:style-name="P151"><text:s text:c="2"/><text:span text:style-name="T76">where</text:span><text:span text:style-name="T72"> </text:span><text:span text:style-name="T78">"⨆f = OpLim (iter f)"</text:span></text:p>
      <text:p text:style-name="P154"><text:soft-page-break/></text:p>
      <text:p text:style-name="P150"><text:span text:style-name="T73">primrec</text:span> cantor :: <text:span text:style-name="T77">"ordinal ⇒ ordinal ⇒ ordinal"</text:span></text:p>
      <text:p text:style-name="P152">where</text:p>
      <text:p text:style-name="P151"><text:s text:c="2"/><text:span text:style-name="T78">"cantor a Zero = Succ a"</text:span></text:p>
      <text:p text:style-name="P150">| <text:span text:style-name="T77">"cantor a (Succ b) = ⨆(λx. cantor x b) a"</text:span></text:p>
      <text:p text:style-name="P150">| <text:span text:style-name="T77">"cantor a (Limit f) = Limit (λn. cantor a (f n))"</text:span></text:p>
      <text:p text:style-name="P154"/>
      <text:p text:style-name="P150"><text:span text:style-name="T73">primrec</text:span> Nabla :: <text:span text:style-name="T77">"(ordinal ⇒ ordinal) ⇒ (ordinal ⇒ ordinal)"</text:span> <text:s/>(<text:span text:style-name="T77">"∇"</text:span>)</text:p>
      <text:p text:style-name="P152">where</text:p>
      <text:p text:style-name="P151"><text:s text:c="2"/><text:span text:style-name="T78">"∇f Zero = f Zero"</text:span></text:p>
      <text:p text:style-name="P150">| <text:span text:style-name="T77">"∇f (Succ a) = f (Succ (∇f a))"</text:span></text:p>
      <text:p text:style-name="P150">| <text:span text:style-name="T77">"∇f (Limit h) = Limit (λn. ∇f (h n))"</text:span></text:p>
      <text:p text:style-name="P154"/>
      <text:p text:style-name="P150"><text:span text:style-name="T73">definition</text:span> deriv :: <text:span text:style-name="T77">"(ordinal ⇒ ordinal) ⇒ (ordinal ⇒ ordinal)"</text:span></text:p>
      <text:p text:style-name="P151"><text:s text:c="2"/><text:span text:style-name="T76">where</text:span><text:span text:style-name="T72"> </text:span><text:span text:style-name="T78">"deriv f = ∇(⨆f)"</text:span></text:p>
      <text:p text:style-name="P154"/>
      <text:p text:style-name="P150"><text:span text:style-name="T73">primrec</text:span> veblen :: <text:span text:style-name="T77">"ordinal ⇒ ordinal ⇒ ordinal"</text:span></text:p>
      <text:p text:style-name="P152">where</text:p>
      <text:p text:style-name="P151"><text:s text:c="2"/><text:span text:style-name="T78">"veblen Zero = ∇(OpLim (iter (cantor Zero)))"</text:span></text:p>
      <text:p text:style-name="P150">| <text:span text:style-name="T77">"veblen (Succ a) = ∇(OpLim (iter (veblen a)))"</text:span></text:p>
      <text:p text:style-name="P150">| <text:span text:style-name="T77">"veblen (Limit f) = ∇(OpLim (λn. veblen (f n)))"</text:span></text:p>
      <text:p text:style-name="P154"/>
      <text:p text:style-name="P150"><text:span text:style-name="T73">definition</text:span> <text:span text:style-name="T77">"veb a = veblen a Zero"</text:span></text:p>
      <text:p text:style-name="P150"><text:span text:style-name="T73">definition</text:span> <text:span text:style-name="T77">"ε⇩</text:span><text:span text:style-name="T79">0</text:span><text:span text:style-name="T77"> = veb Zero"</text:span></text:p>
      <text:p text:style-name="P150"><text:span text:style-name="T73">definition</text:span> <text:span text:style-name="T77">"Γ⇩</text:span><text:span text:style-name="T79">0</text:span><text:span text:style-name="T77"> = Limit (λn. iter veb n Zero)"</text:span></text:p>
      <text:p text:style-name="P154"/>
      <text:p text:style-name="P143">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62">--#include "amenities.agda"</text:p>
      <text:p text:style-name="P60">--#include "naturals.agda"</text:p>
      <text:p text:style-name="P66"/>
      <text:p text:style-name="P60">{- This package assembles together things that</text:p>
      <text:p text:style-name="P58"><text:s text:c="3"/><text:span text:style-name="T66">are connected with the Gentzen lens, for</text:span></text:p>
      <text:p text:style-name="P58"><text:s text:c="3"/><text:span text:style-name="T66">the datatype of formal ordinals -}</text:span></text:p>
      <text:p text:style-name="P66"/>
      <text:p text:style-name="P60">package Ordinals where</text:p>
      <text:p text:style-name="P66"/>
      <text:p text:style-name="P58"><text:s text:c="2"/><text:span text:style-name="T66">open Amenities use </text:span></text:p>
      <text:p text:style-name="P58"><text:s text:c="5"/><text:span text:style-name="T66">Pi, implies , and, </text:span></text:p>
      <text:p text:style-name="P58"><text:s text:c="5"/><text:span text:style-name="T66">N1, N0</text:span></text:p>
      <text:p text:style-name="P66"/>
      <text:p text:style-name="P58"><text:s text:c="2"/><text:span text:style-name="T66">open Naturals use </text:span></text:p>
      <text:p text:style-name="P58"><text:s text:c="5"/><text:span text:style-name="T66">Nat, It, Rec, Seq</text:span></text:p>
      <text:p text:style-name="P66"/>
      <text:p text:style-name="P58"><text:s text:c="2"/><text:span text:style-name="T66">Ord :: Set = data O </text:span></text:p>
      <text:p text:style-name="P58"><text:s text:c="18"/><text:span text:style-name="T66">| S (a :: Ord) </text:span></text:p>
      <text:p text:style-name="P58"><text:s text:c="18"/><text:span text:style-name="T66">| L (ls :: (n :: Nat)-&gt;Ord)</text:span></text:p>
      <text:p text:style-name="P66"/>
      <text:p text:style-name="P58"><text:s text:c="2"/><text:span text:style-name="T66">{- Some less barbarous notation -} <text:s/></text:span></text:p>
      <text:p text:style-name="P58"><text:s text:c="2"/><text:span text:style-name="T66">zero <text:s/>:: Ord <text:s text:c="7"/>= O@Ord</text:span></text:p>
      <text:p text:style-name="P58"><text:s text:c="2"/><text:span text:style-name="T66">succ <text:s/>:: Ord -&gt; Ord = S@Ord</text:span></text:p>
      <text:p text:style-name="P58"><text:s text:c="2"/><text:span text:style-name="T66">limit :: (Nat -&gt; Ord) -&gt; Ord = L@Ord</text:span></text:p>
      <text:p text:style-name="P66"/>
      <text:p text:style-name="P58"><text:s text:c="2"/><text:span text:style-name="T66">{------ The transition structure on Ord ---}</text:span></text:p>
      <text:p text:style-name="P66"/>
      <text:p text:style-name="P58"><text:s text:c="2"/><text:span text:style-name="T66">{- Cofinality -}</text:span></text:p>
      <text:p text:style-name="P58"><text:s text:c="2"/><text:span text:style-name="T66">C (a :: Ord) :: Set</text:span></text:p>
      <text:p text:style-name="P58"><text:s text:c="4"/><text:span text:style-name="T66">= case a of </text:span></text:p>
      <text:p text:style-name="P58"><text:s text:c="8"/><text:span text:style-name="T66">(O) <text:s text:c="3"/>-&gt; N0</text:span></text:p>
      <text:p text:style-name="P58"><text:s text:c="8"/><text:span text:style-name="T66">(S a') -&gt; N1</text:span></text:p>
      <text:p text:style-name="P58"><text:s text:c="8"/><text:span text:style-name="T66">(L ls) -&gt; Nat</text:span></text:p>
      <text:p text:style-name="P58"><text:s text:c="2"/></text:p>
      <text:p text:style-name="P58"><text:s text:c="2"/><text:span text:style-name="T66">{- Predecessor -}</text:span></text:p>
      <text:p text:style-name="P58"><text:s text:c="2"/><text:span text:style-name="T66">pd (a :: Ord) (t :: C a) :: Ord</text:span></text:p>
      <text:p text:style-name="P58"><text:s text:c="4"/><text:span text:style-name="T66">= case a of </text:span></text:p>
      <text:p text:style-name="P58"><text:s text:c="8"/><text:span text:style-name="T66">(O) <text:s text:c="3"/>-&gt; case t of { }</text:span></text:p>
      <text:p text:style-name="P58"><text:s text:c="8"/><text:span text:style-name="T66">(S a') -&gt; a'</text:span></text:p>
      <text:p text:style-name="P58"><text:s text:c="8"/><text:span text:style-name="T66">(L ls) -&gt; ls t</text:span></text:p>
      <text:p text:style-name="P66"/>
      <text:p text:style-name="P58"><text:s text:c="2"/><text:span text:style-name="T66">{--------- operations from Ords to Ords ------------}</text:span></text:p>
      <text:p text:style-name="P58"><text:s text:c="2"/></text:p>
      <text:p text:style-name="P58"><text:s text:c="2"/><text:span text:style-name="T66">Op :: Set = Ord -&gt; Ord </text:span></text:p>
      <text:p text:style-name="P66"/>
      <text:p text:style-name="P58"><text:s text:c="2"/><text:span text:style-name="T66">{- Composing operations -} <text:s/></text:span></text:p>
      <text:p text:style-name="P58"><text:s text:c="2"/><text:span text:style-name="T66">Comp :: Op -&gt; Op -&gt; Op</text:span></text:p>
      <text:p text:style-name="P58"><text:soft-page-break/><text:s text:c="5"/><text:span text:style-name="T66">= \(f :: Op) -&gt; \(g :: Op) -&gt; \(a :: Ord) -&gt; </text:span></text:p>
      <text:p text:style-name="P58"><text:s text:c="7"/><text:span text:style-name="T66">f (g a)</text:span></text:p>
      <text:p text:style-name="P66"/>
      <text:p text:style-name="P58"><text:s text:c="2"/><text:span text:style-name="T66">{- Iterating operations, to get a sequence -}</text:span></text:p>
      <text:p text:style-name="P58"><text:s text:c="2"/><text:span text:style-name="T66">OpIt :: Op -&gt; Seq Op</text:span></text:p>
      <text:p text:style-name="P58"><text:s text:c="5"/><text:span text:style-name="T66">= It Ord </text:span></text:p>
      <text:p text:style-name="P66"/>
      <text:p text:style-name="P58"><text:s text:c="2"/><text:span text:style-name="T66">{- pointwise limit of a seuence of operations -}</text:span></text:p>
      <text:p text:style-name="P58"><text:s text:c="2"/><text:span text:style-name="T66">OpLim :: Seq Op -&gt; Op</text:span></text:p>
      <text:p text:style-name="P58"><text:s text:c="5"/><text:span text:style-name="T66">= \(fs :: Nat -&gt; Op) -&gt; \(a :: Ord) -&gt; </text:span></text:p>
      <text:p text:style-name="P58"><text:s text:c="7"/><text:span text:style-name="T66">limit (\(n :: Nat) -&gt; fs n a) <text:s/></text:span></text:p>
      <text:p text:style-name="P66"/>
      <text:p text:style-name="P58"><text:s text:c="2"/><text:span text:style-name="T66">{- omega iterating an operation -}</text:span></text:p>
      <text:p text:style-name="P58"><text:s text:c="2"/><text:span text:style-name="T66">OpItw :: Op -&gt; Op</text:span></text:p>
      <text:p text:style-name="P58"><text:s text:c="5"/><text:span text:style-name="T66">= \(f :: Op) -&gt; OpLim (OpIt f)</text:span></text:p>
      <text:p text:style-name="P66"/>
      <text:p text:style-name="P58"><text:s text:c="2"/><text:span text:style-name="T66">{------------ Cantor hierarchy -------------------}</text:span></text:p>
      <text:p text:style-name="P66"/>
      <text:p text:style-name="P58"><text:s text:c="2"/><text:span text:style-name="T66">{- recursive (in second argument). -}</text:span></text:p>
      <text:p text:style-name="P58"><text:s text:c="2"/><text:span text:style-name="T66">w :: Ord -&gt; Ord -&gt; Ord</text:span></text:p>
      <text:p text:style-name="P58"><text:s text:c="5"/><text:span text:style-name="T66">= \(a :: Ord) -&gt; </text:span></text:p>
      <text:p text:style-name="P58"><text:s text:c="7"/><text:span text:style-name="T66">\(b :: Ord) -&gt; </text:span></text:p>
      <text:p text:style-name="P58"><text:s text:c="8"/><text:span text:style-name="T66">case b of </text:span></text:p>
      <text:p text:style-name="P58"><text:s text:c="10"/><text:span text:style-name="T66">(O) <text:s text:c="3"/>-&gt; succ a</text:span></text:p>
      <text:p text:style-name="P58"><text:s text:c="10"/><text:span text:style-name="T66">(S b') -&gt; OpItw (\(x :: Ord) -&gt; x `w` b') a</text:span></text:p>
      <text:p text:style-name="P58"><text:s text:c="10"/><text:span text:style-name="T66">(L ls) -&gt; limit (\(n :: Nat) -&gt; a `w` (ls n))</text:span></text:p>
      <text:p text:style-name="P66"/>
      <text:p text:style-name="P58"><text:s text:c="2"/><text:span text:style-name="T66">{- The function a |-&gt; w^a -}</text:span></text:p>
      <text:p text:style-name="P58"><text:s text:c="2"/><text:span text:style-name="T66">wexp :: Op = w zero</text:span></text:p>
      <text:p text:style-name="P66"/>
      <text:p text:style-name="P58"><text:s text:c="2"/><text:span text:style-name="T66">{-------- Things related to the Veblen hierarchy --------}</text:span></text:p>
      <text:p text:style-name="P66"/>
      <text:p text:style-name="P58"><text:s text:c="2"/><text:span text:style-name="T66">{- \a -&gt; (f.(+1))^a (f 0) : an essential part of derivative -} </text:span></text:p>
      <text:p text:style-name="P58"><text:s text:c="2"/><text:span text:style-name="T66">{- recursive. -}</text:span></text:p>
      <text:p text:style-name="P58"><text:s text:c="2"/><text:span text:style-name="T66">Nabla :: Op -&gt; Op</text:span></text:p>
      <text:p text:style-name="P58"><text:s text:c="5"/><text:span text:style-name="T66">= \(f :: Op) -&gt; \(a :: Ord) -&gt; </text:span></text:p>
      <text:p text:style-name="P58"><text:s text:c="7"/><text:span text:style-name="T66">case a of </text:span></text:p>
      <text:p text:style-name="P58"><text:s text:c="9"/><text:span text:style-name="T66">(O) <text:s text:c="3"/>-&gt; f zero</text:span></text:p>
      <text:p text:style-name="P58"><text:s text:c="9"/><text:span text:style-name="T66">(S a') -&gt; f (succ (Nabla f a'))</text:span></text:p>
      <text:p text:style-name="P58"><text:s text:c="9"/><text:span text:style-name="T66">(L ls) -&gt; limit (\(n :: Nat) -&gt; Nabla f (ls n))</text:span></text:p>
      <text:p text:style-name="P66"/>
      <text:p text:style-name="P58"><text:s text:c="2"/><text:span text:style-name="T66">{- derivative of a normal function -}</text:span></text:p>
      <text:p text:style-name="P58"><text:s text:c="2"/><text:span text:style-name="T66">deriv :: Op -&gt; Op</text:span></text:p>
      <text:p text:style-name="P58"><text:s text:c="5"/><text:span text:style-name="T66">= \(f :: Op) -&gt; Nabla (OpItw f) </text:span></text:p>
      <text:p text:style-name="P66"/>
      <text:p text:style-name="P58"><text:s text:c="2"/><text:span text:style-name="T66">{- derivative of a sequence of normal function -}</text:span></text:p>
      <text:p text:style-name="P58"><text:s text:c="2"/><text:span text:style-name="T66">derivl :: (Nat -&gt; Op) -&gt; Op</text:span></text:p>
      <text:p text:style-name="P58"><text:s text:c="5"/><text:span text:style-name="T66">= \(sf :: Nat -&gt; Op) -&gt; Nabla (OpLim sf) </text:span></text:p>
      <text:p text:style-name="P66"/>
      <text:p text:style-name="P58"><text:s text:c="2"/><text:span text:style-name="T66">{- Veblen hierarchy -}</text:span></text:p>
      <text:p text:style-name="P58"><text:s text:c="2"/><text:span text:style-name="T66">{- recursive -}</text:span></text:p>
      <text:p text:style-name="P58"><text:s text:c="2"/><text:span text:style-name="T66">v :: Ord -&gt; Ord -&gt; Ord</text:span></text:p>
      <text:p text:style-name="P58"><text:s text:c="5"/><text:span text:style-name="T66">= \(a :: Ord) -&gt; </text:span></text:p>
      <text:p text:style-name="P58"><text:s text:c="8"/><text:span text:style-name="T66">let { pds :: Seq Op = </text:span></text:p>
      <text:p text:style-name="P58"><text:s text:c="17"/><text:span text:style-name="T66">case a of </text:span></text:p>
      <text:p text:style-name="P58"><text:s text:c="19"/><text:span text:style-name="T66">(O) <text:s text:c="3"/>-&gt; OpIt (w a) </text:span></text:p>
      <text:p text:style-name="P58"><text:s text:c="19"/><text:span text:style-name="T66">(S a') -&gt; OpIt (v a')</text:span></text:p>
      <text:p text:style-name="P58"><text:s text:c="19"/><text:span text:style-name="T66">(L ls) -&gt; \(n :: Nat) -&gt; v (ls n)</text:span></text:p>
      <text:p text:style-name="P58"><text:s text:c="8"/><text:span text:style-name="T66">} in Nabla (OpLim pds)</text:span></text:p>
      <text:p text:style-name="P66"/>
      <text:p text:style-name="P58"><text:s text:c="2"/><text:span text:style-name="T66">veb :: Op </text:span></text:p>
      <text:p text:style-name="P58"><text:s text:c="4"/><text:span text:style-name="T66">= \(a :: Ord) -&gt; v a zero</text:span></text:p>
      <text:p text:style-name="P66"/>
      <text:p text:style-name="P58"><text:s text:c="2"/><text:span text:style-name="T66">{-------- The landmark ordinals ------------}</text:span></text:p>
      <text:p text:style-name="P66"/>
      <text:p text:style-name="P58"><text:s text:c="2"/><text:span text:style-name="T66">epsilon0 :: Ord = veb zero</text:span></text:p>
      <text:p text:style-name="P66"/>
      <text:p text:style-name="P58"><text:s text:c="2"/><text:span text:style-name="T66">Gamma0 :: Ord = limit (\ (n :: Nat) -&gt; </text:span></text:p>
      <text:p text:style-name="P139"><text:s text:c="6"/><text:span text:style-name="T66">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156" text:outline-level="4">Ordinal Gamma0 in Agda</text:h>
      <text:p text:style-name="Preformatted_20_Text">module ordi where</text:p>
      <text:p text:style-name="Preformatted_20_Text"/>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oft-page-break/><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110"><text:s/>Gamma0 = Limit (\n -&gt; iter _ veb n Zero) </text:p>
      <text:p text:style-name="P13"/>
      <text:p text:style-name="P67">iter a f n x = f^n(x)</text:p>
      <text:p text:style-name="P67"/>
      <text:p text:style-name="P67">OpLim = Lim1</text:p>
      <text:p text:style-name="P67"/>
      <text:p text:style-name="P67">OpItw = H</text:p>
      <text:p text:style-name="P67"/>
      <text:p text:style-name="P67">cantor a b = a + w^b</text:p>
      <text:p text:style-name="P67"/>
      <text:p text:style-name="P67">Nabla f n = (f o suc)^n(f(0))</text:p>
      <text:p text:style-name="P67"/>
      <text:p text:style-name="P67">deriv f n = Nabla (H f) n = ((H f) o suc)^n (H f 0)</text:p>
      <text:p text:style-name="P67">deriv f énumère les points fixes de f</text:p>
      <text:p text:style-name="P67"/>
      <text:p text:style-name="P68">veblen a b = phi(<text:span text:style-name="T80">1+a</text:span>,b)</text:p>
      <text:p text:style-name="P68"/>
      <text:p text:style-name="P69">veblen 0 n </text:p>
      <text:p text:style-name="P69"><text:s/>= Nabla (OpLim (iter _ [w^*]))</text:p>
      <text:p text:style-name="P69"><text:s/>= ((OpLim (iter _ [w^*])) o suc)^n (OpLim (iter _ [w^*]) 0)</text:p>
      <text:p text:style-name="P69"><text:s/>= ((OpLim (iter _ [w^*])) o suc)^n (Lim \p. iter _ [w^*] p 0)</text:p>
      <text:p text:style-name="P69"><text:s/>= ((OpLim (iter _ [w^*])) o suc)^n (Lim \p. [w^*]^p 0)</text:p>
      <text:p text:style-name="P69"><text:s/>= ((OpLim (iter _ [w^*])) o suc)^n (H [w^*] 0)</text:p>
      <text:p text:style-name="P69"><text:s/>= ((OpLim (iter _ [w^*])) o suc)^n (epsilon 0)</text:p>
      <text:p text:style-name="P69">n = 0 : epsilon 0</text:p>
      <text:p text:style-name="P69">n = 1 : OpLim (iter _ [w^*]) (epsilon 0 + 1)</text:p>
      <text:p text:style-name="P69"><text:s/>= Lim \p. iter _ [w^*] p (epsilon 0 + 1)</text:p>
      <text:p text:style-name="P69"><text:s/>= H [w^*] (epsilon 0 + 1)</text:p>
      <text:p text:style-name="P69"><text:s/>= epsilon 1</text:p>
      <text:p text:style-name="P69">veblen 0 a = epsilon a</text:p>
      <text:p text:style-name="P69"/>
      <text:p text:style-name="P69">veblen 1 n </text:p>
      <text:p text:style-name="P69"><text:s/>= Nabla (OpLim (iter _ (veblen 0)))</text:p>
      <text:p text:style-name="P69"><text:s/>= Nabla (OpLim (iter _ [epsilon *]))</text:p>
      <text:p text:style-name="P69"><text:s/>= Nabla (OpLim (iter _ epsilon))</text:p>
      <text:p text:style-name="P69">veblen 1 0 = H epsilon 0 = zeta 0</text:p>
      <text:p text:style-name="P69">veblen 1 = zeta</text:p>
      <text:p text:style-name="P69"/>
      <text:p text:style-name="P69">veblen w 0 = phi(w,0) </text:p>
      <text:p text:style-name="P69"><text:s/>= Nabla (OpLim [veblen *]) 0</text:p>
      <text:p text:style-name="P69"><text:s/>= Nabla (OpLim veblen) 0</text:p>
      <text:p text:style-name="P69"><text:s/>= OpLim veblen 0</text:p>
      <text:p text:style-name="P69"><text:s/>= <text:span text:style-name="T81">l</text:span>im \n. veblen n 0</text:p>
      <text:p text:style-name="P69">veblen w 1 </text:p>
      <text:p text:style-name="P69"><text:s/>= Nabla (OpLim veblen) 1</text:p>
      <text:p text:style-name="P69"><text:s/>= OpLim veblen (suc (lim \n. veblen n 0))</text:p>
      <text:p text:style-name="P69"><text:s/>= OpLim veblen (phi(w,0)+1)</text:p>
      <text:p text:style-name="P69"><text:s/>= <text:span text:style-name="T81">l</text:span>im \n. veblen n (phi(w,0)+1)</text:p>
      <text:p text:style-name="P69"/>
      <text:p text:style-name="P70">cf <text:a xlink:type="simple" xlink:href="https://en.wikipedia.org/wiki/Veblen_function" text:style-name="Internet_20_link" text:visited-style-name="Visited_20_Internet_20_Link">https://en.wikipedia.org/wiki/Veblen_function</text:a> :</text:p>
      <text:p text:style-name="P70"/>
      <text:p text:style-name="P70">Now suppose b that b is a limit :</text:p>
      <text:p text:style-name="P70">(…)</text:p>
      <text:p text:style-name="P70">For phi_b(c+1), use phi_b(c+1)[n] = phi_b[n](phi_b(c)+1)</text:p>
      <text:p text:style-name="P70"/>
      <text:p text:style-name="P71">phi (lim f) (b+1) = lim \n phi (f n) (phi (lim f) b + 1)</text:p>
      <text:p text:style-name="P72"><text:soft-page-break/>avec f = I et b = 0 :</text:p>
      <text:p text:style-name="P72">phi w 1 = lim \n. phi n (phi w 0 + 1)</text:p>
      <text:p text:style-name="P72"/>
      <text:p text:style-name="P13"/>
      <text:p text:style-name="P14"/>
      <text:p text:style-name="P14">Generalisation de phi(a,b) :</text:p>
      <text:p text:style-name="P14"><text:s/>- <text:span text:style-name="T61">nombre fini de variables : </text:span>phi (an, …, a1, a0) = phi (n:an, …, 1:a1, 0:a0)</text:p>
      <text:p text:style-name="P14"><text:s/>- <text:span text:style-name="T61">nombre transfini de variables : </text:span>phi (a1:b1, a2:b2, …, an:bn)</text:p>
      <text:p text:style-name="P14"/>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87"><text:span text:style-name="T50"><text:s text:c="6"/>A.</text:span> <text:bookmark text:name="MathJax-Span-77"/><text:bookmark text:name="MathJax-Span-76"/><text:bookmark text:name="MathJax-Span-75"/><text:bookmark text:name="MathJax-Element-17-Frame"/><text:span text:style-name="T52">φ</text:span><text:bookmark text:name="MathJax-Span-78"/><text:span text:style-name="T51">(</text:span><text:bookmark text:name="MathJax-Span-80"/><text:bookmark text:name="MathJax-Span-79"/><text:span text:style-name="T51">0</text:span><text:bookmark text:name="MathJax-Span-81"/><text:span text:style-name="T53">0</text:span><text:bookmark text:name="MathJax-Span-82"/><text:span text:style-name="T51">,</text:span><text:bookmark text:name="MathJax-Span-84"/><text:bookmark text:name="MathJax-Span-83"/><text:span text:style-name="T51">0</text:span><text:bookmark text:name="MathJax-Span-85"/><text:span text:style-name="T53">1</text:span><text:bookmark text:name="MathJax-Span-86"/><text:span text:style-name="T51">,</text:span><text:bookmark text:name="MathJax-Span-87"/><text:span text:style-name="T57">…</text:span><text:bookmark text:name="MathJax-Span-88"/><text:span text:style-name="T51">,</text:span><text:bookmark text:name="MathJax-Span-90"/><text:bookmark text:name="MathJax-Span-89"/><text:span text:style-name="T51">1</text:span><text:bookmark text:name="MathJax-Span-93"/><text:bookmark text:name="MathJax-Span-92"/><text:bookmark text:name="MathJax-Span-91"/><text:span text:style-name="T54">α</text:span><text:bookmark text:name="MathJax-Span-94"/><text:span text:style-name="T53">+</text:span><text:bookmark text:name="MathJax-Span-95"/><text:span text:style-name="T53">1</text:span><text:bookmark text:name="MathJax-Span-96"/><text:span text:style-name="T51">)</text:span><text:bookmark text:name="MathJax-Span-97"/><text:span text:style-name="T51">=</text:span><text:bookmark text:name="MathJax-Span-99"/><text:bookmark text:name="MathJax-Span-98"/><text:span text:style-name="T51">sup</text:span><text:bookmark text:name="MathJax-Span-100"/><text:span text:style-name="T57">≺</text:span><text:bookmark text:name="MathJax-Span-101"/><text:span text:style-name="T51">{</text:span><text:bookmark text:name="MathJax-Span-102"/><text:span text:style-name="T52">φ</text:span><text:bookmark text:name="MathJax-Span-103"/><text:span text:style-name="T51">(</text:span><text:bookmark text:name="MathJax-Span-105"/><text:bookmark text:name="MathJax-Span-104"/><text:span text:style-name="T51">0</text:span><text:bookmark text:name="MathJax-Span-106"/><text:span text:style-name="T53">0</text:span><text:bookmark text:name="MathJax-Span-107"/><text:span text:style-name="T51">,</text:span><text:bookmark text:name="MathJax-Span-109"/><text:bookmark text:name="MathJax-Span-108"/><text:span text:style-name="T51">0</text:span><text:bookmark text:name="MathJax-Span-110"/><text:span text:style-name="T53">1</text:span><text:bookmark text:name="MathJax-Span-111"/><text:span text:style-name="T51">,</text:span><text:bookmark text:name="MathJax-Span-112"/><text:span text:style-name="T57">…</text:span><text:bookmark text:name="MathJax-Span-113"/><text:span text:style-name="T51">,</text:span><text:bookmark text:name="MathJax-Span-115"/><text:bookmark text:name="MathJax-Span-114"/><text:span text:style-name="T52">x</text:span><text:bookmark text:name="MathJax-Span-116"/><text:span text:style-name="T54">α</text:span><text:bookmark text:name="MathJax-Span-117"/><text:span text:style-name="T51">)</text:span><text:bookmark text:name="MathJax-Span-118"/><text:span text:style-name="T51">:</text:span><text:bookmark text:name="MathJax-Span-119"/><text:span text:style-name="T52">x</text:span><text:bookmark text:name="MathJax-Span-120"/><text:span text:style-name="T57">∈</text:span><text:bookmark text:name="MathJax-Span-121"/><text:span text:style-name="T51">On</text:span><text:bookmark text:name="MathJax-Span-122"/><text:span text:style-name="T51">}</text:span>.</text:p>
      <text:p text:style-name="P88"><text:span text:style-name="T50">B.</text:span> <text:bookmark text:name="MathJax-Span-125"/><text:bookmark text:name="MathJax-Span-124"/><text:bookmark text:name="MathJax-Span-123"/><text:bookmark text:name="MathJax-Element-18-Frame"/><text:span text:style-name="T52">φ</text:span><text:bookmark text:name="MathJax-Span-126"/><text:span text:style-name="T51">(</text:span><text:bookmark text:name="MathJax-Span-128"/><text:bookmark text:name="MathJax-Span-127"/><text:span text:style-name="T51">0</text:span><text:bookmark text:name="MathJax-Span-129"/><text:span text:style-name="T53">0</text:span><text:bookmark text:name="MathJax-Span-130"/><text:span text:style-name="T51">,</text:span><text:bookmark text:name="MathJax-Span-132"/><text:bookmark text:name="MathJax-Span-131"/><text:span text:style-name="T51">0</text:span><text:bookmark text:name="MathJax-Span-133"/><text:span text:style-name="T53">1</text:span><text:bookmark text:name="MathJax-Span-134"/><text:span text:style-name="T51">,</text:span><text:bookmark text:name="MathJax-Span-135"/><text:span text:style-name="T57">…</text:span><text:bookmark text:name="MathJax-Span-136"/><text:span text:style-name="T51">,</text:span><text:bookmark text:name="MathJax-Span-138"/><text:bookmark text:name="MathJax-Span-137"/><text:span text:style-name="T51">1</text:span><text:bookmark text:name="MathJax-Span-139"/><text:span text:style-name="T54">α</text:span><text:bookmark text:name="MathJax-Span-140"/><text:span text:style-name="T51">)</text:span><text:bookmark text:name="MathJax-Span-141"/><text:span text:style-name="T51">=</text:span><text:bookmark text:name="MathJax-Span-143"/><text:bookmark text:name="MathJax-Span-142"/><text:span text:style-name="T51">sup</text:span><text:bookmark text:name="MathJax-Span-144"/><text:span text:style-name="T57">≺</text:span><text:bookmark text:name="MathJax-Span-145"/><text:span text:style-name="T51">{</text:span><text:bookmark text:name="MathJax-Span-146"/><text:span text:style-name="T52">φ</text:span><text:bookmark text:name="MathJax-Span-147"/><text:span text:style-name="T51">(</text:span><text:bookmark text:name="MathJax-Span-149"/><text:bookmark text:name="MathJax-Span-148"/><text:span text:style-name="T51">0</text:span><text:bookmark text:name="MathJax-Span-150"/><text:span text:style-name="T53">0</text:span><text:bookmark text:name="MathJax-Span-151"/><text:span text:style-name="T51">,</text:span><text:bookmark text:name="MathJax-Span-153"/><text:bookmark text:name="MathJax-Span-152"/><text:span text:style-name="T51">0</text:span><text:bookmark text:name="MathJax-Span-154"/><text:span text:style-name="T53">1</text:span><text:bookmark text:name="MathJax-Span-155"/><text:span text:style-name="T51">,</text:span><text:bookmark text:name="MathJax-Span-156"/><text:span text:style-name="T57">…</text:span><text:bookmark text:name="MathJax-Span-157"/><text:span text:style-name="T51">,</text:span><text:bookmark text:name="MathJax-Span-159"/><text:bookmark text:name="MathJax-Span-158"/><text:span text:style-name="T51">1</text:span><text:bookmark text:name="MathJax-Span-160"/><text:span text:style-name="T54">β</text:span><text:bookmark text:name="MathJax-Span-161"/><text:span text:style-name="T51">)</text:span><text:bookmark text:name="MathJax-Span-162"/><text:span text:style-name="T51">:</text:span><text:bookmark text:name="MathJax-Span-163"/><text:span text:style-name="T52">β</text:span><text:bookmark text:name="MathJax-Span-164"/><text:span text:style-name="T51">&lt;</text:span><text:bookmark text:name="MathJax-Span-165"/><text:span text:style-name="T52">α</text:span><text:bookmark text:name="MathJax-Span-166"/><text:span text:style-name="T51">}</text:span> where <text:bookmark text:name="MathJax-Span-169"/><text:bookmark text:name="MathJax-Span-168"/><text:bookmark text:name="MathJax-Span-167"/><text:bookmark text:name="MathJax-Element-19-Frame"/><text:span text:style-name="T52">α</text:span><text:bookmark text:name="MathJax-Span-170"/><text:span text:style-name="T57">∈</text:span><text:bookmark text:name="MathJax-Span-171"/><text:span text:style-name="T51">Lim</text:span></text:p>
      <text:p text:style-name="P88"><text:span text:style-name="T50">C.</text:span> <text:bookmark text:name="MathJax-Span-174"/><text:bookmark text:name="MathJax-Span-173"/><text:bookmark text:name="MathJax-Span-172"/><text:bookmark text:name="MathJax-Element-20-Frame"/><text:span text:style-name="T52">φ</text:span><text:bookmark text:name="MathJax-Span-175"/><text:span text:style-name="T51">(</text:span><text:bookmark text:name="MathJax-Span-176"/><text:span text:style-name="T51">(</text:span><text:bookmark text:name="MathJax-Span-177"/><text:span text:style-name="T52">x</text:span><text:bookmark text:name="MathJax-Span-178"/><text:span text:style-name="T51">+</text:span><text:bookmark text:name="MathJax-Span-179"/><text:span text:style-name="T51">1</text:span><text:bookmark text:name="MathJax-Span-181"/><text:bookmark text:name="MathJax-Span-180"/><text:span text:style-name="T51">)</text:span><text:bookmark text:name="MathJax-Span-182"/><text:span text:style-name="T53">0</text:span><text:bookmark text:name="MathJax-Span-183"/><text:span text:style-name="T51">,</text:span><text:bookmark text:name="MathJax-Span-185"/><text:bookmark text:name="MathJax-Span-184"/><text:span text:style-name="T52">y</text:span><text:bookmark text:name="MathJax-Span-186"/><text:span text:style-name="T53">1</text:span><text:bookmark text:name="MathJax-Span-187"/><text:span text:style-name="T51">,</text:span><text:bookmark text:name="MathJax-Span-188"/><text:span text:style-name="T57">…</text:span><text:bookmark text:name="MathJax-Span-189"/><text:span text:style-name="T51">,</text:span><text:bookmark text:name="MathJax-Span-191"/><text:bookmark text:name="MathJax-Span-190"/><text:span text:style-name="T52">z</text:span><text:bookmark text:name="MathJax-Span-192"/><text:span text:style-name="T54">β</text:span><text:bookmark text:name="MathJax-Span-193"/><text:span text:style-name="T51">)</text:span><text:bookmark text:name="MathJax-Span-194"/><text:span text:style-name="T57">≻</text:span><text:bookmark text:name="MathJax-Span-195"/><text:span text:style-name="T52">φ</text:span><text:bookmark text:name="MathJax-Span-196"/><text:span text:style-name="T51">(</text:span><text:bookmark text:name="MathJax-Span-198"/><text:bookmark text:name="MathJax-Span-197"/><text:span text:style-name="T52">x</text:span><text:bookmark text:name="MathJax-Span-199"/><text:span text:style-name="T53">0</text:span><text:bookmark text:name="MathJax-Span-200"/><text:span text:style-name="T51">,</text:span><text:bookmark text:name="MathJax-Span-201"/><text:span text:style-name="T57">…</text:span><text:bookmark text:name="MathJax-Span-202"/><text:span text:style-name="T51">,</text:span><text:bookmark text:name="MathJax-Span-204"/><text:bookmark text:name="MathJax-Span-203"/><text:span text:style-name="T52">z</text:span><text:bookmark text:name="MathJax-Span-205"/><text:span text:style-name="T54">β</text:span><text:bookmark text:name="MathJax-Span-206"/><text:span text:style-name="T51">)</text:span>, and there is no array between them</text:p>
      <text:p text:style-name="P88"><text:span text:style-name="T50">D.</text:span> <text:bookmark text:name="MathJax-Span-209"/><text:bookmark text:name="MathJax-Span-208"/><text:bookmark text:name="MathJax-Span-207"/><text:bookmark text:name="MathJax-Element-21-Frame"/><text:span text:style-name="T52">φ</text:span><text:bookmark text:name="MathJax-Span-210"/><text:span text:style-name="T51">(</text:span><text:bookmark text:name="MathJax-Span-212"/><text:bookmark text:name="MathJax-Span-211"/><text:span text:style-name="T51">0</text:span><text:bookmark text:name="MathJax-Span-213"/><text:span text:style-name="T53">0</text:span><text:bookmark text:name="MathJax-Span-214"/><text:span text:style-name="T51">,</text:span><text:bookmark text:name="MathJax-Span-215"/><text:span text:style-name="T57">…</text:span><text:bookmark text:name="MathJax-Span-216"/><text:span text:style-name="T51">,</text:span><text:bookmark text:name="MathJax-Span-217"/><text:span text:style-name="T51">(</text:span><text:bookmark text:name="MathJax-Span-218"/><text:span text:style-name="T52">x</text:span><text:bookmark text:name="MathJax-Span-219"/><text:span text:style-name="T51">+</text:span><text:bookmark text:name="MathJax-Span-220"/><text:span text:style-name="T51">1</text:span><text:bookmark text:name="MathJax-Span-222"/><text:bookmark text:name="MathJax-Span-221"/><text:span text:style-name="T51">)</text:span><text:bookmark text:name="MathJax-Span-225"/><text:bookmark text:name="MathJax-Span-224"/><text:bookmark text:name="MathJax-Span-223"/><text:span text:style-name="T54">α</text:span><text:bookmark text:name="MathJax-Span-226"/><text:span text:style-name="T53">+</text:span><text:bookmark text:name="MathJax-Span-227"/><text:span text:style-name="T53">1</text:span><text:bookmark text:name="MathJax-Span-228"/><text:span text:style-name="T51">,</text:span><text:bookmark text:name="MathJax-Span-229"/><text:span text:style-name="T57">…</text:span><text:bookmark text:name="MathJax-Span-230"/><text:span text:style-name="T51">,</text:span><text:bookmark text:name="MathJax-Span-232"/><text:bookmark text:name="MathJax-Span-231"/><text:span text:style-name="T52">y</text:span><text:bookmark text:name="MathJax-Span-233"/><text:span text:style-name="T54">β</text:span><text:bookmark text:name="MathJax-Span-234"/><text:span text:style-name="T51">)</text:span><text:bookmark text:name="MathJax-Span-235"/><text:span text:style-name="T51">=</text:span><text:bookmark text:name="MathJax-Span-237"/><text:bookmark text:name="MathJax-Span-236"/><text:span text:style-name="T51">sup</text:span><text:bookmark text:name="MathJax-Span-238"/><text:span text:style-name="T57">≺</text:span><text:bookmark text:name="MathJax-Span-239"/><text:span text:style-name="T51">{</text:span><text:bookmark text:name="MathJax-Span-240"/><text:span text:style-name="T52">φ</text:span><text:bookmark text:name="MathJax-Span-241"/><text:span text:style-name="T51">(</text:span><text:bookmark text:name="MathJax-Span-243"/><text:bookmark text:name="MathJax-Span-242"/><text:span text:style-name="T51">0</text:span><text:bookmark text:name="MathJax-Span-244"/><text:span text:style-name="T53">0</text:span><text:bookmark text:name="MathJax-Span-245"/><text:span text:style-name="T51">,</text:span><text:bookmark text:name="MathJax-Span-246"/><text:span text:style-name="T57">…</text:span><text:bookmark text:name="MathJax-Span-247"/><text:span text:style-name="T51">,</text:span><text:bookmark text:name="MathJax-Span-248"/><text:span text:style-name="T51">(</text:span><text:bookmark text:name="MathJax-Span-249"/><text:span text:style-name="T52">x</text:span><text:bookmark text:name="MathJax-Span-250"/><text:span text:style-name="T51">+</text:span><text:bookmark text:name="MathJax-Span-251"/><text:span text:style-name="T51">1</text:span><text:bookmark text:name="MathJax-Span-253"/><text:bookmark text:name="MathJax-Span-252"/><text:span text:style-name="T51">)</text:span><text:bookmark text:name="MathJax-Span-254"/><text:span text:style-name="T54">α</text:span><text:bookmark text:name="MathJax-Span-255"/><text:span text:style-name="T51">,</text:span><text:bookmark text:name="MathJax-Span-257"/><text:bookmark text:name="MathJax-Span-256"/><text:span text:style-name="T52">x</text:span><text:bookmark text:name="MathJax-Span-260"/><text:bookmark text:name="MathJax-Span-259"/><text:bookmark text:name="MathJax-Span-258"/><text:span text:style-name="T54">α</text:span><text:bookmark text:name="MathJax-Span-261"/><text:span text:style-name="T53">+</text:span><text:bookmark text:name="MathJax-Span-262"/><text:span text:style-name="T53">1</text:span><text:bookmark text:name="MathJax-Span-263"/><text:span text:style-name="T51">,</text:span><text:bookmark text:name="MathJax-Span-264"/><text:span text:style-name="T57">…</text:span><text:bookmark text:name="MathJax-Span-265"/><text:span text:style-name="T51">,</text:span><text:bookmark text:name="MathJax-Span-267"/><text:bookmark text:name="MathJax-Span-266"/><text:span text:style-name="T52">y</text:span><text:bookmark text:name="MathJax-Span-268"/><text:span text:style-name="T54">β</text:span><text:bookmark text:name="MathJax-Span-269"/><text:span text:style-name="T51">)</text:span><text:bookmark text:name="MathJax-Span-270"/><text:span text:style-name="T51">}</text:span></text:p>
      <text:p text:style-name="P88"><text:span text:style-name="T50">E.</text:span> <text:bookmark text:name="MathJax-Span-273"/><text:bookmark text:name="MathJax-Span-272"/><text:bookmark text:name="MathJax-Span-271"/><text:bookmark text:name="MathJax-Element-22-Frame"/><text:span text:style-name="T52">φ</text:span><text:bookmark text:name="MathJax-Span-274"/><text:span text:style-name="T51">(</text:span><text:bookmark text:name="MathJax-Span-276"/><text:bookmark text:name="MathJax-Span-275"/><text:span text:style-name="T51">0</text:span><text:bookmark text:name="MathJax-Span-277"/><text:span text:style-name="T53">0</text:span><text:bookmark text:name="MathJax-Span-278"/><text:span text:style-name="T51">,</text:span><text:bookmark text:name="MathJax-Span-279"/><text:span text:style-name="T57">…</text:span><text:bookmark text:name="MathJax-Span-280"/><text:span text:style-name="T51">,</text:span><text:bookmark text:name="MathJax-Span-282"/><text:bookmark text:name="MathJax-Span-281"/><text:span text:style-name="T52">x</text:span><text:bookmark text:name="MathJax-Span-285"/><text:bookmark text:name="MathJax-Span-284"/><text:bookmark text:name="MathJax-Span-283"/><text:span text:style-name="T54">α</text:span><text:bookmark text:name="MathJax-Span-286"/><text:span text:style-name="T53">+</text:span><text:bookmark text:name="MathJax-Span-287"/><text:span text:style-name="T53">1</text:span><text:bookmark text:name="MathJax-Span-288"/><text:span text:style-name="T51">,</text:span><text:bookmark text:name="MathJax-Span-290"/><text:bookmark text:name="MathJax-Span-289"/><text:span text:style-name="T52">y</text:span><text:bookmark text:name="MathJax-Span-293"/><text:bookmark text:name="MathJax-Span-292"/><text:bookmark text:name="MathJax-Span-291"/><text:span text:style-name="T54">α</text:span><text:bookmark text:name="MathJax-Span-294"/><text:span text:style-name="T53">+</text:span><text:bookmark text:name="MathJax-Span-295"/><text:span text:style-name="T53">2</text:span><text:bookmark text:name="MathJax-Span-296"/><text:span text:style-name="T51">,</text:span><text:bookmark text:name="MathJax-Span-297"/><text:span text:style-name="T57">…</text:span><text:bookmark text:name="MathJax-Span-298"/><text:span text:style-name="T51">,</text:span><text:bookmark text:name="MathJax-Span-300"/><text:bookmark text:name="MathJax-Span-299"/><text:span text:style-name="T52">z</text:span><text:bookmark text:name="MathJax-Span-301"/><text:span text:style-name="T54">β</text:span><text:bookmark text:name="MathJax-Span-302"/><text:span text:style-name="T51">)</text:span><text:bookmark text:name="MathJax-Span-303"/><text:span text:style-name="T51">=</text:span><text:bookmark text:name="MathJax-Span-305"/><text:bookmark text:name="MathJax-Span-304"/><text:span text:style-name="T51">sup</text:span><text:bookmark text:name="MathJax-Span-306"/><text:span text:style-name="T57">≺</text:span><text:bookmark text:name="MathJax-Span-307"/><text:span text:style-name="T51">{</text:span><text:bookmark text:name="MathJax-Span-308"/><text:span text:style-name="T52">φ</text:span><text:bookmark text:name="MathJax-Span-309"/><text:span text:style-name="T51">(</text:span><text:bookmark text:name="MathJax-Span-311"/><text:bookmark text:name="MathJax-Span-310"/><text:span text:style-name="T51">0</text:span><text:bookmark text:name="MathJax-Span-312"/><text:span text:style-name="T53">0</text:span><text:bookmark text:name="MathJax-Span-313"/><text:span text:style-name="T51">,</text:span><text:bookmark text:name="MathJax-Span-314"/><text:span text:style-name="T57">…</text:span><text:bookmark text:name="MathJax-Span-315"/><text:span text:style-name="T51">,</text:span><text:bookmark text:name="MathJax-Span-317"/><text:bookmark text:name="MathJax-Span-316"/><text:span text:style-name="T52">w</text:span><text:bookmark text:name="MathJax-Span-320"/><text:bookmark text:name="MathJax-Span-319"/><text:bookmark text:name="MathJax-Span-318"/><text:span text:style-name="T54">α</text:span><text:bookmark text:name="MathJax-Span-321"/><text:span text:style-name="T53">+</text:span><text:bookmark text:name="MathJax-Span-322"/><text:span text:style-name="T53">1</text:span><text:bookmark text:name="MathJax-Span-323"/><text:span text:style-name="T51">,</text:span><text:bookmark text:name="MathJax-Span-325"/><text:bookmark text:name="MathJax-Span-324"/><text:span text:style-name="T52">y</text:span><text:bookmark text:name="MathJax-Span-328"/><text:bookmark text:name="MathJax-Span-327"/><text:bookmark text:name="MathJax-Span-326"/><text:span text:style-name="T54">α</text:span><text:bookmark text:name="MathJax-Span-329"/><text:span text:style-name="T53">+</text:span><text:bookmark text:name="MathJax-Span-330"/><text:span text:style-name="T53">2</text:span><text:bookmark text:name="MathJax-Span-331"/><text:span text:style-name="T51">,</text:span><text:bookmark text:name="MathJax-Span-332"/><text:span text:style-name="T57">…</text:span><text:bookmark text:name="MathJax-Span-333"/><text:span text:style-name="T51">,</text:span><text:bookmark text:name="MathJax-Span-335"/><text:bookmark text:name="MathJax-Span-334"/><text:span text:style-name="T52">z</text:span><text:bookmark text:name="MathJax-Span-336"/><text:span text:style-name="T54">β</text:span><text:bookmark text:name="MathJax-Span-337"/><text:span text:style-name="T51">)</text:span><text:bookmark text:name="MathJax-Span-338"/><text:span text:style-name="T51">:</text:span><text:bookmark text:name="MathJax-Span-339"/><text:span text:style-name="T52">w</text:span><text:bookmark text:name="MathJax-Span-340"/><text:span text:style-name="T51">&lt;</text:span><text:bookmark text:name="MathJax-Span-341"/><text:span text:style-name="T52">x</text:span><text:bookmark text:name="MathJax-Span-342"/><text:span text:style-name="T51">}</text:span> where <text:bookmark text:name="MathJax-Span-345"/><text:bookmark text:name="MathJax-Span-344"/><text:bookmark text:name="MathJax-Span-343"/><text:bookmark text:name="MathJax-Element-23-Frame"/><text:span text:style-name="T52">x</text:span><text:bookmark text:name="MathJax-Span-346"/><text:span text:style-name="T57">∈</text:span><text:bookmark text:name="MathJax-Span-347"/><text:span text:style-name="T51">Lim</text:span></text:p>
      <text:p text:style-name="P88"><text:span text:style-name="T50">F.</text:span> <text:bookmark text:name="MathJax-Span-350"/><text:bookmark text:name="MathJax-Span-349"/><text:bookmark text:name="MathJax-Span-348"/><text:bookmark text:name="MathJax-Element-24-Frame"/><text:span text:style-name="T52">φ</text:span><text:bookmark text:name="MathJax-Span-351"/><text:span text:style-name="T51">(</text:span><text:bookmark text:name="MathJax-Span-353"/><text:bookmark text:name="MathJax-Span-352"/><text:span text:style-name="T51">0</text:span><text:bookmark text:name="MathJax-Span-354"/><text:span text:style-name="T53">0</text:span><text:bookmark text:name="MathJax-Span-355"/><text:span text:style-name="T51">,</text:span><text:bookmark text:name="MathJax-Span-356"/><text:span text:style-name="T57">…</text:span><text:bookmark text:name="MathJax-Span-357"/><text:span text:style-name="T51">,</text:span><text:bookmark text:name="MathJax-Span-358"/><text:span text:style-name="T51">(</text:span><text:bookmark text:name="MathJax-Span-359"/><text:span text:style-name="T52">x</text:span><text:bookmark text:name="MathJax-Span-360"/><text:span text:style-name="T51">+</text:span><text:bookmark text:name="MathJax-Span-361"/><text:span text:style-name="T51">1</text:span><text:bookmark text:name="MathJax-Span-363"/><text:bookmark text:name="MathJax-Span-362"/><text:span text:style-name="T51">)</text:span><text:bookmark text:name="MathJax-Span-364"/><text:span text:style-name="T54">α</text:span><text:bookmark text:name="MathJax-Span-365"/><text:span text:style-name="T51">,</text:span><text:bookmark text:name="MathJax-Span-366"/><text:span text:style-name="T57">…</text:span><text:bookmark text:name="MathJax-Span-367"/><text:span text:style-name="T51">,</text:span><text:bookmark text:name="MathJax-Span-369"/><text:bookmark text:name="MathJax-Span-368"/><text:span text:style-name="T52">y</text:span><text:bookmark text:name="MathJax-Span-370"/><text:span text:style-name="T54">β</text:span><text:bookmark text:name="MathJax-Span-371"/><text:span text:style-name="T51">)</text:span><text:bookmark text:name="MathJax-Span-372"/><text:span text:style-name="T51">=</text:span><text:bookmark text:name="MathJax-Span-374"/><text:bookmark text:name="MathJax-Span-373"/><text:span text:style-name="T51">sup</text:span><text:bookmark text:name="MathJax-Span-375"/><text:span text:style-name="T57">≺</text:span><text:bookmark text:name="MathJax-Span-376"/><text:span text:style-name="T51">{</text:span><text:bookmark text:name="MathJax-Span-377"/><text:span text:style-name="T52">φ</text:span><text:bookmark text:name="MathJax-Span-378"/><text:span text:style-name="T51">(</text:span><text:bookmark text:name="MathJax-Span-380"/><text:bookmark text:name="MathJax-Span-379"/><text:span text:style-name="T51">0</text:span><text:bookmark text:name="MathJax-Span-381"/><text:span text:style-name="T53">0</text:span><text:bookmark text:name="MathJax-Span-382"/><text:span text:style-name="T51">,</text:span><text:bookmark text:name="MathJax-Span-383"/><text:span text:style-name="T57">…</text:span><text:bookmark text:name="MathJax-Span-384"/><text:span text:style-name="T51">,</text:span><text:bookmark text:name="MathJax-Span-386"/><text:bookmark text:name="MathJax-Span-385"/><text:span text:style-name="T51">1</text:span><text:bookmark text:name="MathJax-Span-387"/><text:span text:style-name="T54">γ</text:span><text:bookmark text:name="MathJax-Span-388"/><text:span text:style-name="T51">,</text:span><text:bookmark text:name="MathJax-Span-389"/><text:span text:style-name="T57">…</text:span><text:bookmark text:name="MathJax-Span-390"/><text:span text:style-name="T51">,</text:span><text:bookmark text:name="MathJax-Span-392"/><text:bookmark text:name="MathJax-Span-391"/><text:span text:style-name="T52">x</text:span><text:bookmark text:name="MathJax-Span-393"/><text:span text:style-name="T54">α</text:span><text:bookmark text:name="MathJax-Span-394"/><text:span text:style-name="T51">,</text:span><text:bookmark text:name="MathJax-Span-395"/><text:span text:style-name="T57">…</text:span><text:bookmark text:name="MathJax-Span-396"/><text:span text:style-name="T51">,</text:span><text:bookmark text:name="MathJax-Span-398"/><text:bookmark text:name="MathJax-Span-397"/><text:span text:style-name="T52">y</text:span><text:bookmark text:name="MathJax-Span-399"/><text:span text:style-name="T54">β</text:span><text:bookmark text:name="MathJax-Span-400"/><text:span text:style-name="T51">)</text:span><text:bookmark text:name="MathJax-Span-401"/><text:span text:style-name="T51">:</text:span><text:bookmark text:name="MathJax-Span-402"/><text:span text:style-name="T52">γ</text:span><text:bookmark text:name="MathJax-Span-403"/><text:span text:style-name="T51">&lt;</text:span><text:bookmark text:name="MathJax-Span-404"/><text:span text:style-name="T52">α</text:span><text:bookmark text:name="MathJax-Span-405"/><text:span text:style-name="T51">}</text:span> where <text:bookmark text:name="MathJax-Span-408"/><text:bookmark text:name="MathJax-Span-407"/><text:bookmark text:name="MathJax-Span-406"/><text:bookmark text:name="MathJax-Element-25-Frame"/><text:span text:style-name="T52">α</text:span><text:bookmark text:name="MathJax-Span-409"/><text:span text:style-name="T57">∈</text:span><text:bookmark text:name="MathJax-Span-410"/><text:span text:style-name="T51">Lim</text:span></text:p>
      <text:p text:style-name="P89"><text:span text:style-name="T31">G.</text:span><text:span text:style-name="T30"> </text:span><text:bookmark text:name="MathJax-Span-413"/><text:bookmark text:name="MathJax-Span-412"/><text:bookmark text:name="MathJax-Span-411"/><text:bookmark text:name="MathJax-Element-26-Frame"/><text:span text:style-name="T27">φ</text:span><text:bookmark text:name="MathJax-Span-414"/><text:span text:style-name="T26">(</text:span><text:bookmark text:name="MathJax-Span-416"/><text:bookmark text:name="MathJax-Span-415"/><text:span text:style-name="T26">0</text:span><text:bookmark text:name="MathJax-Span-417"/><text:span text:style-name="T28">0</text:span><text:bookmark text:name="MathJax-Span-418"/><text:span text:style-name="T26">,</text:span><text:bookmark text:name="MathJax-Span-419"/><text:span text:style-name="T25">…</text:span><text:bookmark text:name="MathJax-Span-420"/><text:span text:style-name="T26">,</text:span><text:bookmark text:name="MathJax-Span-422"/><text:bookmark text:name="MathJax-Span-421"/><text:span text:style-name="T27">x</text:span><text:bookmark text:name="MathJax-Span-423"/><text:span text:style-name="T29">α</text:span><text:bookmark text:name="MathJax-Span-424"/><text:span text:style-name="T26">,</text:span><text:bookmark text:name="MathJax-Span-425"/><text:span text:style-name="T25">…</text:span><text:bookmark text:name="MathJax-Span-426"/><text:span text:style-name="T26">,</text:span><text:bookmark text:name="MathJax-Span-428"/><text:bookmark text:name="MathJax-Span-427"/><text:span text:style-name="T27">y</text:span><text:bookmark text:name="MathJax-Span-429"/><text:span text:style-name="T29">β</text:span><text:bookmark text:name="MathJax-Span-430"/><text:span text:style-name="T26">)</text:span><text:bookmark text:name="MathJax-Span-431"/><text:span text:style-name="T26">=</text:span><text:bookmark text:name="MathJax-Span-433"/><text:bookmark text:name="MathJax-Span-432"/><text:span text:style-name="T26">sup</text:span><text:bookmark text:name="MathJax-Span-434"/><text:span text:style-name="T25">≺</text:span><text:bookmark text:name="MathJax-Span-435"/><text:span text:style-name="T26">{</text:span><text:bookmark text:name="MathJax-Span-436"/><text:span text:style-name="T27">φ</text:span><text:bookmark text:name="MathJax-Span-437"/><text:span text:style-name="T26">(</text:span><text:bookmark text:name="MathJax-Span-439"/><text:bookmark text:name="MathJax-Span-438"/><text:span text:style-name="T26">0</text:span><text:bookmark text:name="MathJax-Span-440"/><text:span text:style-name="T28">0</text:span><text:bookmark text:name="MathJax-Span-441"/><text:span text:style-name="T26">,</text:span><text:bookmark text:name="MathJax-Span-442"/><text:span text:style-name="T25">…</text:span><text:bookmark text:name="MathJax-Span-443"/><text:span text:style-name="T26">,</text:span><text:bookmark text:name="MathJax-Span-445"/><text:bookmark text:name="MathJax-Span-444"/><text:span text:style-name="T27">z</text:span><text:bookmark text:name="MathJax-Span-446"/><text:span text:style-name="T29">α</text:span><text:bookmark text:name="MathJax-Span-447"/><text:span text:style-name="T26">,</text:span><text:bookmark text:name="MathJax-Span-448"/><text:span text:style-name="T25">…</text:span><text:bookmark text:name="MathJax-Span-449"/><text:span text:style-name="T26">,</text:span><text:bookmark text:name="MathJax-Span-451"/><text:bookmark text:name="MathJax-Span-450"/><text:span text:style-name="T27">y</text:span><text:bookmark text:name="MathJax-Span-452"/><text:span text:style-name="T29">β</text:span><text:bookmark text:name="MathJax-Span-453"/><text:span text:style-name="T26">)</text:span><text:bookmark text:name="MathJax-Span-454"/><text:span text:style-name="T26">:</text:span><text:bookmark text:name="MathJax-Span-455"/><text:span text:style-name="T27">z</text:span><text:bookmark text:name="MathJax-Span-456"/><text:span text:style-name="T26">&lt;</text:span><text:bookmark text:name="MathJax-Span-457"/><text:span text:style-name="T27">x</text:span><text:bookmark text:name="MathJax-Span-458"/><text:span text:style-name="T26">}</text:span><text:span text:style-name="T30"> where </text:span><text:bookmark text:name="MathJax-Span-461"/><text:bookmark text:name="MathJax-Span-460"/><text:bookmark text:name="MathJax-Span-459"/><text:bookmark text:name="MathJax-Element-27-Frame"/><text:span text:style-name="T27">x</text:span><text:bookmark text:name="MathJax-Span-462"/><text:span text:style-name="T26">,</text:span><text:bookmark text:name="MathJax-Span-463"/><text:span text:style-name="T27">α</text:span><text:bookmark text:name="MathJax-Span-464"/><text:span text:style-name="T25">∈</text:span><text:bookmark text:name="MathJax-Span-465"/><text:span text:style-name="T26">Lim</text:span><text:line-break/></text:p>
      <text:p text:style-name="Preformatted_20_Text"><text:a xlink:type="simple" xlink:href="http://quibb.blogspot.fr/2012/03/infinity-impredicative-ordinals.html" text:style-name="Internet_20_link" text:visited-style-name="Visited_20_Internet_20_Link"><text:span text:style-name="T24">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91">We start with the large Veblen ordinal (LVO) which is the least fixed point of the function <text:bookmark text:name="MJXc-Node-32623732"/><text:bookmark text:name="MJXc-Node-32613733"/><text:bookmark text:name="MJXc-Node-32603734"/><text:bookmark text:name="MathJax-Element-335-Frame"/>α<text:bookmark text:name="MJXc-Node-32633731"/>↦<text:bookmark text:name="MJXc-Node-32643730"/>φ<text:bookmark text:name="MJXc-Node-32653729"/>(<text:bookmark text:name="MJXc-Node-32673727"/><text:bookmark text:name="MJXc-Node-32663728"/>1<text:bookmark text:name="MJXc-Node-32683726"/>_α<text:bookmark text:name="MJXc-Node-32693725"/>), <text:bookmark text:name="MJXc-Node-32723721"/><text:bookmark text:name="MJXc-Node-32713722"/><text:bookmark text:name="MJXc-Node-32703723"/><text:bookmark text:name="MathJax-Element-336-Frame"/>φ<text:bookmark text:name="MJXc-Node-32733720"/>(<text:bookmark text:name="MJXc-Node-32753718"/><text:bookmark text:name="MJXc-Node-32743719"/>1<text:bookmark text:name="MJXc-Node-32763717"/>_α<text:bookmark text:name="MJXc-Node-32773716"/>) representing the application of <text:bookmark text:name="MJXc-Node-32803712"/><text:bookmark text:name="MJXc-Node-32793713"/><text:bookmark text:name="MJXc-Node-32783714"/><text:bookmark text:name="MathJax-Element-337-Frame"/>φ with transfinitely many variables with 1 at position <text:bookmark text:name="MJXc-Node-32833708"/><text:bookmark text:name="MJXc-Node-32823709"/><text:bookmark text:name="MJXc-Node-32813710"/><text:bookmark text:name="MathJax-Element-338-Frame"/>α and 0 anywhere else. Then we consider a function F which enumerates the fixed points of <text:bookmark text:name="MJXc-Node-32863704"/><text:bookmark text:name="MJXc-Node-32853705"/><text:bookmark text:name="MJXc-Node-32843706"/><text:bookmark text:name="MathJax-Element-339-Frame"/>α<text:bookmark text:name="MJXc-Node-32873703"/>↦<text:bookmark text:name="MJXc-Node-32883702"/>φ<text:bookmark text:name="MJXc-Node-32893701"/>(<text:bookmark text:name="MJXc-Node-32913699"/><text:bookmark text:name="MJXc-Node-32903700"/>1<text:bookmark text:name="MJXc-Node-32923698"/>_α<text:bookmark text:name="MJXc-Node-32933697"/>). So we have LVO = F(0). The next fixed point F(1) is the limit of <text:bookmark text:name="MJXc-Node-32963693"/><text:bookmark text:name="MJXc-Node-32953694"/><text:bookmark text:name="MJXc-Node-32943695"/><text:bookmark text:name="MathJax-Element-340-Frame"/>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53684"/><text:bookmark text:name="MJXc-Node-33043685"/>1<text:bookmark text:name="MJXc-Node-33083681"/><text:bookmark text:name="MJXc-Node-33073682"/><text:bookmark text:name="MJXc-Node-33063683"/>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83671"/><text:bookmark text:name="MJXc-Node-33173672"/>1<text:bookmark text:name="MJXc-Node-33213668"/><text:bookmark text:name="MJXc-Node-33203669"/><text:bookmark text:name="MJXc-Node-33193670"/>_φ<text:bookmark text:name="MJXc-Node-33223667"/>(<text:bookmark text:name="MJXc-Node-33243665"/><text:bookmark text:name="MJXc-Node-33233666"/>1<text:bookmark text:name="MJXc-Node-33273662"/><text:bookmark text:name="MJXc-Node-33263663"/><text:bookmark text:name="MJXc-Node-33253664"/>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JXc-Node-33403648"/><text:bookmark text:name="MJXc-Node-33393649"/><text:bookmark text:name="MJXc-Node-33383650"/><text:bookmark text:name="MathJax-Element-341-Frame"/>ϵ which enumerates the fixed points of <text:bookmark text:name="MJXc-Node-33433644"/><text:bookmark text:name="MJXc-Node-33423645"/><text:bookmark text:name="MJXc-Node-33413646"/><text:bookmark text:name="MathJax-Element-342-Frame"/>α<text:bookmark text:name="MJXc-Node-33443643"/>↦<text:bookmark text:name="MJXc-Node-33463641"/><text:bookmark text:name="MJXc-Node-33453642"/>ω<text:bookmark text:name="MJXc-Node-33473640"/><text:span text:style-name="T82">α</text:span>, <text:bookmark text:name="MJXc-Node-33503636"/><text:bookmark text:name="MJXc-Node-33493637"/><text:bookmark text:name="MJXc-Node-33483638"/><text:bookmark text:name="MathJax-Element-343-Frame"/>ζ which enumerates the fixed points of <text:bookmark text:name="MJXc-Node-33533632"/><text:bookmark text:name="MJXc-Node-33523633"/><text:bookmark text:name="MJXc-Node-33513634"/><text:bookmark text:name="MathJax-Element-344-Frame"/>ϵ, <text:bookmark text:name="MJXc-Node-33563628"/><text:bookmark text:name="MJXc-Node-33553629"/><text:bookmark text:name="MJXc-Node-33543630"/><text:bookmark text:name="MathJax-Element-345-Frame"/>η which enumerates the fixed points of <text:bookmark text:name="MJXc-Node-33593624"/><text:bookmark text:name="MJXc-Node-33583625"/><text:bookmark text:name="MJXc-Node-33573626"/><text:bookmark text:name="MathJax-Element-346-Frame"/>ζ.<text:line-break/><text:line-break/>Like we have defined :<text:line-break/>- <text:bookmark text:name="MJXc-Node-33633619"/><text:bookmark text:name="MJXc-Node-33623620"/><text:bookmark text:name="MJXc-Node-33613621"/><text:bookmark text:name="MJXc-Node-33603622"/><text:bookmark text:name="MathJax-Element-347-Frame"/>φ<text:bookmark text:name="MJXc-Node-33643618"/>0<text:bookmark text:name="MJXc-Node-33653617"/>(<text:bookmark text:name="MJXc-Node-33663616"/>α<text:bookmark text:name="MJXc-Node-33673615"/>)<text:bookmark text:name="MJXc-Node-33683614"/>=<text:bookmark text:name="MJXc-Node-33703612"/><text:bookmark text:name="MJXc-Node-33693613"/>ω<text:bookmark text:name="MJXc-Node-33713611"/><text:span text:style-name="T82">α</text:span><text:line-break/>- <text:bookmark text:name="MJXc-Node-33753606"/><text:bookmark text:name="MJXc-Node-33743607"/><text:bookmark text:name="MJXc-Node-33733608"/><text:bookmark text:name="MJXc-Node-33723609"/><text:bookmark text:name="MathJax-Element-348-Frame"/>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JXc-Node-33883592"/><text:bookmark text:name="MJXc-Node-33873593"/><text:bookmark text:name="MJXc-Node-33863594"/><text:bookmark text:name="MJXc-Node-33853595"/><text:bookmark text:name="MathJax-Element-349-Frame"/>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92">- <text:bookmark text:name="MJXc-Node-338835923737"/><text:bookmark text:name="MJXc-Node-338735933738"/><text:bookmark text:name="MJXc-Node-338635943739"/><text:bookmark text:name="MJXc-Node-338535953740"/><text:bookmark text:name="MathJax-Element-349-Frame3741"/>φ<text:bookmark text:name="MJXc-Node-339035903743"/><text:span text:style-name="T83">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92">- <text:bookmark text:name="MJXc-Node-340135783746"/><text:bookmark text:name="MJXc-Node-340035793747"/><text:bookmark text:name="MJXc-Node-339935803748"/><text:bookmark text:name="MJXc-Node-339835813749"/><text:bookmark text:name="MathJax-Element-350-Frame3750"/>φ<text:bookmark text:name="MJXc-Node-340335773751"/><text:span text:style-name="T82">′</text:span><text:span text:style-name="T85">0</text:span>(<text:bookmark text:name="MJXc-Node-340535743753"/>α<text:bookmark text:name="MJXc-Node-340635733754"/>)<text:bookmark text:name="MJXc-Node-340735723755"/>=φ<text:span text:style-name="T84">(1_α)</text:span><text:line-break/>- <text:bookmark text:name="MJXc-Node-34013578"/><text:bookmark text:name="MJXc-Node-34003579"/><text:bookmark text:name="MJXc-Node-33993580"/><text:bookmark text:name="MJXc-Node-33983581"/><text:bookmark text:name="MathJax-Element-350-Frame"/>φ<text:bookmark text:name="MJXc-Node-34033577"/><text:span text:style-name="T82">′</text:span><text:bookmark text:name="MJXc-Node-34043575"/><text:span text:style-name="T85">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JXc-Node-34153563"/><text:bookmark text:name="MJXc-Node-34143564"/><text:bookmark text:name="MJXc-Node-34133565"/><text:bookmark text:name="MJXc-Node-34123566"/><text:bookmark text:name="MathJax-Element-351-Frame"/>φ<text:bookmark text:name="MJXc-Node-34173562"/><text:span text:style-name="T82">′</text:span><text:bookmark text:name="MJXc-Node-34183560"/><text:span text:style-name="T85">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JXc-Node-34293548"/><text:bookmark text:name="MJXc-Node-34283549"/><text:bookmark text:name="MJXc-Node-34273550"/><text:bookmark text:name="MJXc-Node-34263551"/><text:bookmark text:name="MathJax-Element-352-Frame"/>φ<text:bookmark text:name="MJXc-Node-34313547"/><text:span text:style-name="T82">′</text:span><text:bookmark text:name="MJXc-Node-34323545"/><text:span text:style-name="T85">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JXc-Node-34423534"/><text:bookmark text:name="MJXc-Node-34413535"/><text:bookmark text:name="MJXc-Node-34403536"/><text:bookmark text:name="MathJax-Element-353-Frame"/>L<text:bookmark text:name="MJXc-Node-34433533"/>V<text:bookmark text:name="MJXc-Node-34443532"/>O<text:bookmark text:name="MJXc-Node-34453531"/>=<text:bookmark text:name="MJXc-Node-34473529"/><text:bookmark text:name="MJXc-Node-34463530"/>φ<text:bookmark text:name="MJXc-Node-34493528"/><text:span text:style-name="T82">′</text:span><text:bookmark text:name="MJXc-Node-34483527"/>0<text:bookmark text:name="MJXc-Node-34503526"/>(<text:bookmark text:name="MJXc-Node-34513525"/>0<text:bookmark text:name="MJXc-Node-34523524"/>).<text:line-break/><text:line-break/>Then <text:bookmark text:name="MJXc-Node-34563519"/><text:bookmark text:name="MJXc-Node-34553520"/><text:bookmark text:name="MJXc-Node-34543521"/><text:bookmark text:name="MJXc-Node-34533522"/><text:bookmark text:name="MathJax-Element-354-Frame"/>φ<text:bookmark text:name="MJXc-Node-34583518"/><text:span text:style-name="T82">′</text:span><text:bookmark text:name="MJXc-Node-34573517"/>α<text:bookmark text:name="MJXc-Node-34593516"/>(<text:bookmark text:name="MJXc-Node-34603515"/>β<text:bookmark text:name="MJXc-Node-34613514"/>) can be written as a binary function <text:bookmark text:name="MJXc-Node-34653509"/><text:bookmark text:name="MJXc-Node-34643510"/><text:bookmark text:name="MJXc-Node-34633511"/><text:bookmark text:name="MJXc-Node-34623512"/><text:bookmark text:name="MathJax-Element-355-Frame"/>φ<text:bookmark text:name="MJXc-Node-34663508"/><text:span text:style-name="T82">′</text:span><text:bookmark text:name="MJXc-Node-34673507"/>(<text:bookmark text:name="MJXc-Node-34683506"/>α<text:bookmark text:name="MJXc-Node-34693505"/>,<text:bookmark text:name="MJXc-Node-34703504"/>β<text:bookmark text:name="MJXc-Node-34713503"/>) which can be generalized to finitely many variables like <text:bookmark text:name="MJXc-Node-34753498"/><text:bookmark text:name="MJXc-Node-34743499"/><text:bookmark text:name="MJXc-Node-34733500"/><text:bookmark text:name="MJXc-Node-34723501"/><text:bookmark text:name="MathJax-Element-356-Frame"/>φ<text:bookmark text:name="MJXc-Node-34763497"/><text:span text:style-name="T82">′</text:span><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JXc-Node-34873485"/><text:bookmark text:name="MJXc-Node-34863486"/><text:bookmark text:name="MJXc-Node-34853487"/><text:bookmark text:name="MJXc-Node-34843488"/><text:bookmark text:name="MathJax-Element-357-Frame"/>φ<text:bookmark text:name="MJXc-Node-34883484"/><text:span text:style-name="T82">′</text:span><text:bookmark text:name="MJXc-Node-34893483"/>(<text:bookmark text:name="MJXc-Node-34913481"/><text:bookmark text:name="MJXc-Node-34903482"/>1<text:bookmark text:name="MJXc-Node-34923480"/>ω<text:bookmark text:name="MJXc-Node-34933479"/>).<text:line-break/><text:line-break/>Then we can consider the fixed points of the function <text:bookmark text:name="MJXc-Node-34963475"/><text:bookmark text:name="MJXc-Node-34953476"/><text:bookmark text:name="MJXc-Node-34943477"/><text:bookmark text:name="MathJax-Element-358-Frame"/>α<text:bookmark text:name="MJXc-Node-34973474"/>↦<text:bookmark text:name="MJXc-Node-34993472"/><text:bookmark text:name="MJXc-Node-34983473"/>φ<text:bookmark text:name="MJXc-Node-35003471"/><text:span text:style-name="T82">′</text:span><text:bookmark text:name="MJXc-Node-35013470"/>(<text:bookmark text:name="MJXc-Node-35033468"/><text:bookmark text:name="MJXc-Node-35023469"/>1<text:bookmark text:name="MJXc-Node-35043467"/>α<text:bookmark text:name="MJXc-Node-35053466"/>) and define a function <text:bookmark text:name="MJXc-Node-35093461"/><text:bookmark text:name="MJXc-Node-35083462"/><text:bookmark text:name="MJXc-Node-35073463"/><text:bookmark text:name="MJXc-Node-35063464"/><text:bookmark text:name="MathJax-Element-359-Frame"/>φ<text:bookmark text:name="MJXc-Node-35113460"/><text:span text:style-name="T82">′′</text:span><text:bookmark text:name="MJXc-Node-35103459"/>0 which enumerates these fixed points.<text:line-break/><text:line-break/>The same way we can define <text:bookmark text:name="MJXc-Node-35153454"/><text:bookmark text:name="MJXc-Node-35143455"/><text:bookmark text:name="MJXc-Node-35133456"/><text:bookmark text:name="MJXc-Node-35123457"/><text:bookmark text:name="MathJax-Element-360-Frame"/>φ<text:bookmark text:name="MJXc-Node-35163453"/><text:span text:style-name="T82">′′′</text:span>, <text:bookmark text:name="MJXc-Node-35203448"/><text:bookmark text:name="MJXc-Node-35193449"/><text:bookmark text:name="MJXc-Node-35183450"/><text:bookmark text:name="MJXc-Node-35173451"/><text:bookmark text:name="MathJax-Element-361-Frame"/>φ<text:bookmark text:name="MJXc-Node-35213447"/><text:span text:style-name="T82">′′′′</text:span>, ...<text:line-break/><text:line-break/>We can then introduce a new notation :<text:line-break/>- <text:bookmark text:name="MJXc-Node-35253442"/><text:bookmark text:name="MJXc-Node-35243443"/><text:bookmark text:name="MJXc-Node-35233444"/><text:bookmark text:name="MJXc-Node-35223445"/><text:bookmark text:name="MathJax-Element-362-Frame"/>Φ<text:bookmark text:name="MJXc-Node-35263441"/>0<text:bookmark text:name="MJXc-Node-35273440"/>=<text:bookmark text:name="MJXc-Node-35283439"/>φ<text:line-break/>- <text:bookmark text:name="MJXc-Node-35323434"/><text:bookmark text:name="MJXc-Node-35313435"/><text:bookmark text:name="MJXc-Node-35303436"/><text:bookmark text:name="MJXc-Node-35293437"/><text:bookmark text:name="MathJax-Element-363-Frame"/>Φ<text:bookmark text:name="MJXc-Node-35333433"/>1<text:bookmark text:name="MJXc-Node-35343432"/>=<text:bookmark text:name="MJXc-Node-35363430"/><text:bookmark text:name="MJXc-Node-35353431"/>φ<text:bookmark text:name="MJXc-Node-35373429"/><text:span text:style-name="T82">′</text:span><text:line-break/>- <text:bookmark text:name="MJXc-Node-35413424"/><text:bookmark text:name="MJXc-Node-35403425"/><text:bookmark text:name="MJXc-Node-35393426"/><text:bookmark text:name="MJXc-Node-35383427"/><text:bookmark text:name="MathJax-Element-364-Frame"/>Φ<text:bookmark text:name="MJXc-Node-35423423"/>2<text:bookmark text:name="MJXc-Node-35433422"/>=<text:bookmark text:name="MJXc-Node-35453420"/><text:bookmark text:name="MJXc-Node-35443421"/>φ<text:bookmark text:name="MJXc-Node-35463419"/><text:span text:style-name="T82">′′</text:span><text:line-break/>...<text:line-break/><text:line-break/>Then we can go on with for example the fixed points of <text:bookmark text:name="MJXc-Node-35493415"/><text:bookmark text:name="MJXc-Node-35483416"/><text:bookmark text:name="MJXc-Node-35473417"/><text:bookmark text:name="MathJax-Element-365-Frame"/>α<text:bookmark text:name="MJXc-Node-35503414"/>↦<text:bookmark text:name="MJXc-Node-35523412"/><text:bookmark text:name="MJXc-Node-35513413"/>Φ<text:bookmark text:name="MJXc-Node-35533411"/>α<text:bookmark text:name="MJXc-Node-35543410"/>(<text:bookmark text:name="MJXc-Node-35563408"/><text:bookmark text:name="MJXc-Node-35553409"/>1<text:bookmark text:name="MJXc-Node-35573407"/>α<text:bookmark text:name="MJXc-Node-35583406"/>) or something like that ...</text:p>
      <text:p text:style-name="P40"/>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93">There is another way to express my construction, using Veblen functions indiced by the function used for <text:bookmark text:name="MJXc-Node-963"/><text:bookmark text:name="MJXc-Node-962"/><text:bookmark text:name="MJXc-Node-961"/><text:bookmark text:name="MJXc-Node-960"/><text:bookmark text:name="MathJax-Element-92-Frame"/>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JXc-Node-968"/><text:bookmark text:name="MJXc-Node-967"/><text:bookmark text:name="MJXc-Node-966"/><text:bookmark text:name="MJXc-Node-965"/><text:bookmark text:name="MathJax-Element-93-Frame"/>φ<text:bookmark text:name="MJXc-Node-969"/>0<text:bookmark text:name="MJXc-Node-970"/>(<text:bookmark text:name="MJXc-Node-971"/>x<text:bookmark text:name="MJXc-Node-972"/>), like <text:bookmark text:name="MJXc-Node-976"/><text:bookmark text:name="MJXc-Node-975"/><text:bookmark text:name="MJXc-Node-974"/><text:bookmark text:name="MJXc-Node-973"/><text:bookmark text:name="MathJax-Element-94-Frame"/>ω<text:bookmark text:name="MJXc-Node-977"/><text:span text:style-name="T82">x</text:span> or <text:bookmark text:name="MJXc-Node-981"/><text:bookmark text:name="MJXc-Node-980"/><text:bookmark text:name="MJXc-Node-979"/><text:bookmark text:name="MJXc-Node-978"/><text:bookmark text:name="MathJax-Element-95-Frame"/>ϵ<text:bookmark text:name="MJXc-Node-982"/>x. We can write explicitely the convention chosen for <text:bookmark text:name="MJXc-Node-986"/><text:bookmark text:name="MJXc-Node-985"/><text:bookmark text:name="MJXc-Node-984"/><text:bookmark text:name="MJXc-Node-983"/><text:bookmark text:name="MathJax-Element-96-Frame"/>φ<text:bookmark text:name="MJXc-Node-987"/>0 by writing "<text:bookmark text:name="MJXc-Node-991"/><text:bookmark text:name="MJXc-Node-990"/><text:bookmark text:name="MJXc-Node-989"/><text:bookmark text:name="MJXc-Node-988"/><text:bookmark text:name="MathJax-Element-97-Frame"/>φ<text:bookmark text:name="MJXc-Node-992"/>f<text:bookmark text:name="MJXc-Node-993"/>(<text:bookmark text:name="MJXc-Node-994"/>α<text:bookmark text:name="MJXc-Node-995"/>,<text:bookmark text:name="MJXc-Node-996"/>β<text:bookmark text:name="MJXc-Node-997"/>)" for "<text:bookmark text:name="MJXc-Node-1001"/><text:bookmark text:name="MJXc-Node-1000"/><text:bookmark text:name="MJXc-Node-999"/><text:bookmark text:name="MJXc-Node-998"/><text:bookmark text:name="MathJax-Element-98-Frame"/>φ<text:bookmark text:name="MJXc-Node-1002"/>α<text:bookmark text:name="MJXc-Node-1003"/>(<text:bookmark text:name="MJXc-Node-1004"/>β<text:bookmark text:name="MJXc-Node-1005"/>) with function f used for <text:bookmark text:name="MJXc-Node-1009"/><text:bookmark text:name="MJXc-Node-1008"/><text:bookmark text:name="MJXc-Node-1007"/><text:bookmark text:name="MJXc-Node-1006"/><text:bookmark text:name="MathJax-Element-99-Frame"/>φ<text:bookmark text:name="MJXc-Node-1010"/>0". With this notation we have:<text:line-break/><text:line-break/>- <text:bookmark text:name="MJXc-Node-1014"/><text:bookmark text:name="MJXc-Node-1013"/><text:bookmark text:name="MJXc-Node-1012"/><text:bookmark text:name="MJXc-Node-1011"/><text:bookmark text:name="MathJax-Element-100-Frame"/>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JXc-Node-1029"/><text:bookmark text:name="MJXc-Node-1028"/><text:bookmark text:name="MJXc-Node-1027"/><text:bookmark text:name="MJXc-Node-1026"/><text:bookmark text:name="MathJax-Element-101-Frame"/>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JXc-Node-1046"/><text:bookmark text:name="MJXc-Node-1045"/><text:bookmark text:name="MJXc-Node-1044"/><text:bookmark text:name="MathJax-Element-102-Frame"/>β<text:bookmark text:name="MJXc-Node-1047"/>↦<text:bookmark text:name="MJXc-Node-1049"/><text:bookmark text:name="MJXc-Node-1048"/>φ<text:bookmark text:name="MJXc-Node-1050"/>f<text:bookmark text:name="MJXc-Node-1051"/>(<text:bookmark text:name="MJXc-Node-1052"/>α<text:bookmark text:name="MJXc-Node-1053"/>,<text:bookmark text:name="MJXc-Node-1054"/>β<text:bookmark text:name="MJXc-Node-1055"/>)<text:line-break/>- <text:bookmark text:name="MJXc-Node-1059"/><text:bookmark text:name="MJXc-Node-1058"/><text:bookmark text:name="MJXc-Node-1057"/><text:bookmark text:name="MJXc-Node-1056"/><text:bookmark text:name="MathJax-Element-103-Frame"/>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JXc-Node-1074"/><text:bookmark text:name="MJXc-Node-1073"/><text:bookmark text:name="MJXc-Node-1072"/><text:bookmark text:name="MathJax-Element-104-Frame"/>β<text:bookmark text:name="MJXc-Node-1075"/>↦<text:bookmark text:name="MJXc-Node-1077"/><text:bookmark text:name="MJXc-Node-1076"/>φ<text:bookmark text:name="MJXc-Node-1078"/>_f<text:bookmark text:name="MJXc-Node-1079"/>(<text:bookmark text:name="MJXc-Node-1080"/>α<text:bookmark text:name="MJXc-Node-1081"/>,<text:bookmark text:name="MJXc-Node-1082"/>β<text:bookmark text:name="MJXc-Node-1083"/>) for all <text:bookmark text:name="MJXc-Node-1086"/><text:bookmark text:name="MJXc-Node-1085"/><text:bookmark text:name="MJXc-Node-1084"/><text:bookmark text:name="MathJax-Element-105-Frame"/>α<text:bookmark text:name="MJXc-Node-1087"/>&lt;<text:bookmark text:name="MJXc-Node-1088"/>λ, if <text:bookmark text:name="MJXc-Node-1091"/><text:bookmark text:name="MJXc-Node-1090"/><text:bookmark text:name="MJXc-Node-1089"/><text:bookmark text:name="MathJax-Element-106-Frame"/>λ is a limit ordinal.<text:line-break/><text:soft-pag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JXc-Node-1095"/><text:bookmark text:name="MJXc-Node-1094"/><text:bookmark text:name="MJXc-Node-1093"/><text:bookmark text:name="MJXc-Node-1092"/><text:bookmark text:name="MathJax-Element-107-Frame"/>φ<text:bookmark text:name="MJXc-Node-1096"/>f<text:bookmark text:name="MJXc-Node-1097"/>(<text:bookmark text:name="MJXc-Node-1098"/>α<text:bookmark text:name="MJXc-Node-1099"/>,<text:bookmark text:name="MJXc-Node-1100"/>β<text:bookmark text:name="MJXc-Node-1101"/>) to finitely many variables: for example <text:bookmark text:name="MJXc-Node-1105"/><text:bookmark text:name="MJXc-Node-1104"/><text:bookmark text:name="MJXc-Node-1103"/><text:bookmark text:name="MJXc-Node-1102"/><text:bookmark text:name="MathJax-Element-108-Frame"/>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JXc-Node-1122"/><text:bookmark text:name="MJXc-Node-1121"/><text:bookmark text:name="MJXc-Node-1120"/><text:bookmark text:name="MathJax-Element-109-Frame"/>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JXc-Node-1133"/><text:bookmark text:name="MJXc-Node-1132"/><text:bookmark text:name="MJXc-Node-1131"/><text:bookmark text:name="MJXc-Node-1130"/><text:bookmark text:name="MathJax-Element-110-Frame"/>φ<text:bookmark text:name="MJXc-Node-1134"/>_f<text:bookmark text:name="MJXc-Node-1135"/>(<text:bookmark text:name="MJXc-Node-1137"/><text:bookmark text:name="MJXc-Node-1136"/>1<text:bookmark text:name="MJXc-Node-1138"/>_ω<text:bookmark text:name="MJXc-Node-1139"/>).<text:line-break/><text:line-break/>Then we can define new <text:bookmark text:name="MJXc-Node-1142"/><text:bookmark text:name="MJXc-Node-1141"/><text:bookmark text:name="MJXc-Node-1140"/><text:bookmark text:name="MathJax-Element-111-Frame"/>φ functions by taking for <text:bookmark text:name="MJXc-Node-1146"/><text:bookmark text:name="MJXc-Node-1145"/><text:bookmark text:name="MJXc-Node-1144"/><text:bookmark text:name="MJXc-Node-1143"/><text:bookmark text:name="MathJax-Element-112-Frame"/>φ<text:bookmark text:name="MJXc-Node-1147"/>0 the function <text:bookmark text:name="MJXc-Node-1150"/><text:bookmark text:name="MJXc-Node-1149"/><text:bookmark text:name="MJXc-Node-1148"/><text:bookmark text:name="MathJax-Element-113-Frame"/>ξ<text:bookmark text:name="MJXc-Node-1151"/>↦<text:bookmark text:name="MJXc-Node-1153"/><text:bookmark text:name="MJXc-Node-1152"/>φ<text:bookmark text:name="MJXc-Node-1154"/>_f<text:bookmark text:name="MJXc-Node-1155"/>(<text:bookmark text:name="MJXc-Node-1157"/><text:bookmark text:name="MJXc-Node-1156"/>1<text:bookmark text:name="MJXc-Node-1158"/>_ξ<text:bookmark text:name="MJXc-Node-1159"/>) and define functions <text:bookmark text:name="MJXc-Node-1163"/><text:bookmark text:name="MJXc-Node-1162"/><text:bookmark text:name="MJXc-Node-1161"/><text:bookmark text:name="MJXc-Node-1160"/><text:bookmark text:name="MathJax-Element-114-Frame"/>φ<text:bookmark text:name="MJXc-Node-1164"/><text:bookmark text:name="MJXc-Node-1165"/><text:bookmark text:name="MJXc-Node-1166"/>_ξ<text:bookmark text:name="MJXc-Node-1167"/>↦<text:bookmark text:name="MJXc-Node-1169"/><text:bookmark text:name="MJXc-Node-1168"/>φ<text:bookmark text:name="MJXc-Node-1170"/>f<text:bookmark text:name="MJXc-Node-1171"/>(<text:bookmark text:name="MJXc-Node-1173"/><text:bookmark text:name="MJXc-Node-1172"/>1<text:bookmark text:name="MJXc-Node-1174"/>ξ<text:bookmark text:name="MJXc-Node-1175"/>) with 2 variables, with finitely many variables and with transfinitely many variables.<text:line-break/><text:line-break/>To make a correspondence with my previous construction, if f is the function <text:bookmark text:name="MJXc-Node-1178"/><text:bookmark text:name="MJXc-Node-1177"/><text:bookmark text:name="MJXc-Node-1176"/><text:bookmark text:name="MathJax-Element-115-Frame"/>ξ<text:bookmark text:name="MJXc-Node-1179"/>↦<text:bookmark text:name="MJXc-Node-1181"/><text:bookmark text:name="MJXc-Node-1180"/>ω<text:bookmark text:name="MJXc-Node-1182"/>^<text:span text:style-name="T82">ξ</text:span>, then <text:bookmark text:name="MJXc-Node-1186"/><text:bookmark text:name="MJXc-Node-1185"/><text:bookmark text:name="MJXc-Node-1184"/><text:bookmark text:name="MJXc-Node-1183"/><text:bookmark text:name="MathJax-Element-116-Frame"/>φ<text:bookmark text:name="MJXc-Node-1187"/>_f<text:bookmark text:name="MJXc-Node-1188"/>(<text:bookmark text:name="MJXc-Node-1189"/>α<text:bookmark text:name="MJXc-Node-1190"/>,<text:bookmark text:name="MJXc-Node-1191"/>β<text:bookmark text:name="MJXc-Node-1192"/>) corresponds to what I wrote <text:bookmark text:name="MJXc-Node-1196"/><text:bookmark text:name="MJXc-Node-1195"/><text:bookmark text:name="MJXc-Node-1194"/><text:bookmark text:name="MJXc-Node-1193"/><text:bookmark text:name="MathJax-Element-117-Frame"/>φ<text:bookmark text:name="MJXc-Node-1197"/>_α<text:bookmark text:name="MJXc-Node-1198"/>(<text:bookmark text:name="MJXc-Node-1199"/>β<text:bookmark text:name="MJXc-Node-1200"/>), and <text:bookmark text:name="MJXc-Node-1204"/><text:bookmark text:name="MJXc-Node-1203"/><text:bookmark text:name="MJXc-Node-1202"/><text:bookmark text:name="MJXc-Node-1201"/><text:bookmark text:name="MathJax-Element-118-Frame"/>φ<text:bookmark text:name="MJXc-Node-1207"/><text:bookmark text:name="MJXc-Node-1206"/><text:bookmark text:name="MJXc-Node-1205"/>_ξ<text:bookmark text:name="MJXc-Node-1208"/>↦<text:bookmark text:name="MJXc-Node-1210"/><text:bookmark text:name="MJXc-Node-1209"/>φ<text:bookmark text:name="MJXc-Node-1211"/>f<text:bookmark text:name="MJXc-Node-1212"/>(<text:bookmark text:name="MJXc-Node-1214"/><text:bookmark text:name="MJXc-Node-1213"/>1<text:bookmark text:name="MJXc-Node-1215"/>ξ<text:bookmark text:name="MJXc-Node-1216"/>)<text:bookmark text:name="MJXc-Node-1217"/>(<text:bookmark text:name="MJXc-Node-1218"/>α<text:bookmark text:name="MJXc-Node-1219"/>,<text:bookmark text:name="MJXc-Node-1220"/>β<text:bookmark text:name="MJXc-Node-1221"/>) to <text:bookmark text:name="MJXc-Node-1225"/><text:bookmark text:name="MJXc-Node-1224"/><text:bookmark text:name="MJXc-Node-1223"/><text:bookmark text:name="MJXc-Node-1222"/><text:bookmark text:name="MathJax-Element-119-Frame"/>φ<text:bookmark text:name="MJXc-Node-1227"/><text:span text:style-name="T82">′</text:span><text:bookmark text:name="MJXc-Node-1226"/><text:span text:style-name="T82">_</text:span>α<text:bookmark text:name="MJXc-Node-1228"/>(<text:bookmark text:name="MJXc-Node-1229"/>β<text:bookmark text:name="MJXc-Node-1230"/>).<text:line-break/><text:line-break/>If we define the function S by <text:bookmark text:name="MJXc-Node-1233"/><text:bookmark text:name="MJXc-Node-1232"/><text:bookmark text:name="MJXc-Node-1231"/><text:bookmark text:name="MathJax-Element-120-Frame"/>S<text:bookmark text:name="MJXc-Node-1234"/>(<text:bookmark text:name="MJXc-Node-1235"/>f<text:bookmark text:name="MJXc-Node-1236"/>)<text:bookmark text:name="MJXc-Node-1237"/>(<text:bookmark text:name="MJXc-Node-1238"/>ξ<text:bookmark text:name="MJXc-Node-1239"/>)<text:bookmark text:name="MJXc-Node-1240"/>=<text:bookmark text:name="MJXc-Node-1242"/><text:bookmark text:name="MJXc-Node-1241"/>φ<text:bookmark text:name="MJXc-Node-1243"/>_f<text:bookmark text:name="MJXc-Node-1244"/>(<text:bookmark text:name="MJXc-Node-1246"/><text:bookmark text:name="MJXc-Node-1245"/>1<text:bookmark text:name="MJXc-Node-1247"/>_ξ<text:bookmark text:name="MJXc-Node-1248"/>), then <text:bookmark text:name="MJXc-Node-1252"/><text:bookmark text:name="MJXc-Node-1251"/><text:bookmark text:name="MJXc-Node-1250"/><text:bookmark text:name="MJXc-Node-1249"/><text:bookmark text:name="MathJax-Element-121-Frame"/>φ<text:bookmark text:name="MJXc-Node-1255"/><text:bookmark text:name="MJXc-Node-1254"/><text:bookmark text:name="MJXc-Node-1253"/>_ξ<text:bookmark text:name="MJXc-Node-1256"/>↦<text:bookmark text:name="MJXc-Node-1258"/><text:bookmark text:name="MJXc-Node-1257"/>φ<text:bookmark text:name="MJXc-Node-1259"/>f<text:bookmark text:name="MJXc-Node-1260"/>(<text:bookmark text:name="MJXc-Node-1262"/><text:bookmark text:name="MJXc-Node-1261"/>1<text:bookmark text:name="MJXc-Node-1263"/>ξ<text:bookmark text:name="MJXc-Node-1264"/>) can be written <text:bookmark text:name="MJXc-Node-1268"/><text:bookmark text:name="MJXc-Node-1267"/><text:bookmark text:name="MJXc-Node-1266"/><text:bookmark text:name="MJXc-Node-1265"/><text:bookmark text:name="MathJax-Element-122-Frame"/>φ<text:bookmark text:name="MJXc-Node-1271"/><text:bookmark text:name="MJXc-Node-1270"/><text:bookmark text:name="MJXc-Node-1269"/>_S<text:bookmark text:name="MJXc-Node-1272"/>(<text:bookmark text:name="MJXc-Node-1273"/>f<text:bookmark text:name="MJXc-Node-1274"/>). We can then consider <text:bookmark text:name="MJXc-Node-1278"/><text:bookmark text:name="MJXc-Node-1277"/><text:bookmark text:name="MJXc-Node-1276"/><text:bookmark text:name="MJXc-Node-1275"/><text:bookmark text:name="MathJax-Element-123-Frame"/>φ<text:bookmark text:name="MJXc-Node-1281"/><text:bookmark text:name="MJXc-Node-1280"/><text:bookmark text:name="MJXc-Node-1279"/>_S<text:bookmark text:name="MJXc-Node-1282"/>(<text:bookmark text:name="MJXc-Node-1283"/>S<text:bookmark text:name="MJXc-Node-1284"/>(<text:bookmark text:name="MJXc-Node-1285"/>f<text:bookmark text:name="MJXc-Node-1286"/>)<text:bookmark text:name="MJXc-Node-1287"/>) and so on.<text:line-break/><text:line-break/>Given an ordinal <text:bookmark text:name="MJXc-Node-1290"/><text:bookmark text:name="MJXc-Node-1289"/><text:bookmark text:name="MJXc-Node-1288"/><text:bookmark text:name="MathJax-Element-124-Frame"/>α, we can iterate transfinitely "<text:bookmark text:name="MJXc-Node-1293"/><text:bookmark text:name="MJXc-Node-1292"/><text:bookmark text:name="MJXc-Node-1291"/><text:bookmark text:name="MathJax-Element-125-Frame"/>α times" the application of S to an initial function <text:bookmark text:name="MJXc-Node-1297"/><text:bookmark text:name="MJXc-Node-1296"/><text:bookmark text:name="MJXc-Node-1295"/><text:bookmark text:name="MJXc-Node-1294"/><text:bookmark text:name="MathJax-Element-126-Frame"/>f<text:bookmark text:name="MJXc-Node-1298"/>0, for example <text:bookmark text:name="MJXc-Node-1302"/><text:bookmark text:name="MJXc-Node-1301"/><text:bookmark text:name="MJXc-Node-1300"/><text:bookmark text:name="MJXc-Node-1299"/><text:bookmark text:name="MathJax-Element-127-Frame"/>f<text:bookmark text:name="MJXc-Node-1303"/>0<text:bookmark text:name="MJXc-Node-1304"/>(<text:bookmark text:name="MJXc-Node-1305"/>ξ<text:bookmark text:name="MJXc-Node-1306"/>)<text:bookmark text:name="MJXc-Node-1307"/>=<text:bookmark text:name="MJXc-Node-1309"/><text:bookmark text:name="MJXc-Node-1308"/>ω<text:bookmark text:name="MJXc-Node-1310"/>^<text:span text:style-name="T82">ξ</text:span>, to obtain a function which I will write <text:bookmark text:name="MJXc-Node-1314"/><text:bookmark text:name="MJXc-Node-1313"/><text:bookmark text:name="MJXc-Node-1312"/><text:bookmark text:name="MJXc-Node-1311"/><text:bookmark text:name="MathJax-Element-128-Frame3818"/>S<text:bookmark text:name="MJXc-Node-1315"/>^α<text:bookmark text:name="MJXc-Node-1316"/>(<text:bookmark text:name="MJXc-Node-1318"/><text:bookmark text:name="MJXc-Node-1317"/>f<text:bookmark text:name="MJXc-Node-1319"/>0<text:bookmark text:name="MJXc-Node-1320"/>). We can use this function to define a function <text:bookmark text:name="MJXc-Node-1324"/><text:bookmark text:name="MJXc-Node-1323"/><text:bookmark text:name="MJXc-Node-1322"/><text:bookmark text:name="MJXc-Node-1321"/><text:bookmark text:name="MathJax-Element-129-Frame3807"/>φ<text:bookmark text:name="MJXc-Node-1328"/><text:bookmark text:name="MJXc-Node-1327"/><text:bookmark text:name="MJXc-Node-1326"/><text:bookmark text:name="MJXc-Node-1325"/>_S<text:bookmark text:name="MJXc-Node-1329"/>^α<text:bookmark text:name="MJXc-Node-1330"/>(<text:bookmark text:name="MJXc-Node-1332"/><text:bookmark text:name="MJXc-Node-1331"/>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JXc-Node-1337"/><text:bookmark text:name="MJXc-Node-1336"/><text:bookmark text:name="MJXc-Node-1335"/><text:bookmark text:name="MathJax-Element-130-Frame3792"/>f<text:bookmark text:name="MJXc-Node-1338"/>∈<text:bookmark text:name="MJXc-Node-1339"/>O<text:bookmark text:name="MJXc-Node-1340"/>r<text:bookmark text:name="MJXc-Node-1341"/>d<text:bookmark text:name="MJXc-Node-1344"/><text:bookmark text:name="MJXc-Node-1343"/><text:bookmark text:name="MJXc-Node-1342"/>' is fruitful if it is inflationary, monotone, continuous, and big. Let Fruit be the class of fruitful functions.<text:line-break/>An ordinal function <text:bookmark text:name="MJXc-Node-1347"/><text:bookmark text:name="MJXc-Node-1346"/><text:bookmark text:name="MJXc-Node-1345"/><text:bookmark text:name="MathJax-Element-131-Frame3781"/>h<text:bookmark text:name="MJXc-Node-1348"/>∈<text:bookmark text:name="MJXc-Node-1349"/>O<text:bookmark text:name="MJXc-Node-1350"/>r<text:bookmark text:name="MJXc-Node-1351"/>d<text:bookmark text:name="MJXc-Node-1354"/><text:bookmark text:name="MJXc-Node-1353"/><text:bookmark text:name="MJXc-Node-1352"/>'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JXc-Node-1357"/><text:bookmark text:name="MJXc-Node-1356"/><text:bookmark text:name="MJXc-Node-1355"/><text:bookmark text:name="MathJax-Element-132-Frame3770"/>ξ<text:bookmark text:name="MJXc-Node-1358"/>↦<text:bookmark text:name="MJXc-Node-1360"/><text:bookmark text:name="MJXc-Node-1359"/>φ<text:bookmark text:name="MJXc-Node-1364"/><text:bookmark text:name="MJXc-Node-1363"/><text:bookmark text:name="MJXc-Node-1362"/><text:bookmark text:name="MJXc-Node-1361"/>_S<text:bookmark text:name="MJXc-Node-1365"/>^ξ<text:bookmark text:name="MJXc-Node-1366"/>(<text:bookmark text:name="MJXc-Node-1368"/><text:bookmark text:name="MJXc-Node-1367"/>1<text:bookmark text:name="MJXc-Node-1369"/>_ξ<text:bookmark text:name="MJXc-Node-1370"/>) or something like that ... </text:p>
      <text:p text:style-name="P41"/>
      <text:p text:style-name="P41"/>
      <text:p text:style-name="P23"/>
      <text:p text:style-name="P30">(x : ordinal)</text:p>
      <text:p text:style-name="P23"/>
      <text:p text:style-name="P25">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₂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62">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63">x</text:span>.w^<text:span text:style-name="T63">x</text:span></text:p>
      <text:p text:style-name="P27"><text:s/><text:span text:style-name="T63">incord 0 x = w^x</text:span></text:p>
      <text:p text:style-name="P27">phi = Phi0 = Phiord 0 = Phiinc inc0</text:p>
      <text:p text:style-name="P27">inc1 = incord 1 = alvph phi</text:p>
      <text:p text:style-name="P28"><text:s/><text:span text:style-name="T63">inc1 x = incord 1 x = alvph phi x = alvph (Phiinc increase) x</text:span></text:p>
      <text:p text:style-name="P31"><text:s text:c="2"/>= alv0 x = Phi1(x) = Phi1(0:x) </text:p>
      <text:p text:style-name="P28"><text:s text:c="2"/><text:span text:style-name="T64">=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65">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text:soft-page-break/></text:p>
      <text:p text:style-name="P37"><text:s text:c="4"/>(4) Let α be a transfinite sequence of ordinals (i.e., an ordinal function with finite support) which ends in zero (i.e., such that α₀=0), and let α[0↦γ] denote the same function where the final 0 has been replaced by γ. Then γ↦φ(α[0↦γ]) is defined as the function enumerating the common fixed points of all functions ξ↦φ(β) where β ranges over all sequences which are obtained by decreasing the smallest-indexed nonzero value of α and replacing some smaller-indexed value with the indeterminate ξ (i.e., β=α[ι₀↦ζ,ι↦ξ] meaning that for the smallest index ι₀ such that αι₀ is nonzero the latter has been replaced by some value ζ&lt;αι₀ and that for some smaller index ι&lt;ι₀,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text:soft-page-break/>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text:soft-page-break/>Main&gt; phi (Zero =&gt; Suc (Suc Zero) &amp; Zeros)</text:p>
      <text:p text:style-name="P37">Lim</text:p>
      <text:p text:style-name="P37">(λ n → rpt n (λ a → Lim (λ n₁ → rpt n₁ (λ a₁ → Suc a₁) a)) Zero)</text:p>
      <text:p text:style-name="P37">Main&gt; phi (Suc Zero =&gt; Suc Zero &amp; Zeros)</text:p>
      <text:p text:style-name="P37">Lim</text:p>
      <text:p text:style-name="P37">(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94"/>
      <text:p text:style-name="P74"><text:a xlink:type="simple" xlink:href="http://staff.cs.manchester.ac.uk/~hsimmons/" text:style-name="Internet_20_link" text:visited-style-name="Visited_20_Internet_20_Link"><text:span text:style-name="T36">http://staff.cs.manchester.ac.uk/~hsimmons/</text:span></text:a></text:p>
      <text:p text:style-name="P74"><text:a xlink:type="simple" xlink:href="http://www.cs.man.ac.uk/~hsimmons/DOCUMENTS/papersandnotes.html" text:style-name="Internet_20_link" text:visited-style-name="Visited_20_Internet_20_Link"><text:span text:style-name="T36">http://www.cs.man.ac.uk/~hsimmons/DOCUMENTS/papersandnotes.html</text:span></text:a></text:p>
      <text:p text:style-name="P74"><text:a xlink:type="simple" xlink:href="http://www.cs.man.ac.uk/~hsimmons/TEMP/OrdNotes.pdf" text:style-name="Internet_20_link" text:visited-style-name="Visited_20_Internet_20_Link"><text:span text:style-name="T36">http://www.cs.man.ac.uk/~hsimmons/TEMP/OrdNotes.pdf</text:span></text:a></text:p>
      <text:p text:style-name="P74"><text:a xlink:type="simple" xlink:href="http://www.cs.man.ac.uk/~hsimmons/DOCUMENTS/PAPERSandNOTES/FruitHelp.pdf" text:style-name="Internet_20_link" text:visited-style-name="Visited_20_Internet_20_Link"><text:span text:style-name="T36">http://www.cs.man.ac.uk/~hsimmons/DOCUMENTS/PAPERSandNOTES/FruitHelp.pdf</text:span></text:a></text:p>
      <text:p text:style-name="P74"><text:a xlink:type="simple" xlink:href="http://www.cs.man.ac.uk/~hsimmons/ORDINAL-NOTATIONS/Fruitful.pdf" text:style-name="Internet_20_link" text:visited-style-name="Visited_20_Internet_20_Link"><text:span text:style-name="T36">http://www.cs.man.ac.uk/~hsimmons/ORDINAL-NOTATIONS/Fruitful.pdf</text:span></text:a></text:p>
      <text:p text:style-name="P74"><text:a xlink:type="simple" xlink:href="http://www.cs.man.ac.uk/~hsimmons/DOCUMENTS/PAPERSandNOTES/Derivatives.ps.gz" text:style-name="Internet_20_link" text:visited-style-name="Visited_20_Internet_20_Link"><text:span text:style-name="T36">http://www.cs.man.ac.uk/~hsimmons/DOCUMENTS/PAPERSandNOTES/Derivatives.ps.gz</text:span></text:a></text:p>
      <text:p text:style-name="P74"><text:a xlink:type="simple" xlink:href="http://www.cs.man.ac.uk/~hsimmons/DOCUMENTS/PAPERSandNOTES/Comparison.ps.gz" text:style-name="Internet_20_link" text:visited-style-name="Visited_20_Internet_20_Link"><text:span text:style-name="T36">http://www.cs.man.ac.uk/~hsimmons/DOCUMENTS/PAPERSandNOTES/Comparison.ps.gz</text:span></text:a></text:p>
      <text:p text:style-name="P74"><text:a xlink:type="simple" xlink:href="http://www.cs.man.ac.uk/~hsimmons/DOCUMENTS/PAPERSandNOTES/Applied-l-calc.ps.gz" text:style-name="Internet_20_link" text:visited-style-name="Visited_20_Internet_20_Link"><text:span text:style-name="T36">http://www.cs.man.ac.uk/~hsimmons/DOCUMENTS/PAPERSandNOTES/Applied-l-calc.ps.gz</text:span></text:a></text:p>
      <text:p text:style-name="P74"><text:a xlink:type="simple" xlink:href="http://www.cs.man.ac.uk/~hsimmons/TEMP/TieringNotes.pdf" text:style-name="Internet_20_link" text:visited-style-name="Visited_20_Internet_20_Link"><text:span text:style-name="T36">http://www.cs.man.ac.uk/~hsimmons/TEMP/TieringNotes.pdf</text:span></text:a></text:p>
      <text:p text:style-name="P74"><text:a xlink:type="simple" xlink:href="http://www.cs.man.ac.uk/~hsimmons/DOCUMENTS/PAPERSandNOTES/SeparationProps.pdf" text:style-name="Internet_20_link" text:visited-style-name="Visited_20_Internet_20_Link"><text:span text:style-name="T36">http://www.cs.man.ac.uk/~hsimmons/DOCUMENTS/PAPERSandNOTES/SeparationProps.pdf</text:span></text:a></text:p>
      <text:p text:style-name="P74"><text:a xlink:type="simple" xlink:href="https://plato.stanford.edu/" text:style-name="Internet_20_link" text:visited-style-name="Visited_20_Internet_20_Link"><text:span text:style-name="T36">https://plato.stanford.edu/</text:span></text:a></text:p>
      <text:p text:style-name="P74"/>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oft-page-break/><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ext:soft-page-break/>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7">phi(0,a) = w^a = epsilon₀</text:span></text:p>
      <text:p text:style-name="P54">a = phi(W) = phi(1,0)</text:p>
      <text:p text:style-name="P54"><text:soft-page-break/>Taranovsky :</text:p>
      <text:p text:style-name="P54">w^a = C(a,0) = 0+w^a</text:p>
      <text:p text:style-name="P54">a = w^a = epsilon₀ = C(W,0)</text:p>
      <text:p text:style-name="P51"/>
      <text:p text:style-name="P51"/>
      <text:p text:style-name="P52">Large Veblen ordinal in Agda</text:p>
      <text:p text:style-name="P52"/>
      <text:p text:style-name="P63">module LargeVeblen where</text:p>
      <text:p text:style-name="P65"/>
      <text:p text:style-name="P57"><text:s/><text:span text:style-name="T66">data Nat : Set where</text:span></text:p>
      <text:p text:style-name="P57"><text:s text:c="2"/><text:span text:style-name="T66">O : Nat</text:span></text:p>
      <text:p text:style-name="P57"><text:s text:c="2"/><text:span text:style-name="T66">1+ : Nat -&gt; Nat</text:span></text:p>
      <text:p text:style-name="P65"/>
      <text:p text:style-name="P57"><text:s/><text:span text:style-name="T66">data Ord : Set where</text:span></text:p>
      <text:p text:style-name="P57"><text:s text:c="2"/><text:span text:style-name="T66">Zero : Ord</text:span></text:p>
      <text:p text:style-name="P57"><text:s text:c="2"/><text:span text:style-name="T66">Suc : Ord -&gt; Ord</text:span></text:p>
      <text:p text:style-name="P57"><text:s text:c="2"/><text:span text:style-name="T66">Lim : (Nat -&gt; Ord) -&gt; Ord</text:span></text:p>
      <text:p text:style-name="P65"/>
      <text:p text:style-name="P57"><text:s/><text:span text:style-name="T66">-- rpt n f x = f^n(x)</text:span></text:p>
      <text:p text:style-name="P57"><text:s/><text:span text:style-name="T66">rpt : {t : Set} -&gt; Nat -&gt; (t -&gt; t) -&gt; t -&gt; t</text:span></text:p>
      <text:p text:style-name="P57"><text:s/><text:span text:style-name="T66">rpt O f x = x</text:span></text:p>
      <text:p text:style-name="P57"><text:s/><text:span text:style-name="T66">rpt (1+ n) f x = rpt n f (f x)</text:span></text:p>
      <text:p text:style-name="P65"/>
      <text:p text:style-name="P57"><text:s/><text:span text:style-name="T66">-- smallest fixed point of f greater than x, limit of x, f x, f (f x), ...</text:span></text:p>
      <text:p text:style-name="P57"><text:s/><text:span text:style-name="T66">fix : (Ord -&gt; Ord) -&gt; Ord -&gt; Ord</text:span></text:p>
      <text:p text:style-name="P57"><text:s/><text:span text:style-name="T66">fix f x = Lim (\n -&gt; rpt n f x)</text:span></text:p>
      <text:p text:style-name="P65"/>
      <text:p text:style-name="P57"><text:s/><text:span text:style-name="T66">w = fix Suc Zero -- not a fixed point in this case !</text:span></text:p>
      <text:p text:style-name="P65"/>
      <text:p text:style-name="P57"><text:s/><text:span text:style-name="T66">-- cantor a b = b + w^a</text:span></text:p>
      <text:p text:style-name="P57"><text:s/><text:span text:style-name="T66">cantor : Ord -&gt; Ord -&gt; Ord</text:span></text:p>
      <text:p text:style-name="P57"><text:s/><text:span text:style-name="T66">cantor Zero a = Suc a</text:span></text:p>
      <text:p text:style-name="P57"><text:s/><text:span text:style-name="T66">cantor (Suc b) a = fix (cantor b) a</text:span></text:p>
      <text:p text:style-name="P57"><text:s/><text:span text:style-name="T66">cantor (Lim f) a = Lim (\n -&gt; cantor (f n) a)</text:span></text:p>
      <text:p text:style-name="P65"/>
      <text:p text:style-name="P57"><text:s/><text:span text:style-name="T66">-- phi0 a = w^a</text:span></text:p>
      <text:p text:style-name="P57"><text:s/><text:span text:style-name="T66">phi0 : Ord -&gt; Ord</text:span></text:p>
      <text:p text:style-name="P57"><text:s/><text:span text:style-name="T66">phi0 a = cantor a Zero</text:span></text:p>
      <text:p text:style-name="P65"/>
      <text:p text:style-name="P57"><text:s/><text:span text:style-name="T66">-- Another possibility is to use phi'0 instead of phi0 in the definition of phi,</text:span></text:p>
      <text:p text:style-name="P57"><text:s/><text:span text:style-name="T66">-- this gives a phi function which grows slower</text:span></text:p>
      <text:p text:style-name="P57"><text:s/><text:span text:style-name="T66">phi'0 : Ord -&gt; Ord</text:span></text:p>
      <text:p text:style-name="P57"><text:s/><text:span text:style-name="T66">phi'0 Zero = Suc Zero</text:span></text:p>
      <text:p text:style-name="P57"><text:s/><text:span text:style-name="T66">phi'0 (Suc a) = Suc (phi'0 a)</text:span></text:p>
      <text:p text:style-name="P57"><text:s/><text:span text:style-name="T66">phi'0 (Lim f) = Lim (\n -&gt; phi'0 (f n))</text:span></text:p>
      <text:p text:style-name="P65"/>
      <text:p text:style-name="P57"><text:s/><text:span text:style-name="T66">-- Associative list of ordinals</text:span></text:p>
      <text:p text:style-name="P57"><text:s/><text:span text:style-name="T66">infixr 40 _=&gt;_&amp;_</text:span></text:p>
      <text:p text:style-name="P57"><text:s/><text:span text:style-name="T66">data OrdAList : Set where</text:span></text:p>
      <text:p text:style-name="P57"><text:s text:c="2"/><text:span text:style-name="T66">Zeros : OrdAList</text:span></text:p>
      <text:p text:style-name="P57"><text:s text:c="2"/><text:span text:style-name="T66">_=&gt;_&amp;_ : Ord -&gt; Ord -&gt; OrdAList -&gt; OrdAList</text:span></text:p>
      <text:p text:style-name="P65"/>
      <text:p text:style-name="P57"><text:s/><text:span text:style-name="T66">-- Usage : phi al, where al is the associative list of couples index =&gt; value ordered by increasing values,</text:span></text:p>
      <text:p text:style-name="P57"><text:s/><text:span text:style-name="T66">-- absent indexes corresponding to Zero values</text:span></text:p>
      <text:p text:style-name="P65"/>
      <text:p text:style-name="P57"><text:s/><text:span text:style-name="T66">phi : OrdAList -&gt; Ord </text:span></text:p>
      <text:p text:style-name="P57"><text:s/><text:span text:style-name="T66">phi <text:s text:c="13"/>Zeros <text:s/>= phi0 Zero -- (1) phi(0) = w**0 = 1 </text:span></text:p>
      <text:p text:style-name="P57"><text:s/><text:span text:style-name="T66">phi (Zero =&gt; a &amp; Zeros) = phi0 a <text:s text:c="3"/>-- (1) phi(a) = w**a</text:span></text:p>
      <text:p text:style-name="P57"><text:s/><text:span text:style-name="T66">phi ( <text:s text:c="11"/>k =&gt; Zero &amp; al) = phi al -- eliminate unnecessary Zero value</text:span></text:p>
      <text:p text:style-name="P57"><text:s/><text:span text:style-name="T66">phi (Zero =&gt; a &amp; k =&gt; Zero &amp; al) = phi (Zero =&gt; a &amp; al) -- idem</text:span></text:p>
      <text:p text:style-name="P57"><text:s/><text:span text:style-name="T66">phi (Zero =&gt; a &amp; Zero =&gt; b &amp; al) = phi (Zero =&gt; a &amp; al) -- should not appear but necessary for completeness</text:span></text:p>
      <text:p text:style-name="P57"><text:s/><text:span text:style-name="T66">phi (Zero =&gt; Lim f &amp; al) = Lim (\n -&gt; phi (Zero =&gt; f n &amp; al)) -- canonical treatment of limit</text:span></text:p>
      <text:p text:style-name="P57"><text:s/><text:span text:style-name="T66">phi ( <text:s text:c="15"/>Suc k =&gt; Suc b &amp; al) = fix (\x -&gt; phi (k =&gt; x &amp; Suc k =&gt; b &amp; al)) Zero -- (3) least fixed point</text:span></text:p>
      <text:p text:style-name="P57"><text:s/><text:span text:style-name="T66">phi (Zero =&gt; Suc a &amp; Suc k =&gt; Suc b &amp; al) = fix (\x -&gt; phi (k =&gt; x &amp; Suc k =&gt; b &amp; al)) (Suc (phi (Zero =&gt; a &amp; Suc k =&gt; Suc b &amp; al))) -- (3) following fixed points</text:span></text:p>
      <text:p text:style-name="P57"><text:s/><text:span text:style-name="T66">phi ( <text:s text:c="15"/>Suc k =&gt; Lim f &amp; al) = Lim (\n -&gt; phi (Suc k =&gt; f n &amp; al)) -- idem </text:span></text:p>
      <text:p text:style-name="P57"><text:s/><text:span text:style-name="T66">phi (Zero =&gt; Suc a &amp; Suc k =&gt; Lim f &amp; al) = Lim (\n -&gt; phi (k =&gt; Suc (phi (Zero =&gt; a &amp; Suc k =&gt; Lim f &amp; al)) &amp; Suc k =&gt; f n &amp; al)) -- idem </text:span></text:p>
      <text:p text:style-name="P57"><text:s/><text:span text:style-name="T66">phi ( <text:s text:c="15"/>Lim f =&gt; Suc b &amp; al) = Lim (\n -&gt; fix (\x -&gt; phi (f n =&gt; x &amp; Lim f =&gt; b &amp; al)) Zero) -- (4) least fixed point</text:span></text:p>
      <text:p text:style-name="P57"><text:s/><text:span text:style-name="T66">phi (Zero =&gt; Suc a &amp; Lim f =&gt; Suc b &amp; al) = Lim (\n -&gt; fix (\x -&gt; phi (f n =&gt; x &amp; Lim f =&gt; b &amp; al)) (Suc (phi (Zero =&gt; a &amp; Lim f =&gt; Suc b &amp; al)))) -- (4) following fixed points </text:span></text:p>
      <text:p text:style-name="P57"><text:s/><text:span text:style-name="T66">phi ( <text:s text:c="15"/>Lim f =&gt; Lim g &amp; al) = Lim (\n -&gt; phi (Lim f =&gt; g n &amp; al))</text:span></text:p>
      <text:p text:style-name="P57"><text:s/><text:span text:style-name="T66">phi (Zero =&gt; Suc a &amp; Lim f =&gt; Lim g &amp; al) = Lim (\n -&gt; phi (f n =&gt; phi (Zero =&gt; a &amp; Lim f =&gt; Lim g &amp; al) &amp; Lim f =&gt; g n &amp; al)) </text:span></text:p>
      <text:p text:style-name="P65"/>
      <text:p text:style-name="P57"><text:s/><text:span text:style-name="T66">SmallVeblen = phi (w =&gt; Suc Zero &amp; Zeros)</text:span></text:p>
      <text:p text:style-name="P65"/>
      <text:p text:style-name="P138"><text:s/><text:span text:style-name="T66">LargeVeblen = fix (\x -&gt; phi (x =&gt; Suc Zero &amp; Zeros)) (Suc Zero)</text:span></text:p>
      <text:p text:style-name="P97"><text:line-break/><text:span text:style-name="T86">comparaison avec suites fondamentales </text:span><text:a xlink:type="simple" xlink:href="https://en.wikipedia.org/wiki/Veblen_function" text:style-name="Internet_20_link" text:visited-style-name="Visited_20_Internet_20_Link"><text:span text:style-name="T86">https://en.wikipedia.org/wiki/Veblen_function</text:span></text:a></text:p>
      <text:p text:style-name="P97"/>
      <text:p text:style-name="P98">&lt;br&gt;</text:p>
      <text:p text:style-name="P98">&lt;br&gt;&lt;span style="font-weight: bold;"&gt;Taranovsky's C&lt;/span&gt;</text:p>
      <text:p text:style-name="P98">&lt;p&gt;</text:p>
      <text:p text:style-name="P98">C(a,b) is the least element above b that has degree &gt;= a.</text:p>
      <text:p text:style-name="P98"><text:soft-page-break/>&lt;p&gt;</text:p>
      <text:p text:style-name="P98">Definition: A degree for a well-ordered set S is a binary relation on S such that</text:p>
      <text:p text:style-name="P98">&lt;ul&gt;</text:p>
      <text:p text:style-name="P98">&lt;li&gt; Every element c∈S has degree 0S (the least element of S). 0S only has degree 0S.</text:p>
      <text:p text:style-name="P98"><text:s/>&lt;li&gt; For a limit a, c has degree a iff it has every degree less than a.</text:p>
      <text:p text:style-name="P98"><text:s/>&lt;li&gt; For a successor a'=a+1, either of the following holds:</text:p>
      <text:p text:style-name="P98"><text:s text:c="2"/>&lt;ul&gt;</text:p>
      <text:p text:style-name="P98"><text:s text:c="3"/>&lt;li&gt; An element has degree a' iff it is a limit of elements of degree a.</text:p>
      <text:p text:style-name="P98"><text:s text:c="3"/>&lt;li&gt; There is a limit element d ≤ a such that for every c in S, c has degree a' iff it has degree a and either c ≤ d or c is a limit of elements of degree a (or both).</text:p>
      <text:p text:style-name="P98"><text:s text:c="2"/>&lt;/ul&gt;</text:p>
      <text:p text:style-name="P98">&lt;/ul&gt;</text:p>
      <text:p text:style-name="P98">Note: The third condition can be equivalently written as ∀a (Ca+1 = lim(Ca) ∨ ∃d ∈ lim(S)∩(a+1) Ca+1 = lim(Ca) ∪ (Ca∩(d+1))), where S is identified with an ordinal (so a+1 consists of ordinals ≤a), Ca is the set of elements that have degree a, and lim is limit points.</text:p>
      <text:p text:style-name="P98">&lt;p&gt;</text:p>
      <text:p text:style-name="P98">In other terms : Let ηη be an ordinal, and let 0S and let Ld(a,b) be the statement that aa is a limit of ordinals c such that (c,b)∈D. Let D be the following binary relation over η:</text:p>
      <text:p text:style-name="P98">&lt;ul&gt;</text:p>
      <text:p text:style-name="P98">&lt;li&gt; ∀a&lt;η:(a,0)∈D</text:p>
      <text:p text:style-name="P98">&lt;li&gt; ∀a&lt;η:a≠0⇒(0,a)∉D</text:p>
      <text:p text:style-name="P98">&lt;li&gt; ∀b∈Lim∪η:(a,b)∈D⇔∀c&amp;lt;b:(a,c)∈D.</text:p>
      <text:p text:style-name="P98">&lt;li&gt; ∀b:(a,b)∈D⇔Ld(a,b+1)∀b:(a,b)∈D⇔Ld(a,b+1)</text:p>
      <text:p text:style-name="P98">&lt;li&gt; ∀b:∃d∈Lim∪η:d≤b⇒∀c:(c,a+1)∈D⇔(c≤d∨Ld(c,b))</text:p>
      <text:p text:style-name="P98">&lt;li&gt; Then C(a,b)=min{c:c∈η∧c&gt;b∧(c,a)∈D}.</text:p>
      <text:p text:style-name="P98">&lt;/ul&gt;</text:p>
      <text:p text:style-name="P98">C(a, b) = b+ω^a iff C(a, b) ≥ a.</text:p>
      <text:p text:style-name="P98">&lt;p&gt;</text:p>
      <text:p text:style-name="P98">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98">&lt;p&gt;</text:p>
      <text:p text:style-name="P98">Examples of representations of some ordinals :</text:p>
      <text:p text:style-name="P98">&lt;ul&gt;</text:p>
      <text:p text:style-name="P98">&lt;li&gt; 0 = 0</text:p>
      <text:p text:style-name="P98">&lt;li&gt; 1 = C(0,0) = 0+w^0</text:p>
      <text:p text:style-name="P98">&lt;li&gt; 2 = C(0,1) = C(0,C(0,0)) = 1 + w^0</text:p>
      <text:p text:style-name="P98">&lt;li&gt; w = C(1,0) = 0+w^1</text:p>
      <text:p text:style-name="P98">&lt;li&gt; w+1 = C(0,w) = w+w^0</text:p>
      <text:p text:style-name="P98">&lt;li&gt; w*2 = C(1,w) = w+w^1</text:p>
      <text:p text:style-name="P98">&lt;li&gt; w^2 = C(2,0) = 0+w^2</text:p>
      <text:p text:style-name="P98">&lt;li&gt; w^w = C(w,0) = 0+w^w</text:p>
      <text:p text:style-name="P98">&lt;li&gt; w^w^w = C(w^w,0) = 0+w^w^w</text:p>
      <text:p text:style-name="P98">&lt;li&gt; epsilon_0 = phi(1,0) = C(W,0)</text:p>
      <text:p text:style-name="P98">&lt;li&gt; epsilon_1 = phi(1,1) = C(W,C(W,0))</text:p>
      <text:p text:style-name="P98">&lt;li&gt; zeta_0 = phi(2,0) = C(C(W,W),0) = C(W*2,0) with W*2 = C(W,W)</text:p>
      <text:p text:style-name="P98">&lt;li&gt; zeta_1 = phi(2,1) = C(W*2,C(W*2,0))</text:p>
      <text:p text:style-name="P98">&lt;li&gt; eta_0 = phi(3,0) = C(W*3,0) with W*3 = C(W,C(W,W))</text:p>
      <text:p text:style-name="P98">&lt;li&gt; Gamma_0 = phi(1,0,0) = C(C(W*2,W),0) = C(W^2,0) with W^2 = C(W*2,W)</text:p>
      <text:p text:style-name="P98"><text:soft-page-break/>&lt;/ul&gt;</text:p>
      <text:p text:style-name="P98"/>
      <text:p text:style-name="P51"/>
      <text:p text:style-name="P51"/>
      <text:p text:style-name="P64">module LargeVeblen where</text:p>
      <text:p text:style-name="P65"/>
      <text:p text:style-name="P57"><text:s/><text:span text:style-name="T66">data Nat : Set where</text:span></text:p>
      <text:p text:style-name="P57"><text:s text:c="2"/><text:span text:style-name="T66">O : Nat</text:span></text:p>
      <text:p text:style-name="P57"><text:s text:c="2"/><text:span text:style-name="T66">1+ : Nat -&gt; Nat</text:span></text:p>
      <text:p text:style-name="P65"/>
      <text:p text:style-name="P57"><text:s/><text:span text:style-name="T66">data Ord : Set where</text:span></text:p>
      <text:p text:style-name="P57"><text:s text:c="2"/><text:span text:style-name="T66">Zero : Ord</text:span></text:p>
      <text:p text:style-name="P57"><text:s text:c="2"/><text:span text:style-name="T66">Suc : Ord -&gt; Ord</text:span></text:p>
      <text:p text:style-name="P57"><text:s text:c="2"/><text:span text:style-name="T66">Lim : (Nat -&gt; Ord) -&gt; Ord</text:span></text:p>
      <text:p text:style-name="P65"/>
      <text:p text:style-name="P57"><text:s/><text:span text:style-name="T66">-- rpt n f x = f^n(x)</text:span></text:p>
      <text:p text:style-name="P57"><text:s/><text:span text:style-name="T66">rpt : {t : Set} -&gt; Nat -&gt; (t -&gt; t) -&gt; t -&gt; t</text:span></text:p>
      <text:p text:style-name="P57"><text:s/><text:span text:style-name="T66">rpt O f x = x</text:span></text:p>
      <text:p text:style-name="P57"><text:s/><text:span text:style-name="T66">rpt (1+ n) f x = rpt n f (f x)</text:span></text:p>
      <text:p text:style-name="P65"/>
      <text:p text:style-name="P57"><text:s/><text:span text:style-name="T66">-- smallest fixed point of f greater than x, limit of x, f x, f (f x), ...</text:span></text:p>
      <text:p text:style-name="P57"><text:s/><text:span text:style-name="T66">fix : (Ord -&gt; Ord) -&gt; Ord -&gt; Ord</text:span></text:p>
      <text:p text:style-name="P57"><text:s/><text:span text:style-name="T66">fix f x = Lim (\n -&gt; rpt n f x)</text:span></text:p>
      <text:p text:style-name="P65"/>
      <text:p text:style-name="P57"><text:s/><text:span text:style-name="T66">w = fix Suc Zero -- not a fixed point in this case !</text:span></text:p>
      <text:p text:style-name="P65"/>
      <text:p text:style-name="P57"><text:s/><text:span text:style-name="T66">-- cantor a b = b + w^a</text:span></text:p>
      <text:p text:style-name="P57"><text:s/><text:span text:style-name="T66">cantor : Ord -&gt; Ord -&gt; Ord</text:span></text:p>
      <text:p text:style-name="P57"><text:s/><text:span text:style-name="T66">cantor Zero a = Suc a</text:span></text:p>
      <text:p text:style-name="P57"><text:s/><text:span text:style-name="T66">cantor (Suc b) a = fix (cantor b) a</text:span></text:p>
      <text:p text:style-name="P57"><text:s/><text:span text:style-name="T66">cantor (Lim f) a = Lim (\n -&gt; cantor (f n) a)</text:span></text:p>
      <text:p text:style-name="P65"/>
      <text:p text:style-name="P57"><text:s/><text:span text:style-name="T66">-- phi0 a = w^a</text:span></text:p>
      <text:p text:style-name="P57"><text:s/><text:span text:style-name="T66">phi0 : Ord -&gt; Ord</text:span></text:p>
      <text:p text:style-name="P57"><text:s/><text:span text:style-name="T66">phi0 a = cantor a Zero</text:span></text:p>
      <text:p text:style-name="P65"/>
      <text:p text:style-name="P57"><text:s/><text:span text:style-name="T66">-- Another possibility is to use phi'0 instead of phi0 in the definition of phi,</text:span></text:p>
      <text:p text:style-name="P57"><text:s/><text:span text:style-name="T66">-- this gives a phi function which grows slower</text:span></text:p>
      <text:p text:style-name="P57"><text:s/><text:span text:style-name="T66">phi'0 : Ord -&gt; Ord</text:span></text:p>
      <text:p text:style-name="P57"><text:s/><text:span text:style-name="T66">phi'0 Zero = Suc Zero</text:span></text:p>
      <text:p text:style-name="P57"><text:s/><text:span text:style-name="T66">phi'0 (Suc a) = Suc (phi'0 a)</text:span></text:p>
      <text:p text:style-name="P57"><text:s/><text:span text:style-name="T66">phi'0 (Lim f) = Lim (\n -&gt; phi'0 (f n))</text:span></text:p>
      <text:p text:style-name="P65"/>
      <text:p text:style-name="P57"><text:s/><text:span text:style-name="T66">-- Associative list of ordinals</text:span></text:p>
      <text:p text:style-name="P57"><text:s/><text:span text:style-name="T66">infixr 40 _=&gt;_&amp;_</text:span></text:p>
      <text:p text:style-name="P57"><text:s/><text:span text:style-name="T66">data OrdAList : Set where</text:span></text:p>
      <text:p text:style-name="P57"><text:s text:c="2"/><text:span text:style-name="T66">Zeros : OrdAList</text:span></text:p>
      <text:p text:style-name="P57"><text:s text:c="2"/><text:span text:style-name="T66">_=&gt;_&amp;_ : Ord -&gt; Ord -&gt; OrdAList -&gt; OrdAList</text:span></text:p>
      <text:p text:style-name="P65"/>
      <text:p text:style-name="P57"><text:s/><text:span text:style-name="T66">-- Usage : phi al, where al is the associative list of couples index =&gt; value ordered by increasing values,</text:span></text:p>
      <text:p text:style-name="P57"><text:s/><text:span text:style-name="T66">-- absent indexes corresponding to Zero values</text:span></text:p>
      <text:p text:style-name="P65"/>
      <text:p text:style-name="P57"><text:s/><text:span text:style-name="T66">phi : OrdAList -&gt; Ord </text:span></text:p>
      <text:p text:style-name="P57"><text:s/><text:span text:style-name="T66">phi <text:s text:c="13"/>Zeros <text:s/>= phi0 Zero -- (1) phi(0) = w**0 = 1 </text:span></text:p>
      <text:p text:style-name="P57"><text:s/><text:span text:style-name="T66">phi (Zero =&gt; a &amp; Zeros) = phi0 a <text:s text:c="3"/>-- (1) phi(a) = w**a</text:span></text:p>
      <text:p text:style-name="P57"><text:s/><text:span text:style-name="T66">phi ( <text:s text:c="11"/>k =&gt; Zero &amp; al) = phi al -- eliminate unnecessary Zero value</text:span></text:p>
      <text:p text:style-name="P57"><text:s/><text:span text:style-name="T66">phi (Zero =&gt; a &amp; k =&gt; Zero &amp; al) = phi (Zero =&gt; a &amp; al) -- idem</text:span></text:p>
      <text:p text:style-name="P57"><text:s/><text:span text:style-name="T66">phi (Zero =&gt; a &amp; Zero =&gt; b &amp; al) = phi (Zero =&gt; a &amp; al) -- should not appear but necessary for completeness</text:span></text:p>
      <text:p text:style-name="P57"><text:s/><text:span text:style-name="T66">phi (Zero =&gt; Lim f &amp; al) = Lim (\n -&gt; phi (Zero =&gt; f n &amp; al)) -- canonical treatment of limit</text:span></text:p>
      <text:p text:style-name="P57"><text:s/><text:span text:style-name="T66">phi ( <text:s text:c="15"/>Suc k =&gt; Suc b &amp; al) = fix (\x -&gt; phi (k =&gt; x &amp; Suc k =&gt; b &amp; al)) Zero -- (3) least fixed point</text:span></text:p>
      <text:p text:style-name="P57"><text:s/><text:span text:style-name="T66">phi (Zero =&gt; Suc a &amp; Suc k =&gt; Suc b &amp; al) = fix (\x -&gt; phi (k =&gt; x &amp; Suc k =&gt; b &amp; al)) (Suc (phi (Zero =&gt; a &amp; Suc k =&gt; Suc b &amp; al))) -- (3) following fixed points</text:span></text:p>
      <text:p text:style-name="P57"><text:s/><text:span text:style-name="T66">phi ( <text:s text:c="15"/>Suc k =&gt; Lim f &amp; al) = Lim (\n -&gt; phi (Suc k =&gt; f n &amp; al)) -- idem </text:span></text:p>
      <text:p text:style-name="P57"><text:s/><text:span text:style-name="T66">phi (Zero =&gt; Suc a &amp; Suc k =&gt; Lim f &amp; al) = Lim (\n -&gt; phi (k =&gt; Suc (phi (Zero =&gt; a &amp; Suc k =&gt; Lim f &amp; al)) &amp; Suc k =&gt; f n &amp; al)) -- idem </text:span></text:p>
      <text:p text:style-name="P57"><text:s/><text:span text:style-name="T66">phi ( <text:s text:c="15"/>Lim f =&gt; Suc b &amp; al) = Lim (\n -&gt; fix (\x -&gt; phi (f n =&gt; x &amp; Lim f =&gt; b &amp; al)) Zero) -- (4) least fixed point</text:span></text:p>
      <text:p text:style-name="P57"><text:s/><text:span text:style-name="T66">phi (Zero =&gt; Suc a &amp; Lim f =&gt; Suc b &amp; al) = Lim (\n -&gt; fix (\x -&gt; phi (f n =&gt; x &amp; Lim f =&gt; b &amp; al)) (Suc (phi (Zero =&gt; a &amp; Lim f =&gt; Suc b &amp; al)))) -- (4) following fixed points </text:span></text:p>
      <text:p text:style-name="P57"><text:s/><text:span text:style-name="T66">phi ( <text:s text:c="15"/>Lim f =&gt; Lim g &amp; al) = Lim (\n -&gt; phi (Lim f =&gt; g n &amp; al))</text:span></text:p>
      <text:p text:style-name="P57"><text:s/><text:span text:style-name="T66">phi (Zero =&gt; Suc a &amp; Lim f =&gt; Lim g &amp; al) = Lim (\n -&gt; phi (f n =&gt; phi (Zero =&gt; a &amp; Lim f =&gt; Lim g &amp; al) &amp; Lim f =&gt; g n &amp; al)) </text:span></text:p>
      <text:p text:style-name="P65"/>
      <text:p text:style-name="P57"><text:s/><text:span text:style-name="T66">SmallVeblen = phi (w =&gt; Suc Zero &amp; Zeros)</text:span></text:p>
      <text:p text:style-name="P65"/>
      <text:p text:style-name="P138"><text:s/><text:span text:style-name="T66">LargeVeblen = fix (\x -&gt; phi (x =&gt; Suc Zero &amp; Zeros)) (Suc Zero)</text:span></text:p>
      <text:p text:style-name="P142"/>
      <text:p text:style-name="P142"/>
      <text:p text:style-name="P142">data Xord </text:p>
      <text:p text:style-name="P142"><text:s/>= Zero</text:p>
      <text:p text:style-name="P142"><text:s/>| Suc Xord</text:p>
      <text:p text:style-name="P142"><text:s/>| Lim (Nat → Xord)</text:p>
      <text:p text:style-name="P142"><text:s/>| Ass Xord Xord Xord</text:p>
      <text:p text:style-name="P142"><text:soft-page-break/>phi (Ass a b c)</text:p>
      <text:p text:style-name="P142">abc:numéros lignes code, p = traité partiellement, + = ajouter ligne</text:p>
      <text:p text:style-name="P112">000:1,2</text:p>
      <text:p text:style-name="P112">00S:2</text:p>
      <text:p text:style-name="P112">00L:2</text:p>
      <text:p text:style-name="P112">00A:2,3p,4p</text:p>
      <text:p text:style-name="P112">0S0:1</text:p>
      <text:p text:style-name="P112">0SS</text:p>
      <text:p text:style-name="P112">0SL</text:p>
      <text:p text:style-name="P112">0SA:3p,4p,7p,9p,11p,13p</text:p>
      <text:p text:style-name="P112">0L0:1,5</text:p>
      <text:p text:style-name="P112">0LS:5</text:p>
      <text:p text:style-name="P112">0LL:5</text:p>
      <text:p text:style-name="P112">0LA:3p,4p,5</text:p>
      <text:p text:style-name="P112">0A0:1</text:p>
      <text:p text:style-name="P112">0AS:+</text:p>
      <text:p text:style-name="P112">0AL:+</text:p>
      <text:p text:style-name="P112">0AA:3p,4p</text:p>
      <text:p text:style-name="P112">S00:2</text:p>
      <text:p text:style-name="P112">S0S:2</text:p>
      <text:p text:style-name="P112">S0L:2</text:p>
      <text:p text:style-name="P112">S0A:2</text:p>
      <text:p text:style-name="P112">SS0:6</text:p>
      <text:p text:style-name="P112">SSS:6</text:p>
      <text:p text:style-name="P112">SSL:6</text:p>
      <text:p text:style-name="P112">SSA:6</text:p>
      <text:p text:style-name="P112">SL0:8</text:p>
      <text:p text:style-name="P112">SLS:8</text:p>
      <text:p text:style-name="P112">SLA:8</text:p>
      <text:p text:style-name="P112">SA0:+</text:p>
      <text:p text:style-name="P112">SAS:+</text:p>
      <text:p text:style-name="P112">SAL:+</text:p>
      <text:p text:style-name="P112">SAA:+</text:p>
      <text:p text:style-name="P112">L00:2</text:p>
      <text:p text:style-name="P112">L0S:2</text:p>
      <text:p text:style-name="P112">L0L:2</text:p>
      <text:p text:style-name="P112">L0A:2</text:p>
      <text:p text:style-name="P112">LS0:10</text:p>
      <text:p text:style-name="P112">LSS:10</text:p>
      <text:p text:style-name="P112">LSL:10</text:p>
      <text:p text:style-name="P112">LSA:10</text:p>
      <text:p text:style-name="P112">LLO:12</text:p>
      <text:p text:style-name="P112"><text:soft-page-break/>LLS:12</text:p>
      <text:p text:style-name="P112">LLL:12</text:p>
      <text:p text:style-name="P112">LLA:12</text:p>
      <text:p text:style-name="P112">LA0:+</text:p>
      <text:p text:style-name="P112">LAS:+</text:p>
      <text:p text:style-name="P112">LAL:+</text:p>
      <text:p text:style-name="P112">LAA:+</text:p>
      <text:p text:style-name="P112">A00:2</text:p>
      <text:p text:style-name="P112">AOS:2</text:p>
      <text:p text:style-name="P112">A0L:2</text:p>
      <text:p text:style-name="P113">A0A:2<text:line-break/></text:p>
      <text:p text:style-name="P114">AS0:+</text:p>
      <text:p text:style-name="P114">ASS:+</text:p>
      <text:p text:style-name="P114">ASL:+</text:p>
      <text:p text:style-name="P114">ASA:+</text:p>
      <text:p text:style-name="P114">AL0:+</text:p>
      <text:p text:style-name="P114">ALS:+</text:p>
      <text:p text:style-name="P114">ALL:+</text:p>
      <text:p text:style-name="P114">ALA:+</text:p>
      <text:p text:style-name="P114">AA0:+</text:p>
      <text:p text:style-name="P114">AAS:+</text:p>
      <text:p text:style-name="P114">AAL:+</text:p>
      <text:p text:style-name="P114">AAA:+</text:p>
      <text:p text:style-name="P114"/>
      <text:p text:style-name="Text_20_body"><text:line-break/><text:span text:style-name="T32">Correspondence between Veblen functions and Madore's ψ (psi) collapsing function</text:span></text:p>
      <text:p text:style-name="P76">To distinguish between the different Veblen functions, let us call φF the Veblen function with finitely many variables, and φT the Veblen function with transfinitely many variables.</text:p>
      <text:p text:style-name="P76">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76">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76">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115"><text:s/>Ass a b c = c,a:b</text:p>
      <text:p text:style-name="P115"><text:s/>phi (0) = w⁰ = 1</text:p>
      <text:p text:style-name="P115"><text:soft-page-break/><text:s/>phi (0:a) = w^a</text:p>
      <text:p text:style-name="P115"><text:s/>phi (al, k:0) = phi(al)</text:p>
      <text:p text:style-name="P115"><text:s/>phi (al, k:0, 0:a) = phi (al, 0:a)</text:p>
      <text:p text:style-name="P115"><text:s/>phi (al, 0:b, 0:a) = phi (al, 0:a)</text:p>
      <text:p text:style-name="P115"><text:s/>phi (al, 0:lim s) = lim n → phi (al, 0:s n)</text:p>
      <text:p text:style-name="P115">+phi (al, 0:(al1,x:y)) = ?</text:p>
      <text:p text:style-name="P140"><text:span text:style-name="T66"><text:s/></text:span><text:span text:style-name="T67">phi (al, k+1:b+1) = fix (x → phi (al, k+1:b, k:x)) 0</text:span></text:p>
      <text:p text:style-name="P116"><text:s/>phi (al, k+1:b+1, 0:a+1) = fix (x → phi (al, k+1:b, k:x)) (phi (al, k+1:b+1, 0:a) + 1)</text:p>
      <text:p text:style-name="P116"><text:s/>phi (al, k+1:lim s) = lim n → phi (al, k+1:s n)</text:p>
      <text:p text:style-name="P116"><text:s/>phi (al, k+1:lim s, 0:a+1) = lim n → phi (al, k+1:s n, k:phi(al,k+1:lim s,0:a)+1)</text:p>
      <text:p text:style-name="P117">+phi (al, k+1:(al1,x:y)) = ?</text:p>
      <text:p text:style-name="P117">+phi (al, k+1:(al1,x:y)) = ?</text:p>
      <text:p text:style-name="P141"><text:span text:style-name="T68"><text:s/></text:span><text:span text:style-name="T69">phi (al, lim s:b+1) = lim n → fix (x → phi (al, lim s:b, s n:x) 0)</text:span></text:p>
      <text:p text:style-name="P118"><text:s/>phi (al, lim s:b+1, 0:a+1) = lim n → fix (x → phi (al, lim s:b, s n:x) (phi (al, lim s:b+1, 0:a) + 1)</text:p>
      <text:p text:style-name="P118"><text:s/>phi (al, lim s:lim t) = lim n → phi (al, lim s:t n)</text:p>
      <text:p text:style-name="P118"><text:s/>phi (al, lim s:lim t, 0:a+1) = lim n → phi (al, lim s:t n, f n:phi(al,lim s:lim t,0:a))</text:p>
      <text:p text:style-name="P120">+phi (al, (al1,x:y):b+1) = ?</text:p>
      <text:p text:style-name="P120">+phi (al, (al1,x:y):b+1, 0:a+1) = ?</text:p>
      <text:p text:style-name="P120">+phi (al, (al1,x:y):lim t) = ?</text:p>
      <text:p text:style-name="P120">+phi (al, (al1,x:y):lim t, 0:a+1) = ?</text:p>
      <text:p text:style-name="P120">+phi (al, (al1,x:y):(al2,u:v)) = ?</text:p>
      <text:p text:style-name="P120">+phi (al, (al1,x:y):(al2,u:v), 0:a+1) = ?</text:p>
      <text:p text:style-name="P120"/>
      <text:p text:style-name="P121"><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121">correction phi : </text:p>
      <text:p text:style-name="P144"><text:s/>phi (al, lim s:b+1) = lim n → fix (x → phi (al, lim s:b, s n:x) 0)</text:p>
      <text:p text:style-name="P119"><text:s/>phi (al, lim s:b+1, 0:a+1) = lim n → fix (x → phi (al, lim s:b, s n:x) (phi (al, lim s:b+1, 0:a) + 1)</text:p>
      <text:p text:style-name="P121">remplacé par</text:p>
      <text:p text:style-name="P121"><text:s/>phi (al, lim s:b+1) = lim n → phi (lim s:b, s n:1)</text:p>
      <text:p text:style-name="P121"><text:s/>phi (al, lim s:b+1, 0:a+1) = lim n → phi (al, lim s:b, s n:phi(al,lim s:b+1,0:a))</text:p>
      <text:p text:style-name="P121"/>
      <text:p text:style-name="P121"><text:s/><text:span text:style-name="T89">ancienne version</text:span></text:p>
      <text:p text:style-name="P121"><text:s/><text:span text:style-name="T91">nouvelle version</text:span></text:p>
      <text:p text:style-name="P121"/>
      <text:p text:style-name="P121"/>
      <text:p text:style-name="P57"><text:s/><text:span text:style-name="T66">phi : OrdAList -&gt; Ord </text:span></text:p>
      <text:p text:style-name="P57"><text:s/><text:span text:style-name="T66">phi <text:s text:c="13"/>Zeros <text:s/>= phi0 Zero -- (1) phi(0) = w**0 = 1 </text:span></text:p>
      <text:p text:style-name="P57"><text:s/><text:span text:style-name="T66">phi (Zero =&gt; a &amp; Zeros) = phi0 a <text:s text:c="3"/>-- (1) phi(a) = w**a</text:span></text:p>
      <text:p text:style-name="P57"><text:s/><text:span text:style-name="T66">phi ( <text:s text:c="11"/>k =&gt; Zero &amp; al) = phi al -- eliminate unnecessary Zero value</text:span></text:p>
      <text:p text:style-name="P57"><text:s/><text:span text:style-name="T66">phi (Zero =&gt; a &amp; k =&gt; Zero &amp; al) = phi (Zero =&gt; a &amp; al) -- idem</text:span></text:p>
      <text:p text:style-name="P57"><text:s/><text:span text:style-name="T66">phi (Zero =&gt; a &amp; Zero =&gt; b &amp; al) = phi (Zero =&gt; a &amp; al) -- should not appear but necessary for completeness</text:span></text:p>
      <text:p text:style-name="P57"><text:s/><text:span text:style-name="T66">phi (Zero =&gt; Lim f &amp; al) = Lim (\n -&gt; phi (Zero =&gt; f n &amp; al)) -- canonical treatment of limit</text:span></text:p>
      <text:p text:style-name="P57"><text:s/><text:span text:style-name="T66">phi ( <text:s text:c="15"/>Suc k =&gt; Suc b &amp; al) = fix (\x -&gt; phi (k =&gt; x &amp; Suc k =&gt; b &amp; al)) Zero -- (3) least fixed point</text:span></text:p>
      <text:p text:style-name="P57"><text:s/><text:span text:style-name="T66">phi (Zero =&gt; Suc a &amp; Suc k =&gt; Suc b &amp; al) = fix (\x -&gt; phi (k =&gt; x &amp; Suc k =&gt; b &amp; al)) (Suc (phi (Zero =&gt; a &amp; Suc k =&gt; Suc b &amp; al))) -- (3) following fixed points</text:span></text:p>
      <text:p text:style-name="P57"><text:s/><text:span text:style-name="T66">phi ( <text:s text:c="15"/>Suc k =&gt; Lim f &amp; al) = Lim (\n -&gt; phi (Suc k =&gt; f n &amp; al)) -- idem </text:span></text:p>
      <text:p text:style-name="P59"><text:s/><text:span text:style-name="T66">phi (Zero =&gt; Suc a &amp; Suc k =&gt; Lim f &amp; al) = Lim (\n -&gt; phi (k =&gt; Suc (phi (Zero =&gt; a &amp; Suc k =&gt; Lim f &amp; al)) &amp; Suc k =&gt; f n &amp; al)) -- idem </text:span></text:p>
      <text:p text:style-name="P61"><text:s/>phi ( <text:s text:c="15"/>Lim f =&gt; Suc b &amp; al) = Lim (\n -&gt; fix (\x -&gt; phi (f n =&gt; x &amp; Lim f =&gt; b &amp; al)) Zero) -- (4) least fixed point</text:p>
      <text:p text:style-name="P59"><text:s/><text:span text:style-name="T90">phi ( <text:s text:c="15"/>Lim f =&gt; Suc b &amp; al) = Lim (\n → phi (f n =&gt; </text:span><text:span text:style-name="T92">(Suc Zero)</text:span><text:span text:style-name="T90"> &amp; </text:span><text:span text:style-name="T92">L</text:span><text:span text:style-name="T90">im f =&gt; b &amp; al))</text:span></text:p>
      <text:p text:style-name="P59"><text:soft-page-break/><text:span text:style-name="T66"><text:s/></text:span><text:span text:style-name="T70">phi (Zero =&gt; Suc a &amp; Lim f =&gt; Suc b &amp; al) = Lim (\n -&gt; fix (\x -&gt; phi (f n =&gt; x &amp; Lim f =&gt; b &amp; al)) (Suc (phi (Zero =&gt; a &amp; Lim f =&gt; Suc b &amp; al)))) -- (4) following fixed points</text:span><text:span text:style-name="T66"> </text:span></text:p>
      <text:p text:style-name="P59"><text:span text:style-name="T66"><text:s/></text:span><text:span text:style-name="T71">phi (Zero =&gt; Suc a &amp; Lim f =&gt; Suc b &amp; al) = Lim (\n → phi (f n =&gt; phi (Zero =&gt; a &amp; Lim f =&gt; Suc b &amp; al) &amp; Lim f =&gt; b &amp; al))</text:span></text:p>
      <text:p text:style-name="P57"><text:s/><text:span text:style-name="T66">phi ( <text:s text:c="15"/>Lim f =&gt; Lim g &amp; al) = Lim (\n -&gt; phi (Lim f =&gt; g n &amp; al))</text:span></text:p>
      <text:p text:style-name="P138"><text:s/><text:span text:style-name="T66">phi (Zero =&gt; Suc a &amp; Lim f =&gt; Lim g &amp; al) = Lim (\n -&gt; phi (f n =&gt; phi (Zero =&gt; a &amp; Lim f =&gt; Lim g &amp; al) &amp; Lim f =&gt; g n &amp; al)) </text:span></text:p>
      <text:p text:style-name="P123"><text:s/>phi Zeros = increase Zero</text:p>
      <text:p text:style-name="P124"><text:s/>phi (Ass Zero a Zeros) = increase a</text:p>
      <text:p text:style-name="P124"><text:s/>phi (Ass k Zero al) = phi al</text:p>
      <text:p text:style-name="P124"><text:s/>phi (Ass Zero a (Ass k Zero al)) = phi (Ass Zero a al)</text:p>
      <text:p text:style-name="P124"><text:s/>phi (Ass Zero a (Ass Zero b al)) = phi (Ass Zero a al)</text:p>
      <text:p text:style-name="P124"><text:s/>phi (Ass Zero (Lim f) al) = Lim $ \n -&gt; phi $ Ass Zero (f n) al</text:p>
      <text:p text:style-name="P124"><text:s/>phi (Ass (Suc k) (Suc b) al) = fix (\x -&gt; phi $ Ass k x $ Ass (Suc k) b al) Zero</text:p>
      <text:p text:style-name="P124"><text:s/>phi (Ass Zero (Suc a) (Ass (Suc k) (Suc b) al)) = fix (\x -&gt; phi $ Ass k x $ Ass (Suc k) b al) (Suc $ phi $ Ass Zero a $ Ass (Suc k) (Suc b) al)</text:p>
      <text:p text:style-name="P123"><text:s/>phi (Ass (Suc k) (Lim f) al) = Lim $ \n -&gt; phi $ Ass (Suc k) (f n) al</text:p>
      <text:p text:style-name="P123"><text:s/>phi (Ass Zero (Suc a) (Ass (Suc k) (Lim f) al)) = Lim $ \n -&gt; phi $ Ass k (Suc $ phi $ Ass Zero a $ Ass (Suc k) (Lim f) al) $ Ass (Suc k) (f n) al</text:p>
      <text:p text:style-name="P123"><text:s/><text:span text:style-name="T88">phi (Ass (Lim f) (Suc b) al) = Lim $ \n -&gt; fix (\x -&gt; phi $ Ass (f n) x $ Ass (Lim f) b al) Zero</text:span></text:p>
      <text:p text:style-name="P125">phi (Ass (Lim f) (Suc b) al) = Lim $ \n -&gt; phi $ Ass (f n) (Suc Zero) $ Ass (Lim f) b al</text:p>
      <text:p text:style-name="P123"/>
      <text:p text:style-name="P123"><text:s/><text:span text:style-name="T88">phi (Ass Zero (Suc a) (Ass (Lim f) (Suc b) al)) = Lim $ \n -&gt; fix (\x -&gt; phi $ Ass (f n) x $ Ass (Lim f) b al) (Suc $ phi $ Ass Zero a $ Ass (Lim f) (Suc b) al)</text:span></text:p>
      <text:p text:style-name="P126"><text:s/>phi (Ass Zero (Suc a) (Ass (Lim f) (Suc b) al)) = Lim $ \n -&gt; phi $ Ass (f n) (phi $ Ass Zero a $ Ass (Lim f) (Suc b) al) $ Ass (Lim f) b al</text:p>
      <text:p text:style-name="P123"><text:s/>phi (Ass (Lim f) (Lim g) al) = Lim $ \n -&gt; phi $ Ass (Lim f) (g n) al</text:p>
      <text:p text:style-name="P122"><text:s/>phi (Ass Zero (Suc a) (Ass (Lim f) (Lim g) al)) = Lim $ \n -&gt; phi $ Ass (f n) (phi $ Ass Zero a $ Ass (Lim f) (Lim g) al) $ Ass (Lim f) (g n) al</text:p>
      <text:p text:style-name="P121"/>
      <text:p text:style-name="P127">correspondance notation combinatoire : autre possibilité :</text:p>
      <text:p text:style-name="P127">Gamma_0^...^Gamma₀ = R1 (R1;1 H) suc 0 = epsilon_(Gamma_0+1) = phi(1,Gamma_0+1)</text:p>
      <text:p text:style-name="P127">zeta_(Gamma_0+1) = R1 R1;1 H suc 0</text:p>
      <text:p text:style-name="P127">Gamma₁ = H [R *-&gt;2 R1;1 H suc 0] 0</text:p>
      <text:p text:style-name="P127"><text:s/>= R1;2 R1;1 H suc 0</text:p>
      <text:p text:style-name="P127"><text:s/>= R1;2-&gt;1 H suc 0</text:p>
      <text:p text:style-name="P127">Gamma_a = phi(1,0,a) = R1;a-&gt;1 H suc 0</text:p>
      <text:p text:style-name="P127">phi(1,1,0) = H [R1 ;*-&gt;1 H suc 0] 0 = R2;1 H suc 0</text:p>
      <text:p text:style-name="P127">phi(2,0,0) = H [R*;1 H suc 0] 0 = R1,0;1 H suc 0</text:p>
      <text:p text:style-name="P127">phi(3,0,0) = R1,0,0;1 H suc 0 ou R2,0;1 H suc 0 ?</text:p>
      <text:p text:style-name="P127">SVO = Rw:1;1 H suc 0</text:p>
      <text:p text:style-name="P127">LVO = RW:1;1 H suc 0 = R(1,0):1;1 H suc 0 = R1:1:1;1 H suc 0</text:p>
      <text:p text:style-name="P127">BHO = R1:…:1;1 H suc 0</text:p>
      <text:p text:style-name="P127"/>
      <text:p text:style-name="P145">Correspondence between Veblen functions and Madore's ψ (psi) collapsing function</text:p>
      <text:p text:style-name="P99">To distinguish between the different Veblen functions, let us call φF the Veblen function with finitely many variables, and φT the Veblen function with transfinitely many variables.</text:p>
      <text:p text:style-name="P99"><text:soft-page-break/>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99">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99">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76">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2">Basic notation</text:p>
          </table:table-cell>
          <table:table-cell table:style-name="Table1.B1" office:value-type="string">
            <text:p text:style-name="P82">Formula</text:p>
          </table:table-cell>
          <table:table-cell table:style-name="Table1.B1" office:value-type="string">
            <text:p text:style-name="P82">Limit</text:p>
          </table:table-cell>
          <table:table-cell table:style-name="Table1.B1" office:value-type="string">
            <text:p text:style-name="P82">Extension</text:p>
          </table:table-cell>
          <table:table-cell table:style-name="Table1.B1" office:value-type="string">
            <text:p text:style-name="P82">Correspondence with basic notation</text:p>
          </table:table-cell>
          <table:table-cell table:style-name="Table1.F1" office:value-type="string">
            <text:p text:style-name="P82">Crossing beyond limit</text:p>
          </table:table-cell>
        </table:table-row>
        <table:table-row>
          <table:table-cell table:style-name="Table1.A2" office:value-type="string">
            <text:p text:style-name="P82">Cantor</text:p>
          </table:table-cell>
          <table:table-cell table:style-name="Table1.B2" office:value-type="string">
            <text:p text:style-name="P82">cantor(a,b)=b+w^a</text:p>
          </table:table-cell>
          <table:table-cell table:style-name="Table1.B2" office:value-type="string">
            <text:p text:style-name="P82">least a = cantor(a,0) = w^a = epsilon_0</text:p>
          </table:table-cell>
          <table:table-cell table:style-name="Table1.B2" office:value-type="string">
            <text:p text:style-name="P82">Taranovsky</text:p>
          </table:table-cell>
          <table:table-cell table:style-name="Table1.B2" office:value-type="string">
            <text:p text:style-name="P82">C(a,b) = b+w^a iff C(a,b) &gt;= a</text:p>
          </table:table-cell>
          <table:table-cell table:style-name="Table1.F2" office:value-type="string">
            <text:p text:style-name="P82">C(W,0) = epsilon_0</text:p>
          </table:table-cell>
        </table:table-row>
        <table:table-row>
          <table:table-cell table:style-name="Table1.A2" office:value-type="string">
            <text:p text:style-name="P82">Epsilon</text:p>
          </table:table-cell>
          <table:table-cell table:style-name="Table1.B2" office:value-type="string">
            <text:p text:style-name="P82">epsilon_a</text:p>
          </table:table-cell>
          <table:table-cell table:style-name="Table1.B2" office:value-type="string">
            <text:p text:style-name="P82">least a = epsilon_a = zeta_0</text:p>
          </table:table-cell>
          <table:table-cell table:style-name="Table1.B2" office:value-type="string">
            <text:p text:style-name="P82">Madore's psi</text:p>
          </table:table-cell>
          <table:table-cell table:style-name="Table1.B2" office:value-type="string">
            <text:p text:style-name="P82">psi(a) = epsilon_a for all a &lt; zeta_0</text:p>
          </table:table-cell>
          <table:table-cell table:style-name="Table1.F2" office:value-type="string">
            <text:p text:style-name="P82">psi(W) = zeta_0</text:p>
          </table:table-cell>
        </table:table-row>
        <table:table-row>
          <table:table-cell table:style-name="Table1.A4" office:value-type="string">
            <text:p text:style-name="P82">Binary Veblen</text:p>
          </table:table-cell>
          <table:table-cell table:style-name="Table1.B4" office:value-type="string">
            <text:p text:style-name="P82">phi_a(b) or phi(a,b)</text:p>
          </table:table-cell>
          <table:table-cell table:style-name="Table1.B4" office:value-type="string">
            <text:p text:style-name="P82">least a = phi(a,0) = Gamma_0</text:p>
          </table:table-cell>
          <table:table-cell table:style-name="Table1.B4" office:value-type="string">
            <text:p text:style-name="P82">theta</text:p>
          </table:table-cell>
          <table:table-cell table:style-name="Table1.B4" office:value-type="string">
            <text:p text:style-name="P82">theta(a,b) = phi(a,b) below Gamma_0</text:p>
          </table:table-cell>
          <table:table-cell table:style-name="Table1.F4" office:value-type="string">
            <text:p text:style-name="P157">theta(W,0) = Gamma_0</text:p>
          </table:table-cell>
        </table:table-row>
      </table:table>
      <text:p text:style-name="P100"><text:line-break/><text:span text:style-name="T97">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2">Name</text:p>
          </table:table-cell>
          <table:table-cell table:style-name="Table2.B1" office:value-type="string">
            <text:p text:style-name="P82">limit of Veblen</text:p>
          </table:table-cell>
          <table:table-cell table:style-name="Table2.B1" office:value-type="string">
            <text:p text:style-name="P82">Simmons</text:p>
          </table:table-cell>
          <table:table-cell table:style-name="Table2.B1" office:value-type="string">
            <text:p text:style-name="P82">Madore's psi</text:p>
          </table:table-cell>
          <table:table-cell table:style-name="Table2.B1" office:value-type="string">
            <text:p text:style-name="P82">theta</text:p>
          </table:table-cell>
          <table:table-cell table:style-name="Table2.F1" office:value-type="string">
            <text:p text:style-name="P82">Taranovsky</text:p>
          </table:table-cell>
        </table:table-row>
        <table:table-row>
          <table:table-cell table:style-name="Table2.A2" office:value-type="string">
            <text:p text:style-name="P82">Gamma_0</text:p>
          </table:table-cell>
          <table:table-cell table:style-name="Table2.B2" office:value-type="string">
            <text:p text:style-name="P82">phi_a(b) or phi(a,b)</text:p>
          </table:table-cell>
          <table:table-cell table:style-name="Table2.B2" office:value-type="string">
            <text:p text:style-name="P82">[1] [0] Next w</text:p>
          </table:table-cell>
          <table:table-cell table:style-name="Table2.B2" office:value-type="string">
            <text:p text:style-name="P82">psi(W^W)</text:p>
          </table:table-cell>
          <table:table-cell table:style-name="Table2.B2" office:value-type="string">
            <text:p text:style-name="P82">theta(W,0)</text:p>
          </table:table-cell>
          <table:table-cell table:style-name="Table2.F2" office:value-type="string">
            <text:p text:style-name="P82">C(W^2,0)</text:p>
          </table:table-cell>
        </table:table-row>
        <table:table-row>
          <table:table-cell table:style-name="Table2.A2" office:value-type="string">
            <text:p text:style-name="P82">Small Veblen</text:p>
          </table:table-cell>
          <table:table-cell table:style-name="Table2.B2" office:value-type="string">
            <text:p text:style-name="P82">finitely many variables phi(a_n,...,a_0)</text:p>
          </table:table-cell>
          <table:table-cell table:style-name="Table2.B2" office:value-type="string">
            <text:p text:style-name="P85"/>
          </table:table-cell>
          <table:table-cell table:style-name="Table2.B2" office:value-type="string">
            <text:p text:style-name="P82">psi(W^W^w)</text:p>
          </table:table-cell>
          <table:table-cell table:style-name="Table2.B2" office:value-type="string">
            <text:p text:style-name="P82">theta(W^w,0)</text:p>
          </table:table-cell>
          <table:table-cell table:style-name="Table2.F2" office:value-type="string">
            <text:p text:style-name="P82">C(W^w,0)</text:p>
          </table:table-cell>
        </table:table-row>
        <table:table-row>
          <table:table-cell table:style-name="Table2.A2" office:value-type="string">
            <text:p text:style-name="P82">Large Veblen</text:p>
          </table:table-cell>
          <table:table-cell table:style-name="Table2.B2" office:value-type="string">
            <text:p text:style-name="P82">transfinitely many variables phi</text:p>
          </table:table-cell>
          <table:table-cell table:style-name="Table2.B2" office:value-type="string">
            <text:p text:style-name="P82">[2] [1] [0] Next w</text:p>
          </table:table-cell>
          <table:table-cell table:style-name="Table2.B2" office:value-type="string">
            <text:p text:style-name="P82">psi(W^W^W)</text:p>
          </table:table-cell>
          <table:table-cell table:style-name="Table2.B2" office:value-type="string">
            <text:p text:style-name="P82">theta(W^W,0)</text:p>
          </table:table-cell>
          <table:table-cell table:style-name="Table2.F2" office:value-type="string">
            <text:p text:style-name="P82">C(W^W,0)</text:p>
          </table:table-cell>
        </table:table-row>
        <table:table-row>
          <table:table-cell table:style-name="Table2.A5" office:value-type="string">
            <text:p text:style-name="P82">Bachmann Howard</text:p>
          </table:table-cell>
          <table:table-cell table:style-name="Table2.B5" office:value-type="string">
            <text:p text:style-name="P82">extension of phi : T = T -&gt; W phi(a1:...:an,b1:...:bn,...)</text:p>
          </table:table-cell>
          <table:table-cell table:style-name="Table2.B5" office:value-type="string">
            <text:p text:style-name="P82">limit of ... [3] [2] [1] [0] Next w</text:p>
          </table:table-cell>
          <table:table-cell table:style-name="Table2.B5" office:value-type="string">
            <text:p text:style-name="P82">psi(epsilon_(W+1)) = limit of psi(W^W^...^W)</text:p>
          </table:table-cell>
          <table:table-cell table:style-name="Table2.B5" office:value-type="string">
            <text:p text:style-name="P82">theta(epsilon_(W+1),0)</text:p>
          </table:table-cell>
          <table:table-cell table:style-name="Table2.F5" office:value-type="string">
            <text:p text:style-name="P157">C(C(W_2,W),0)<text:line-break/></text:p>
          </table:table-cell>
        </table:table-row>
      </table:table>
      <text:p text:style-name="Text_20_body"><text:line-break/></text:p>
      <text:p text:style-name="P128">Taranovsky</text:p>
      <text:p text:style-name="P128"/>
      <text:p text:style-name="P128">module Taranovsky where</text:p>
      <text:p text:style-name="P128"/>
      <text:p text:style-name="P128"><text:s/>-- Natural numbers</text:p>
      <text:p text:style-name="P128"><text:s/>data Nat </text:p>
      <text:p text:style-name="P128"><text:s text:c="2"/>= ZeroN</text:p>
      <text:p text:style-name="P128"><text:s text:c="2"/>| SucN Nat</text:p>
      <text:p text:style-name="P128"/>
      <text:p text:style-name="P128"><text:s/>-- Ordinals</text:p>
      <text:p text:style-name="P128"><text:s/>data Ord </text:p>
      <text:p text:style-name="P128"><text:s text:c="2"/>= Zero</text:p>
      <text:p text:style-name="P128"><text:s text:c="2"/>| Suc Ord</text:p>
      <text:p text:style-name="P128"><text:s text:c="2"/>| Lim (Nat -&gt; Ord)</text:p>
      <text:p text:style-name="P128"><text:s text:c="2"/>| Ext (Ord -&gt; Ord)</text:p>
      <text:p text:style-name="P128"/>
      <text:p text:style-name="P128"><text:soft-page-break/><text:s/>-- Ordinals</text:p>
      <text:p text:style-name="P128"><text:s/>--data Xord</text:p>
      <text:p text:style-name="P128"><text:s/>-- = Cnt Ord</text:p>
      <text:p text:style-name="P128"><text:s/>-- | Ext (Ord -&gt; Xord)</text:p>
      <text:p text:style-name="P128"/>
      <text:p text:style-name="P128"><text:s/>-- Ordinal corresponding to a given natural</text:p>
      <text:p text:style-name="P128"><text:s/>ordOfNat ZeroN = Zero</text:p>
      <text:p text:style-name="P128"><text:s/>ordOfNat (SucN n) = Suc (ordOfNat n)</text:p>
      <text:p text:style-name="P128"/>
      <text:p text:style-name="P128"><text:s/>-- omega</text:p>
      <text:p text:style-name="P128"><text:s/>w = Lim ordOfNat</text:p>
      <text:p text:style-name="P128"/>
      <text:p text:style-name="P128"><text:s/>-- plus a b = b + a</text:p>
      <text:p text:style-name="P128"><text:s/>plus Zero b = b</text:p>
      <text:p text:style-name="P128"><text:s/>plus (Suc a) b = Suc (plus a b)</text:p>
      <text:p text:style-name="P128"><text:s/>plus (Lim s) b = Lim (\n -&gt; plus (s n) b)</text:p>
      <text:p text:style-name="P128"><text:s/>plus (Ext f) b = Ext (\x -&gt; plus (f x) b)</text:p>
      <text:p text:style-name="P128"/>
      <text:p text:style-name="P128"><text:s/>lim0 s = Lim s</text:p>
      <text:p text:style-name="P128"/>
      <text:p text:style-name="P128">{-</text:p>
      <text:p text:style-name="P128"><text:s/>fpower l f Zero x = x</text:p>
      <text:p text:style-name="P128"><text:s/>fpower l f (Suc a) x = f (fpower l f a x)</text:p>
      <text:p text:style-name="P128"><text:s/>fpower l f (Lim s) x = l (\n -&gt; fpower l f (s n) x)</text:p>
      <text:p text:style-name="P128"/>
      <text:p text:style-name="P128"><text:s/>-- fix f z = least fixed point of f which is &gt; z</text:p>
      <text:p text:style-name="P128"><text:s/>fix f z = fpower lim0 f w (Suc z) -- Lim (\n -&gt; fpower0 f (ordOfNat n) (Suc z))</text:p>
      <text:p text:style-name="P128">-}</text:p>
      <text:p text:style-name="P128"/>
      <text:p text:style-name="P128"><text:s/>iter f ZeroN a = a</text:p>
      <text:p text:style-name="P128"><text:s/>iter f (SucN p) a = iter f p (f a)</text:p>
      <text:p text:style-name="P128"/>
      <text:p text:style-name="P128"><text:s/>opLim f a = Lim (\n -&gt; f n a)</text:p>
      <text:p text:style-name="P128"/>
      <text:p text:style-name="P128"><text:s/>opItw f = opLim (iter f)</text:p>
      <text:p text:style-name="P128"/>
      <text:p text:style-name="P128"><text:s/>-- cantor a b = a + w^b -&gt; C(b,a)</text:p>
      <text:p text:style-name="P128"><text:s/>cantor a Zero = Suc a</text:p>
      <text:p text:style-name="P128"><text:s/>cantor a (Suc b) = opItw (\x -&gt; cantor x b) a</text:p>
      <text:p text:style-name="P128"><text:s/>cantor a (Lim s) = Lim (\n -&gt; cantor a (s n))</text:p>
      <text:p text:style-name="P128"><text:s/>-- cantor a (Ext f) = Ext (\x -&gt; cantor a (f x))</text:p>
      <text:p text:style-name="P128"><text:s/>cantor a (Ext f) = opItw (\x -&gt; cantor a (f x)) Zero</text:p>
      <text:p text:style-name="P128"><text:soft-page-break/><text:s/>-- cantor a (Ext f) = cantor a (opItw (\x -&gt; f (cantor a x)) Zero)</text:p>
      <text:p text:style-name="P128"/>
      <text:p text:style-name="P131">or</text:p>
      <text:p text:style-name="P131"/>
      <text:p text:style-name="P131">- Taranovsky's C(b,a) = generalization of a + w^b</text:p>
      <text:p text:style-name="P131"><text:s/>tc Zero a = Suc a</text:p>
      <text:p text:style-name="P131"><text:s/>tc (Suc b) a = opItw (tc b) a</text:p>
      <text:p text:style-name="P131"><text:s/>tc (Lim s) a = Lim (\n -&gt; tc (s n) a)</text:p>
      <text:p text:style-name="P131"><text:s/>-- tc (Ext f) a = Ext (\x -&gt; tc (f x) a)</text:p>
      <text:p text:style-name="P131"><text:s/>tc (Ext f) a = opItw (\x -&gt; tc (f x) a) Zero </text:p>
      <text:p text:style-name="P131"><text:s/>-- tc (Ext f) a = tc (opItw (\x -&gt; f (tc x a)) Zero) a</text:p>
      <text:p text:style-name="P131"/>
      <text:p text:style-name="P131">Exemple :</text:p>
      <text:p text:style-name="P131">C(W,0) = C(Ext I, 0) = H [C(*,0)] 0 </text:p>
      <text:p text:style-name="P131"><text:s/>= lim 0, C(0,0)=0+w^0=1, C(1,0)=0+w^1=w, C(w,0)=0+w^w=w^w, …</text:p>
      <text:p text:style-name="P131"><text:s/>= epsilon₀</text:p>
      <text:p text:style-name="P131"/>
      <text:p text:style-name="P129"><text:a xlink:type="simple" xlink:href="https://stepstowardinfinity.wordpress.com/2015/06/22/ordinal3/" text:style-name="Internet_20_link" text:visited-style-name="Visited_20_Internet_20_Link">https://stepstowardinfinity.wordpress.com/2015/06/22/ordinal3/</text:a></text:p>
      <text:p text:style-name="P129"/>
      <text:p text:style-name="P146"><draw:frame draw:style-name="fr6" draw:name="Image1" text:anchor-type="as-char" svg:width="4.71cm" svg:height="0.741cm" draw:z-index="107"><draw:image xlink:href="Pictures/10000000000000B20000001CD555D9B2.png" xlink:type="simple" xlink:show="embed" xlink:actuate="onLoad"/></draw:frame><text:span text:style-name="T93"><text:line-break/></text:span><text:span text:style-name="T93"><draw:frame draw:style-name="fr6" draw:name="Image2" text:anchor-type="as-char" svg:width="5.001cm" svg:height="0.82cm" draw:z-index="108"><draw:image xlink:href="Pictures/10000000000000BD0000001FEDED83CD.png" xlink:type="simple" xlink:show="embed" xlink:actuate="onLoad"/></draw:frame></text:span><text:span text:style-name="T93"><text:line-break/></text:span><text:span text:style-name="T93"><draw:frame draw:style-name="fr6" draw:name="Image3" text:anchor-type="as-char" svg:width="5.45cm" svg:height="1.03cm" draw:z-index="109"><draw:image xlink:href="Pictures/10000000000000CE000000276062D175.png" xlink:type="simple" xlink:show="embed" xlink:actuate="onLoad"/></draw:frame></text:span></text:p>
      <text:p text:style-name="P81">It seems that the Ω<text:span text:style-name="T95">1</text:span> in C function works very similar to the Ω in θ function. And they are also very similar to my EAN: Ω<text:span text:style-name="T95">1</text:span> or Ω expands into “ω layers of” the C or θ where they are, and the results are the supremum of any finite layers of the C or θ where the Ω<text:span text:style-name="T95">1</text:span> or Ω is.</text:p>
      <text:p text:style-name="P81">The 1st system only handles ordinals up to the Bachmann-Howard ordinal. So we need 2nd system now. In 2nd system, Ω<text:span text:style-name="T95">1</text:span> = C(Ω<text:span text:style-name="T95">2</text:span>,0), and the Bachmann-Howard ordinal is the supremum of all the C(C(Ω<text:span text:style-name="T95">2</text:span>,0),0), C(C(C(Ω<text:span text:style-name="T95">2</text:span>,0),C(Ω<text:span text:style-name="T95">2</text:span>,0)),0), C(C(C(C(Ω<text:span text:style-name="T95">2</text:span>,0),C(Ω<text:span text:style-name="T95">2</text:span>,0)),C(Ω<text:span text:style-name="T95">2</text:span>,0)),0), C(C(C(C(C(Ω<text:span text:style-name="T95">2</text:span>,0),C(Ω<text:span text:style-name="T95">2</text:span>,0)),C(Ω<text:span text:style-name="T95">2</text:span>,0)),C(Ω<text:span text:style-name="T95">2</text:span>,0)),0), etc. Thus the BHO equals <draw:frame draw:style-name="fr6" draw:name="Image4" text:anchor-type="as-char" svg:width="8.89cm" svg:height="0.559cm" draw:z-index="101"><draw:image xlink:href="Pictures/100000000000015000000015510C5383.png" xlink:type="simple" xlink:show="embed" xlink:actuate="onLoad"/><svg:title>{C(C(\Omega_2,C(\Omega_2,0)),0)=C(C(\Omega_2,\Omega_1),0)}</svg:title></draw:frame>.</text:p>
      <text:p text:style-name="P79"><draw:frame draw:style-name="fr7"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129">W1 = C(W2,0) = w^W2</text:p>
      <text:p text:style-name="P129">BHO = lim C(W1,0), C(C(W1,W1),0), …</text:p>
      <text:p text:style-name="P129">= C (H [C(*,W1)] W1, 0)</text:p>
      <text:p text:style-name="P129">H [C(*,W1)] W1 = H (C(*,W1)] 0 ? = C(W2,W1)</text:p>
      <text:p text:style-name="P129">= C (Ext [C(*,W1)], W1) ?</text:p>
      <text:p text:style-name="P129">= C (Ext (x → C(x,W1)), W1) ?</text:p>
      <text:p text:style-name="P127">O<text:span text:style-name="T96">u plutôt : </text:span></text:p>
      <text:p text:style-name="P129">= C (Ext I, W1) = C (Ext (x → x), W1)</text:p>
      <text:p text:style-name="P127"/>
      <text:p text:style-name="P133">BHO = C(W^...^W,0)</text:p>
      <text:p text:style-name="P133"/>
      <text:p text:style-name="P132">C(W,W) = W*2</text:p>
      <text:p text:style-name="P132"><text:soft-page-break/>C(C(W,W),W) = W²</text:p>
      <text:p text:style-name="P132">C(C(C(W,W),W),W) = W^W</text:p>
      <text:p text:style-name="P132">C(C(C(C(W,W),W),W),W) = W^W^W</text:p>
      <text:p text:style-name="P132"/>
      <text:p text:style-name="P132">C(0,W) = W+1</text:p>
      <text:p text:style-name="P132">C(C(0,W),W) = W*w</text:p>
      <text:p text:style-name="P132">C(C(C(0,W),W),W) = W^w</text:p>
      <text:p text:style-name="P132">C(C(C(C(0,W),W),W),W) = W^W^w</text:p>
      <text:p text:style-name="P132"/>
      <text:p text:style-name="P132">W^...^W^w = W^...^W ?</text:p>
      <text:p text:style-name="P132">W^...^W = H [C(.,W)] 0 = C (Ext I, W) = C (Ext I, Ext I)</text:p>
      <text:p text:style-name="P132">ou remplacer Ext f par Ext f z</text:p>
      <text:p text:style-name="P132">avec tc (Ext f z) a = opItw (\x → tc (f x) a) z</text:p>
      <text:p text:style-name="P132">C (Ext I W, W) avec W = Ext I 0 → C (Ext I (Exi I 0), Ext I 0)</text:p>
      <text:p text:style-name="P134"/>
      <text:p text:style-name="P134">W^...^W = C (Ext I W, W) avec W = Ext I 0</text:p>
      <text:p text:style-name="P134">C(W,W) = W*2</text:p>
      <text:p text:style-name="P134">C(W,0) = H [C(*,0)] 0</text:p>
      <text:p text:style-name="P134"><text:s/>= lim 0, C(0,0)=0+w^0=1, C(1,0)=0+w^1=w, C(w,0)=0+w^w=w^w, …</text:p>
      <text:p text:style-name="P134"><text:s/>= w^...^w = epsilon₀ = phi(1,0)</text:p>
      <text:p text:style-name="P134">C(W,W) = H [C(*,W)] 0</text:p>
      <text:p text:style-name="P134"><text:s/>= lim 0,</text:p>
      <text:p text:style-name="P134"><text:tab/>C(0,W) = W+1, </text:p>
      <text:p text:style-name="P134"><text:tab/>C(W+1,<text:span text:style-name="T99">W</text:span>) = H [C(W,*)] W = W+w^(W+1) = W+w^W*w = W+epsilon_0*w </text:p>
      <text:p text:style-name="P134"><text:tab/> = lim W, C(W,W), … ? (boucle infinie) </text:p>
      <text:p text:style-name="P132"/>
      <text:p text:style-name="P132"/>
      <text:p text:style-name="P127"/>
      <text:p text:style-name="P130">Countable and extended (uncountable) ordinals :</text:p>
      <text:p text:style-name="P130"/>
      <text:p text:style-name="P130">module Cord_and_ord where</text:p>
      <text:p text:style-name="P130"/>
      <text:p text:style-name="P130"><text:s/>-- Natural numbers</text:p>
      <text:p text:style-name="P130"><text:s/>data Nat </text:p>
      <text:p text:style-name="P130"><text:s text:c="2"/>= ZeroN</text:p>
      <text:p text:style-name="P130"><text:s text:c="2"/>| SucN Nat</text:p>
      <text:p text:style-name="P130"/>
      <text:p text:style-name="P130"><text:s/>-- Countable ordinals</text:p>
      <text:p text:style-name="P130"><text:s/>data Cord</text:p>
      <text:p text:style-name="P130"><text:s text:c="2"/>= ZeroC</text:p>
      <text:p text:style-name="P130"><text:s text:c="2"/>| SucC Cord</text:p>
      <text:p text:style-name="P130"><text:s text:c="2"/>| LimC (Nat -&gt; Cord)</text:p>
      <text:p text:style-name="P130"><text:soft-page-break/></text:p>
      <text:p text:style-name="P130"><text:s/>-- Ordinals</text:p>
      <text:p text:style-name="P130"><text:s/>data Ord </text:p>
      <text:p text:style-name="P130"><text:s text:c="2"/>= Zero</text:p>
      <text:p text:style-name="P130"><text:s text:c="2"/>| Suc Ord</text:p>
      <text:p text:style-name="P130"><text:s text:c="2"/>| Lim (Nat -&gt; Ord)</text:p>
      <text:p text:style-name="P130"><text:s text:c="2"/>| Ext (Ord -&gt; Ord)</text:p>
      <text:p text:style-name="P130"/>
      <text:p text:style-name="P130"><text:s/>ordOfCord ZeroC = Zero</text:p>
      <text:p text:style-name="P130"><text:s/>ordOfCord (SucC a) = Suc (ordOfCord a)</text:p>
      <text:p text:style-name="P130"><text:s/>ordOfCord (LimC s) = Lim (\n -&gt; ordOfCord (s n))</text:p>
      <text:p text:style-name="P130"/>
      <text:p text:style-name="P130"><text:s/>cordOfOrd Zero = ZeroC</text:p>
      <text:p text:style-name="P130"><text:s/>cordOfOrd (Suc a) = SucC (cordOfOrd a)</text:p>
      <text:p text:style-name="P130"><text:s/>cordOfOrd (Lim s) = LimC (\n -&gt; cordOfOrd (s n))</text:p>
      <text:p text:style-name="P130"><text:s/>cordOfOrd (Ext f) = cordOfOrd (f Zero)</text:p>
      <text:p text:style-name="P130"/>
      <text:p text:style-name="P135">ordinaux dénombrables : 0 | Suc Ord | Lim (Nat → Ord)</text:p>
      <text:p text:style-name="P135">ordinaux non dénombrables : 0 | Suc Ord | Lim (Nat → Ord) | Ext (Ord → Ord)</text:p>
      <text:p text:style-name="P135"><text:tab/><text:tab/><text:tab/><text:tab/> <text:s text:c="3"/>0 | Suc Ord | LimC (Nat → Ord) | LimU (Ord → Ord)</text:p>
      <text:p text:style-name="P137">généralisation : LimX ((Ord → Ord) → Ord) ...</text:p>
      <text:p text:style-name="P135">suite fondamentale transfinie <text:span text:style-name="T100">a[n] avec n ordinal</text:span></text:p>
      <text:p text:style-name="P136">exemple Buchholz : </text:p>
      <text:p text:style-name="P136">http://googology.wikia.com/wiki/List_of_systems_of_fundamental_sequences</text:p>
      <text:p text:style-name="P147">If <text:bookmark text:name="MathJax-Span-1492"/><text:bookmark text:name="MathJax-Span-1491"/><text:bookmark text:name="MathJax-Span-1490"/><text:bookmark text:name="MathJax-Element-110-Frame1"/><text:span text:style-name="T52">α</text:span><text:bookmark text:name="MathJax-Span-1493"/><text:span text:style-name="T51">=</text:span><text:bookmark text:name="MathJax-Span-1495"/><text:bookmark text:name="MathJax-Span-1494"/><text:span text:style-name="T52">ψ</text:span><text:bookmark text:name="MathJax-Span-1499"/><text:bookmark text:name="MathJax-Span-1498"/><text:bookmark text:name="MathJax-Span-1497"/><text:bookmark text:name="MathJax-Span-1496"/><text:span text:style-name="T54">ν</text:span><text:bookmark text:name="MathJax-Span-1500"/><text:span text:style-name="T55">1</text:span><text:bookmark text:name="MathJax-Span-1501"/><text:span text:style-name="T51">(</text:span><text:bookmark text:name="MathJax-Span-1503"/><text:bookmark text:name="MathJax-Span-1502"/><text:span text:style-name="T52">β</text:span><text:bookmark text:name="MathJax-Span-1504"/><text:span text:style-name="T53">1</text:span><text:bookmark text:name="MathJax-Span-1505"/><text:span text:style-name="T51">)</text:span><text:bookmark text:name="MathJax-Span-1506"/><text:span text:style-name="T51">+</text:span><text:bookmark text:name="MathJax-Span-1508"/><text:bookmark text:name="MathJax-Span-1507"/><text:span text:style-name="T52">ψ</text:span><text:bookmark text:name="MathJax-Span-1512"/><text:bookmark text:name="MathJax-Span-1511"/><text:bookmark text:name="MathJax-Span-1510"/><text:bookmark text:name="MathJax-Span-1509"/><text:span text:style-name="T54">ν</text:span><text:bookmark text:name="MathJax-Span-1513"/><text:span text:style-name="T55">2</text:span><text:bookmark text:name="MathJax-Span-1514"/><text:span text:style-name="T51">(</text:span><text:bookmark text:name="MathJax-Span-1516"/><text:bookmark text:name="MathJax-Span-1515"/><text:span text:style-name="T52">β</text:span><text:bookmark text:name="MathJax-Span-1517"/><text:span text:style-name="T53">2</text:span><text:bookmark text:name="MathJax-Span-1518"/><text:span text:style-name="T51">)</text:span><text:bookmark text:name="MathJax-Span-1519"/><text:span text:style-name="T51">+</text:span><text:bookmark text:name="MathJax-Span-1520"/><text:span text:style-name="T57">⋯</text:span><text:bookmark text:name="MathJax-Span-1521"/><text:span text:style-name="T51">+</text:span><text:bookmark text:name="MathJax-Span-1523"/><text:bookmark text:name="MathJax-Span-1522"/><text:span text:style-name="T52">ψ</text:span><text:bookmark text:name="MathJax-Span-1527"/><text:bookmark text:name="MathJax-Span-1526"/><text:bookmark text:name="MathJax-Span-1525"/><text:bookmark text:name="MathJax-Span-1524"/><text:span text:style-name="T54">ν</text:span><text:bookmark text:name="MathJax-Span-1528"/><text:span text:style-name="T56">k</text:span><text:bookmark text:name="MathJax-Span-1529"/><text:span text:style-name="T51">(</text:span><text:bookmark text:name="MathJax-Span-1531"/><text:bookmark text:name="MathJax-Span-1530"/><text:span text:style-name="T52">β</text:span><text:bookmark text:name="MathJax-Span-1532"/><text:span text:style-name="T54">k</text:span><text:bookmark text:name="MathJax-Span-1533"/><text:span text:style-name="T51">)</text:span> where <text:bookmark text:name="MathJax-Span-1536"/><text:bookmark text:name="MathJax-Span-1535"/><text:bookmark text:name="MathJax-Span-1534"/><text:bookmark text:name="MathJax-Element-111-Frame1"/><text:span text:style-name="T52">k</text:span><text:bookmark text:name="MathJax-Span-1537"/><text:span text:style-name="T57">≥</text:span><text:bookmark text:name="MathJax-Span-1538"/><text:span text:style-name="T51">2</text:span> then <text:bookmark text:name="MathJax-Span-1541"/><text:bookmark text:name="MathJax-Span-1540"/><text:bookmark text:name="MathJax-Span-1539"/><text:bookmark text:name="MathJax-Element-112-Frame1"/><text:span text:style-name="T51">cof</text:span><text:bookmark text:name="MathJax-Span-1542"/><text:span text:style-name="T51">(</text:span><text:bookmark text:name="MathJax-Span-1543"/><text:span text:style-name="T52">α</text:span><text:bookmark text:name="MathJax-Span-1544"/><text:span text:style-name="T51">)</text:span><text:bookmark text:name="MathJax-Span-1545"/><text:span text:style-name="T51">=</text:span><text:bookmark text:name="MathJax-Span-1546"/><text:span text:style-name="T51">cof</text:span><text:bookmark text:name="MathJax-Span-1547"/><text:span text:style-name="T51">(</text:span><text:bookmark text:name="MathJax-Span-1549"/><text:bookmark text:name="MathJax-Span-1548"/><text:span text:style-name="T52">ψ</text:span><text:bookmark text:name="MathJax-Span-1553"/><text:bookmark text:name="MathJax-Span-1552"/><text:bookmark text:name="MathJax-Span-1551"/><text:bookmark text:name="MathJax-Span-1550"/><text:span text:style-name="T54">ν</text:span><text:bookmark text:name="MathJax-Span-1554"/><text:span text:style-name="T56">k</text:span><text:bookmark text:name="MathJax-Span-1555"/><text:span text:style-name="T51">(</text:span><text:bookmark text:name="MathJax-Span-1557"/><text:bookmark text:name="MathJax-Span-1556"/><text:span text:style-name="T52">β</text:span><text:bookmark text:name="MathJax-Span-1558"/><text:span text:style-name="T54">k</text:span><text:bookmark text:name="MathJax-Span-1559"/><text:span text:style-name="T51">)</text:span><text:bookmark text:name="MathJax-Span-1560"/><text:span text:style-name="T51">)</text:span> and <text:bookmark text:name="MathJax-Span-1563"/><text:bookmark text:name="MathJax-Span-1562"/><text:bookmark text:name="MathJax-Span-1561"/><text:bookmark text:name="MathJax-Element-113-Frame1"/><text:span text:style-name="T52">α</text:span><text:bookmark text:name="MathJax-Span-1564"/><text:span text:style-name="T51">[</text:span><text:bookmark text:name="MathJax-Span-1565"/><text:span text:style-name="T52">η</text:span><text:bookmark text:name="MathJax-Span-1566"/><text:span text:style-name="T51">]</text:span><text:bookmark text:name="MathJax-Span-1567"/><text:span text:style-name="T51">=</text:span><text:bookmark text:name="MathJax-Span-1569"/><text:bookmark text:name="MathJax-Span-1568"/><text:span text:style-name="T52">ψ</text:span><text:bookmark text:name="MathJax-Span-1573"/><text:bookmark text:name="MathJax-Span-1572"/><text:bookmark text:name="MathJax-Span-1571"/><text:bookmark text:name="MathJax-Span-1570"/><text:span text:style-name="T54">ν</text:span><text:bookmark text:name="MathJax-Span-1574"/><text:span text:style-name="T55">1</text:span><text:bookmark text:name="MathJax-Span-1575"/><text:span text:style-name="T51">(</text:span><text:bookmark text:name="MathJax-Span-1577"/><text:bookmark text:name="MathJax-Span-1576"/><text:span text:style-name="T52">β</text:span><text:bookmark text:name="MathJax-Span-1578"/><text:span text:style-name="T53">1</text:span><text:bookmark text:name="MathJax-Span-1579"/><text:span text:style-name="T51">)</text:span><text:bookmark text:name="MathJax-Span-1580"/><text:span text:style-name="T51">+</text:span><text:bookmark text:name="MathJax-Span-1581"/><text:span text:style-name="T57">⋯</text:span><text:bookmark text:name="MathJax-Span-1582"/><text:span text:style-name="T51">+</text:span><text:bookmark text:name="MathJax-Span-1584"/><text:bookmark text:name="MathJax-Span-1583"/><text:span text:style-name="T52">ψ</text:span><text:bookmark text:name="MathJax-Span-1588"/><text:bookmark text:name="MathJax-Span-1587"/><text:bookmark text:name="MathJax-Span-1586"/><text:bookmark text:name="MathJax-Span-1585"/><text:span text:style-name="T54">ν</text:span><text:bookmark text:name="MathJax-Span-1591"/><text:bookmark text:name="MathJax-Span-1590"/><text:bookmark text:name="MathJax-Span-1589"/><text:span text:style-name="T56">k</text:span><text:bookmark text:name="MathJax-Span-1592"/><text:span text:style-name="T57">−</text:span><text:bookmark text:name="MathJax-Span-1593"/><text:span text:style-name="T55">1</text:span><text:bookmark text:name="MathJax-Span-1594"/><text:span text:style-name="T51">(</text:span><text:bookmark text:name="MathJax-Span-1596"/><text:bookmark text:name="MathJax-Span-1595"/><text:span text:style-name="T52">β</text:span><text:bookmark text:name="MathJax-Span-1599"/><text:bookmark text:name="MathJax-Span-1598"/><text:bookmark text:name="MathJax-Span-1597"/><text:span text:style-name="T54">k</text:span><text:bookmark text:name="MathJax-Span-1600"/><text:span text:style-name="T57">−</text:span><text:bookmark text:name="MathJax-Span-1601"/><text:span text:style-name="T53">1</text:span><text:bookmark text:name="MathJax-Span-1602"/><text:span text:style-name="T51">)</text:span><text:bookmark text:name="MathJax-Span-1603"/><text:span text:style-name="T51">+</text:span><text:bookmark text:name="MathJax-Span-1604"/><text:span text:style-name="T51">(</text:span><text:bookmark text:name="MathJax-Span-1606"/><text:bookmark text:name="MathJax-Span-1605"/><text:span text:style-name="T52">ψ</text:span><text:bookmark text:name="MathJax-Span-1610"/><text:bookmark text:name="MathJax-Span-1609"/><text:bookmark text:name="MathJax-Span-1608"/><text:bookmark text:name="MathJax-Span-1607"/><text:span text:style-name="T54">ν</text:span><text:bookmark text:name="MathJax-Span-1611"/><text:span text:style-name="T56">k</text:span><text:bookmark text:name="MathJax-Span-1612"/><text:span text:style-name="T51">(</text:span><text:bookmark text:name="MathJax-Span-1614"/><text:bookmark text:name="MathJax-Span-1613"/><text:span text:style-name="T52">β</text:span><text:bookmark text:name="MathJax-Span-1615"/><text:span text:style-name="T54">k</text:span><text:bookmark text:name="MathJax-Span-1616"/><text:span text:style-name="T51">)</text:span><text:bookmark text:name="MathJax-Span-1617"/><text:span text:style-name="T51">[</text:span><text:bookmark text:name="MathJax-Span-1618"/><text:span text:style-name="T52">η</text:span><text:bookmark text:name="MathJax-Span-1619"/><text:span text:style-name="T51">]</text:span><text:bookmark text:name="MathJax-Span-1620"/><text:span text:style-name="T51">)</text:span>,</text:p>
      <text:list xml:id="list5373308724806618598" text:style-name="L1">
        <text:list-item>
          <text:p text:style-name="P182">If <text:bookmark text:name="MathJax-Span-1623"/><text:bookmark text:name="MathJax-Span-1622"/><text:bookmark text:name="MathJax-Span-1621"/><text:bookmark text:name="MathJax-Element-114-Frame1"/><text:span text:style-name="T52">α</text:span><text:bookmark text:name="MathJax-Span-1624"/><text:span text:style-name="T51">=</text:span><text:bookmark text:name="MathJax-Span-1626"/><text:bookmark text:name="MathJax-Span-1625"/><text:span text:style-name="T52">ψ</text:span><text:bookmark text:name="MathJax-Span-1629"/><text:bookmark text:name="MathJax-Span-1628"/><text:bookmark text:name="MathJax-Span-1627"/><text:span text:style-name="T53">0</text:span><text:bookmark text:name="MathJax-Span-1630"/><text:span text:style-name="T51">(</text:span><text:bookmark text:name="MathJax-Span-1631"/><text:span text:style-name="T51">0</text:span><text:bookmark text:name="MathJax-Span-1632"/><text:span text:style-name="T51">)</text:span><text:bookmark text:name="MathJax-Span-1633"/><text:span text:style-name="T51">=</text:span><text:bookmark text:name="MathJax-Span-1634"/><text:span text:style-name="T51">1</text:span>, then <text:bookmark text:name="MathJax-Span-1637"/><text:bookmark text:name="MathJax-Span-1636"/><text:bookmark text:name="MathJax-Span-1635"/><text:bookmark text:name="MathJax-Element-115-Frame1"/><text:span text:style-name="T51">cof</text:span><text:bookmark text:name="MathJax-Span-1638"/><text:span text:style-name="T51">(</text:span><text:bookmark text:name="MathJax-Span-1639"/><text:span text:style-name="T52">α</text:span><text:bookmark text:name="MathJax-Span-1640"/><text:span text:style-name="T51">)</text:span><text:bookmark text:name="MathJax-Span-1641"/><text:span text:style-name="T51">=</text:span><text:bookmark text:name="MathJax-Span-1642"/><text:span text:style-name="T51">1</text:span> and <text:bookmark text:name="MathJax-Span-1645"/><text:bookmark text:name="MathJax-Span-1644"/><text:bookmark text:name="MathJax-Span-1643"/><text:bookmark text:name="MathJax-Element-116-Frame1"/><text:span text:style-name="T52">α</text:span><text:bookmark text:name="MathJax-Span-1646"/><text:span text:style-name="T51">[</text:span><text:bookmark text:name="MathJax-Span-1647"/><text:span text:style-name="T51">0</text:span><text:bookmark text:name="MathJax-Span-1648"/><text:span text:style-name="T51">]</text:span><text:bookmark text:name="MathJax-Span-1649"/><text:span text:style-name="T51">=</text:span><text:bookmark text:name="MathJax-Span-1650"/><text:span text:style-name="T51">0</text:span>,</text:p>
        </text:list-item>
        <text:list-item>
          <text:p text:style-name="P182">If <text:bookmark text:name="MathJax-Span-1653"/><text:bookmark text:name="MathJax-Span-1652"/><text:bookmark text:name="MathJax-Span-1651"/><text:bookmark text:name="MathJax-Element-117-Frame1"/><text:span text:style-name="T52">α</text:span><text:bookmark text:name="MathJax-Span-1654"/><text:span text:style-name="T51">=</text:span><text:bookmark text:name="MathJax-Span-1656"/><text:bookmark text:name="MathJax-Span-1655"/><text:span text:style-name="T52">ψ</text:span><text:bookmark text:name="MathJax-Span-1659"/><text:bookmark text:name="MathJax-Span-1658"/><text:bookmark text:name="MathJax-Span-1657"/><text:span text:style-name="T54">ν</text:span><text:bookmark text:name="MathJax-Span-1660"/><text:span text:style-name="T53">+</text:span><text:bookmark text:name="MathJax-Span-1661"/><text:span text:style-name="T53">1</text:span><text:bookmark text:name="MathJax-Span-1662"/><text:span text:style-name="T51">(</text:span><text:bookmark text:name="MathJax-Span-1663"/><text:span text:style-name="T51">0</text:span><text:bookmark text:name="MathJax-Span-1664"/><text:span text:style-name="T51">)</text:span>, then <text:bookmark text:name="MathJax-Span-1667"/><text:bookmark text:name="MathJax-Span-1666"/><text:bookmark text:name="MathJax-Span-1665"/><text:bookmark text:name="MathJax-Element-118-Frame1"/><text:span text:style-name="T51">cof</text:span><text:bookmark text:name="MathJax-Span-1668"/><text:span text:style-name="T51">(</text:span><text:bookmark text:name="MathJax-Span-1669"/><text:span text:style-name="T52">α</text:span><text:bookmark text:name="MathJax-Span-1670"/><text:span text:style-name="T51">)</text:span><text:bookmark text:name="MathJax-Span-1671"/><text:span text:style-name="T51">=</text:span><text:bookmark text:name="MathJax-Span-1673"/><text:bookmark text:name="MathJax-Span-1672"/><text:span text:style-name="T51">Ω</text:span><text:bookmark text:name="MathJax-Span-1676"/><text:bookmark text:name="MathJax-Span-1675"/><text:bookmark text:name="MathJax-Span-1674"/><text:span text:style-name="T54">ν</text:span><text:bookmark text:name="MathJax-Span-1677"/><text:span text:style-name="T53">+</text:span><text:bookmark text:name="MathJax-Span-1678"/><text:span text:style-name="T53">1</text:span> and <text:bookmark text:name="MathJax-Span-1681"/><text:bookmark text:name="MathJax-Span-1680"/><text:bookmark text:name="MathJax-Span-1679"/><text:bookmark text:name="MathJax-Element-119-Frame1"/><text:span text:style-name="T52">α</text:span><text:bookmark text:name="MathJax-Span-1682"/><text:span text:style-name="T51">[</text:span><text:bookmark text:name="MathJax-Span-1683"/><text:span text:style-name="T52">η</text:span><text:bookmark text:name="MathJax-Span-1684"/><text:span text:style-name="T51">]</text:span><text:bookmark text:name="MathJax-Span-1685"/><text:span text:style-name="T51">=</text:span><text:bookmark text:name="MathJax-Span-1687"/><text:bookmark text:name="MathJax-Span-1686"/><text:span text:style-name="T51">Ω</text:span><text:bookmark text:name="MathJax-Span-1690"/><text:bookmark text:name="MathJax-Span-1689"/><text:bookmark text:name="MathJax-Span-1688"/><text:span text:style-name="T54">ν</text:span><text:bookmark text:name="MathJax-Span-1691"/><text:span text:style-name="T53">+</text:span><text:bookmark text:name="MathJax-Span-1692"/><text:span text:style-name="T53">1</text:span><text:bookmark text:name="MathJax-Span-1693"/><text:span text:style-name="T51">[</text:span><text:bookmark text:name="MathJax-Span-1694"/><text:span text:style-name="T52">η</text:span><text:bookmark text:name="MathJax-Span-1695"/><text:span text:style-name="T51">]</text:span><text:bookmark text:name="MathJax-Span-1696"/><text:span text:style-name="T51">=</text:span><text:bookmark text:name="MathJax-Span-1697"/><text:span text:style-name="T52">η</text:span>,</text:p>
        </text:list-item>
        <text:list-item>
          <text:p text:style-name="P182">If <text:bookmark text:name="MathJax-Span-1700"/><text:bookmark text:name="MathJax-Span-1699"/><text:bookmark text:name="MathJax-Span-1698"/><text:bookmark text:name="MathJax-Element-120-Frame1"/><text:span text:style-name="T52">α</text:span><text:bookmark text:name="MathJax-Span-1701"/><text:span text:style-name="T51">=</text:span><text:bookmark text:name="MathJax-Span-1703"/><text:bookmark text:name="MathJax-Span-1702"/><text:span text:style-name="T52">ψ</text:span><text:bookmark text:name="MathJax-Span-1706"/><text:bookmark text:name="MathJax-Span-1705"/><text:bookmark text:name="MathJax-Span-1704"/><text:span text:style-name="T54">ν</text:span><text:bookmark text:name="MathJax-Span-1707"/><text:span text:style-name="T51">(</text:span><text:bookmark text:name="MathJax-Span-1708"/><text:span text:style-name="T51">0</text:span><text:bookmark text:name="MathJax-Span-1709"/><text:span text:style-name="T51">)</text:span> and <text:bookmark text:name="MathJax-Span-1712"/><text:bookmark text:name="MathJax-Span-1711"/><text:bookmark text:name="MathJax-Span-1710"/><text:bookmark text:name="MathJax-Element-121-Frame1"/><text:span text:style-name="T51">cof</text:span><text:bookmark text:name="MathJax-Span-1713"/><text:span text:style-name="T51">(</text:span><text:bookmark text:name="MathJax-Span-1714"/><text:span text:style-name="T52">ν</text:span><text:bookmark text:name="MathJax-Span-1715"/><text:span text:style-name="T51">)</text:span><text:bookmark text:name="MathJax-Span-1716"/><text:span text:style-name="T57">∈</text:span><text:bookmark text:name="MathJax-Span-1717"/><text:span text:style-name="T51">{</text:span><text:bookmark text:name="MathJax-Span-1718"/><text:span text:style-name="T52">ω</text:span><text:bookmark text:name="MathJax-Span-1719"/><text:span text:style-name="T51">}</text:span><text:bookmark text:name="MathJax-Span-1720"/><text:span text:style-name="T57">∪</text:span><text:bookmark text:name="MathJax-Span-1721"/><text:span text:style-name="T51">{</text:span><text:bookmark text:name="MathJax-Span-1723"/><text:bookmark text:name="MathJax-Span-1722"/><text:span text:style-name="T51">Ω</text:span><text:bookmark text:name="MathJax-Span-1726"/><text:bookmark text:name="MathJax-Span-1725"/><text:bookmark text:name="MathJax-Span-1724"/><text:span text:style-name="T54">μ</text:span><text:bookmark text:name="MathJax-Span-1727"/><text:span text:style-name="T53">+</text:span><text:bookmark text:name="MathJax-Span-1728"/><text:span text:style-name="T53">1</text:span><text:bookmark text:name="MathJax-Span-1731"/><text:bookmark text:name="MathJax-Span-1730"/><text:bookmark text:name="MathJax-Span-1729"/><text:span text:style-name="T58">|</text:span><text:bookmark text:name="MathJax-Span-1732"/><text:span text:style-name="T52">μ</text:span><text:bookmark text:name="MathJax-Span-1733"/><text:span text:style-name="T57">≥</text:span><text:bookmark text:name="MathJax-Span-1734"/><text:span text:style-name="T51">0</text:span><text:bookmark text:name="MathJax-Span-1735"/><text:span text:style-name="T51">}</text:span>, then <text:bookmark text:name="MathJax-Span-1738"/><text:bookmark text:name="MathJax-Span-1737"/><text:bookmark text:name="MathJax-Span-1736"/><text:bookmark text:name="MathJax-Element-122-Frame1"/><text:span text:style-name="T51">cof</text:span><text:bookmark text:name="MathJax-Span-1739"/><text:span text:style-name="T51">(</text:span><text:bookmark text:name="MathJax-Span-1740"/><text:span text:style-name="T52">α</text:span><text:bookmark text:name="MathJax-Span-1741"/><text:span text:style-name="T51">)</text:span><text:bookmark text:name="MathJax-Span-1742"/><text:span text:style-name="T51">=</text:span><text:bookmark text:name="MathJax-Span-1743"/><text:span text:style-name="T51">cof</text:span><text:bookmark text:name="MathJax-Span-1744"/><text:span text:style-name="T51">(</text:span><text:bookmark text:name="MathJax-Span-1745"/><text:span text:style-name="T52">ν</text:span><text:bookmark text:name="MathJax-Span-1746"/><text:span text:style-name="T51">)</text:span> and <text:bookmark text:name="MathJax-Span-1749"/><text:bookmark text:name="MathJax-Span-1748"/><text:bookmark text:name="MathJax-Span-1747"/><text:bookmark text:name="MathJax-Element-123-Frame1"/><text:span text:style-name="T52">α</text:span><text:bookmark text:name="MathJax-Span-1750"/><text:span text:style-name="T51">[</text:span><text:bookmark text:name="MathJax-Span-1751"/><text:span text:style-name="T52">η</text:span><text:bookmark text:name="MathJax-Span-1752"/><text:span text:style-name="T51">]</text:span><text:bookmark text:name="MathJax-Span-1753"/><text:span text:style-name="T51">=</text:span><text:bookmark text:name="MathJax-Span-1755"/><text:bookmark text:name="MathJax-Span-1754"/><text:span text:style-name="T52">ψ</text:span><text:bookmark text:name="MathJax-Span-1758"/><text:bookmark text:name="MathJax-Span-1757"/><text:bookmark text:name="MathJax-Span-1756"/><text:span text:style-name="T54">ν</text:span><text:bookmark text:name="MathJax-Span-1759"/><text:span text:style-name="T53">[</text:span><text:bookmark text:name="MathJax-Span-1760"/><text:span text:style-name="T54">η</text:span><text:bookmark text:name="MathJax-Span-1761"/><text:span text:style-name="T53">]</text:span><text:bookmark text:name="MathJax-Span-1762"/><text:span text:style-name="T51">(</text:span><text:bookmark text:name="MathJax-Span-1763"/><text:span text:style-name="T51">0</text:span><text:bookmark text:name="MathJax-Span-1764"/><text:span text:style-name="T51">)</text:span><text:bookmark text:name="MathJax-Span-1765"/><text:span text:style-name="T51">=</text:span><text:bookmark text:name="MathJax-Span-1767"/><text:bookmark text:name="MathJax-Span-1766"/><text:span text:style-name="T51">Ω</text:span><text:bookmark text:name="MathJax-Span-1770"/><text:bookmark text:name="MathJax-Span-1769"/><text:bookmark text:name="MathJax-Span-1768"/><text:span text:style-name="T54">ν</text:span><text:bookmark text:name="MathJax-Span-1771"/><text:span text:style-name="T53">[</text:span><text:bookmark text:name="MathJax-Span-1772"/><text:span text:style-name="T54">η</text:span><text:bookmark text:name="MathJax-Span-1773"/><text:span text:style-name="T53">]</text:span>,</text:p>
        </text:list-item>
        <text:list-item>
          <text:p text:style-name="P182">If <text:bookmark text:name="MathJax-Span-1776"/><text:bookmark text:name="MathJax-Span-1775"/><text:bookmark text:name="MathJax-Span-1774"/><text:bookmark text:name="MathJax-Element-124-Frame1"/><text:span text:style-name="T52">α</text:span><text:bookmark text:name="MathJax-Span-1777"/><text:span text:style-name="T51">=</text:span><text:bookmark text:name="MathJax-Span-1779"/><text:bookmark text:name="MathJax-Span-1778"/><text:span text:style-name="T52">ψ</text:span><text:bookmark text:name="MathJax-Span-1782"/><text:bookmark text:name="MathJax-Span-1781"/><text:bookmark text:name="MathJax-Span-1780"/><text:span text:style-name="T54">ν</text:span><text:bookmark text:name="MathJax-Span-1783"/><text:span text:style-name="T51">(</text:span><text:bookmark text:name="MathJax-Span-1784"/><text:span text:style-name="T52">β</text:span><text:bookmark text:name="MathJax-Span-1785"/><text:span text:style-name="T51">+</text:span><text:bookmark text:name="MathJax-Span-1786"/><text:span text:style-name="T51">1</text:span><text:bookmark text:name="MathJax-Span-1787"/><text:span text:style-name="T51">)</text:span> then <text:bookmark text:name="MathJax-Span-1790"/><text:bookmark text:name="MathJax-Span-1789"/><text:bookmark text:name="MathJax-Span-1788"/><text:bookmark text:name="MathJax-Element-125-Frame1"/><text:span text:style-name="T51">cof</text:span><text:bookmark text:name="MathJax-Span-1791"/><text:span text:style-name="T51">(</text:span><text:bookmark text:name="MathJax-Span-1792"/><text:span text:style-name="T52">α</text:span><text:bookmark text:name="MathJax-Span-1793"/><text:span text:style-name="T51">)</text:span><text:bookmark text:name="MathJax-Span-1794"/><text:span text:style-name="T51">=</text:span><text:bookmark text:name="MathJax-Span-1795"/><text:span text:style-name="T52">ω</text:span> and <text:bookmark text:name="MathJax-Span-1798"/><text:bookmark text:name="MathJax-Span-1797"/><text:bookmark text:name="MathJax-Span-1796"/><text:bookmark text:name="MathJax-Element-126-Frame1"/><text:span text:style-name="T52">α</text:span><text:bookmark text:name="MathJax-Span-1799"/><text:span text:style-name="T51">[</text:span><text:bookmark text:name="MathJax-Span-1800"/><text:span text:style-name="T52">η</text:span><text:bookmark text:name="MathJax-Span-1801"/><text:span text:style-name="T51">]</text:span><text:bookmark text:name="MathJax-Span-1802"/><text:span text:style-name="T51">=</text:span><text:bookmark text:name="MathJax-Span-1804"/><text:bookmark text:name="MathJax-Span-1803"/><text:span text:style-name="T52">ψ</text:span><text:bookmark text:name="MathJax-Span-1807"/><text:bookmark text:name="MathJax-Span-1806"/><text:bookmark text:name="MathJax-Span-1805"/><text:span text:style-name="T54">ν</text:span><text:bookmark text:name="MathJax-Span-1808"/><text:span text:style-name="T51">(</text:span><text:bookmark text:name="MathJax-Span-1809"/><text:span text:style-name="T52">β</text:span><text:bookmark text:name="MathJax-Span-1810"/><text:span text:style-name="T51">)</text:span><text:bookmark text:name="MathJax-Span-1811"/><text:span text:style-name="T57">⋅</text:span><text:bookmark text:name="MathJax-Span-1812"/><text:span text:style-name="T52">η</text:span> (and note: <text:bookmark text:name="MathJax-Span-1816"/><text:bookmark text:name="MathJax-Span-1815"/><text:bookmark text:name="MathJax-Span-1814"/><text:bookmark text:name="MathJax-Span-1813"/><text:bookmark text:name="MathJax-Element-127-Frame1"/><text:span text:style-name="T52">ψ</text:span><text:bookmark text:name="MathJax-Span-1817"/><text:span text:style-name="T54">ν</text:span><text:bookmark text:name="MathJax-Span-1818"/><text:span text:style-name="T51">(</text:span><text:bookmark text:name="MathJax-Span-1819"/><text:span text:style-name="T51">0</text:span><text:bookmark text:name="MathJax-Span-1820"/><text:span text:style-name="T51">)</text:span><text:bookmark text:name="MathJax-Span-1821"/><text:span text:style-name="T51">=</text:span><text:bookmark text:name="MathJax-Span-1823"/><text:bookmark text:name="MathJax-Span-1822"/><text:span text:style-name="T51">Ω</text:span><text:bookmark text:name="MathJax-Span-1824"/><text:span text:style-name="T54">ν</text:span>),</text:p>
        </text:list-item>
        <text:list-item>
          <text:p text:style-name="P182">If <text:bookmark text:name="MathJax-Span-1827"/><text:bookmark text:name="MathJax-Span-1826"/><text:bookmark text:name="MathJax-Span-1825"/><text:bookmark text:name="MathJax-Element-128-Frame1"/><text:span text:style-name="T52">α</text:span><text:bookmark text:name="MathJax-Span-1828"/><text:span text:style-name="T51">=</text:span><text:bookmark text:name="MathJax-Span-1830"/><text:bookmark text:name="MathJax-Span-1829"/><text:span text:style-name="T52">ψ</text:span><text:bookmark text:name="MathJax-Span-1833"/><text:bookmark text:name="MathJax-Span-1832"/><text:bookmark text:name="MathJax-Span-1831"/><text:span text:style-name="T54">ν</text:span><text:bookmark text:name="MathJax-Span-1834"/><text:span text:style-name="T51">(</text:span><text:bookmark text:name="MathJax-Span-1835"/><text:span text:style-name="T52">β</text:span><text:bookmark text:name="MathJax-Span-1836"/><text:span text:style-name="T51">)</text:span> and <text:bookmark text:name="MathJax-Span-1839"/><text:bookmark text:name="MathJax-Span-1838"/><text:bookmark text:name="MathJax-Span-1837"/><text:bookmark text:name="MathJax-Element-129-Frame1"/><text:span text:style-name="T51">cof</text:span><text:bookmark text:name="MathJax-Span-1840"/><text:span text:style-name="T51">(</text:span><text:bookmark text:name="MathJax-Span-1841"/><text:span text:style-name="T52">β</text:span><text:bookmark text:name="MathJax-Span-1842"/><text:span text:style-name="T51">)</text:span><text:bookmark text:name="MathJax-Span-1843"/><text:span text:style-name="T57">∈</text:span><text:bookmark text:name="MathJax-Span-1844"/><text:span text:style-name="T51">{</text:span><text:bookmark text:name="MathJax-Span-1845"/><text:span text:style-name="T52">ω</text:span><text:bookmark text:name="MathJax-Span-1846"/><text:span text:style-name="T51">}</text:span><text:bookmark text:name="MathJax-Span-1847"/><text:span text:style-name="T57">∪</text:span><text:bookmark text:name="MathJax-Span-1848"/><text:span text:style-name="T51">{</text:span><text:bookmark text:name="MathJax-Span-1850"/><text:bookmark text:name="MathJax-Span-1849"/><text:span text:style-name="T51">Ω</text:span><text:bookmark text:name="MathJax-Span-1853"/><text:bookmark text:name="MathJax-Span-1852"/><text:bookmark text:name="MathJax-Span-1851"/><text:span text:style-name="T54">μ</text:span><text:bookmark text:name="MathJax-Span-1854"/><text:span text:style-name="T53">+</text:span><text:bookmark text:name="MathJax-Span-1855"/><text:span text:style-name="T53">1</text:span><text:bookmark text:name="MathJax-Span-1858"/><text:bookmark text:name="MathJax-Span-1857"/><text:bookmark text:name="MathJax-Span-1856"/><text:span text:style-name="T58">|</text:span><text:bookmark text:name="MathJax-Span-1859"/><text:span text:style-name="T52">μ</text:span><text:bookmark text:name="MathJax-Span-1860"/><text:span text:style-name="T51">&lt;</text:span><text:bookmark text:name="MathJax-Span-1861"/><text:span text:style-name="T52">ν</text:span><text:bookmark text:name="MathJax-Span-1862"/><text:span text:style-name="T51">}</text:span> then <text:bookmark text:name="MathJax-Span-1865"/><text:bookmark text:name="MathJax-Span-1864"/><text:bookmark text:name="MathJax-Span-1863"/><text:bookmark text:name="MathJax-Element-130-Frame1"/><text:span text:style-name="T51">cof</text:span><text:bookmark text:name="MathJax-Span-1866"/><text:span text:style-name="T51">(</text:span><text:bookmark text:name="MathJax-Span-1867"/><text:span text:style-name="T52">α</text:span><text:bookmark text:name="MathJax-Span-1868"/><text:span text:style-name="T51">)</text:span><text:bookmark text:name="MathJax-Span-1869"/><text:span text:style-name="T51">=</text:span><text:bookmark text:name="MathJax-Span-1870"/><text:span text:style-name="T51">cof</text:span><text:bookmark text:name="MathJax-Span-1871"/><text:span text:style-name="T51">(</text:span><text:bookmark text:name="MathJax-Span-1872"/><text:span text:style-name="T52">β</text:span><text:bookmark text:name="MathJax-Span-1873"/><text:span text:style-name="T51">)</text:span> and <text:bookmark text:name="MathJax-Span-1876"/><text:bookmark text:name="MathJax-Span-1875"/><text:bookmark text:name="MathJax-Span-1874"/><text:bookmark text:name="MathJax-Element-131-Frame1"/><text:span text:style-name="T52">α</text:span><text:bookmark text:name="MathJax-Span-1877"/><text:span text:style-name="T51">[</text:span><text:bookmark text:name="MathJax-Span-1878"/><text:span text:style-name="T52">η</text:span><text:bookmark text:name="MathJax-Span-1879"/><text:span text:style-name="T51">]</text:span><text:bookmark text:name="MathJax-Span-1880"/><text:span text:style-name="T51">=</text:span><text:bookmark text:name="MathJax-Span-1882"/><text:bookmark text:name="MathJax-Span-1881"/><text:span text:style-name="T52">ψ</text:span><text:bookmark text:name="MathJax-Span-1885"/><text:bookmark text:name="MathJax-Span-1884"/><text:bookmark text:name="MathJax-Span-1883"/><text:span text:style-name="T54">ν</text:span><text:bookmark text:name="MathJax-Span-1886"/><text:span text:style-name="T51">(</text:span><text:bookmark text:name="MathJax-Span-1887"/><text:span text:style-name="T52">β</text:span><text:bookmark text:name="MathJax-Span-1888"/><text:span text:style-name="T51">[</text:span><text:bookmark text:name="MathJax-Span-1889"/><text:span text:style-name="T52">η</text:span><text:bookmark text:name="MathJax-Span-1890"/><text:span text:style-name="T51">]</text:span><text:bookmark text:name="MathJax-Span-1891"/><text:span text:style-name="T51">)</text:span>,</text:p>
        </text:list-item>
        <text:list-item>
          <text:p text:style-name="P184">If <text:bookmark text:name="MathJax-Span-1894"/><text:bookmark text:name="MathJax-Span-1893"/><text:bookmark text:name="MathJax-Span-1892"/><text:bookmark text:name="MathJax-Element-132-Frame1"/><text:span text:style-name="T52">α</text:span><text:bookmark text:name="MathJax-Span-1895"/><text:span text:style-name="T51">=</text:span><text:bookmark text:name="MathJax-Span-1897"/><text:bookmark text:name="MathJax-Span-1896"/><text:span text:style-name="T52">ψ</text:span><text:bookmark text:name="MathJax-Span-1900"/><text:bookmark text:name="MathJax-Span-1899"/><text:bookmark text:name="MathJax-Span-1898"/><text:span text:style-name="T54">ν</text:span><text:bookmark text:name="MathJax-Span-1901"/><text:span text:style-name="T51">(</text:span><text:bookmark text:name="MathJax-Span-1902"/><text:span text:style-name="T52">β</text:span><text:bookmark text:name="MathJax-Span-1903"/><text:span text:style-name="T51">)</text:span> and <text:bookmark text:name="MathJax-Span-1906"/><text:bookmark text:name="MathJax-Span-1905"/><text:bookmark text:name="MathJax-Span-1904"/><text:bookmark text:name="MathJax-Element-133-Frame1"/><text:span text:style-name="T51">cof</text:span><text:bookmark text:name="MathJax-Span-1907"/><text:span text:style-name="T51">(</text:span><text:bookmark text:name="MathJax-Span-1908"/><text:span text:style-name="T52">β</text:span><text:bookmark text:name="MathJax-Span-1909"/><text:span text:style-name="T51">)</text:span><text:bookmark text:name="MathJax-Span-1910"/><text:span text:style-name="T57">∈</text:span><text:bookmark text:name="MathJax-Span-1911"/><text:span text:style-name="T51">{</text:span><text:bookmark text:name="MathJax-Span-1913"/><text:bookmark text:name="MathJax-Span-1912"/><text:span text:style-name="T51">Ω</text:span><text:bookmark text:name="MathJax-Span-1916"/><text:bookmark text:name="MathJax-Span-1915"/><text:bookmark text:name="MathJax-Span-1914"/><text:span text:style-name="T54">μ</text:span><text:bookmark text:name="MathJax-Span-1917"/><text:span text:style-name="T53">+</text:span><text:bookmark text:name="MathJax-Span-1918"/><text:span text:style-name="T53">1</text:span><text:bookmark text:name="MathJax-Span-1921"/><text:bookmark text:name="MathJax-Span-1920"/><text:bookmark text:name="MathJax-Span-1919"/><text:span text:style-name="T58">|</text:span><text:bookmark text:name="MathJax-Span-1922"/><text:span text:style-name="T52">μ</text:span><text:bookmark text:name="MathJax-Span-1923"/><text:span text:style-name="T57">≥</text:span><text:bookmark text:name="MathJax-Span-1924"/><text:span text:style-name="T52">ν</text:span><text:bookmark text:name="MathJax-Span-1925"/><text:span text:style-name="T51">}</text:span> then <text:bookmark text:name="MathJax-Span-1928"/><text:bookmark text:name="MathJax-Span-1927"/><text:bookmark text:name="MathJax-Span-1926"/><text:bookmark text:name="MathJax-Element-134-Frame1"/><text:span text:style-name="T51">cof</text:span><text:bookmark text:name="MathJax-Span-1929"/><text:span text:style-name="T51">(</text:span><text:bookmark text:name="MathJax-Span-1930"/><text:span text:style-name="T52">α</text:span><text:bookmark text:name="MathJax-Span-1931"/><text:span text:style-name="T51">)</text:span><text:bookmark text:name="MathJax-Span-1932"/><text:span text:style-name="T51">=</text:span><text:bookmark text:name="MathJax-Span-1933"/><text:span text:style-name="T52">ω</text:span> and <text:bookmark text:name="MathJax-Span-1936"/><text:bookmark text:name="MathJax-Span-1935"/><text:bookmark text:name="MathJax-Span-1934"/><text:bookmark text:name="MathJax-Element-135-Frame1"/><text:span text:style-name="T52">α</text:span><text:bookmark text:name="MathJax-Span-1937"/><text:span text:style-name="T51">[</text:span><text:bookmark text:name="MathJax-Span-1938"/><text:span text:style-name="T52">η</text:span><text:bookmark text:name="MathJax-Span-1939"/><text:span text:style-name="T51">]</text:span><text:bookmark text:name="MathJax-Span-1940"/><text:span text:style-name="T51">=</text:span><text:bookmark text:name="MathJax-Span-1942"/><text:bookmark text:name="MathJax-Span-1941"/><text:span text:style-name="T52">ψ</text:span><text:bookmark text:name="MathJax-Span-1945"/><text:bookmark text:name="MathJax-Span-1944"/><text:bookmark text:name="MathJax-Span-1943"/><text:span text:style-name="T54">ν</text:span><text:bookmark text:name="MathJax-Span-1946"/><text:span text:style-name="T51">(</text:span><text:bookmark text:name="MathJax-Span-1947"/><text:span text:style-name="T52">β</text:span><text:bookmark text:name="MathJax-Span-1948"/><text:span text:style-name="T51">[</text:span><text:bookmark text:name="MathJax-Span-1949"/><text:span text:style-name="T52">γ</text:span><text:bookmark text:name="MathJax-Span-1950"/><text:span text:style-name="T51">[</text:span><text:bookmark text:name="MathJax-Span-1951"/><text:span text:style-name="T52">η</text:span><text:bookmark text:name="MathJax-Span-1952"/><text:span text:style-name="T51">]</text:span><text:bookmark text:name="MathJax-Span-1953"/><text:span text:style-name="T51">]</text:span><text:bookmark text:name="MathJax-Span-1954"/><text:span text:style-name="T51">)</text:span> where </text:p>
        </text:list-item>
        <text:list-item>
          <text:p text:style-name="P184"><text:bookmark text:name="MathJax-Span-1962"/><text:bookmark text:name="MathJax-Span-1961"/><text:bookmark text:name="MathJax-Span-1960"/><text:bookmark text:name="MathJax-Span-1959"/><text:bookmark text:name="MathJax-Span-1958"/><text:bookmark text:name="MathJax-Span-1957"/><text:bookmark text:name="MathJax-Span-1956"/><text:bookmark text:name="MathJax-Span-1955"/><text:bookmark text:name="MathJax-Element-136-Frame1"/><text:span text:style-name="T59">{</text:span><text:span text:style-name="T52">γ</text:span><text:bookmark text:name="MathJax-Span-1963"/><text:span text:style-name="T51">[</text:span><text:bookmark text:name="MathJax-Span-1964"/><text:span text:style-name="T51">0</text:span><text:bookmark text:name="MathJax-Span-1965"/><text:span text:style-name="T51">]</text:span><text:bookmark text:name="MathJax-Span-1966"/><text:span text:style-name="T51">=</text:span><text:bookmark text:name="MathJax-Span-1968"/><text:bookmark text:name="MathJax-Span-1967"/><text:span text:style-name="T51">Ω</text:span><text:bookmark text:name="MathJax-Span-1969"/><text:span text:style-name="T54">μ</text:span><text:bookmark text:name="MathJax-Span-1972"/><text:bookmark text:name="MathJax-Span-1971"/><text:bookmark text:name="MathJax-Span-1970"/><text:span text:style-name="T54"> <text:s text:c="2"/></text:span><text:span text:style-name="T52">γ</text:span><text:bookmark text:name="MathJax-Span-1973"/><text:span text:style-name="T51">[</text:span><text:bookmark text:name="MathJax-Span-1974"/><text:span text:style-name="T52">η</text:span><text:bookmark text:name="MathJax-Span-1975"/><text:span text:style-name="T51">+</text:span><text:bookmark text:name="MathJax-Span-1976"/><text:span text:style-name="T51">1</text:span><text:bookmark text:name="MathJax-Span-1977"/><text:span text:style-name="T51">]</text:span><text:bookmark text:name="MathJax-Span-1978"/><text:span text:style-name="T51">=</text:span><text:bookmark text:name="MathJax-Span-1980"/><text:bookmark text:name="MathJax-Span-1979"/><text:span text:style-name="T52">ψ</text:span><text:bookmark text:name="MathJax-Span-1981"/><text:span text:style-name="T54">μ</text:span><text:bookmark text:name="MathJax-Span-1982"/><text:span text:style-name="T51">(</text:span><text:bookmark text:name="MathJax-Span-1983"/><text:span text:style-name="T52">β</text:span><text:bookmark text:name="MathJax-Span-1984"/><text:span text:style-name="T51">[</text:span><text:bookmark text:name="MathJax-Span-1985"/><text:span text:style-name="T52">γ</text:span><text:bookmark text:name="MathJax-Span-1986"/><text:span text:style-name="T51">[</text:span><text:bookmark text:name="MathJax-Span-1987"/><text:span text:style-name="T52">η</text:span><text:bookmark text:name="MathJax-Span-1988"/><text:span text:style-name="T51">]</text:span><text:bookmark text:name="MathJax-Span-1989"/><text:span text:style-name="T51">]</text:span><text:bookmark text:name="MathJax-Span-1990"/><text:span text:style-name="T51">)</text:span><text:bookmark text:name="MathJax-Span-1991"/>.</text:p>
        </text:list-item>
      </text:list>
      <text:p text:style-name="Text_20_body"/>
      <text:p text:style-name="P177"><text:a xlink:type="simple" xlink:href="http://forums.xkcd.com/viewtopic.php?f=14&amp;t=7469&amp;start=600" text:style-name="Internet_20_link" text:visited-style-name="Visited_20_Internet_20_Link">http://forums.xkcd.com/viewtopic.php?f=14&amp;t=7469&amp;start=600</text:a></text:p>
      <text:p text:style-name="P177"/>
      <text:p text:style-name="P163">Now let's add something new to ordinal collapse!<text:line-break/><text:line-break/>W(x)0 = {0,1,ω,Ω,f()}<text:line-break/>f(x) = ωx<text:line-break/>W(x) = least k not in W(x)n for natural n.<text:line-break/>Wf(x) = g(), where g() iterates the fixed points of k() for the least function k() such that sup{a, k(a), k(k(a)),...} = W(x), where a &lt; W(x) and k() is a normal function. If no such k() exists, g() is the least function greater than any function in W(x)n for all natural n.<text:line-break/>W(x)n+1 = W(x)n ∪ {a+b,a*b,f(a): a,b,f() in W(x)n} ∪ {W(y), Wf(y): y&lt;x, y in W(x)n}<text:line-break/>The big thing here is that we are now not just describing numbers, but including functions which can also describe those numbers.<text:line-break/><text:line-break/>What does that give us?<text:line-break/><text:line-break/>Well... at W(1) we gain the epsilon function. That means W(εΩ+1) is no longer our final stopping point. At W(2) we gain the zeta function, so W(ζΩ+1) is not our limit. W(Ω) gives us the gamma function. Where does it end? At W(εΩ+1+1) we get what you might as well call the Backhmann Howard function, for which BH0 = W(εΩ+1). That means we can have W(BHΩ+1) or what in other forms of collapse would require [imath]ψ(ε_{Ω_{1}+1})[/imath] to describe. But since we get that, we also get the function to describe it! That means we can call it on Ω+1 and get <text:soft-page-break/>the equivalent of [imath]ψ(ε_{Ω_{2}+1})[/imath]. The fun stops at the equivalent of ψ(Ωω).<text:line-break/><text:line-break/>Since we've already had variants of this function, we already know the next step:<text:line-break/>W(x)0 = {0,1,ω,Ω0,Ω1,f()}<text:line-break/>Now we have W(Ω1) = ψ(Ωω).<text:line-break/>So what is W(Ω12)?<text:line-break/><text:line-break/>Well, at W(Ω1) we got the function for which the first value is ψ(Ωω). Let's call that function L0() for now. So L0(0) = ψ(Ωω), and W(L0(Ω+1)) = ψ(Ωω). With that, W(Ω1+1) = ψ(ΩωΩ0), W(Ω1+2) = ψ(ΩωΩ02), and so on. This means W(Ω1+L0(Ω0+1)) =ψ(Ωω2) and [imath]W(Ω_{1}+ζ_{L_{0}(Ω_{0}+1)})[/imath] = ψ(Ωω+1). I'm fairly sure that means [imath]W(Ω_{1}+BH_{L_{0}(Ω_{0}+1)})[/imath] = [imath]ψ(ε_{Ω_{ω+1}})[/imath]. If so, then eventually we will have:<text:line-break/>[imath]W(Ω_{1}+L_{0}(L_{0}(Ω_{0}+1)))[/imath] = [imath]ψ(ε_{Ω_{ω2}})[/imath]. If L1() is the fixed points of L0() then [imath]W(Ω_{1}+L_{1}(Ω_{0}+1))[/imath] = [imath]ψ(ε_{Ω_{ω^{2}}})[/imath], [imath]W(Ω_{1}+L_{2}(Ω_{0}+1))[/imath] = [imath]ψ(ε_{Ω_{ω^{3}}})[/imath], and so on; with La() giving us access to [imath]ψ(ε_{Ω_{ω^{1+a}}})[/imath]. W() incorporates L1() at W(Ω1+1) and L2() at W(Ω1+2).<text:line-break/>Now, <text:span text:style-name="T127">if I've got this all right</text:span>, then W(Ω12) should be equal to ψ(a) for the least a such that a=Ωa.<text:line-break/><text:line-break/>But to be honest, I'm not totally sure, this stuff is a bit difficult to work with.</text:p>
      <text:section text:style-name="Sect1" text:name="post_content1865443">
        <text:p text:style-name="Standard">Last edited by <text:a xlink:type="simple" xlink:href="http://forums.xkcd.com/memberlist.php?mode=viewprofile&amp;u=57747" text:style-name="Internet_20_link" text:visited-style-name="Visited_20_Internet_20_Link">WarDaft</text:a> on Mon Nov 23, 2009 10:28 am UTC, edited 5 times in total. </text:p>
        <text:section text:style-name="Sect1" text:name="sig1865443">
          <text:p text:style-name="Quotations">All Shadow priest spells that deal Fire damage now appear green.</text:p>
          <text:p text:style-name="Quotations">Big freaky cereal boxes of death.</text:p>
        </text:section>
      </text:section>
      <text:p text:style-name="P177"/>
      <text:p text:style-name="Text_20_body"/>
      <text:p text:style-name="P104"><text:a xlink:type="simple" xlink:href="http://forums.xkcd.com/viewtopic.php?f=14&amp;t=7469&amp;start=640" text:style-name="Internet_20_link" text:visited-style-name="Visited_20_Internet_20_Link"><text:span text:style-name="T101">http://forums.xkcd.com/viewtopic.php?f=14&amp;t=7469&amp;start=640</text:span></text:a></text:p>
      <text:p text:style-name="P105"><text:span text:style-name="T37">Every ordinal less than the Large Veblen Ordinal can be found at some value of </text:span><text:span text:style-name="T42">[imath]ψ(Ω^{Ω^{a}b+Ω^{c}d+..+Ωn}k+Ω^{Ω^{r}s+..+Ωx}y+..+z)[/imath]</text:span><text:span text:style-name="T37">, and the Large Veblen Ordinal itself becomes usable at </text:span><text:span text:style-name="T42">[imath]ψ(Ω^{Ω^{Ω}})[/imath]</text:span><text:span text:style-name="T37">.</text:span><text:line-break/><text:line-break/><text:span text:style-name="T37">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43">Ω+1</text:span><text:span text:style-name="T37">). We have φ(0/1) = </text:span><text:span text:style-name="T42">[imath]ψ(Ω^{Ω^{Ω}})[/imath]</text:span><text:span text:style-name="T37">.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102">this</text:span><text:span text:style-name="T44"> </text:span><text:span text:style-name="T37">sequence as the number of lines reach ω is ψ(ε</text:span><text:span text:style-name="T43">Ω+1</text:span><text:span text:style-name="T37">).</text:span></text:p>
      <text:p text:style-name="P106"><text:a xlink:type="simple" xlink:href="http://forums.xkcd.com/viewtopic.php?f=14&amp;t=7469&amp;start=680" text:style-name="Internet_20_link" text:visited-style-name="Visited_20_Internet_20_Link">http://forums.xkcd.com/viewtopic.php?f=14&amp;t=7469&amp;start=680</text:a></text:p>
      <text:p text:style-name="P106"/>
      <text:p text:style-name="P95"><draw:frame draw:style-name="fr2" draw:name="Frame103" text:anchor-type="paragraph" svg:width="0.291cm" draw:z-index="111"><draw:text-box fo:min-height="0.291cm"><text:p text:style-name="Text_20_body"><text:a xlink:type="simple" xlink:href="http://forums.xkcd.com/viewtopic.php?f=14&amp;t=7469&amp;start=680#top" text:style-name="Internet_20_link" text:visited-style-name="Visited_20_Internet_20_Link"><text:span text:style-name="T107">Top</text:span></text:a></text:p></draw:text-box></draw:frame><draw:frame draw:style-name="fr3" draw:name="Frame102" text:anchor-type="paragraph" svg:width="22.754cm" draw:z-index="110"><draw:text-box fo:min-height="0.041cm"><text:section text:style-name="Sect1" text:name="post_content2030231"><text:p text:style-name="P84">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94">1</text:span> = the limit of "[ω], [0, ω], [0, 0, ω], [0, 0, 0, ω], ..."<text:line-break/>[ω, 1]<text:span text:style-name="T94">1</text:span> = the limit of "[ω]<text:span text:style-name="T94">1</text:span>, [[ω]<text:span text:style-name="T94">1</text:span>]<text:span text:style-name="T94">1</text:span>, [[[ω]<text:span text:style-name="T94">1</text:span>]<text:span text:style-name="T94">1</text:span>]<text:span text:style-name="T94">1</text:span>, [[[[ω]<text:span text:style-name="T94">1</text:span>]<text:span text:style-name="T94">1</text:span>]<text:span text:style-name="T94">1</text:span>]<text:span text:style-name="T94">1</text:span>, ..."<text:line-break/>[ω, 2]<text:span text:style-name="T94">1</text:span> = the limit of "[ω, 1]<text:span text:style-name="T94">1</text:span>, [[ω, 1]<text:span text:style-name="T94">1</text:span>, 1]<text:span text:style-name="T94">1</text:span>, [[[ω, 1]<text:span text:style-name="T94">1</text:span>, 1]<text:span text:style-name="T94">1</text:span>, 1]<text:span text:style-name="T94">1</text:span>, ..."<text:line-break/>etc.<text:line-break/><text:line-break/>[ω]<text:span text:style-name="T94">2</text:span> = the limit of "[ω]<text:span text:style-name="T94">1</text:span>, [0, ω]<text:span text:style-name="T94">1</text:span>, [0, 0, ω]<text:span text:style-name="T94">1</text:span>, [0, 0, 0, ω]<text:span text:style-name="T94">1</text:span>, ..."<text:line-break/><text:line-break/>[ω]<text:span text:style-name="T94">ω</text:span> = the limit of "[ω]<text:span text:style-name="T94">1</text:span>, [ω]<text:span text:style-name="T94">2</text:span>, [ω]<text:span text:style-name="T94">3</text:span>, ..."<text:line-break/><text:line-break/>f<text:span text:style-name="T94">O(x)</text:span>(n) = [imath]f_{[ω]_{[ω]_{..._{[ω]_ω}}}}(n)[/imath] with x layers of subscripts.<text:line-break/><text:line-break/>1.) Which of these is equal to the LVO?<text:line-break/>2.) Which of these, if any, is equal to the Bachman-Howard Ordinal?<text:line-break/>3.) What is the growth rate of f<text:span text:style-name="T94">O(ω)</text:span>(n)?</text:p><text:section text:style-name="Sect1" text:name="sig2030231"><text:p text:style-name="P158"><text:span text:style-name="Citation"><text:span text:style-name="T45">KrazyerKate wrote:</text:span></text:span><text:span text:style-name="T95">While it's probably the strangest sounding advice I will ever give, we need to stay focused on Hardcore Pornography in order to be successful.</text:span></text:p><text:p text:style-name="P83"><text:span text:style-name="T104"><text:line-break/><text:line-break/>I have a </text:span><text:a xlink:type="simple" xlink:href="http://www.greatplay.net/" text:style-name="Internet_20_link" text:visited-style-name="Visited_20_Internet_20_Link"><text:span text:style-name="T106">Blog</text:span></text:a><text:span text:style-name="T104"> and I make </text:span><text:a xlink:type="simple" xlink:href="http://www.greatplay.net/?page_id=204" text:style-name="Internet_20_link" text:visited-style-name="Visited_20_Internet_20_Link"><text:span text:style-name="T106">Games</text:span></text:a><text:span text:style-name="T104">. I also have a big multiplayer game in the works (coming soonish!).</text:span></text:p><text:p text:style-name="P83"><text:span text:style-name="T104"/></text:p><text:p text:style-name="P83"><text:span text:style-name="T104"/></text:p><text:p text:style-name="P166">I've heard of that, but it seems like it would just open up to someone writing "the largest finite number that is expressible on a chalkboard", and then someone writing "the largest finite number that is expressible on a chalkboard + 1", and then bad things happening.<text:line-break/><text:line-break/>I'm still working on developing a new system, but I guess I have a question:<text:line-break/><text:line-break/>If K(x) = ωx, and Kn(x) = Kn-1n(x),<text:line-break/>is Kω(ω) equal to [ω] or [imath]ω \uparrow^ω ω[/imath]?<text:line-break/><text:line-break/>If so, is [imath]K_{ω^2}(ω)[/imath] = [ω]1?<text:line-break/>I'd peg the LVO at about [imath]K_{ω2}(ω)[/imath]<text:line-break/><text:line-break/>Is this on the right track at all?<text:line-break/><text:line-break/>I know if I'm aiming to make a power tower of ω, the result is not larger than [imath]ω \uparrow\uparrow ω[/imath], so I'm not aiming for that anymore.</text:p><text:section text:style-name="Sect1" text:name="post_content2032703"><text:section text:style-name="Sect1" text:name="sig2032703"><text:p text:style-name="Quotations"><text:span text:style-name="Citation">KrazyerKate wrote:</text:span>While it's probably the strangest sounding advice I will ever give, we need to stay focused on Hardcore Pornography in order to be successful.</text:p><text:p text:style-name="Text_20_body"><text:line-break/><text:line-break/>I have a <text:a xlink:type="simple" xlink:href="http://www.greatplay.net/" text:style-name="Internet_20_link" text:visited-style-name="Visited_20_Internet_20_Link">Blog</text:a> and I make <text:a xlink:type="simple" xlink:href="http://www.greatplay.net/?page_id=204" text:style-name="Internet_20_link" text:visited-style-name="Visited_20_Internet_20_Link">Games</text:a>. I also have a big multiplayer game in the works (coming soonish!).</text:p></text:section></text:section><text:p text:style-name="P83"><text:span text:style-name="T104"/></text:p><text:p text:style-name="P83"><text:span text:style-name="T104"/></text:p></text:section></text:section></draw:text-box></draw:frame><text:soft-page-break/></text:p>
      <text:section text:style-name="Sect2" text:name="p2030272">
        <text:p text:style-name="P75"><draw:frame draw:style-name="fr4" draw:name="profile2030272" text:anchor-type="paragraph" svg:width="6.588cm" draw:z-index="103"><draw:text-box fo:min-height="0.041cm"><text:p text:style-name="P161"><draw:a xlink:type="simple" xlink:href="http://forums.xkcd.com/memberlist.php?mode=viewprofile&amp;u=57747"><draw:frame draw:style-name="fr8" draw:name="Image6" text:anchor-type="paragraph" svg:width="2.593cm" svg:height="2.593cm" draw:z-index="104"><draw:image xlink:href="Pictures/100000000000006000000060509EF781.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08">WarDaft</text:span></text:a></text:p><text:p text:style-name="P159"><text:span text:style-name="Strong_20_Emphasis"><text:span text:style-name="T98">Posts:</text:span></text:span><text:span text:style-name="T111"> </text:span><text:a xlink:type="simple" xlink:href="http://forums.xkcd.com/search.php?author_id=57747&amp;sr=posts" text:style-name="Internet_20_link" text:visited-style-name="Visited_20_Internet_20_Link"><text:span text:style-name="T109">1583</text:span></text:a></text:p><text:p text:style-name="P160"><text:span text:style-name="Strong_20_Emphasis"><text:span text:style-name="T98">Joined:</text:span></text:span><text:span text:style-name="T111"> Thu Jul 30, 2009 3:16 pm UTC</text:span></text:p></draw:text-box></draw:frame><draw:frame draw:style-name="fr3" draw:name="Frame104" text:anchor-type="paragraph" svg:width="22.754cm" draw:z-index="105"><draw:text-box fo:min-height="0.041cm"><text:section text:style-name="Sect1" text:name="post_content2030272"><text:h text:style-name="P162" text:outline-level="3"><text:a xlink:type="simple" xlink:href="http://forums.xkcd.com/viewtopic.php?f=14&amp;t=7469&amp;start=680#p2030272" text:style-name="Internet_20_link" text:visited-style-name="Visited_20_Internet_20_Link"><text:span text:style-name="T108">Re: My number is bigger!</text:span></text:a></text:h><text:list xml:id="list3814060025595886995" text:style-name="L2"><text:list-item><text:p text:style-name="P204"><draw:frame draw:style-name="fr5" draw:name="Frame105" text:anchor-type="char" svg:width="0.041cm" draw:z-index="106"><draw:text-box fo:min-height="0.041cm"><text:p text:style-name="Text_20_body"/></draw:text-box></draw:frame></text:p></text:list-item></text:list><text:p text:style-name="P80"><text:a xlink:type="simple" xlink:href="http://forums.xkcd.com/viewtopic.php?p=2030272#p2030272" text:style-name="Internet_20_link" text:visited-style-name="Visited_20_Internet_20_Link"><text:span text:style-name="T110">Post</text:span></text:a><text:span text:style-name="T103">by </text:span><text:a xlink:type="simple" xlink:href="http://forums.xkcd.com/memberlist.php?mode=viewprofile&amp;u=57747" text:style-name="Internet_20_link" text:visited-style-name="Visited_20_Internet_20_Link"><text:span text:style-name="Strong_20_Emphasis"><text:span text:style-name="T108">WarDaft</text:span></text:span></text:a><text:span text:style-name="T103"> » </text:span><text:span text:style-name="T105">Mon Mar 01, 2010 2:37 am UTC</text:span></text:p><text:p text:style-name="P84">[ω,1]<text:span text:style-name="T94">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94">C(0)+1</text:span>)n]<text:line-break/><text:line-break/>Note that this is roughly the amount of recursive definition it would require to reach [imath]f_{ε_{0}}(n)[/imath] using strictly finite recursive functions</text:p></text:section></draw:text-box></draw:frame></text:p>
      </text:section>
      <text:p text:style-name="P105"/>
      <text:p text:style-name="P107"><text:a xlink:type="simple" xlink:href="http://forums.xkcd.com/viewtopic.php?f=14&amp;t=7469&amp;start=720" text:style-name="Internet_20_link" text:visited-style-name="Visited_20_Internet_20_Link"/></text:p>
      <text:p text:style-name="P107"><text:a xlink:type="simple" xlink:href="http://forums.xkcd.com/viewtopic.php?f=14&amp;t=7469&amp;start=720" text:style-name="Internet_20_link" text:visited-style-name="Visited_20_Internet_20_Link"/></text:p>
      <text:p text:style-name="P107"><text:a xlink:type="simple" xlink:href="http://forums.xkcd.com/viewtopic.php?f=14&amp;t=7469&amp;start=720" text:style-name="Internet_20_link" text:visited-style-name="Visited_20_Internet_20_Link">http://forums.xkcd.com/viewtopic.php?f=14&amp;t=7469&amp;start=720</text:a></text:p>
      <text:p text:style-name="P180">(p 19)</text:p>
      <text:p text:style-name="P180">Λ() is a function that acts very similar to the Veblen function φ(), except instead of enumerating limits like ε0 and ζ0, it enumerates limits for uncountable ordinals.<text:line-break/><text:line-break/>Just like how φ(1,0) is the limit of "[imath]ω, ω^ω, ω^{ω^ω}, ω^{ω^{ω^ω}}, \cdots[/imath]", and φ(2,0) is the limit of "φ(1,0), φ(1,φ(1,0)), φ(1,φ(1,φ(1,0))), φ(1,φ(1,φ(1,φ(1,0)))), ..." (which is the same as the limit of "[imath]ε_0, ε_{ε_0}, ε_{ε_{ε_0}}, ε_{ε_{ε_{ε_0}}}, \cdots[/imath] or ζ0)"<text:line-break/><text:line-break/>Λ(1,0) is the limit of "[imath]ω, ω_ω, ω_{ω_ω}, ω_{ω_{ω_ω}}, \cdots[/imath]" and Λ(2,0) is the limit of "Λ(1,0), Λ(1,Λ(1,0)), Λ(1,Λ(1,Λ(1,0))), <text:soft-page-break/>Λ(1,Λ(1,Λ(1,Λ(1,0)))), ..."<text:line-break/><text:line-break/>But of course, just like the Veblen functions, the real fun comes in the transfinite terms.<text:line-break/><text:line-break/>Λ(1@ω) is the limit of "Λ(1,0), Λ(1,0,0), Λ(1,0,0,0), Λ(1,0,0,0,0,0), ..."<text:line-break/><text:line-break/>But now I'm going to expand it to include a Λ1(1,0) which is the limit of "Λ(1,0), Λ(1@Λ(1,0)), Λ(1@Λ(1@Λ(1,0))), Λ(1@Λ(1@Λ(1@Λ(1,0)))), ..."<text:line-break/><text:line-break/>and then Λ1(2,0) would be the limit of "Λ1(1,0), Λ1(1,Λ1(1,0)), Λ1(1,Λ1(1,Λ1(1,0))), Λ1(1,Λ1(1,Λ1(1,Λ1(1,0)))), ..."<text:line-break/><text:line-break/>and then that Λ1() would also have transfinitely many entries enumerated by a Λ2() that is the limit of "Λ1(1,0), Λ1(1@Λ1(1,0)), Λ1(1@Λ1(1@Λ1(1,0))), Λ1(1@Λ1(1@Λ1(1@Λ1(1,0)))), ..."<text:line-break/><text:line-break/>(Note that the function Λ1() is not to be confused with the ordinal Λ1, which would be notated as Λ(1,1) in the Λ() functions.)<text:line-break/><text:line-break/>But wait! There's more!<text:line-break/><text:line-break/>Λω(1,0) is the limit of "Λ(1,0), Λ1(1,0), Λ2(1,0), Λ3(1,0), Λ4(1,0), ..."<text:line-break/><text:line-break/>and then there's also stuff like Λω(1,0,0), Λω+1(1,0), Λω2(1,0), [imath]Λ_{\Gamma_ω}(1,0)[/imath], ...<text:line-break/><text:line-break/>and then I define the ordinal ℘ to be the limit of "[imath]Λ(1,0), Λ_{Λ(1,0)}(1,0), Λ_{Λ_{Λ(1,0)}(1,0)}(1,0), Λ_{Λ_{Λ_{Λ(1,0)}(1,0)}(1,0)}(1,0), \cdots[/imath]".<text:line-break/><text:line-break/>and lastly, I define θ(α) to be the collapse of α.<text:line-break/><text:line-break/>and I enter the number <text:span text:style-name="T49">fθ(℘)(4209)</text:span>.<text:line-break/><text:line-break/>Does that work?</text:p>
      <text:p text:style-name="P180"/>
      <text:p text:style-name="P180"/>
      <text:p text:style-name="P179"><text:span text:style-name="T37">M(n) is a set containing 0, 1, and every ω</text:span><text:span text:style-name="T43">α</text:span><text:span text:style-name="T44"> </text:span><text:span text:style-name="T37">from ω</text:span><text:span text:style-name="T43">0</text:span><text:span text:style-name="T44"> </text:span><text:span text:style-name="T37">to ω</text:span><text:span text:style-name="T43">1+n</text:span><text:span text:style-name="T37">.</text:span><text:line-break/><text:line-break/><text:span text:style-name="T37">and C(n, 0, 0) = M(n)</text:span><text:line-break/><text:line-break/><text:span text:style-name="T37">and C(n, k, s+1) = C(n, k, s) ∪ {a+b, ab, a</text:span><text:span text:style-name="T43">b</text:span><text:span text:style-name="T37">, L(c, d) : a, b, c&lt;n, k&lt;d ∈ C(n, k, s)}</text:span><text:line-break/><text:line-break/><text:span text:style-name="T37">and L(c, d) is the smallest ordinal not in C(c, d, s) for any natural s.</text:span><text:line-break/><text:line-break/><text:span text:style-name="T37">and X(z) is the smallest ordinal that will not be in C(z, k, s) for any k or any natural s.</text:span><text:line-break/><text:line-break/><text:span text:style-name="T37">Then:</text:span><text:line-break/><text:line-break/><text:span text:style-name="T37">[imath]L(0, ω_1^{ω_1}) = \Gamma_1[/imath]</text:span><text:line-break/><text:span text:style-name="T37">[imath]L(0, ω_1^{{ω_1}^{ω_1}})[/imath] is the Large Veblen Ordinal</text:span><text:line-break/><text:span text:style-name="T37">[imath]X(0) = L(0, ε_{ω_1+1})[/imath], which is the Bachman Howard Ordinal</text:span><text:line-break/><text:span text:style-name="T37">[imath]X(ω) = L(ω, ε_{ω_1+1})[/imath] I think is the Takeuti-Feferman-Buchholz ordinal, or [imath]ψ(ε_{ω_ω+1})[/imath].</text:span><text:line-break/><text:line-break/><text:span text:style-name="T37">...except that it should work with X(ω+1) and larger ordinals -- or at least I see no reason why it shouldn't.</text:span><text:line-break/><text:line-break/><text:span text:style-name="T37">And assuming that it does, couldn't we look for things like X(ω2), X(ω</text:span><text:span text:style-name="T43">ω</text:span><text:span text:style-name="T37">), and X(ε</text:span><text:span text:style-name="T43">0</text:span><text:span text:style-name="T37">)? Would we able to find an X(ω</text:span><text:span text:style-name="T43">1</text:span><text:span text:style-name="T37">)?</text:span><text:line-break/><text:line-break/><text:span text:style-name="T37">Would X(X(X(ω))) have any merit? X</text:span><text:span text:style-name="T43">ω</text:span><text:span text:style-name="T37">(ω)? [imath]X^{ε_0}(ω)[/imath]?</text:span><text:line-break/><text:line-break/><text:span text:style-name="T37">If Λ</text:span><text:span text:style-name="T43">0</text:span><text:span text:style-name="T44"> </text:span><text:span text:style-name="T37">was the smallest a such that a = ω</text:span><text:span text:style-name="T43">a</text:span><text:span text:style-name="T37">, would X(Λ</text:span><text:span text:style-name="T43">0</text:span><text:span text:style-name="T37">) be anything?</text:span><text:line-break/><text:line-break/><text:span text:style-name="T37">How large would </text:span><text:span text:style-name="T41">[imath]f_{X(Λ_0)}(4209)[/imath]</text:span><text:span text:style-name="T44"> </text:span><text:span text:style-name="T37">be?</text:span><text:line-break/><text:line-break/><text:span text:style-name="T37">Or </text:span><text:span text:style-name="T41">[imath]f_{X(ω)}(4209)[/imath]</text:span><text:span text:style-name="T44"> </text:span><text:span text:style-name="T37">for that matter?</text:span></text:p>
      <text:p text:style-name="P179"><text:span text:style-name="T37"/></text:p>
      <text:p text:style-name="P179"><text:span text:style-name="T37">Well, I messed that up -- but it's part of the learning process.<text:line-break/><text:line-break/>My next attempt is far more aggressive:<text:line-break/><text:line-break/>I'm defining a series of ordinals that go like this:<text:line-break/></text:span><text:soft-page-break/><text:span text:style-name="T37"><text:line-break/>ж(0) is an ordinal larger than anything you can define with ω. It's larger than ω, larger than ωω, larger than ωω, larger than Λ(0,0), larger than Λ(1@ω), larger than ℘. ж(1) is larger than all of that including ordinals defined using ж(0) as well.<text:line-break/><text:line-break/>ж(α) will be larger than any ordinal not defined with ж(α). No amount of ordinal arithmetic, subscripting or fixed point functions on ж(α) that don't make use of ж(α+1) or something larger will ever be larger than ж(α+1).<text:line-break/><text:line-break/>ж(1,0) will be larger than any amount of ж(ж(ж(ж(...(α)))...). There is no β or α less than ж(1,0) that will make жβ(α) = ж(1,0).<text:line-break/><text:line-break/>ж(1,α+1) would then be larger than any amount of ordinal arithmetic, subscripting or fixed point functions on ж(1,α) that don't make use of ж(1,α+1) or anything larger.<text:line-break/><text:line-break/>ж(α+1,0) would then be larger than any ж(ж(ж(ж(...(α,0),0),0)...),0) for any length less than ж(α+1,0).<text:line-break/><text:line-break/>ж(1,0,0) would be larger than any ж(ж(ж(...(a,0),0),0)...),0) for any length less than ж(1,0,0) and so on through, and past, ж(1@ж(0)).<text:line-break/><text:line-break/>ж(1#0) is an ordinal I define to be larger than ж(1@β) for any β less than ж(1#0).<text:line-break/><text:line-break/>ж(1#0,1) would then be larger than any amount of ordinal arithmetic, subscripting or fixed point functions, and this would continue as previously to values like ж(1#0,1,0) ж(1#0,1,0,0), ж(1#0,1@ж(1@ж(0))), etc.<text:line-break/><text:line-break/>ж(1#1) would be larger than ж(1#0,1@β) for any β less than ж(1#1).<text:line-break/><text:line-break/>I then define a function Q() such that:<text:line-break/><text:line-break/>Q(0, 0) = {0, 1, ω}<text:line-break/>Q(k, s+1) = Q(k, s) ∪ {a+b, ab, ab, ж(a), ж(a@b), ж(a#b) : a, b ∈ Q(k, s)} ∪ {βa : β0, a ∈ Q(k, s)} ∪ {ю(c) : c&lt;k ∈ Q(k, s)}<text:line-break/>ю(c) is the smallest ordinal not in Q(c, n) for any natural n.<text:line-break/><text:line-break/>This would mean that Q(1, 0) would contain ε0, and since Q(1, 1) can subscript anything that can possibly have a subscript, Q(1,1) will contain [imath]ε_{ε_0}[/imath], and Q(2,0) will contain ζ0 instead of ε1.<text:line-break/><text:line-break/>Q(1, 0) would also contain Λ0, and Q(2, 0) would contain Λ(1,0).<text:line-break/><text:line-break/>My number is then </text:span><text:span text:style-name="T40">fю(δ)(4209)</text:span><text:span text:style-name="T37"> where δ is the largest ordinal contained in Q(ж(ω#ω),4209).<text:line-break/><text:line-break/>My previous number would be smaller than fю(δ)(2) where δ is [imath]ж(0)^{ж(0)^{ж(0)}}[/imath].<text:line-break/><text:line-break/>Also, just an interesting fact for kicks -- Graham's Number is smaller than fω+3(3).<text:line-break/><text:line-break/>-<text:line-break/><text:line-break/>PS: I don't think that f3(10) is roughly equal to the Hardy "decay" of ω3 because:<text:line-break/><text:line-break/></text:span><text:span text:style-name="T40">Hardy Decay</text:span><text:span text:style-name="T37"><text:line-break/>Step 1: ω3 -&gt; ω2<text:line-break/>Step 2: ω2 -&gt; ω2<text:line-break/>Step 3: ω2 -&gt; ω+3<text:line-break/>Step 6: ω-&gt;6<text:line-break/>Step 12: 0<text:line-break/><text:line-break/></text:span><text:span text:style-name="T40">f3(10) Decay</text:span><text:span text:style-name="T37"><text:line-break/>f3(10) = f210(10) = f2(f2(f2(f2(f2(f2(f2(f2(f2(f2(10)))))))))) = f2(f2(f2(f2(f2(f2(f2(f2(f2(f110(10)))))))))) = f2(f2(f2(f2(f2(f2(f2(f2(f2(f1(f1(f1(f1(f1(f1(f1(f1(f1(f1(10)))))))))))))))))))) = f2(f2(f2(f2(f2(f2(f2(f2(f2(f1(f1(f1(f1(f1(f1(f1(f1(f1(f010(10)))))))))))))))))))) = f2(f2(f2(f2(f2(f2(f2(f2(f2(f1(f1(f1(f1(f1(f1(f1(f1(f1(f0(f0(f0(f0(f0(f0(f0(f0(f0(f0(10)))))))))))))))))))))))))))))) = f2(f2(f2(f2(f2(f2(f2(f2(f2(f1(f1(f1(f1(f1(f1(f1(f1(f1(10^^10))))))))))))))))))))) = f2(f2(f2(f2(f2(f2(f2(f2(f2(f1(f1(f1(f1(f1(f1(f1(f1(f010^^10(10^^10))))))))))))))))))))) = …</text:span></text:p>
      <text:p text:style-name="P179"><text:span text:style-name="T37"/></text:p>
      <text:p text:style-name="P181"><text:a xlink:type="simple" xlink:href="http://forums.xkcd.com/viewtopic.php?f=14&amp;t=7469&amp;start=800" text:style-name="Internet_20_link" text:visited-style-name="Visited_20_Internet_20_Link"><text:span text:style-name="T39">http://forums.xkcd.com/viewtopic.php?f=14&amp;t=7469&amp;start=800</text:span></text:a></text:p>
      <text:p text:style-name="P181"><text:span text:style-name="T39"/></text:p>
      <text:p text:style-name="P164">I notice that several posters to this thread seem familiar with Conway's arrow notation, <text:line-break/>so maybe someone here might know of a published source on locating "n-arrow chains"<text:line-break/>in an iterated-function hierarchy (e.g., Wainer or Hardy) ... <text:line-break/><text:line-break/>Consider the following three kinds of "n-arrow chain":<text:line-break/><text:line-break/>qk(x) ::= x → x → ... x → x (with k arrows) <text:line-break/>(fixed number of arrows, variable equal arguments) <text:line-break/><text:line-break/>Qk(x) ::= k → k → ... k → k (with x arrows) <text:line-break/>(fixed equal arguments, variable number of arrows)<text:line-break/><text:line-break/>D(x) ::= x → x → ... x → x (with x arrows) <text:line-break/>(= Qx(x) = qx(x), diagonalising on both the number of arrows and on the arguments)<text:line-break/><text:line-break/>I <text:span text:style-name="T127">believe</text:span> I can prove the following w.r.t. the Wainer hierachy of functions fα: <text:line-break/><text:soft-page-break/><text:line-break/>qk &lt;&lt; fω(k-1)+3<text:line-break/><text:line-break/>Qk &lt;&lt; fω2<text:line-break/><text:line-break/>where g &lt;&lt; fα means that g(x) &lt; fα(x) for all sufficiently large x. <text:line-break/><text:line-break/>But what is the least α for which <text:line-break/>D &lt;&lt; fα ????? <text:line-break/><text:line-break/>(It seems likely to me that α ≤ ωω, but I would really like to see a proof.)<text:line-break/>Does anyone here know of sources for proofs of results along these lines?</text:p>
      <text:p text:style-name="P181"><text:span text:style-name="T39"/></text:p>
      <text:p text:style-name="P181"><text:line-break/></text:p>
      <text:p text:style-name="P108"><text:a xlink:type="simple" xlink:href="http://forums.xkcd.com/viewtopic.php?f=14&amp;t=7469&amp;start=840" text:style-name="Internet_20_link" text:visited-style-name="Visited_20_Internet_20_Link">http://forums.xkcd.com/viewtopic.php?f=14&amp;t=7469&amp;start=840</text:a> p 22</text:p>
      <text:p text:style-name="P108">Okay, let’s define a monstrously large recursive ordinal! (and a large finite</text:p>
      <text:p text:style-name="P108">number)</text:p>
      <text:p text:style-name="P108">When last we left, we defined a transfinite hierarchy over Q and theta,</text:p>
      <text:p text:style-name="P108">indexed by a large ordinal xi. We want to define larger and larger powers of xi.</text:p>
      <text:p text:style-name="P108">We will write Q(a)(b) and theta0 (a) instead of Qa(b) and thetaa. Also, replace</text:p>
      <text:p text:style-name="P108">xi with theta1(0).</text:p>
      <text:p text:style-name="P108">As before, we define an inaccessible hierarchy above xi, by I(1)(0)(a1@b1,</text:p>
      <text:p text:style-name="P108">a2@b2, ... an@bn). We then define Q(1)(0) and theta0(1)(0) so that</text:p>
      <text:p text:style-name="P108">Q(1)(0)(θ 0 (1)(0) a 1 b 1 +θ 0 (1)(0) a 2 b 2 +...θ 0 (1)(0) a n b n ) = I(1)(0)(b 1 @a 1 , b 2 @a 2 , ...b n @a n ).</text:p>
      <text:p text:style-name="P108">We can then extend this by defining Q(1)(1) and theta0 (1)(1), Q(1)(alpha)</text:p>
      <text:p text:style-name="P108">and theta 0(1)(alpha) for arbitrary ordinals alpha, and then a transfinite hier-</text:p>
      <text:p text:style-name="P108">archy Q(1)(a1@b1, ... ,an@bn) and theta0(1)(a1@b1, ... ,an@bn). Next, we</text:p>
      <text:p text:style-name="P108">define a new large ordinal theta1(1) (we can take this to be the second weakly</text:p>
      <text:p text:style-name="P108">compact cardinal), to diagonlize over the transfinite hiearachy, and we define</text:p>
      <text:p text:style-name="P108">Q(1)(θ 1 (1) a 1 b 1 +θ 1 (1) a 2 b 2 +...θ 1 (1) a n b n )(c) = Q(1)(b 1 @a 1 , b 2 @a 2 , ..., b n @a n )(c)</text:p>
      <text:p text:style-name="P108">θ 0 (1)(θ 1 (1) a 1 b 1 + θ 1 (1) a 2 b 2 + ...θ 1 (1) a n b n ) = θ 0 (1)(b 1 @a 1 , b 2 @a 2 , ..., b n @a n ).</text:p>
      <text:p text:style-name="P108">Continuing the entire procedure above, we can define Q(a)(b)(c), theta0(a)(b)</text:p>
      <text:p text:style-name="P108">and theta1(a) for arbitrary ordinals a,b,c. Again, we can extend this to trans-</text:p>
      <text:p text:style-name="P108">finite hierarchies Q(a1@b1, ... ,an@bn) (b)(c), theta0(a1@b1, ... ,an@bn) (b)</text:p>
      <text:p text:style-name="P108">and theta1(a1@b1, ... ,an@bn). Now we define a large ordinal theta2(0) (let’s</text:p>
      <text:p text:style-name="P108">take this to be the smallest 1-indescribable ordinal) to index these transfinite</text:p>
      <text:p text:style-name="P108">hierarchies.</text:p>
      <text:p text:style-name="P108">Q(θ 2 (0) a 1 b 1 +θ 2 (0) a 2 b 2 +...θ 2 (0) a n b n )(c)(d) = Q(b 1 @a 1 , b 2 @a 2 , ..., b n @a n )(c)(d)</text:p>
      <text:p text:style-name="P108">θ 0 (θ 2 (0) a 1 b 1 +θ 2 (0) a 2 b 2 +...θ 2 (0) a n b n )(c) = θ 0 (b 1 @a 1 , b 2 @a 2 , ..., b n @a n )(c) θ 1 (θ 2 (0) a 1 b 1 +</text:p>
      <text:p text:style-name="P108">θ 2 (0) a 2 b 2 + ...θ 2 (0) a n b n ) = θ 1 (b 1 @a 1 , b 2 @a 2 , ..., b n @a n )</text:p>
      <text:p text:style-name="P108">So we can define our notation by</text:p>
      <text:p text:style-name="P108">C 0 (α, β) = β ∪ {0, θ 2 (0)}</text:p>
      <text:p text:style-name="P108">C n+1 (α, β) = {γ+δ, γδ, γ δ , φ(γ, δ), Q(γ, δ, #), θ 0 (γ, δ), θ 1 (γ)|γ, δ, # ∈ C n (α, β)}</text:p>
      <text:p text:style-name="P108">∪C m (γ, δ|γ, δ, m ∈ C n (α, β), m &lt; ω ∪{ψ γ (δ)|γ, δ ∈ C n (α, β), δ &lt; α, γ a regular</text:p>
      <text:p text:style-name="P108">cardinal} ∪{τ (γ,</text:p>
      <text:p text:style-name="P108">S δ)|γ, δ ∈ C n (α, β), γ &lt; α}</text:p>
      <text:p text:style-name="P108">C(α, β) = C n (α, β)</text:p>
      <text:p text:style-name="P108">ψ α (β) = min{γ : α ∈ C(β, γ) ∧ C(β, γ) ∩ α ⊆ γ}</text:p>
      <text:p text:style-name="P108">τ (α, β) = the βth ordinal γ such that γ ∈</text:p>
      <text:p text:style-name="P108">/ C(α, γ)</text:p>
      <text:p text:style-name="P108"><text:soft-page-break/>Okay, let’s keep going. theta2(0) can be extended by an inaccessible hiear-</text:p>
      <text:p text:style-name="P108">achy Q(1)(0)(0)(a) and theta0(1)(0)(0). We proceed on, extending our notations</text:p>
      <text:p text:style-name="P108">in the usual manner, defining Q(1)(a)(b)(c), theta0(1)(a)(b), and theta1(1)(a).</text:p>
      <text:p text:style-name="P108">We extend the variable a into a transfinite hierarchy, e.g. Q(1)(a1@b1, ...</text:p>
      <text:p text:style-name="P108">,an@bn)(c)(d), and then define theta2(1) (as the second smallest 1-indescribable</text:p>
      <text:p text:style-name="P108">cardinal) to index our new transfinite heirarchy. So</text:p>
      <text:p text:style-name="P108">Q(1)(θ 2 (1) a 1 b 1 +θ 2 (1) a 2 b 2 +...θ 2 (1) a n b n )(c)(d) = Q(1)(b 1 @a 1 , b 2 @a 2 , ..., b n @a n )(c)(d)</text:p>
      <text:p text:style-name="P108">θ 0 (1)(θ 2 (1) a 1 b 1 +θ 2 (1) a 2 b 2 +...θ 2 (1) a n b n )(c) = θ 0 (1)(b 1 @a 1 , b 2 @a 2 , ..., b n @a n )(c)</text:p>
      <text:p text:style-name="P108">θ 1 (1)(θ 2 (1) a 1 b 1 + θ 2 (1) a 2 b 2 + ...θ 2 (1) a n b n ) = θ 1 (1)(b 1 @a 1 , b 2 @a 2 , ..., b n @a n ).</text:p>
      <text:p text:style-name="P108">This extends upwards for all ordinals, so that we have Q(a)(b)(c)(d), theta0(a)(b)(c),</text:p>
      <text:p text:style-name="P108">theta1(a)(b), and theta2(a) defijned for all a. We extend to a transfinite hi-</text:p>
      <text:p text:style-name="P108">erarchy again, and next define a large ordinal theta3(0) (call it the smallest</text:p>
      <text:p text:style-name="P108">2-indescribable cardinal) to index over it.</text:p>
      <text:p text:style-name="P108">1I think you can see how to proceed from here. We get longer and longer</text:p>
      <text:p text:style-name="P108">functions with more and more parameters. Eventually we can define Q for</text:p>
      <text:p text:style-name="P108">an arbitrary number of parameters, and define thetan for an arbitrary natural</text:p>
      <text:p text:style-name="P108">number n and an arbitrary number of parameters.</text:p>
      <text:p text:style-name="P108">For convenience, we represent Q(a1@b1)(a2@b2)...(an)(bn) to indicate an</text:p>
      <text:p text:style-name="P108">a1 in the b1 place, an a2 in the b2 place, etc. We can then define</text:p>
      <text:p text:style-name="P108">C 0 (α, β) = β ∪ {0}</text:p>
      <text:p text:style-name="P108">C n+1 (α, β) = {γ+δ, γδ, γ δ , φ(γ, δ), Q(γ 1 @δ 1 )(γ 2 @δ 2 )...(γ m @δ m ), θ k (γ 1 @δ 1 )(γ 2 @δ 2 )...(γ m @δ m )|γ, δ, #, γ i ,</text:p>
      <text:p text:style-name="P108">C n (α, β), δ i , m, k &lt; ω} ∪C m (γ, δ|γ, δ, m ∈ C n (α, β), m &lt; ω ∪{ψ γ (δ)|γ, δ ∈</text:p>
      <text:p text:style-name="P108">C n (α, β), δ &lt; α,</text:p>
      <text:p text:style-name="P108">S γ a regular cardinal} ∪{τ (γ, δ)|γ, δ ∈ C n (α, β), γ &lt; α}</text:p>
      <text:p text:style-name="P108">C(α, β) = C n (α, β)</text:p>
      <text:p text:style-name="P108">ψ α (β) = min{γ : α ∈ C(β, γ) ∧ C(β, γ) ∩ α ⊆ γ}</text:p>
      <text:p text:style-name="P108">τ (α, β) = the βth ordinal γ such that γ ∈</text:p>
      <text:p text:style-name="P108">/ C(α, γ)</text:p>
      <text:p text:style-name="P108">Next, we want to define Q and theta for transfinite parameters. I’m having</text:p>
      <text:p text:style-name="P108">a bit of trouble with this, so I’ll continue in a later post.</text:p>
      <text:p text:style-name="P108">2</text:p>
      <text:p text:style-name="P105"/>
      <text:p text:style-name="P109"><text:a xlink:type="simple" xlink:href="http://forums.xkcd.com/viewtopic.php?f=14&amp;t=7469&amp;start=920" text:style-name="Internet_20_link" text:visited-style-name="Visited_20_Internet_20_Link">http://forums.xkcd.com/viewtopic.php?f=14&amp;t=7469&amp;start=920</text:a> p 24</text:p>
      <text:p text:style-name="P109"/>
      <text:p text:style-name="P105"><text:span text:style-name="T37">I was looking back and I realized I completely missed </text:span><text:a xlink:type="simple" xlink:href="http://forums.xkcd.com/viewtopic.php?f=14&amp;t=7469&amp;start=880#p2217276" text:style-name="Internet_20_link" text:visited-style-name="Visited_20_Internet_20_Link"><text:span text:style-name="T46">your June 30 post</text:span></text:a><text:span text:style-name="T37">.</text:span><text:line-break/><text:line-break/><text:span text:style-name="T37">So here's a redefinition:</text:span><text:line-break/><text:line-break/><text:line-break/><text:span text:style-name="T37">Define an ordinal creation function q[x]</text:span><text:line-break/><text:line-break/><text:span text:style-name="T37">q[0](3) = θ(3) = θ</text:span><text:span text:style-name="T43">3</text:span><text:line-break/><text:span text:style-name="T37">q[0](a@</text:span><text:span text:style-name="T43">c</text:span><text:span text:style-name="T37">b) = θ(a@</text:span><text:span text:style-name="T43">c</text:span><text:span text:style-name="T37">b)</text:span><text:line-break/><text:span text:style-name="T37">q[1](a@</text:span><text:span text:style-name="T43">c</text:span><text:span text:style-name="T37">b) = λ(a@</text:span><text:span text:style-name="T43">c</text:span><text:span text:style-name="T37">b)</text:span><text:line-break/><text:span text:style-name="T37">q[0](q[1]) = θ(λ) = θ(1@@1)</text:span><text:line-break/><text:span text:style-name="T37">q[0](q[0](q[1])</text:span><text:span text:style-name="T43">b</text:span><text:span text:style-name="T37">a) = q[0](a@b) = θ(a@b)</text:span><text:line-break/><text:line-break/><text:span text:style-name="T37">~</text:span><text:line-break/><text:line-break/><text:span text:style-name="T37">Define a transfinite heirarchy of transfinite heirarchies in the form of I(a@</text:span><text:span text:style-name="T43">c</text:span><text:span text:style-name="T37">b)</text:span><text:line-break/><text:line-break/><text:soft-page-break/><text:span text:style-name="T37">I(a@</text:span><text:span text:style-name="T43">0</text:span><text:span text:style-name="T37">b) = I(a@b)</text:span><text:line-break/><text:span text:style-name="T37">I(a@</text:span><text:span text:style-name="T43">3</text:span><text:span text:style-name="T37">b) = I(a@@@@b)</text:span><text:line-break/><text:line-break/><text:span text:style-name="T37">q[c] can be used to index I(a@</text:span><text:span text:style-name="T43">c</text:span><text:span text:style-name="T37">b)</text:span><text:line-break/><text:line-break/><text:span text:style-name="T37">Q(q[c]</text:span><text:span text:style-name="T43">b</text:span><text:span text:style-name="T37">a) = I(a@</text:span><text:span text:style-name="T43">c</text:span><text:span text:style-name="T37">b)</text:span><text:line-break/><text:span text:style-name="T37">Q(q[3]</text:span><text:span text:style-name="T43">b</text:span><text:span text:style-name="T37">a + q[2]</text:span><text:span text:style-name="T43">d</text:span><text:span text:style-name="T37">c) = I(a@@@@b)(d@@@c)</text:span><text:line-break/><text:line-break/><text:span text:style-name="T37">~</text:span><text:line-break/><text:line-break/><text:span text:style-name="T37">Define the collapsing function:</text:span><text:line-break/><text:line-break/><text:span text:style-name="T37">C(k, l, 0) = {a : a&lt;l} ∪ 0</text:span><text:line-break/><text:span text:style-name="T37">C(k, l, s+1) = {a+b, ab, a</text:span><text:span text:style-name="T43">b</text:span><text:span text:style-name="T37">, φ(a,b), q[a](b), Q(a), C(a,b,c), ψ(d,e), τ(d,a) : a, b, c&lt;ω, d&lt;k, e is a regular cardinal ∈ C(k, l, s)}</text:span><text:line-break/><text:span text:style-name="T37">C(k, l, ω) = { C(k, l, a) : a &lt; ω }</text:span><text:line-break/><text:line-break/><text:span text:style-name="T37">φ(y, z) is the Veblen function.</text:span><text:line-break/><text:span text:style-name="T37">ψ(y, z) = min{a : z ∈ C(y,a,ω), C(y,a,ω)∩z ⊆a}</text:span><text:line-break/><text:span text:style-name="T37">τ(y, z) is the z</text:span><text:span text:style-name="T43">th</text:span><text:span text:style-name="T44"> </text:span><text:span text:style-name="T37">ordinal a such that a ∉ C(y,a,ω)</text:span><text:line-break/><text:line-break/><text:span text:style-name="T37">~</text:span><text:line-break/><text:line-break/><text:span text:style-name="T37">Define our arbitrarily large number: C(Q(q[Γ</text:span><text:span text:style-name="T43">4</text:span><text:span text:style-name="T37">]</text:span><text:span text:style-name="T43">20</text:span><text:span text:style-name="T37">9), g</text:span><text:span text:style-name="T43">4209</text:span><text:span text:style-name="T37">, g</text:span><text:span text:style-name="T43">4209</text:span><text:span text:style-name="T37">)</text:span></text:p>
      <text:p text:style-name="P101"/>
      <text:p text:style-name="P174"><text:a xlink:type="simple" xlink:href="http://forums.xkcd.com/viewtopic.php?f=14&amp;t=7469&amp;start=1040" text:style-name="Internet_20_link" text:visited-style-name="Visited_20_Internet_20_Link">http://forums.xkcd.com/viewtopic.php?f=14&amp;t=7469&amp;start=1040</text:a></text:p>
      <text:p text:style-name="P174"/>
      <text:p text:style-name="P165">Here we go with the notation. It's a bit much to do in one go, so I will probably post it in parts and edit this post as I go.<text:line-break/><text:line-break/>Define a cardinal to be 0-weakly inaccessible if it is a regular limit cardinal.<text:line-break/>(A cardinal alpha is regular if it is not the union of fewer than alpha many smaller ordinals;<text:line-break/>a cardinal is limit if it is ωα for α limit.)<text:line-break/><text:line-break/>A cardinal is α+1-weakly inaccessible if it is an α-weakly inaccessible cardinal and a limit of α-weakly inaccessible cardinals.<text:line-break/>A cardinal is β-weakly inaccessible for β limit if it is α-weakly inaccessible for all α &lt; β.<text:line-break/><text:line-break/>A cardinal α is (1,0)-weakly inaccessible if it is α-weakly inaccessible.<text:line-break/>A cardinal α is (2,0)-weakly inaccessible if it is (1,α)-weakly inaccessible.<text:line-break/>A cardinal α is (α,0)-weakly inaccessible for α limit if it is (β,0)-weakly inaccessible for all β &lt; α.<text:line-break/><text:line-break/>A cardinal α is (1,0,0)-weakly inaccessible if it is (α,0)-weakly inaccessible.<text:line-break/>A cardinal α is (2,0,0)-weakly inaccessible if it is (1,α,0)-weakly inaccessible.<text:line-break/>A cardinal α is (α,0,0)-weakly inaccessible for α limit if it is (β,0,0)-weakly inaccessible for all β &lt; α.<text:line-break/><text:line-break/>and so on.<text:line-break/><text:line-break/>Denote (a@8,b@6,c@4,d@1) to mean (a,0,b,0,c,0,0,d), for instance. This notation allows us to go express transfinite places like (1@ω)<text:line-break/><text:line-break/>A cardinal is (1@ω)-weakly inaccessible if it is (1@n)-weakly inaccessible for all n &lt; ω.<text:line-break/>A cardinal is (2@ω)-weakly inaccessible if it is (1@ω,1@n)-weakly inaccessible for all n &lt; ω.<text:line-break/>A cardinal α is (α@ω)-weakly inaccessible for α limit if it is (β@ω)-weakly inaccessible for all β &lt; α.<text:line-break/><text:line-break/>More generally, <text:line-break/><text:line-break/>A cardinal γ is (a1@b1, a2@b2,..., an+1@1[/sub])-weakly inaccessible if it is (a1@b1, a2@b2,..., an@1[/sub])-weakly inaccessible and a limit of (a1@b1, a2@b2,..., an+1@1[/sub])-weakly inaccessible cardinals.<text:line-break/>A cardinal γ is (a1@b1, a2@b2,..., an+1@bn+1)-weakly inaccessible if it is (a1@b1, a2@b2,..., an@bn+1, γ@bn)-weakly inaccessible.<text:line-break/>A cardinal γ is (a1@b1, a2@b2,..., an+1@bn)-weakly inaccessible (with b_n limit) if it is (a1@b1, a2@b2,..., an@bn, 1@c)-weakly inaccessible for all c &lt; bn.<text:line-break/>A cardinal γ is (a1@b1, a2@b2,..., an@bn)-weakly inaccessible (with a_n limit) if it is (a1@b1, a2@b2,..., c@bn)-weakly inaccessible for c &lt; an.<text:line-break/><text:line-break/>Finally, we define I(a1@b1, a2@b2,..., an@bn,c@0) to be the c'th (a1@b1, a2@b2,..., an@bn)-weakly inaccessible cardinal.<text:line-break/><text:line-break/>Next, define M to be the least weakly Mahlo cardinal. Define a function J(c) by writing c as Ma1*b1 + Ma2*b2 + Man*bn with the ai's decreasing and bi &lt; M for all i, and letting<text:line-break/><text:line-break/>J(Ma1*b1 + Ma2*b2 + Man*bn) = I(b1@a1,b2@a2,..., bn@an).<text:line-break/><text:line-break/>We can now define an ordinal notation using J and M:<text:line-break/><text:line-break/>C(a,b,0) = b U {0,M}<text:line-break/>C(a,b,n+1) = {c+d, cd, φ(c,d), J(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Next, define I(1)(a1@b1, a2@b2,..., an@bn,c@0) to be an inaccessible hierarchy above M - that is, define I(1)(c) to be the c'th weakly inaccessible above M, and continue up the hierarchy as before.<text:line-break/><text:line-break/>Define M(1) to be the second least weakly Mahlo cardinal, and define <text:line-break/><text:line-break/><text:soft-page-break/>J(1)(M(1)a1*b1 + M(1)a2*b2 + M(1)an*bn) = I(1)(b1@a1,b2@a2,..., bn@an).<text:line-break/><text:line-break/>Similarly, define I(2), I(3),..., M(2), M(3),..., J(2), J(3), ... . Define I(ω)(a1@b1, a2@b2,..., an@bn,c@0) to be an inaccessible hierarchy above M(n) for all finite ordinals n, define M(ω) to be the ω'th smallest weakly Mahlo cardinal, and define<text:line-break/><text:line-break/>J(ω)(M(ω)a1*b1 + M(ω)a2*b2 + M(ω)an*bn) = I(ω)(b1@a1,b2@a2,..., bn@an).<text:line-break/><text:line-break/>So we see how to extend to all ordinals.<text:line-break/><text:line-break/>Our second notation system is<text:line-break/><text:line-break/>C(a,b,0) = b U {0}<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Define I(1,0)(a1@b1, a2@b2,..., an@bn,c@0) to be an inaccessible hierarchy above the least hyper-weakly Mahlo cardinal. Define M(1,0) to be the smallest weakly Mahlo cardinal above the least hyper-weakly Mahlo cardinal, and define<text:line-break/><text:line-break/>J(1,0)(M(1,0)a1*b1 + M(1,0)a2*b2 + M(1,0)an*bn) = I(1,0)(b1@a1,b2@a2,..., bn@an).<text:line-break/><text:line-break/>Continue on defining I(1,a), M(1,a), J(1,a) for ordinals a. M(1,a) will be the (1+a)'th smallest weakly Mahlo cardinal above the smallest hyper-weakly Mahlo cardinal. I(2,0) (a1@b1, a2@b2,..., an@bn,c@0) will then be an inaccessible hierarchy above the second smallest hyper-weakly Mahlo cardinal, and M(2,0) will be the smallest weakly Mahlo cardinal above that. The process continues throughout the ordinals.<text:line-break/><text:line-break/>Next, we define I(1,0,0)(a1@b1, a2@b2,..., an@bn,c@0) to be an inaccessible hierarchy above the smallest hyper-hyper-weakly Mahlo cardinal (or 2-weakly Mahlo cardinal). M(1,0,0) will be the next weakly Mahlo cardinal above that, and <text:line-break/><text:line-break/>J(1,0,0)(M(1,0,0)a1*b1 + M(1,0,0)a2*b2 + M(1,0,0)an*bn) = I(1,0,0)(b1@a1,b2@a2,..., bn@an).<text:line-break/><text:line-break/>We see how to continue this process for arbitrarily many places. I(1@ω) will be an inaccessible hierarchy above the smallest ω-weakly Mahlo cardinal, M(1@ω) will be the smallest weakly Mahlo cardinal above that, and J(1@ω) will be defined as usual.<text:line-break/><text:line-break/>We now have a transfinite hierarchy if I,M, and J; we will contract these hierarchies to exponential expressions over a larger cardinal. Define M(1)(0) to be the smallest (1,0)-weakly Mahlo cardinal, i.e. the smallest cardinal α such that α is α-weakly Mahlo. We will redefine J(c)(d) by expressing c as M(1)(0)a1*b1 + M(1)(0)a2*b2 ... + M(1)(0)an*bn, and defining<text:line-break/><text:line-break/>J(M(1)(0)a1*b1 + M(1)(0)a2*b2 ... + M(1)(0)an*bn)(d) = J(b1@a1, b2@a2, ..., bn@an)(d)<text:line-break/><text:line-break/>Similarly,<text:line-break/><text:line-break/>M(M(1)(0)a1*b1 + M(1)(0)a2*b2 ... + M(1)(0)an*bn) = M(b1@a1, b2@a2, ..., bn@an)<text:line-break/><text:line-break/>So we come to our third notation. (letting λ = M(1)(0) )<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We continue onward, building up a hierarchy J(1)(a1@b1,a2@b2, ... ,an@bn) M(1)(a1@b1,a2@b2, ... ,an@bn). We define M(2)(0) to be the second smallest (1,0)-weakly Mahlo cardinal, and define <text:line-break/><text:line-break/>J(1)(M(2)(0)a1*b1 + M(2)(0)a2*b2 ... + M(2)(0)an*bn)(d) = J(1)(b1@a1, b2@a2, ..., bn@an)(d)<text:line-break/><text:line-break/>We see how to extend J(a)(b)(c) and M(a)(b) to arbitrary ordinals a.<text:line-break/><text:line-break/>We next define a hierarchy J(1,0)(b)(c) and M(1,0)(b) above the smallest (1,1)-weakly Mahlo cardinal (a regular cardinal such that the (1,0)-weakly-Mahlo cardinals below it are stationary), and continue the process to J(a,b)(c)(d) and M(a,b)(c), J(a,b,c)(d)(e) and M(a,b,c)(d), and so on to arbitrary many places. We then define M(1)(0)(0) as the smallest (2,0)-weakly Mahlo cardinal (a cardinal alpha that is (1,alpha)-weakly Mahlo), and define<text:line-break/><text:line-break/>J(M(1)(0)(0)a1*b1 + M(1)(0)(0)a2*b2 ... + M(1)(0)(0)an*bn)(c)(d) = J(b1@a1, b2@a2, ..., bn@an)(c)(d)<text:line-break/><text:line-break/>Continuing in this fashion, we define J(a1)(a2)...(an)(b) and M(a1)(a2)...(an), and then J(a1@@b1)(a2@@b2)...(an@@bn)(c) and M(a1@@b1)(a2@@b2)...(an@@bn) (We use the @@ symbol to differentiate from the previous use of @ for lists within parentheses.). We define M((1))((0)) as the smallest (1,0,0)-weakly Mahlo cardinal (a cardinal alpha that is (alpha,0)-weakly Mahlo) and define <text:line-break/><text:line-break/>J(M((1))((0))a1*b1 + M((1))((0))a2*b2 ... + M((1))((0))an*bn)(c) = J(b1@@a1) (b2@@a2), ..., (bn@@an)(c)<text:line-break/><text:line-break/>So we arrive at our fourth notation, which is written identically to the previous notation, except that λ = M((1))((0)) and J and M have new definitions.<text:line-break/><text:line-break/>We continue the hierarchies as before, Generally speaking, say we have hierarchies J((d))((a1@b1)(a2@b2)...(an@bn))(c) and M((d))((a1@b1)(a2@b2)...(an@bn)), and define M((d+1))((0)) as the (d+1)st smallest (1,0,0)-weakly Mahlo cardinal. Define as before <text:line-break/><text:line-break/>J((d))(M((d+1))((0))a1*b1 + M((d+1))((0))a2*b2 ... + M((d+1))((0))an*bn)(c) = J((d))(b1@@a1) (b2@@a2), ..., (bn@@an)(c),<text:line-break/><text:line-break/>and continue in this fashion through all ordinals. We extend to J((1,0))((...))(c), and M((1,0))((...)), then J((a1@b1,a2@b2,...,an@bn))((...))(c) and M((a1@b1,a2@b2,...,an@bn))((...)), and eventually J((a1@@b1)(a2@@b2)...(an@@bn))((...))(c) and M((a1@@b1)(a2@@b2)...(an@@bn))((...)). We then define M((1))((0))((0)) as the smallest (2,0,0)-weakly Mahlo cardinal, and define<text:line-break/><text:line-break/>J((M((1))((0))((0))a1*b1 + M((1))((0))((0))a2*b2 ... + M((1))((0))((0))an*bn)((c))(d) = J(b1@@a1) (b2@@a2), ..., (bn@@an)((c))(d)<text:line-break/><text:line-break/>We can continue this to define J((a1@@@b1))((a2@@@b2))...((an@@@bn))(c) and M((a1@@@b1))((a2@@@b2))...((an@@@bn)) and define M(((1)))(((0))) to be the smallest (1,0,0,0)-weakly Mahlo cardinal (the smallest cardinal alpha such that alpha is (alpha,0,0)-weakly Mahlo). Then define<text:line-break/><text:line-break/>J((M(((1)))(((0)))a1*b1 + M(((1)))(((0)))a2*b2 ... + M(((1)))(((0)))an*bn)(d) = J((b1@@@a1)) ((b2@@@a2)) ... ((bn@@@an))(d).<text:line-break/><text:soft-page-break/><text:line-break/>Similarly, we can extend this to J(((a1@@@@b1)))(((a2@@@@b2)))...(((an@@@@bn)))(c) and M(((a1@@@@b1)))(((a2@@@@b2)))...(((an@@@@bn))), and define M((((1))))((((0)))), etc. <text:line-break/><text:line-break/>We thus can define up to arbitrary numbers of parentheses and @ symbols. To extend to the transfinite, we use @k to mean k many @'s, for possibly infinite k. A typical example under the new notation is J(A1,A2,...,An) where Ai is of the form a @b1 c1 @ b2 c2 ... @bm cm, with c1 &lt; c2 &lt; ... &lt; cm.<text:line-break/><text:line-break/>We make one final extension. Letting λ be the smallest weakly compact cardinal, we associate to each A_i = a @b1 c1 @ b2 c2 ... @bm cm the ordinal <text:line-break/><text:line-break/>[imath]o(A_i) = \lambda^{\lambda^{b_m} c_m + \lambda^{b_{m-1}} c_{m-1} + ... + \lambda^{b_1} c_1} a[/imath]<text:line-break/><text:line-break/>and redefine J(o(A1) + o(A2 + ... o(An)) = J(A1,A2,...,An)<text:line-break/><text:line-break/>Our final notation is still<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and we choose as our large finite number m(λ,42,42).</text:p>
      <text:section text:style-name="Sect1" text:name="post_content2585190">
        <text:p text:style-name="Standard">Last edited by <text:a xlink:type="simple" xlink:href="http://forums.xkcd.com/memberlist.php?mode=viewprofile&amp;u=46054" text:style-name="Internet_20_link" text:visited-style-name="Visited_20_Internet_20_Link">Deedlit</text:a> on Fri Aug 19, 2011 7:22 am UTC, edited 3 times in total. </text:p>
      </text:section>
      <text:p text:style-name="P174"/>
      <text:p text:style-name="P176"><text:a xlink:type="simple" xlink:href="http://forums.xkcd.com/viewtopic.php?f=14&amp;t=7469&amp;start=1120" text:style-name="Internet_20_link" text:visited-style-name="Visited_20_Internet_20_Link">http://forums.xkcd.com/viewtopic.php?f=14&amp;t=7469&amp;start=1120</text:a></text:p>
      <text:p text:style-name="P175"/>
      <text:p text:style-name="P174">Hmm, it's easier to just say what he did than search through this gigantic thread. <text:line-break/><text:line-break/>Define F1(x) = x+1. For i &gt;= 2, define Fi by<text:line-break/><text:line-break/>Fi fi-1 fi-2 ... f1(x) = fi-1x fi-2 ... f1(x)<text:line-break/><text:line-break/>for arbitrary functionals fj of type j, 1 &lt;= j &lt;= i-1. Itaibn takes his number to be<text:line-break/><text:line-break/>F67 F66 ... F1 (67).<text:line-break/><text:line-break/>I don't see how to extend to infinite types without having your numbers go infinite. However, you can extend to infinite types when we define functions on <text:span text:style-name="T127">ordinals</text:span>.<text:line-break/><text:line-break/>Harold Simmons in "A comparison of two systems of ordinal notations" defines the following construction for functionals on ordinals:<text:line-break/><text:line-break/>Let Fix be the type 2 functional defined by<text:line-break/><text:line-break/>Fix f (x) = fomega(x+1) (i.e. the limit as n goes to infinity of fn (x+1) )<text:line-break/><text:line-break/>Letting o(x) = omegax, define<text:line-break/><text:line-break/>Next (x) = Fix o (x)<text:line-break/><text:line-break/>For arbitrary functionals fi of type i with 1 &lt;= i &lt;= n+1, define<text:line-break/><text:line-break/>g(x) = fn+1x fn ... f1 (0)<text:line-break/><text:line-break/>and define [n] as an n+2 type functional by<text:line-break/><text:line-break/>[n] fn+1 fn ... f1 (x) = Fix g (x).<text:line-break/><text:line-break/>Then the limit as n goes to infinity of [n] [n-1] ... [0] Next (0) is the Bachmann-Howard ordinal.<text:line-break/><text:line-break/>---------------------------------<text:line-break/><text:line-break/>Extending to infinite types is tricky - we can define a functional of type alpha as a function from the product of functionals of all types &lt; alpha to ordinals. The problem is, if we are to extend Simmons' construction, is how are we going to define the functionals at limit ordinals? I'll have to think about it.</text:p>
      <text:p text:style-name="P174"/>
      <text:p text:style-name="P101"/>
      <text:p text:style-name="P102">w^a = [suc→H,0→suc] a 0</text:p>
      <text:p text:style-name="P102">epsilon₀ = R1 H suc 0 = H &lt;H&gt; I suc 0</text:p>
      <text:p text:style-name="P102">w^epsilon₀ = R1 H H suc 0 = R1 H suc 0</text:p>
      <text:p text:style-name="P102">point fixe suivant : </text:p>
      <text:p text:style-name="P102">lim epsilon₀+1, w^(epsilon_0+1), w^w^(epsilon_0+1), …</text:p>
      <text:p text:style-name="P102">w^(epsilon₀+1) = w^epsilon₀ * w = <text:s/>epsilon₀ * w </text:p>
      <text:p text:style-name="P102"><text:s/>= [suc→H,0→suc] (suc (R1 H suc 0)) 0 = H (R1 H H suc) 0 = H (R1 H suc) 0</text:p>
      <text:p text:style-name="P102"><text:soft-page-break/>w^w^(epsilon_0+1) = epsilon₀^w</text:p>
      <text:p text:style-name="P102"><text:s/>= H (R1 H H) suc 0 = H (R1 H) suc 0</text:p>
      <text:p text:style-name="P102">w^w^w^(epsilon_0+1) </text:p>
      <text:p text:style-name="P102"><text:s/>= H (R1 H) H suc 0</text:p>
      <text:p text:style-name="P102">w^w^w^(epsilon_0+1) </text:p>
      <text:p text:style-name="P102"><text:s/>= H (R1 H) H H suc 0</text:p>
      <text:p text:style-name="P102">epsilon₁ = w^...^w^(epsilon_0+1) = H &lt;H&gt; (H (R1 H)) suc 0 = H &lt;H&gt; (H (H &lt;H&gt; I)) suc 0</text:p>
      <text:p text:style-name="P102"/>
      <text:p text:style-name="P102">epsilon₀ = R1 H suc 0</text:p>
      <text:p text:style-name="P102">epsilon₀ * 2 = R1 H suc (R1 H suc 0)</text:p>
      <text:p text:style-name="P102">epsilon₀ * w = H (R1 H suc) 0</text:p>
      <text:p text:style-name="P102">epsilon₀ ² = R1 H (R1 H suc) 0</text:p>
      <text:p text:style-name="P102">epsilon₀ ^ w = H (R1 H) suc 0</text:p>
      <text:p text:style-name="P102">epsilon₀ ^ epsilon₀ = R1 H (R1 H) suc 0</text:p>
      <text:p text:style-name="P102">epsilon1 = epsilon0 ^ … ^ epsilon₀ = R1 (R1 H) suc 0 = H &lt;H &lt;H&gt; I&gt; suc 0</text:p>
      <text:p text:style-name="P102"/>
      <text:p text:style-name="P102">fonction<text:tab/><text:tab/>plus petit point fixe</text:p>
      <text:p text:style-name="P102">a → 1+a<text:tab/><text:tab/>w</text:p>
      <text:p text:style-name="P102">a → w+A<text:tab/><text:tab/>w²</text:p>
      <text:p text:style-name="P102">a → w+A<text:tab/><text:tab/>w^w</text:p>
      <text:p text:style-name="P102">a → w^a <text:tab/><text:tab/>epsilon₀</text:p>
      <text:p text:style-name="P102">a→epsilon_a=phi(1,a)<text:tab/>zeta₀ = phi(2,0)</text:p>
      <text:p text:style-name="P102">a→zeta_a=phi(2,a)<text:tab/>eta₀ = phi(3,0)</text:p>
      <text:p text:style-name="P102">a → phi(b,a)<text:tab/><text:tab/>phi(b+1,0)</text:p>
      <text:p text:style-name="P102">a → phi(a,0)<text:tab/><text:tab/>phi(1,0,0)</text:p>
      <text:p text:style-name="P102"/>
      <text:p text:style-name="P102">Phi f = énumération points fixes de f</text:p>
      <text:p text:style-name="P102">Phi [1+*] = [w+*]</text:p>
      <text:p text:style-name="P102">Phi [w+*] = [w² + *] = Phi² [1 + *]</text:p>
      <text:p text:style-name="P102">Phi [w.*] = [w^w.(1+*)]</text:p>
      <text:p text:style-name="P103">Phi [w^*] = [epsilon_*]</text:p>
      <text:p text:style-name="P103">Phi [phi(a,*)] = [Phi(a+1,*)]</text:p>
      <text:p text:style-name="P103">Phi [phi(*,0)] = [phi(1,0,*)]</text:p>
      <text:p text:style-name="P103"/>
      <text:p text:style-name="P168">Simmons</text:p>
      <text:p text:style-name="P168">Fix f z = f^w (z+1) = H f (suc z)</text:p>
      <text:p text:style-name="P168">Next = Fix [w^*]</text:p>
      <text:p text:style-name="P168">Next 0 = epsilon₀ </text:p>
      <text:p text:style-name="P168">Next^(1+a) 0 = epsilon_a</text:p>
      <text:p text:style-name="P168">[0] h = Fix [h^* 0]</text:p>
      <text:p text:style-name="P168">[0] Next 0 = Fix [Next^* 0] 0</text:p>
      <text:p text:style-name="P168">= lim </text:p>
      <text:p text:style-name="P168"><text:tab/>1</text:p>
      <text:p text:style-name="P168"><text:tab/>Next 0 = epsilon₀</text:p>
      <text:p text:style-name="P168"><text:tab/>Next^epsilon₀ 0 = epsilon_epsilon₀ </text:p>
      <text:p text:style-name="P168"><text:tab/>…</text:p>
      <text:p text:style-name="P168">= epsilon_..._epsilon₀</text:p>
      <text:p text:style-name="P168">= zeta₀</text:p>
      <text:p text:style-name="P169">[0]² Next 0 = [0] ([0] Next) 0 = Fix ([0] Next)^* 0] 0</text:p>
      <text:p text:style-name="P169">= lim </text:p>
      <text:p text:style-name="P169"><text:tab/>1</text:p>
      <text:p text:style-name="P169"><text:tab/>[0] Next 0 = zeta₀ </text:p>
      <text:p text:style-name="P169"><text:soft-page-break/><text:tab/>([0] Next)^zeta₀ 0 = zeta_zeta₀</text:p>
      <text:p text:style-name="P169">= zeta_..._zeta₀ = eta₀ = phi(3,0)</text:p>
      <text:p text:style-name="P169">[0]^a Next 0 = phi(1+a,0)</text:p>
      <text:p text:style-name="P169">[1] [0] Next 0 = Fix [[0]^* Next 0] 0</text:p>
      <text:p text:style-name="P169">= lim</text:p>
      <text:p text:style-name="P169"><text:tab/>1 = phi(0,0)</text:p>
      <text:p text:style-name="P169"><text:tab/>[0] Next 0 = zeta₀ = phi(2,0)</text:p>
      <text:p text:style-name="P169"><text:tab/>[0]^zeta₀ Next 0 = phi(phi(2,0),0)</text:p>
      <text:p text:style-name="P169"><text:tab/>… = phi(phi(phi(2,0),0),0)</text:p>
      <text:p text:style-name="P169">= phi(1,0,0)</text:p>
      <text:p text:style-name="P170">[2] [1] [0] Next 0 = Fix [[1]^* [0] Next 0] 0 <text:span text:style-name="T117">= LVO ?</text:span></text:p>
      <text:p text:style-name="P170">= lim</text:p>
      <text:p text:style-name="P170"><text:tab/>1</text:p>
      <text:p text:style-name="P170"><text:tab/>[1] [0] Next 0 = phi(1,0,0) = Gamma₀</text:p>
      <text:p text:style-name="P170"><text:tab/>[1]^Gamma₀ [0] Next 0</text:p>
      <text:p text:style-name="P170"><text:tab/><text:tab/>[1]⁰ [0] Next 0 = [0] Next 0 = zeta₀ = phi(2,0)</text:p>
      <text:p text:style-name="P170"><text:tab/><text:tab/>[1]¹ [0] Next 0 = [1] [0] Next 0 = Gamma₀ = phi(1,0,0)</text:p>
      <text:p text:style-name="P170"><text:tab/><text:tab/>[1]² [0] Next 0 = [1] ([1] [0]) Next 0 = Fix [([1] [0])^* Next 0] 0 <text:span text:style-name="T117">= SVO ?</text:span></text:p>
      <text:p text:style-name="P170"><text:tab/><text:tab/>= lim </text:p>
      <text:p text:style-name="P170"><text:tab/><text:tab/><text:tab/>1</text:p>
      <text:p text:style-name="P170"><text:tab/><text:tab/><text:tab/>[1] [0] Next 0 = Gamma₀ = phi(1,0,0)</text:p>
      <text:p text:style-name="P170"><text:tab/><text:tab/><text:tab/>([1] [0])^Gamma₀ Next 0</text:p>
      <text:p text:style-name="P170"><text:tab/><text:tab/><text:tab/><text:tab/>([1] [0])^a Next 0 = ?</text:p>
      <text:p text:style-name="P170"><text:tab/><text:tab/><text:tab/><text:tab/><text:span text:style-name="T112">([1] [0])⁰ Next 0 = Next 0 = epsilon₀ = phi(1,0)</text:span></text:p>
      <text:p text:style-name="P170"><text:tab/><text:tab/><text:tab/><text:tab/><text:span text:style-name="T112">([1] [0])¹ Next 0 = [1] [0] Next 0 = zeta₀ = phi(2,0)</text:span></text:p>
      <text:p text:style-name="P170"><text:tab/><text:tab/><text:tab/><text:tab/><text:span text:style-name="T112">([1] [0])² Next 0 = [1] [0] ([1] [0] Next) 0 = Fix [[0]^* ([1] [0] Next) 0] 0 = phi(1,2,0)</text:span></text:p>
      <text:p text:style-name="P170"><text:tab/><text:tab/><text:tab/><text:tab/><text:span text:style-name="T117">([1] [0])^(1+a) Next 0 = phi(a,2,0) ?</text:span></text:p>
      <text:p text:style-name="P170"><text:tab/><text:tab/><text:tab/><text:tab/><text:span text:style-name="T113">= lim</text:span></text:p>
      <text:p text:style-name="P170"><text:tab/><text:tab/><text:tab/><text:tab/><text:tab/><text:span text:style-name="T113">1</text:span></text:p>
      <text:p text:style-name="P170"><text:tab/><text:tab/><text:tab/><text:tab/><text:tab/><text:span text:style-name="T113">[0] ([1] [0] Next) 0 = Fix [([1] [0] Next)^* 0] 0</text:span></text:p>
      <text:p text:style-name="P170"><text:tab/><text:tab/><text:tab/><text:tab/><text:tab/><text:span text:style-name="T113">= lim</text:span></text:p>
      <text:p text:style-name="P170"><text:tab/><text:tab/><text:tab/><text:tab/><text:tab/><text:tab/><text:span text:style-name="T113">1</text:span></text:p>
      <text:p text:style-name="P170"><text:tab/><text:tab/><text:tab/><text:tab/><text:tab/><text:tab/><text:span text:style-name="T113">[1] [0] Next 0 = Gamma₀ = phi(1,0,0)</text:span></text:p>
      <text:p text:style-name="P170"><text:tab/><text:tab/><text:tab/><text:tab/><text:tab/><text:tab/><text:span text:style-name="T113">([1] [0] Next)^Gamma₀ 0 = phi(1,0,Gamma₀)</text:span></text:p>
      <text:p text:style-name="P170"><text:tab/><text:tab/><text:tab/><text:tab/><text:tab/><text:tab/><text:span text:style-name="T113">phi(1,0,phi(1,0,Gamma₀))</text:span></text:p>
      <text:p text:style-name="P170"><text:tab/><text:tab/><text:tab/><text:tab/><text:tab/><text:tab/>…</text:p>
      <text:p text:style-name="P170"><text:tab/><text:tab/><text:tab/><text:tab/><text:tab/><text:span text:style-name="T113">= phi(1,1,0)</text:span></text:p>
      <text:p text:style-name="P170"><text:tab/><text:tab/><text:tab/><text:tab/><text:tab/><text:span text:style-name="T114">[0]^phi(1,1,0) ([1] [0] Next) 0 = phi(1,1,phi(1,1,a))</text:span></text:p>
      <text:p text:style-name="P170"><text:tab/><text:tab/><text:tab/><text:tab/><text:span text:style-name="T116">= phi(1,2,0)</text:span></text:p>
      <text:p text:style-name="P170"><text:tab/><text:tab/><text:tab/><text:span text:style-name="T117">([1] [0])^Gamma₀ Next 0 = phi(phi(1,0,0),2,0) ?</text:span></text:p>
      <text:p text:style-name="P170"><text:tab/><text:tab/><text:span text:style-name="T117">= SVO ?</text:span></text:p>
      <text:p text:style-name="P170"/>
      <text:p text:style-name="P170"/>
      <text:p text:style-name="P170"><text:tab/><text:tab/><text:tab/><text:tab/><text:tab/><text:span text:style-name="T115">[0]^a ([1] [0] Next) 0 = ?</text:span></text:p>
      <text:p text:style-name="P170"><text:tab/><text:tab/><text:tab/><text:tab/><text:tab/><text:span text:style-name="T115">[0]⁰ ([1] [0] Next) 0 = [1] [0] Next 0 = Gamma₀ = phi(1,0,0)</text:span></text:p>
      <text:p text:style-name="P170"><text:tab/><text:tab/><text:tab/><text:tab/><text:tab/><text:span text:style-name="T115">[0]¹ ([1] [0] Next) 0 = [0] ([1] [0] Next) 0 = phi(1,1,0)</text:span></text:p>
      <text:p text:style-name="P170"><text:tab/><text:tab/><text:tab/><text:tab/><text:tab/><text:span text:style-name="T115">[0]² ([1] [0] Next) 0 = [0] ([0] ([1] [0] Next)) 0 = Fix [([0] ([1] [0] Next))^* 0] 0</text:span></text:p>
      <text:p text:style-name="P170"><text:tab/><text:tab/><text:tab/><text:tab/><text:tab/><text:span text:style-name="T115">= lim </text:span></text:p>
      <text:p text:style-name="P170"><text:tab/><text:tab/><text:tab/><text:tab/><text:tab/><text:tab/><text:span text:style-name="T115">1</text:span></text:p>
      <text:p text:style-name="P170"><text:tab/><text:tab/><text:tab/><text:tab/><text:tab/><text:tab/><text:span text:style-name="T115">[0] ([1] [0] Next) 0 = phi(1,1,0)</text:span></text:p>
      <text:p text:style-name="P170"><text:tab/><text:tab/><text:tab/><text:tab/><text:tab/><text:tab/><text:span text:style-name="T115">([0] ([1] [0] Next))^phi(1,1,0) 0</text:span></text:p>
      <text:p text:style-name="P170"><text:tab/><text:tab/><text:tab/><text:tab/><text:tab/><text:tab/><text:span text:style-name="T116">([0] ([1] [0] Next))^a 0 = ?</text:span></text:p>
      <text:p text:style-name="P170"><text:soft-page-break/><text:tab/><text:tab/><text:tab/><text:tab/><text:tab/><text:tab/><text:span text:style-name="T116">([0] ([1] [0] Next))⁰ 0 = 0</text:span></text:p>
      <text:p text:style-name="P170"><text:tab/><text:tab/><text:tab/><text:tab/><text:tab/><text:tab/><text:span text:style-name="T116">[0] ([1] [0] Next) 0 = phi(1,1,0)</text:span></text:p>
      <text:p text:style-name="P170"><text:tab/><text:tab/><text:tab/><text:tab/><text:tab/><text:tab/><text:span text:style-name="T116">[0] ([1] [0] Next) ([0] ([1] [0] Next) 0) = [0] ([1] [0] Next) phi(1,1,0)</text:span></text:p>
      <text:p text:style-name="P170"><text:tab/><text:tab/><text:tab/><text:tab/><text:tab/><text:tab/><text:tab/><text:span text:style-name="T116">= point fixe suivant = phi(1,1,1)</text:span></text:p>
      <text:p text:style-name="P170"><text:tab/><text:tab/><text:tab/><text:tab/><text:tab/><text:span text:style-name="T116">[0]^(1+a) ([1] [0] Next) 0 = phi(1,1,a)</text:span></text:p>
      <text:p text:style-name="P170"/>
      <text:p text:style-name="P170"/>
      <text:p text:style-name="P170"/>
      <text:p text:style-name="P170"/>
      <text:p text:style-name="P170"><text:tab/><text:tab/><text:tab/><text:tab/><text:tab/><text:span text:style-name="T115">[0]^a f x = ?</text:span></text:p>
      <text:p text:style-name="P170"><text:tab/><text:tab/><text:tab/><text:tab/><text:tab/><text:span text:style-name="T115">[0]⁰ f 0 = f 0</text:span></text:p>
      <text:p text:style-name="P172"><text:tab/><text:tab/><text:tab/><text:tab/><text:tab/><text:span text:style-name="T115">[0]¹ f x0 = [0] f 0 = Fix [f^* 0] 0 = lim 1, f 0, f^(f 0) 0, …</text:span></text:p>
      <text:p text:style-name="P172"><text:span text:style-name="T115"><text:s/></text:span></text:p>
      <text:p text:style-name="P171"><text:tab/><text:tab/><text:tab/><text:tab/><text:tab/><text:tab/><text:span text:style-name="T113">([1] [0] Next)^a 0 = ? → ([1] [0] Next)^(1+a) 0 = phi(1,0,a)</text:span></text:p>
      <text:p text:style-name="P170"><text:tab/><text:tab/><text:tab/><text:tab/><text:tab/><text:tab/><text:span text:style-name="T113">([1] [0] Next)⁰ 0 = 0</text:span></text:p>
      <text:p text:style-name="P170"><text:tab/><text:tab/><text:tab/><text:tab/><text:tab/><text:tab/><text:span text:style-name="T113">([1] [0] Next)¹ 0 = [1] [0] Next 0 = Gamma₀ = phi(1,0,0)</text:span></text:p>
      <text:p text:style-name="P185"><text:tab/><text:tab/><text:tab/><text:tab/><text:tab/><text:tab/><text:span text:style-name="T113">([1] [0] Next)² 0 = [1] [0] Next ([1] [0] Next 0) = [1] [0] Next Gamma₀ </text:span></text:p>
      <text:p text:style-name="P186"><text:tab/><text:tab/><text:tab/><text:tab/><text:tab/><text:tab/><text:span text:style-name="T113">= Fix [[0]* Next 0] Gamma₀ </text:span></text:p>
      <text:p text:style-name="P186"><text:tab/><text:tab/><text:tab/><text:tab/><text:tab/><text:tab/><text:span text:style-name="T113">= lim</text:span></text:p>
      <text:p text:style-name="P186"><text:tab/><text:tab/><text:tab/><text:tab/><text:tab/><text:tab/><text:tab/><text:span text:style-name="T113">Gamma₀ + 1</text:span></text:p>
      <text:p text:style-name="P186"><text:tab/><text:tab/><text:tab/><text:tab/><text:tab/><text:tab/><text:tab/><text:span text:style-name="T113">[0]^(Gamma₀+1) Next 0 = phi(Gamma₀+1,0)</text:span></text:p>
      <text:p text:style-name="P186"><text:tab/><text:tab/><text:tab/><text:tab/><text:tab/><text:tab/><text:span text:style-name="T113">= deuxième point fixe de a → phi(a,0)</text:span></text:p>
      <text:p text:style-name="P186"><text:tab/><text:tab/><text:tab/><text:tab/><text:tab/><text:tab/><text:span text:style-name="T113">[1] [0] Next = Gamma suivant</text:span></text:p>
      <text:p text:style-name="P187"><text:tab/><text:tab/><text:tab/><text:tab/><text:tab/><text:tab/><text:span text:style-name="T113">([1] [0] Next)² 0 = phi(1,0,1)</text:span></text:p>
      <text:p text:style-name="P187"><text:tab/><text:tab/><text:tab/><text:tab/><text:tab/><text:tab/><text:span text:style-name="T113">([1] [0] Next)³ 0 = [1] [0] Next ([1] [0] Next ([1] [0] Next 0)) = [1] [0] Next phi(1,0,1)</text:span></text:p>
      <text:p text:style-name="P187"><text:tab/><text:tab/><text:tab/><text:tab/><text:tab/><text:tab/><text:tab/><text:span text:style-name="T113">= phi(1,0,2)</text:span></text:p>
      <text:p text:style-name="P187"><text:tab/><text:tab/><text:tab/><text:tab/><text:tab/><text:tab/><text:span text:style-name="T113">([1] [0] Next)^(1+a) 0 = phi(1,0,a)</text:span></text:p>
      <text:p text:style-name="P187"/>
      <text:p text:style-name="P188">Fix f z = f^w (z+1) = H f (suc z)</text:p>
      <text:p text:style-name="P189"><text:span text:style-name="T118">Next = Fix [w^*]</text:span></text:p>
      <text:p text:style-name="P189"><text:span text:style-name="T118">epsilon_a = phi(1,a) = Next^(1+a) 0</text:span></text:p>
      <text:p text:style-name="P190">[0] h = Fix [h^* 0]</text:p>
      <text:p text:style-name="P190">zeta₀ = phi(2,0) = least fixed point of [epsilon_*] = Fix [epsilon_*] 0 = Fix [Next^(1+*) 0] 0 = Fix [Next^* 0] 0 = [0] Next 0</text:p>
      <text:p text:style-name="P190">Fix [Next^* 0] 0 = lim 1, Next 0 = epsilon₀, Next^epsilon₀ 0 =Next^(1+epsilon₀) 0 = epsilon_epsilon₀, … = epsilon_..._epsilon₀ = zeta₀</text:p>
      <text:p text:style-name="P190">Fix [Next^(1+*) 0] 0 = lim 1, Next² 0 = Next (Next 0) = epsilon₁, … epsilon_..._epsilon₁ = zeta₀ </text:p>
      <text:p text:style-name="P190">zeta₁ = phi(2,1) = second fixed point of [epsilon_*] = Fix [epsilon_*] (zeta₀ + 1) = Fix [Next^(1+*) 0] ([0] Next 0) = Fix [Next^* 0] ([0] Next 0)</text:p>
      <text:p text:style-name="P190"><text:s/>= [0] Next ([0] Next 0)</text:p>
      <text:p text:style-name="P190">zeta_a = phi(2,a) = ([0] Next)^(1+a) 0</text:p>
      <text:p text:style-name="P190">eta₀ = phi(3,0) = least fixed point of [zeta_*] = Fix [zeta_*] 0 = Fix [([0] Next)^(1+*) 0] 0 = Fix [([0] Next)^* 0] 0 = [0] ([0] Next) 0 = [0]² Next 0</text:p>
      <text:p text:style-name="P190">eta₁ = phi(3,1) = next fixed point = Fix [zeta_*] ([0]² Next 0) = Fix [([0] Next)^(1+*) 0] ([0]² Next 0) = Fix [([0] Next)^* 0] ([0]² Next 0)</text:p>
      <text:p text:style-name="P190"><text:s/>= [0] ([0] Next) ([0]² Next 0) = [0]² Next ([0]² Next 0) = ([0]² Next)² 0</text:p>
      <text:p text:style-name="P190">eta_a = phi(3,a) = ([0]² Next)^(1+a) 0</text:p>
      <text:p text:style-name="P191"/>
      <text:p text:style-name="P191">phi(1,a) = Next^(1+a) 0</text:p>
      <text:p text:style-name="P191">phi(2,a) = ([0] Next)^(1+a) 0</text:p>
      <text:p text:style-name="P191">phi(3,a) = ([0]² Next)^(1+a) 0</text:p>
      <text:p text:style-name="P191">phi(<text:span text:style-name="T119">1+</text:span>b,a) = ([0]^b Next)^(1+a) 0</text:p>
      <text:p text:style-name="P191"/>
      <text:p text:style-name="P192">Gamma₀ = phi(1,0,0) = least fixed point of [phi(*,0)] = least fixed point of [phi(1+*,0)] </text:p>
      <text:p text:style-name="P192"><text:s/>= Fix [phi(1+*,0)] 0</text:p>
      <text:p text:style-name="P192"><text:s/>= Fix [[0]^* Next 0] 0</text:p>
      <text:p text:style-name="P192"><text:s/>= [1] [0] Next 0</text:p>
      <text:p text:style-name="P192"><text:soft-page-break/>with [1] h g = Fix [h^* g 0]</text:p>
      <text:p text:style-name="P192">phi(1,0,1) = next fixed point = Fix [[0]^* Next 0] ([1] [0] Next 0) = [1] [0] Next ([1] [0] Next 0) = ([1] [0] Next)² 0</text:p>
      <text:p text:style-name="P192">phi(1,0,a) = ([1] [0] Next)^(1+a) 0</text:p>
      <text:p text:style-name="P192">phi(1,1,0) = least fixed point of [phi(1,0,*)] = Fix [phi(1,0,*)] 0 = Fix [([1] [0] Next)^(1+*) 0] 0 = Fix [([1] [0] Next)^* 0] 0 = [0] ([1] [0] Next) 0</text:p>
      <text:p text:style-name="P192">phi(1,1,1) = next fixed point = Fix [([1] [0] Next)^* 0] ([0] ([1] [0] Next) 0) = [0] ([1] [0] Next) ([0] ([1] [0] Next) 0) = ([0] ([1] [0] Next))² 0</text:p>
      <text:p text:style-name="P192">phi(1,1,a) = ([0] ([1] [0] Next))^(1+a) 0</text:p>
      <text:p text:style-name="P192">phi(1,2,0) = least fixed point of [phi(1,1,*)] = Fix [([0] ([1] [0] Next))^(1+*) 0] 0 = Fix [([0] ([1] [0] Next))^* 0] 0 = [0] ([0] ([1] [0] Next)) 0 </text:p>
      <text:p text:style-name="P192"><text:s/>= [0]² <text:span text:style-name="T120">([1] [0] Next) 0</text:span></text:p>
      <text:p text:style-name="P194">phi(1,2,1) = next fixed point ...</text:p>
      <text:p text:style-name="P194">phi(1,2,a) = ([0]² ([1] [0] Next))^(1+a) 0</text:p>
      <text:p text:style-name="P194"/>
      <text:p text:style-name="P193">phi(1,0,a) = ([1] [0] Next)^(1+a) 0</text:p>
      <text:p text:style-name="P193">phi(1,1,a) = ([0] ([1] [0] Next))^(1+a) 0</text:p>
      <text:p text:style-name="P194">phi(1,2,a) = ([0]² ([1] [0] Next))^(1+a) 0</text:p>
      <text:p text:style-name="P194">phi(1,b,a) = ([0]^b ([1] [0] Next))^(1+a) 0</text:p>
      <text:p text:style-name="P194"/>
      <text:p text:style-name="P194">phi(2,0,0) = least fixed point of [phi(1,*,0)] = Fix [phi(1,*,0)] 0 = Fix [[0]^* ([1] [0] Next) 0] 0 = [1] [0] ([1] [0] Next) 0) = ([1] [0])² Next 0</text:p>
      <text:p text:style-name="P194">phi(2,0,a) = (([1] [0])² Next)^(1+a) 0</text:p>
      <text:p text:style-name="P194">phi(2,1,0) = least fixed point of [phi(2,1,*)] = Fix [phi(2,1,*)] 0 = Fix [(([1] [0])² Next)^* 0] 0 = [0] (([1] [0])² Next) 0</text:p>
      <text:p text:style-name="P194">phi(2,1,a) = ([0] (([1] [0])² Next))^(1+a) 0</text:p>
      <text:p text:style-name="P194">phi(2,b,a) = ([0]^b (([1] [0])² Next))^(1+a) 0</text:p>
      <text:p text:style-name="P194">phi(c,b,a) = ([0]^b (([1] [0])^c Next))^(1+a) 0</text:p>
      <text:p text:style-name="P194"/>
      <text:p text:style-name="P195">phi(1,0,0,0) = least fixed point of [phi(*,0,0)] = Fix [phi(*,0,0)] 0 = Fix [([1] [0])^* Next 0] 0 = [1] ([1] [0]) Next 0 <text:span text:style-name="T121">= [1]² [0] Next 0</text:span></text:p>
      <text:p text:style-name="P196">phi(1,0,0,a) = ([1]² [0] <text:span text:style-name="T122">Next</text:span>)^(1+a) 0</text:p>
      <text:p text:style-name="P196">phi(1,0,1,0) = Fix [([1]² [0] <text:span text:style-name="T122">Next</text:span>)^* 0] 0 = [0] ([1]² [0]) 0</text:p>
      <text:p text:style-name="P196">phi (1,0,1,a) = ([0] ([1]² [0] <text:span text:style-name="T122">Next</text:span>))^(1+a) 0</text:p>
      <text:p text:style-name="P196">phi(1,0,b,a) = ([0]^b ([1]² [0] <text:span text:style-name="T122">Next</text:span>))^(1+a) 0</text:p>
      <text:p text:style-name="P196">phi(1,1,0,0) = Fix [phi(1,0,*,0)] 0 = Fix [[0]^* ([1]² [0] <text:span text:style-name="T122">Next</text:span>) 0] 0 = [1] [0] ([1]² [0] <text:span text:style-name="T122">Next</text:span>) 0</text:p>
      <text:p text:style-name="P196">phi(1,1,0,a) = ([1] [0] ([1]² [0] <text:span text:style-name="T122">Next</text:span>))^(1+a) 0</text:p>
      <text:p text:style-name="P196">phi(1,1,1,0) = Fix [phi(1,1,0,*)] 0 = Fix [([1] [0] ([1]² [0] <text:span text:style-name="T122">Next</text:span>))^* 0] 0 = [0] ([1] [0] ([1]² [0] <text:span text:style-name="T122">Next</text:span>)) 0</text:p>
      <text:p text:style-name="P196">phi(1,1,1,a) = ([0] ([1] [0] ([1]² [0] <text:span text:style-name="T122">next</text:span>)))^(1+a) 0</text:p>
      <text:p text:style-name="P196">phi(1,1,b,a) = ([0]^b ([1] [0] ([1]² [0] <text:span text:style-name="T122">Next</text:span>)))^(1+a) 0</text:p>
      <text:p text:style-name="P196">phi(1,2,0,0) = Fix [phi(1,1,*,0)] 0 = Fix [[0]^* ([1] [0] ([1]² [0] <text:span text:style-name="T122">next</text:span>)) 0] 0 = [1] [0] ([1] [0] ([1]² [0] <text:span text:style-name="T122">Next</text:span>)) 0 = ([1] [0])² ([1]² [0] <text:span text:style-name="T122">Next</text:span>) 0</text:p>
      <text:p text:style-name="P197"/>
      <text:p text:style-name="P197">phi(1,0,0,0) = [1]² [0] Next 0</text:p>
      <text:p text:style-name="P197">phi(1,1,0,0) = [1] [0] ([1]² [0] Next) 0</text:p>
      <text:p text:style-name="P197">phi(1,2,0,0) = ([1] [0])² ([1]² [0] Next) 0</text:p>
      <text:p text:style-name="P197">phi(1,c,0,0) = ([1] [0])^c ([1]² [0] Next) 0</text:p>
      <text:p text:style-name="P197">phi(1,c,b,a) = ([0]^b (([1] [0])^c ([1]² [0] Next)))^(1+a) 0</text:p>
      <text:p text:style-name="P197">phi(2,0,0,0) = Fix [phi(1,*,0,0)] 0 = Fix [([1] [0])^* ([1]² [0] Next) 0] 0 = [1] ([1] [0]) ([1]² [0] Next) 0 = [1]² [0] ([1]² [0] Next) 0 = ([1]² [0])² Next 0</text:p>
      <text:p text:style-name="P197">phi(d,0,0,0) = ([1]² [0])^d Next 0</text:p>
      <text:p text:style-name="P197">phi(d,c,b,a) = ([0]^b (([1] [0])^c (([1]² [0])^d Next)))^(1+a) <text:span text:style-name="T123">0 = (([1]⁰ [0])^b (([1]¹ [0])^c (([1]² [0])^d Next)))^(1+a) 0</text:span></text:p>
      <text:p text:style-name="P196"/>
      <text:p text:style-name="P198">phi(1,0) = Next 0</text:p>
      <text:p text:style-name="P198">phi(1,0,0) = [1] [0] Next 0</text:p>
      <text:p text:style-name="P198">phi(1,0,0,0) = [1]² [0] Next 0</text:p>
      <text:p text:style-name="P198">…</text:p>
      <text:p text:style-name="P198">SVO = [1]^w [0] Next 0</text:p>
      <text:p text:style-name="P198">LVO = [2] [1] [0] Next 0 <text:span text:style-name="T124">= [2...0] Next 0</text:span></text:p>
      <text:p text:style-name="P199">BHO = [w...0] Next 0</text:p>
      <text:p text:style-name="P199">[1] [w..0] Next 0 = [w+1...0] Next 0</text:p>
      <text:p text:style-name="P199"><text:soft-page-break/>Fix [[*...0] Next 0] 0</text:p>
      <text:p text:style-name="P199"/>
      <text:p text:style-name="P200">Fix f = f^w (z+1) = H f (suc z)</text:p>
      <text:p text:style-name="P200">N = Fix suc</text:p>
      <text:p text:style-name="P200">[0] h = Fix [h^* 0]</text:p>
      <text:p text:style-name="P200">[1] h g = Fix [h^* g 0]</text:p>
      <text:p text:style-name="P200">…</text:p>
      <text:p text:style-name="P200">… [3] [2] [1] [0] N 0 ?</text:p>
      <text:p text:style-name="P201">[0] N 0 = Fix [N^* 0] 0 = lim 1, N¹ 0 = w, N^w 0 = w.w = w², N^w² 0 = w.w² = w³, … = w^w </text:p>
      <text:p text:style-name="P201">[0]² N 0 = [0] ([0] N) 0 = Fix [([0] N)^* 0] 0 </text:p>
      <text:p text:style-name="P201"><text:s/>= lim </text:p>
      <text:p text:style-name="P201"><text:tab/>1</text:p>
      <text:p text:style-name="P201"><text:tab/>[0] N 0 = w^w </text:p>
      <text:p text:style-name="P201"><text:tab/>([0] N)^w^w 0 = <text:span text:style-name="T125">w^w . w^w = </text:span>(w^w)² = w^(w.2)</text:p>
      <text:p text:style-name="P201"><text:tab/>([0] N)² 0 = [0] N ([0] N 0) = w^w . 2 </text:p>
      <text:p text:style-name="P201"><text:tab/>[0] N a = Fix [N^* 0] a = lim a+1, a+1+w = a+w, a+w², … = a+w^w</text:p>
      <text:p text:style-name="P201"><text:tab/>([0] N)^a 0 = w^w . a</text:p>
      <text:p text:style-name="P201"><text:s/>= w^w²</text:p>
      <text:p text:style-name="P201">[0]^a N 0 = w^w^a</text:p>
      <text:p text:style-name="P202">[1] h g = Fix [h^* g 0]</text:p>
      <text:p text:style-name="P202">[1] [0] N a = Fix [[0]^* N 0] a</text:p>
      <text:p text:style-name="P202"><text:s/>= lim<text:tab/></text:p>
      <text:p text:style-name="P202"><text:tab/>a+1</text:p>
      <text:p text:style-name="P202"><text:tab/>[0]^(a+1) N 0 = w^w^(a+1)</text:p>
      <text:p text:style-name="P202"><text:tab/>[0]^(w^w^(a+1)) N 0 = w^w^w^w^(a+1)</text:p>
      <text:p text:style-name="P202"><text:s/>= Next a</text:p>
      <text:p text:style-name="P202">[<text:span text:style-name="T126">1</text:span>] [<text:span text:style-name="T126">0</text:span>] N = Next</text:p>
      <text:p text:style-name="P202"/>
      <text:p text:style-name="P203">([0]^b ([1] [0] N))^(1+a) = phi(1+b,a)</text:p>
      <text:p text:style-name="P203"/>
      <text:p text:style-name="P202"/>
      <text:p text:style-name="P102"/>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3">S</text:span><text:span text:style-name="T22">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2">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60">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text:soft-page-break/></text:p>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206"/>
      <text:p text:style-name="P206">Transfinite iteration of reflection principle </text:p>
      <text:p text:style-name="P206"/>
      <text:p text:style-name="P206"><text:a xlink:type="simple" xlink:href="http://www.phil.uu.nl/~jjoosten/events/SeminariCuc/Slides/SeminariCucDuque.pdf" text:style-name="Internet_20_link" text:visited-style-name="Visited_20_Internet_20_Link">http://www.phil.uu.nl/~jjoosten/events/SeminariCuc/Slides/SeminariCucDuque.pdf</text:a></text:p>
      <text:p text:style-name="P206"/>
      <text:p text:style-name="P206"/>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12T18:01:49.982418269</dc:date>
    <meta:editing-duration>P3DT7H37M13S</meta:editing-duration>
    <meta:editing-cycles>125</meta:editing-cycles>
    <meta:generator>LibreOffice/4.4.7.2$Linux_X86_64 LibreOffice_project/f3153a8b245191196a4b6b9abd1d0da16eead600</meta:generator>
    <meta:print-date>2017-12-17T20:43:08.484188621</meta:print-date>
    <meta:document-statistic meta:table-count="2" meta:image-count="6" meta:object-count="0" meta:page-count="44" meta:paragraph-count="1738" meta:word-count="21979" meta:character-count="114531" meta:non-whitespace-character-count="91849"/>
  </office:meta>
</office:document-meta>
</file>